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9mm"/>
    </style:style>
    <style:style style:name="co2" style:family="table-column">
      <style:table-column-properties fo:break-before="auto" style:column-width="9mm"/>
    </style:style>
    <style:style style:name="co3" style:family="table-column">
      <style:table-column-properties fo:break-before="auto" style:column-width="32.3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6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ext-properties style:font-name="Liberation Sans" style:font-name-asian="AR PL SungtiL GB" style:font-name-complex="FreeSans"/>
    </style:style>
  </office:automatic-styles>
  <office:body>
    <office:spreadsheet>
      <table:calculation-settings table:case-sensitive="false" table:automatic-find-labels="false">
        <table:iteration table:maximum-difference="0.0001"/>
      </table:calculation-settings>
      <table:table table:name="Sheet1" table:style-name="ta1">
        <table:table-column table:style-name="co1" table:default-cell-style-name="ce1"/>
        <table:table-column table:style-name="co2" table:number-columns-repeated="81" table:default-cell-style-name="Default"/>
        <table:table-column table:style-name="co3" table:default-cell-style-name="Default"/>
        <table:table-column table:style-name="co2" table:number-columns-repeated="24" table:default-cell-style-name="Default"/>
        <table:table-row table:style-name="ro1">
          <table:table-cell table:number-columns-repeated="107"/>
        </table:table-row>
        <table:table-row table:style-name="ro1">
          <table:table-cell table:style-name="ce2" office:value-type="string" calcext:value-type="string">
            <text:p>ciphertext</text:p>
          </table:table-cell>
          <table:table-cell office:value-type="string" calcext:value-type="string">
            <text:p>HVMTVH, DO DN BMZVO OJ CZVM AMJH TJP. RZ YDY KDXF PK NJHZ XCVOOZM V XJPKGZ JA HJIOCN VBJ VIY E RVN HZIODJIZY OCZMZ OJJ, NJ RZ VGMZVYT CVQZ V ADGZ JI CZM. CZM IVHZ DN EJYDZ VIY NCZ RJMFN VN GDVDNJI WZORZZI OCZ WMDODNC GDWMVMT VIY OCZ WMDODNC HPNZPH, MZNZVMXCDIB GDIFN WZORZZI VMOZAVXON VIY DHKZMDVG MJHVI OZSON, NJ OCVO ODZN DI RDOC OCZ DIOZGGDBZIXZ TJP CVQZ WZZI MZXZDQDIB. IJOCDIB NPBBZNON OCVO NCZ CVN WZZI DIQJGQZY DI VITOCDIB NCVYT VIY NCZ CVN CZGKZY RDOC NZQZMVG DINPMVIXZ AMVPY XVNZN. NCZ CVN VI DIOZMZNODIB WVXFBMJPIY. NCZ YDY V KCY JI CPHVI HDBMVODJI NOPYDZN, HVDIGT HVOCZHVODXVG HJYZGGDIB, OCZI HJQZY JI OJ NOPYT FIJRGZYBZ HDBMVODJI RCDXC BJO CZM DIOJ OCZ WDWGDJKCDGZ XDMXPDO. VAOZM BMVYPVODIB NCZ NKZIO NJHZ ODHZ RDOC JIZ JA OCZ GJIYJI VPXODJI CJPNZN RJMFDIB JI KMJQZIVIXZ WZAJMZ OVFDIB CZM XPMMZIO KJNDODJI RDOC OCZ GDWMVMT. OCZMZ MZVGGT DN IJOCDIB NPNKDXDJPN DI CZM WVXFBMJPIY VIY D RVN DIXGDIZY OJ RMDOZ CZM JAA VN V GZVY, WPO RCZI D BJO TJPM HZNNVBZ D YZXDYZY D RVIOZY OJ HZZO CZM. D OMDZY OJ NZO OCVO PK JIGT OJ WZ OJGY OCVO NCZ DN JPO JA XJPIOMT AJM V RCDGZ. DI XVDMJ. D RDGG NZZ TJP OCZMZ. CVMMT</text:p>
          </table:table-cell>
          <table:table-cell table:number-columns-repeated="105"/>
        </table:table-row>
        <table:table-row table:style-name="ro1">
          <table:table-cell table:style-name="ce2"/>
          <table:table-cell table:number-columns-repeated="106"/>
        </table:table-row>
        <table:table-row table:style-name="ro1">
          <table:table-cell table:style-name="ce2" office:value-type="string" calcext:value-type="string">
            <text:p>best offset</text:p>
          </table:table-cell>
          <table:table-cell table:style-name="ce3" table:formula="of:=VLOOKUP([.CE44]; [.CE16:.CF42]; 2; 0)" office:value-type="float" office:value="21" calcext:value-type="float">
            <text:p>21</text:p>
          </table:table-cell>
          <table:table-cell table:number-columns-repeated="105"/>
        </table:table-row>
        <table:table-row table:style-name="ro1">
          <table:table-cell table:style-name="ce2"/>
          <table:table-cell table:style-name="ce3"/>
          <table:table-cell table:number-columns-repeated="105"/>
        </table:table-row>
        <table:table-row table:style-name="ro1">
          <table:table-cell table:style-name="ce2" office:value-type="string" calcext:value-type="string">
            <text:p>best offset plaintext</text:p>
          </table:table-cell>
          <table:table-cell table:style-name="ce3" table:formula="of:=[.AA48]" office:value-type="string" office:string-value="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 calcext:value-type="string">
            <text:p>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text:p>
          </table:table-cell>
          <table:table-cell table:number-columns-repeated="105"/>
        </table:table-row>
        <table:table-row table:style-name="ro1">
          <table:table-cell table:style-name="ce2"/>
          <table:table-cell table:style-name="ce3"/>
          <table:table-cell table:number-columns-repeated="105"/>
        </table:table-row>
        <table:table-row table:style-name="ro1">
          <table:table-cell table:number-columns-repeated="107"/>
        </table:table-row>
        <table:table-row table:style-name="ro2">
          <table:table-cell office:value-type="string" calcext:value-type="string">
            <text:p>log of probability of letter in English</text:p>
          </table:table-cell>
          <table:table-cell office:value-type="float" office:value="-2.5478085818751" calcext:value-type="float">
            <text:p>-2.5478085818751</text:p>
          </table:table-cell>
          <table:table-cell office:value-type="float" office:value="-4.21159328903695" calcext:value-type="float">
            <text:p>-4.21159328903695</text:p>
          </table:table-cell>
          <table:table-cell office:value-type="float" office:value="-3.79520372508696" calcext:value-type="float">
            <text:p>-3.79520372508696</text:p>
          </table:table-cell>
          <table:table-cell office:value-type="float" office:value="-3.15171525377613" calcext:value-type="float">
            <text:p>-3.15171525377613</text:p>
          </table:table-cell>
          <table:table-cell office:value-type="float" office:value="-2.11196760530308" calcext:value-type="float">
            <text:p>-2.11196760530308</text:p>
          </table:table-cell>
          <table:table-cell office:value-type="float" office:value="-3.83559668031211" calcext:value-type="float">
            <text:p>-3.83559668031211</text:p>
          </table:table-cell>
          <table:table-cell office:value-type="float" office:value="-3.97417282881644" calcext:value-type="float">
            <text:p>-3.97417282881644</text:p>
          </table:table-cell>
          <table:table-cell office:value-type="float" office:value="-2.71005802889124" calcext:value-type="float">
            <text:p>-2.71005802889124</text:p>
          </table:table-cell>
          <table:table-cell office:value-type="float" office:value="-2.69982329391249" calcext:value-type="float">
            <text:p>-2.69982329391249</text:p>
          </table:table-cell>
          <table:table-cell office:value-type="float" office:value="-6.85483651280521" calcext:value-type="float">
            <text:p>-6.85483651280521</text:p>
          </table:table-cell>
          <table:table-cell office:value-type="float" office:value="-4.749296928908" calcext:value-type="float">
            <text:p>-4.749296928908</text:p>
          </table:table-cell>
          <table:table-cell office:value-type="float" office:value="-3.18535104415148" calcext:value-type="float">
            <text:p>-3.18535104415148</text:p>
          </table:table-cell>
          <table:table-cell office:value-type="float" office:value="-3.59384932773747" calcext:value-type="float">
            <text:p>-3.59384932773747</text:p>
          </table:table-cell>
          <table:table-cell office:value-type="float" office:value="-2.70409058150498" calcext:value-type="float">
            <text:p>-2.70409058150498</text:p>
          </table:table-cell>
          <table:table-cell office:value-type="float" office:value="-2.51945581397074" calcext:value-type="float">
            <text:p>-2.51945581397074</text:p>
          </table:table-cell>
          <table:table-cell office:value-type="float" office:value="-4.13281257472412" calcext:value-type="float">
            <text:p>-4.13281257472412</text:p>
          </table:table-cell>
          <table:table-cell office:value-type="float" office:value="-7.03782597089605" calcext:value-type="float">
            <text:p>-7.03782597089605</text:p>
          </table:table-cell>
          <table:table-cell office:value-type="float" office:value="-2.82033807555745" calcext:value-type="float">
            <text:p>-2.82033807555745</text:p>
          </table:table-cell>
          <table:table-cell office:value-type="float" office:value="-2.73968067784683" calcext:value-type="float">
            <text:p>-2.73968067784683</text:p>
          </table:table-cell>
          <table:table-cell office:value-type="float" office:value="-2.4141348481169" calcext:value-type="float">
            <text:p>-2.4141348481169</text:p>
          </table:table-cell>
          <table:table-cell office:value-type="float" office:value="-3.49464028519482" calcext:value-type="float">
            <text:p>-3.49464028519482</text:p>
          </table:table-cell>
          <table:table-cell office:value-type="float" office:value="-4.56322184589842" calcext:value-type="float">
            <text:p>-4.56322184589842</text:p>
          </table:table-cell>
          <table:table-cell office:value-type="float" office:value="-3.70420378637937" calcext:value-type="float">
            <text:p>-3.70420378637937</text:p>
          </table:table-cell>
          <table:table-cell office:value-type="float" office:value="-6.74080354488926" calcext:value-type="float">
            <text:p>-6.74080354488926</text:p>
          </table:table-cell>
          <table:table-cell office:value-type="float" office:value="-3.77956825501445" calcext:value-type="float">
            <text:p>-3.77956825501445</text:p>
          </table:table-cell>
          <table:table-cell office:value-type="float" office:value="-7.46642468517366" calcext:value-type="float">
            <text:p>-7.46642468517366</text:p>
          </table:table-cell>
          <table:table-cell table:number-columns-repeated="80"/>
        </table:table-row>
        <table:table-row table:style-name="ro1">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l</text:p>
          </table:table-cell>
          <table:table-cell office:value-type="string" calcext:value-type="string">
            <text:p>m</text:p>
          </table:table-cell>
          <table:table-cell office:value-type="string" calcext:value-type="string">
            <text:p>n</text:p>
          </table:table-cell>
          <table:table-cell office:value-type="string" calcext:value-type="string">
            <text:p>o</text:p>
          </table:table-cell>
          <table:table-cell office:value-type="string" calcext:value-type="string">
            <text:p>p</text:p>
          </table:table-cell>
          <table:table-cell office:value-type="string" calcext:value-type="string">
            <text:p>q</text:p>
          </table:table-cell>
          <table:table-cell office:value-type="string" calcext:value-type="string">
            <text:p>r</text:p>
          </table:table-cell>
          <table:table-cell office:value-type="string" calcext:value-type="string">
            <text:p>s</text:p>
          </table:table-cell>
          <table:table-cell office:value-type="string" calcext:value-type="string">
            <text:p>t</text:p>
          </table:table-cell>
          <table:table-cell office:value-type="string" calcext:value-type="string">
            <text:p>u</text:p>
          </table:table-cell>
          <table:table-cell office:value-type="string" calcext:value-type="string">
            <text:p>v</text:p>
          </table:table-cell>
          <table:table-cell office:value-type="string" calcext:value-type="string">
            <text:p>w</text:p>
          </table:table-cell>
          <table:table-cell office:value-type="string" calcext:value-type="string">
            <text:p>x</text:p>
          </table:table-cell>
          <table:table-cell office:value-type="string" calcext:value-type="string">
            <text:p>y</text:p>
          </table:table-cell>
          <table:table-cell office:value-type="string" calcext:value-type="string">
            <text:p>z</text:p>
          </table:table-cell>
          <table:table-cell/>
          <table:table-cell table:formula="of:=[.B10]" office:value-type="string" office:string-value="a" calcext:value-type="string">
            <text:p>a</text:p>
          </table:table-cell>
          <table:table-cell table:formula="of:=[.C10]" office:value-type="string" office:string-value="b" calcext:value-type="string">
            <text:p>b</text:p>
          </table:table-cell>
          <table:table-cell table:formula="of:=[.D10]" office:value-type="string" office:string-value="c" calcext:value-type="string">
            <text:p>c</text:p>
          </table:table-cell>
          <table:table-cell table:formula="of:=[.E10]" office:value-type="string" office:string-value="d" calcext:value-type="string">
            <text:p>d</text:p>
          </table:table-cell>
          <table:table-cell table:formula="of:=[.F10]" office:value-type="string" office:string-value="e" calcext:value-type="string">
            <text:p>e</text:p>
          </table:table-cell>
          <table:table-cell table:formula="of:=[.G10]" office:value-type="string" office:string-value="f" calcext:value-type="string">
            <text:p>f</text:p>
          </table:table-cell>
          <table:table-cell table:formula="of:=[.H10]" office:value-type="string" office:string-value="g" calcext:value-type="string">
            <text:p>g</text:p>
          </table:table-cell>
          <table:table-cell table:formula="of:=[.I10]" office:value-type="string" office:string-value="h" calcext:value-type="string">
            <text:p>h</text:p>
          </table:table-cell>
          <table:table-cell table:formula="of:=[.J10]" office:value-type="string" office:string-value="i" calcext:value-type="string">
            <text:p>i</text:p>
          </table:table-cell>
          <table:table-cell table:formula="of:=[.K10]" office:value-type="string" office:string-value="j" calcext:value-type="string">
            <text:p>j</text:p>
          </table:table-cell>
          <table:table-cell table:formula="of:=[.L10]" office:value-type="string" office:string-value="k" calcext:value-type="string">
            <text:p>k</text:p>
          </table:table-cell>
          <table:table-cell table:formula="of:=[.M10]" office:value-type="string" office:string-value="l" calcext:value-type="string">
            <text:p>l</text:p>
          </table:table-cell>
          <table:table-cell table:formula="of:=[.N10]" office:value-type="string" office:string-value="m" calcext:value-type="string">
            <text:p>m</text:p>
          </table:table-cell>
          <table:table-cell table:formula="of:=[.O10]" office:value-type="string" office:string-value="n" calcext:value-type="string">
            <text:p>n</text:p>
          </table:table-cell>
          <table:table-cell table:formula="of:=[.P10]" office:value-type="string" office:string-value="o" calcext:value-type="string">
            <text:p>o</text:p>
          </table:table-cell>
          <table:table-cell table:formula="of:=[.Q10]" office:value-type="string" office:string-value="p" calcext:value-type="string">
            <text:p>p</text:p>
          </table:table-cell>
          <table:table-cell table:formula="of:=[.R10]" office:value-type="string" office:string-value="q" calcext:value-type="string">
            <text:p>q</text:p>
          </table:table-cell>
          <table:table-cell table:formula="of:=[.S10]" office:value-type="string" office:string-value="r" calcext:value-type="string">
            <text:p>r</text:p>
          </table:table-cell>
          <table:table-cell table:formula="of:=[.T10]" office:value-type="string" office:string-value="s" calcext:value-type="string">
            <text:p>s</text:p>
          </table:table-cell>
          <table:table-cell table:formula="of:=[.U10]" office:value-type="string" office:string-value="t" calcext:value-type="string">
            <text:p>t</text:p>
          </table:table-cell>
          <table:table-cell table:formula="of:=[.V10]" office:value-type="string" office:string-value="u" calcext:value-type="string">
            <text:p>u</text:p>
          </table:table-cell>
          <table:table-cell table:formula="of:=[.W10]" office:value-type="string" office:string-value="v" calcext:value-type="string">
            <text:p>v</text:p>
          </table:table-cell>
          <table:table-cell table:formula="of:=[.X10]" office:value-type="string" office:string-value="w" calcext:value-type="string">
            <text:p>w</text:p>
          </table:table-cell>
          <table:table-cell table:formula="of:=[.Y10]" office:value-type="string" office:string-value="x" calcext:value-type="string">
            <text:p>x</text:p>
          </table:table-cell>
          <table:table-cell table:formula="of:=[.Z10]" office:value-type="string" office:string-value="y" calcext:value-type="string">
            <text:p>y</text:p>
          </table:table-cell>
          <table:table-cell table:formula="of:=[.AA10]" office:value-type="string" office:string-value="z" calcext:value-type="string">
            <text:p>z</text:p>
          </table:table-cell>
          <table:table-cell/>
          <table:table-cell table:formula="of:=[.AC10]" office:value-type="string" office:string-value="a" calcext:value-type="string">
            <text:p>a</text:p>
          </table:table-cell>
          <table:table-cell table:formula="of:=[.AD10]" office:value-type="string" office:string-value="b" calcext:value-type="string">
            <text:p>b</text:p>
          </table:table-cell>
          <table:table-cell table:formula="of:=[.AE10]" office:value-type="string" office:string-value="c" calcext:value-type="string">
            <text:p>c</text:p>
          </table:table-cell>
          <table:table-cell table:formula="of:=[.AF10]" office:value-type="string" office:string-value="d" calcext:value-type="string">
            <text:p>d</text:p>
          </table:table-cell>
          <table:table-cell table:formula="of:=[.AG10]" office:value-type="string" office:string-value="e" calcext:value-type="string">
            <text:p>e</text:p>
          </table:table-cell>
          <table:table-cell table:formula="of:=[.AH10]" office:value-type="string" office:string-value="f" calcext:value-type="string">
            <text:p>f</text:p>
          </table:table-cell>
          <table:table-cell table:formula="of:=[.AI10]" office:value-type="string" office:string-value="g" calcext:value-type="string">
            <text:p>g</text:p>
          </table:table-cell>
          <table:table-cell table:formula="of:=[.AJ10]" office:value-type="string" office:string-value="h" calcext:value-type="string">
            <text:p>h</text:p>
          </table:table-cell>
          <table:table-cell table:formula="of:=[.AK10]" office:value-type="string" office:string-value="i" calcext:value-type="string">
            <text:p>i</text:p>
          </table:table-cell>
          <table:table-cell table:formula="of:=[.AL10]" office:value-type="string" office:string-value="j" calcext:value-type="string">
            <text:p>j</text:p>
          </table:table-cell>
          <table:table-cell table:formula="of:=[.AM10]" office:value-type="string" office:string-value="k" calcext:value-type="string">
            <text:p>k</text:p>
          </table:table-cell>
          <table:table-cell table:formula="of:=[.AN10]" office:value-type="string" office:string-value="l" calcext:value-type="string">
            <text:p>l</text:p>
          </table:table-cell>
          <table:table-cell table:formula="of:=[.AO10]" office:value-type="string" office:string-value="m" calcext:value-type="string">
            <text:p>m</text:p>
          </table:table-cell>
          <table:table-cell table:formula="of:=[.AP10]" office:value-type="string" office:string-value="n" calcext:value-type="string">
            <text:p>n</text:p>
          </table:table-cell>
          <table:table-cell table:formula="of:=[.AQ10]" office:value-type="string" office:string-value="o" calcext:value-type="string">
            <text:p>o</text:p>
          </table:table-cell>
          <table:table-cell table:formula="of:=[.AR10]" office:value-type="string" office:string-value="p" calcext:value-type="string">
            <text:p>p</text:p>
          </table:table-cell>
          <table:table-cell table:formula="of:=[.AS10]" office:value-type="string" office:string-value="q" calcext:value-type="string">
            <text:p>q</text:p>
          </table:table-cell>
          <table:table-cell table:formula="of:=[.AT10]" office:value-type="string" office:string-value="r" calcext:value-type="string">
            <text:p>r</text:p>
          </table:table-cell>
          <table:table-cell table:formula="of:=[.AU10]" office:value-type="string" office:string-value="s" calcext:value-type="string">
            <text:p>s</text:p>
          </table:table-cell>
          <table:table-cell table:formula="of:=[.AV10]" office:value-type="string" office:string-value="t" calcext:value-type="string">
            <text:p>t</text:p>
          </table:table-cell>
          <table:table-cell table:formula="of:=[.AW10]" office:value-type="string" office:string-value="u" calcext:value-type="string">
            <text:p>u</text:p>
          </table:table-cell>
          <table:table-cell table:formula="of:=[.AX10]" office:value-type="string" office:string-value="v" calcext:value-type="string">
            <text:p>v</text:p>
          </table:table-cell>
          <table:table-cell table:formula="of:=[.AY10]" office:value-type="string" office:string-value="w" calcext:value-type="string">
            <text:p>w</text:p>
          </table:table-cell>
          <table:table-cell table:formula="of:=[.AZ10]" office:value-type="string" office:string-value="x" calcext:value-type="string">
            <text:p>x</text:p>
          </table:table-cell>
          <table:table-cell table:formula="of:=[.BA10]" office:value-type="string" office:string-value="y" calcext:value-type="string">
            <text:p>y</text:p>
          </table:table-cell>
          <table:table-cell table:formula="of:=[.BB10]" office:value-type="string" office:string-value="z" calcext:value-type="string">
            <text:p>z</text:p>
          </table:table-cell>
          <table:table-cell table:number-columns-repeated="26"/>
        </table:table-row>
        <table:table-row table:style-name="ro1">
          <table:table-cell office:value-type="string" calcext:value-type="string">
            <text:p>counts in ciphertext</text:p>
          </table:table-cell>
          <table:table-cell table:formula="of:=LEN([.$B$2]) - LEN(SUBSTITUTE(LOWER([.$B$2]); [.B10]; &quot;&quot;))" office:value-type="float" office:value="12" calcext:value-type="float">
            <text:p>12</text:p>
          </table:table-cell>
          <table:table-cell table:formula="of:=LEN([.$B$2]) - LEN(SUBSTITUTE(LOWER([.$B$2]); [.C10]; &quot;&quot;))" office:value-type="float" office:value="24" calcext:value-type="float">
            <text:p>24</text:p>
          </table:table-cell>
          <table:table-cell table:formula="of:=LEN([.$B$2]) - LEN(SUBSTITUTE(LOWER([.$B$2]); [.D10]; &quot;&quot;))" office:value-type="float" office:value="58" calcext:value-type="float">
            <text:p>58</text:p>
          </table:table-cell>
          <table:table-cell table:formula="of:=LEN([.$B$2]) - LEN(SUBSTITUTE(LOWER([.$B$2]); [.E10]; &quot;&quot;))" office:value-type="float" office:value="81" calcext:value-type="float">
            <text:p>81</text:p>
          </table:table-cell>
          <table:table-cell table:formula="of:=LEN([.$B$2]) - LEN(SUBSTITUTE(LOWER([.$B$2]); [.F10]; &quot;&quot;))" office:value-type="float" office:value="2" calcext:value-type="float">
            <text:p>2</text:p>
          </table:table-cell>
          <table:table-cell table:formula="of:=LEN([.$B$2]) - LEN(SUBSTITUTE(LOWER([.$B$2]); [.G10]; &quot;&quot;))" office:value-type="float" office:value="8" calcext:value-type="float">
            <text:p>8</text:p>
          </table:table-cell>
          <table:table-cell table:formula="of:=LEN([.$B$2]) - LEN(SUBSTITUTE(LOWER([.$B$2]); [.H10]; &quot;&quot;))" office:value-type="float" office:value="30" calcext:value-type="float">
            <text:p>30</text:p>
          </table:table-cell>
          <table:table-cell table:formula="of:=LEN([.$B$2]) - LEN(SUBSTITUTE(LOWER([.$B$2]); [.I10]; &quot;&quot;))" office:value-type="float" office:value="23" calcext:value-type="float">
            <text:p>23</text:p>
          </table:table-cell>
          <table:table-cell table:formula="of:=LEN([.$B$2]) - LEN(SUBSTITUTE(LOWER([.$B$2]); [.J10]; &quot;&quot;))" office:value-type="float" office:value="69" calcext:value-type="float">
            <text:p>69</text:p>
          </table:table-cell>
          <table:table-cell table:formula="of:=LEN([.$B$2]) - LEN(SUBSTITUTE(LOWER([.$B$2]); [.K10]; &quot;&quot;))" office:value-type="float" office:value="64" calcext:value-type="float">
            <text:p>64</text:p>
          </table:table-cell>
          <table:table-cell table:formula="of:=LEN([.$B$2]) - LEN(SUBSTITUTE(LOWER([.$B$2]); [.L10]; &quot;&quot;))" office:value-type="float" office:value="12" calcext:value-type="float">
            <text:p>12</text:p>
          </table:table-cell>
          <table:table-cell table:formula="of:=LEN([.$B$2]) - LEN(SUBSTITUTE(LOWER([.$B$2]); [.M10]; &quot;&quot;))" office:value-type="float" office:value="0" calcext:value-type="float">
            <text:p>0</text:p>
          </table:table-cell>
          <table:table-cell table:formula="of:=LEN([.$B$2]) - LEN(SUBSTITUTE(LOWER([.$B$2]); [.N10]; &quot;&quot;))" office:value-type="float" office:value="54" calcext:value-type="float">
            <text:p>54</text:p>
          </table:table-cell>
          <table:table-cell table:formula="of:=LEN([.$B$2]) - LEN(SUBSTITUTE(LOWER([.$B$2]); [.O10]; &quot;&quot;))" office:value-type="float" office:value="56" calcext:value-type="float">
            <text:p>56</text:p>
          </table:table-cell>
          <table:table-cell table:formula="of:=LEN([.$B$2]) - LEN(SUBSTITUTE(LOWER([.$B$2]); [.P10]; &quot;&quot;))" office:value-type="float" office:value="78" calcext:value-type="float">
            <text:p>78</text:p>
          </table:table-cell>
          <table:table-cell table:formula="of:=LEN([.$B$2]) - LEN(SUBSTITUTE(LOWER([.$B$2]); [.Q10]; &quot;&quot;))" office:value-type="float" office:value="27" calcext:value-type="float">
            <text:p>27</text:p>
          </table:table-cell>
          <table:table-cell table:formula="of:=LEN([.$B$2]) - LEN(SUBSTITUTE(LOWER([.$B$2]); [.R10]; &quot;&quot;))" office:value-type="float" office:value="8" calcext:value-type="float">
            <text:p>8</text:p>
          </table:table-cell>
          <table:table-cell table:formula="of:=LEN([.$B$2]) - LEN(SUBSTITUTE(LOWER([.$B$2]); [.S10]; &quot;&quot;))" office:value-type="float" office:value="19" calcext:value-type="float">
            <text:p>19</text:p>
          </table:table-cell>
          <table:table-cell table:formula="of:=LEN([.$B$2]) - LEN(SUBSTITUTE(LOWER([.$B$2]); [.T10]; &quot;&quot;))" office:value-type="float" office:value="1" calcext:value-type="float">
            <text:p>1</text:p>
          </table:table-cell>
          <table:table-cell table:formula="of:=LEN([.$B$2]) - LEN(SUBSTITUTE(LOWER([.$B$2]); [.U10]; &quot;&quot;))" office:value-type="float" office:value="16" calcext:value-type="float">
            <text:p>16</text:p>
          </table:table-cell>
          <table:table-cell table:formula="of:=LEN([.$B$2]) - LEN(SUBSTITUTE(LOWER([.$B$2]); [.V10]; &quot;&quot;))" office:value-type="float" office:value="0" calcext:value-type="float">
            <text:p>0</text:p>
          </table:table-cell>
          <table:table-cell table:formula="of:=LEN([.$B$2]) - LEN(SUBSTITUTE(LOWER([.$B$2]); [.W10]; &quot;&quot;))" office:value-type="float" office:value="69" calcext:value-type="float">
            <text:p>69</text:p>
          </table:table-cell>
          <table:table-cell table:formula="of:=LEN([.$B$2]) - LEN(SUBSTITUTE(LOWER([.$B$2]); [.X10]; &quot;&quot;))" office:value-type="float" office:value="15" calcext:value-type="float">
            <text:p>15</text:p>
          </table:table-cell>
          <table:table-cell table:formula="of:=LEN([.$B$2]) - LEN(SUBSTITUTE(LOWER([.$B$2]); [.Y10]; &quot;&quot;))" office:value-type="float" office:value="23" calcext:value-type="float">
            <text:p>23</text:p>
          </table:table-cell>
          <table:table-cell table:formula="of:=LEN([.$B$2]) - LEN(SUBSTITUTE(LOWER([.$B$2]); [.Z10]; &quot;&quot;))" office:value-type="float" office:value="35" calcext:value-type="float">
            <text:p>35</text:p>
          </table:table-cell>
          <table:table-cell table:formula="of:=LEN([.$B$2]) - LEN(SUBSTITUTE(LOWER([.$B$2]); [.AA10]; &quot;&quot;))" office:value-type="float" office:value="110" calcext:value-type="float">
            <text:p>110</text:p>
          </table:table-cell>
          <table:table-cell table:number-columns-repeated="80"/>
        </table:table-row>
        <table:table-row table:style-name="ro1">
          <table:table-cell table:number-columns-repeated="107"/>
        </table:table-row>
        <table:table-row table:style-name="ro1">
          <table:table-cell/>
          <table:table-cell table:style-name="ce3"/>
          <table:table-cell table:number-columns-repeated="105"/>
        </table:table-row>
        <table:table-row table:style-name="ro1">
          <table:table-cell office:value-type="string" calcext:value-type="string">
            <text:p>Offset</text:p>
          </table:table-cell>
          <table:table-cell office:value-type="string" calcext:value-type="string">
            <text:p>With this offset, plaintext a, b, c... is transformed into ciphertext b, c, d... or f, g, h...</text:p>
          </table:table-cell>
          <table:table-cell table:number-columns-repeated="26"/>
          <table:table-cell office:value-type="string" calcext:value-type="string">
            <text:p>With this offset, the plaintext had this many of a, b, c...</text:p>
          </table:table-cell>
          <table:table-cell table:number-columns-repeated="26"/>
          <table:table-cell office:value-type="string" calcext:value-type="string">
            <text:p>log probability of these many letters appearing</text:p>
          </table:table-cell>
          <table:table-cell table:number-columns-repeated="26"/>
          <table:table-cell office:value-type="string" calcext:value-type="string">
            <text:p>log probability of this text generated at random</text:p>
          </table:table-cell>
          <table:table-cell table:number-columns-repeated="24"/>
        </table:table-row>
        <table:table-row table:style-name="ro1">
          <table:table-cell table:number-columns-repeated="107"/>
        </table:table-row>
        <table:table-row table:style-name="ro1">
          <table:table-cell office:value-type="float" office:value="0" calcext:value-type="float">
            <text:p>0</text:p>
          </table:table-cell>
          <table:table-cell table:formula="of:=[.B10]" office:value-type="string" office:string-value="a" calcext:value-type="string">
            <text:p>a</text:p>
          </table:table-cell>
          <table:table-cell table:formula="of:=[.C10]" office:value-type="string" office:string-value="b" calcext:value-type="string">
            <text:p>b</text:p>
          </table:table-cell>
          <table:table-cell table:formula="of:=[.D10]" office:value-type="string" office:string-value="c" calcext:value-type="string">
            <text:p>c</text:p>
          </table:table-cell>
          <table:table-cell table:formula="of:=[.E10]" office:value-type="string" office:string-value="d" calcext:value-type="string">
            <text:p>d</text:p>
          </table:table-cell>
          <table:table-cell table:formula="of:=[.F10]" office:value-type="string" office:string-value="e" calcext:value-type="string">
            <text:p>e</text:p>
          </table:table-cell>
          <table:table-cell table:formula="of:=[.G10]" office:value-type="string" office:string-value="f" calcext:value-type="string">
            <text:p>f</text:p>
          </table:table-cell>
          <table:table-cell table:formula="of:=[.H10]" office:value-type="string" office:string-value="g" calcext:value-type="string">
            <text:p>g</text:p>
          </table:table-cell>
          <table:table-cell table:formula="of:=[.I10]" office:value-type="string" office:string-value="h" calcext:value-type="string">
            <text:p>h</text:p>
          </table:table-cell>
          <table:table-cell table:formula="of:=[.J10]" office:value-type="string" office:string-value="i" calcext:value-type="string">
            <text:p>i</text:p>
          </table:table-cell>
          <table:table-cell table:formula="of:=[.K10]" office:value-type="string" office:string-value="j" calcext:value-type="string">
            <text:p>j</text:p>
          </table:table-cell>
          <table:table-cell table:formula="of:=[.L10]" office:value-type="string" office:string-value="k" calcext:value-type="string">
            <text:p>k</text:p>
          </table:table-cell>
          <table:table-cell table:formula="of:=[.M10]" office:value-type="string" office:string-value="l" calcext:value-type="string">
            <text:p>l</text:p>
          </table:table-cell>
          <table:table-cell table:formula="of:=[.N10]" office:value-type="string" office:string-value="m" calcext:value-type="string">
            <text:p>m</text:p>
          </table:table-cell>
          <table:table-cell table:formula="of:=[.O10]" office:value-type="string" office:string-value="n" calcext:value-type="string">
            <text:p>n</text:p>
          </table:table-cell>
          <table:table-cell table:formula="of:=[.P10]" office:value-type="string" office:string-value="o" calcext:value-type="string">
            <text:p>o</text:p>
          </table:table-cell>
          <table:table-cell table:formula="of:=[.Q10]" office:value-type="string" office:string-value="p" calcext:value-type="string">
            <text:p>p</text:p>
          </table:table-cell>
          <table:table-cell table:formula="of:=[.R10]" office:value-type="string" office:string-value="q" calcext:value-type="string">
            <text:p>q</text:p>
          </table:table-cell>
          <table:table-cell table:formula="of:=[.S10]" office:value-type="string" office:string-value="r" calcext:value-type="string">
            <text:p>r</text:p>
          </table:table-cell>
          <table:table-cell table:formula="of:=[.T10]" office:value-type="string" office:string-value="s" calcext:value-type="string">
            <text:p>s</text:p>
          </table:table-cell>
          <table:table-cell table:formula="of:=[.U10]" office:value-type="string" office:string-value="t" calcext:value-type="string">
            <text:p>t</text:p>
          </table:table-cell>
          <table:table-cell table:formula="of:=[.V10]" office:value-type="string" office:string-value="u" calcext:value-type="string">
            <text:p>u</text:p>
          </table:table-cell>
          <table:table-cell table:formula="of:=[.W10]" office:value-type="string" office:string-value="v" calcext:value-type="string">
            <text:p>v</text:p>
          </table:table-cell>
          <table:table-cell table:formula="of:=[.X10]" office:value-type="string" office:string-value="w" calcext:value-type="string">
            <text:p>w</text:p>
          </table:table-cell>
          <table:table-cell table:formula="of:=[.Y10]" office:value-type="string" office:string-value="x" calcext:value-type="string">
            <text:p>x</text:p>
          </table:table-cell>
          <table:table-cell table:formula="of:=[.Z10]" office:value-type="string" office:string-value="y" calcext:value-type="string">
            <text:p>y</text:p>
          </table:table-cell>
          <table:table-cell table:formula="of:=[.AA10]" office:value-type="string" office:string-value="z" calcext:value-type="string">
            <text:p>z</text:p>
          </table:table-cell>
          <table:table-cell/>
          <table:table-cell table:formula="of:=LEN([.$B$2]) - LEN(SUBSTITUTE(LOWER([.$B$2]); [.B16]; &quot;&quot;))" office:value-type="float" office:value="12" calcext:value-type="float">
            <text:p>12</text:p>
          </table:table-cell>
          <table:table-cell table:formula="of:=LEN([.$B$2]) - LEN(SUBSTITUTE(LOWER([.$B$2]); [.C16]; &quot;&quot;))" office:value-type="float" office:value="24" calcext:value-type="float">
            <text:p>24</text:p>
          </table:table-cell>
          <table:table-cell table:formula="of:=LEN([.$B$2]) - LEN(SUBSTITUTE(LOWER([.$B$2]); [.D16]; &quot;&quot;))" office:value-type="float" office:value="58" calcext:value-type="float">
            <text:p>58</text:p>
          </table:table-cell>
          <table:table-cell table:formula="of:=LEN([.$B$2]) - LEN(SUBSTITUTE(LOWER([.$B$2]); [.E16]; &quot;&quot;))" office:value-type="float" office:value="81" calcext:value-type="float">
            <text:p>81</text:p>
          </table:table-cell>
          <table:table-cell table:formula="of:=LEN([.$B$2]) - LEN(SUBSTITUTE(LOWER([.$B$2]); [.F16]; &quot;&quot;))" office:value-type="float" office:value="2" calcext:value-type="float">
            <text:p>2</text:p>
          </table:table-cell>
          <table:table-cell table:formula="of:=LEN([.$B$2]) - LEN(SUBSTITUTE(LOWER([.$B$2]); [.G16]; &quot;&quot;))" office:value-type="float" office:value="8" calcext:value-type="float">
            <text:p>8</text:p>
          </table:table-cell>
          <table:table-cell table:formula="of:=LEN([.$B$2]) - LEN(SUBSTITUTE(LOWER([.$B$2]); [.H16]; &quot;&quot;))" office:value-type="float" office:value="30" calcext:value-type="float">
            <text:p>30</text:p>
          </table:table-cell>
          <table:table-cell table:formula="of:=LEN([.$B$2]) - LEN(SUBSTITUTE(LOWER([.$B$2]); [.I16]; &quot;&quot;))" office:value-type="float" office:value="23" calcext:value-type="float">
            <text:p>23</text:p>
          </table:table-cell>
          <table:table-cell table:formula="of:=LEN([.$B$2]) - LEN(SUBSTITUTE(LOWER([.$B$2]); [.J16]; &quot;&quot;))" office:value-type="float" office:value="69" calcext:value-type="float">
            <text:p>69</text:p>
          </table:table-cell>
          <table:table-cell table:formula="of:=LEN([.$B$2]) - LEN(SUBSTITUTE(LOWER([.$B$2]); [.K16]; &quot;&quot;))" office:value-type="float" office:value="64" calcext:value-type="float">
            <text:p>64</text:p>
          </table:table-cell>
          <table:table-cell table:formula="of:=LEN([.$B$2]) - LEN(SUBSTITUTE(LOWER([.$B$2]); [.L16]; &quot;&quot;))" office:value-type="float" office:value="12" calcext:value-type="float">
            <text:p>12</text:p>
          </table:table-cell>
          <table:table-cell table:formula="of:=LEN([.$B$2]) - LEN(SUBSTITUTE(LOWER([.$B$2]); [.M16]; &quot;&quot;))" office:value-type="float" office:value="0" calcext:value-type="float">
            <text:p>0</text:p>
          </table:table-cell>
          <table:table-cell table:formula="of:=LEN([.$B$2]) - LEN(SUBSTITUTE(LOWER([.$B$2]); [.N16]; &quot;&quot;))" office:value-type="float" office:value="54" calcext:value-type="float">
            <text:p>54</text:p>
          </table:table-cell>
          <table:table-cell table:formula="of:=LEN([.$B$2]) - LEN(SUBSTITUTE(LOWER([.$B$2]); [.O16]; &quot;&quot;))" office:value-type="float" office:value="56" calcext:value-type="float">
            <text:p>56</text:p>
          </table:table-cell>
          <table:table-cell table:formula="of:=LEN([.$B$2]) - LEN(SUBSTITUTE(LOWER([.$B$2]); [.P16]; &quot;&quot;))" office:value-type="float" office:value="78" calcext:value-type="float">
            <text:p>78</text:p>
          </table:table-cell>
          <table:table-cell table:formula="of:=LEN([.$B$2]) - LEN(SUBSTITUTE(LOWER([.$B$2]); [.Q16]; &quot;&quot;))" office:value-type="float" office:value="27" calcext:value-type="float">
            <text:p>27</text:p>
          </table:table-cell>
          <table:table-cell table:formula="of:=LEN([.$B$2]) - LEN(SUBSTITUTE(LOWER([.$B$2]); [.R16]; &quot;&quot;))" office:value-type="float" office:value="8" calcext:value-type="float">
            <text:p>8</text:p>
          </table:table-cell>
          <table:table-cell table:formula="of:=LEN([.$B$2]) - LEN(SUBSTITUTE(LOWER([.$B$2]); [.S16]; &quot;&quot;))" office:value-type="float" office:value="19" calcext:value-type="float">
            <text:p>19</text:p>
          </table:table-cell>
          <table:table-cell table:formula="of:=LEN([.$B$2]) - LEN(SUBSTITUTE(LOWER([.$B$2]); [.T16]; &quot;&quot;))" office:value-type="float" office:value="1" calcext:value-type="float">
            <text:p>1</text:p>
          </table:table-cell>
          <table:table-cell table:formula="of:=LEN([.$B$2]) - LEN(SUBSTITUTE(LOWER([.$B$2]); [.U16]; &quot;&quot;))" office:value-type="float" office:value="16" calcext:value-type="float">
            <text:p>16</text:p>
          </table:table-cell>
          <table:table-cell table:formula="of:=LEN([.$B$2]) - LEN(SUBSTITUTE(LOWER([.$B$2]); [.V16]; &quot;&quot;))" office:value-type="float" office:value="0" calcext:value-type="float">
            <text:p>0</text:p>
          </table:table-cell>
          <table:table-cell table:formula="of:=LEN([.$B$2]) - LEN(SUBSTITUTE(LOWER([.$B$2]); [.W16]; &quot;&quot;))" office:value-type="float" office:value="69" calcext:value-type="float">
            <text:p>69</text:p>
          </table:table-cell>
          <table:table-cell table:formula="of:=LEN([.$B$2]) - LEN(SUBSTITUTE(LOWER([.$B$2]); [.X16]; &quot;&quot;))" office:value-type="float" office:value="15" calcext:value-type="float">
            <text:p>15</text:p>
          </table:table-cell>
          <table:table-cell table:formula="of:=LEN([.$B$2]) - LEN(SUBSTITUTE(LOWER([.$B$2]); [.Y16]; &quot;&quot;))" office:value-type="float" office:value="23" calcext:value-type="float">
            <text:p>23</text:p>
          </table:table-cell>
          <table:table-cell table:formula="of:=LEN([.$B$2]) - LEN(SUBSTITUTE(LOWER([.$B$2]); [.Z16]; &quot;&quot;))" office:value-type="float" office:value="35" calcext:value-type="float">
            <text:p>35</text:p>
          </table:table-cell>
          <table:table-cell table:formula="of:=LEN([.$B$2]) - LEN(SUBSTITUTE(LOWER([.$B$2]); [.AA16]; &quot;&quot;))" office:value-type="float" office:value="110" calcext:value-type="float">
            <text:p>110</text:p>
          </table:table-cell>
          <table:table-cell/>
          <table:table-cell table:formula="of:=[.AC16]*[.B$9]" office:value-type="float" office:value="-30.5737029825012" calcext:value-type="float">
            <text:p>-30.5737029825012</text:p>
          </table:table-cell>
          <table:table-cell table:formula="of:=[.AD16]*[.C$9]" office:value-type="float" office:value="-101.078238936887" calcext:value-type="float">
            <text:p>-101.078238936887</text:p>
          </table:table-cell>
          <table:table-cell table:formula="of:=[.AE16]*[.D$9]" office:value-type="float" office:value="-220.121816055044" calcext:value-type="float">
            <text:p>-220.121816055044</text:p>
          </table:table-cell>
          <table:table-cell table:formula="of:=[.AF16]*[.E$9]" office:value-type="float" office:value="-255.288935555867" calcext:value-type="float">
            <text:p>-255.288935555867</text:p>
          </table:table-cell>
          <table:table-cell table:formula="of:=[.AG16]*[.F$9]" office:value-type="float" office:value="-4.22393521060616" calcext:value-type="float">
            <text:p>-4.22393521060616</text:p>
          </table:table-cell>
          <table:table-cell table:formula="of:=[.AH16]*[.G$9]" office:value-type="float" office:value="-30.6847734424969" calcext:value-type="float">
            <text:p>-30.6847734424969</text:p>
          </table:table-cell>
          <table:table-cell table:formula="of:=[.AI16]*[.H$9]" office:value-type="float" office:value="-119.225184864493" calcext:value-type="float">
            <text:p>-119.225184864493</text:p>
          </table:table-cell>
          <table:table-cell table:formula="of:=[.AJ16]*[.I$9]" office:value-type="float" office:value="-62.3313346644985" calcext:value-type="float">
            <text:p>-62.3313346644985</text:p>
          </table:table-cell>
          <table:table-cell table:formula="of:=[.AK16]*[.J$9]" office:value-type="float" office:value="-186.287807279962" calcext:value-type="float">
            <text:p>-186.287807279962</text:p>
          </table:table-cell>
          <table:table-cell table:formula="of:=[.AL16]*[.K$9]" office:value-type="float" office:value="-438.709536819534" calcext:value-type="float">
            <text:p>-438.709536819534</text:p>
          </table:table-cell>
          <table:table-cell table:formula="of:=[.AM16]*[.L$9]" office:value-type="float" office:value="-56.991563146896" calcext:value-type="float">
            <text:p>-56.991563146896</text:p>
          </table:table-cell>
          <table:table-cell table:formula="of:=[.AN16]*[.M$9]" office:value-type="float" office:value="-0" calcext:value-type="float">
            <text:p>0</text:p>
          </table:table-cell>
          <table:table-cell table:formula="of:=[.AO16]*[.N$9]" office:value-type="float" office:value="-194.067863697823" calcext:value-type="float">
            <text:p>-194.067863697823</text:p>
          </table:table-cell>
          <table:table-cell table:formula="of:=[.AP16]*[.O$9]" office:value-type="float" office:value="-151.429072564279" calcext:value-type="float">
            <text:p>-151.429072564279</text:p>
          </table:table-cell>
          <table:table-cell table:formula="of:=[.AQ16]*[.P$9]" office:value-type="float" office:value="-196.517553489718" calcext:value-type="float">
            <text:p>-196.517553489718</text:p>
          </table:table-cell>
          <table:table-cell table:formula="of:=[.AR16]*[.Q$9]" office:value-type="float" office:value="-111.585939517551" calcext:value-type="float">
            <text:p>-111.585939517551</text:p>
          </table:table-cell>
          <table:table-cell table:formula="of:=[.AS16]*[.R$9]" office:value-type="float" office:value="-56.3026077671684" calcext:value-type="float">
            <text:p>-56.3026077671684</text:p>
          </table:table-cell>
          <table:table-cell table:formula="of:=[.AT16]*[.S$9]" office:value-type="float" office:value="-53.5864234355916" calcext:value-type="float">
            <text:p>-53.5864234355916</text:p>
          </table:table-cell>
          <table:table-cell table:formula="of:=[.AU16]*[.T$9]" office:value-type="float" office:value="-2.73968067784683" calcext:value-type="float">
            <text:p>-2.73968067784683</text:p>
          </table:table-cell>
          <table:table-cell table:formula="of:=[.AV16]*[.U$9]" office:value-type="float" office:value="-38.6261575698704" calcext:value-type="float">
            <text:p>-38.6261575698704</text:p>
          </table:table-cell>
          <table:table-cell table:formula="of:=[.AW16]*[.V$9]" office:value-type="float" office:value="-0" calcext:value-type="float">
            <text:p>0</text:p>
          </table:table-cell>
          <table:table-cell table:formula="of:=[.AX16]*[.W$9]" office:value-type="float" office:value="-314.862307366991" calcext:value-type="float">
            <text:p>-314.862307366991</text:p>
          </table:table-cell>
          <table:table-cell table:formula="of:=[.AY16]*[.X$9]" office:value-type="float" office:value="-55.5630567956906" calcext:value-type="float">
            <text:p>-55.5630567956906</text:p>
          </table:table-cell>
          <table:table-cell table:formula="of:=[.AZ16]*[.Y$9]" office:value-type="float" office:value="-155.038481532453" calcext:value-type="float">
            <text:p>-155.038481532453</text:p>
          </table:table-cell>
          <table:table-cell table:formula="of:=[.BA16]*[.Z$9]" office:value-type="float" office:value="-132.284888925506" calcext:value-type="float">
            <text:p>-132.284888925506</text:p>
          </table:table-cell>
          <table:table-cell table:formula="of:=[.BB16]*[.AA$9]" office:value-type="float" office:value="-821.306715369103" calcext:value-type="float">
            <text:p>-821.306715369103</text:p>
          </table:table-cell>
          <table:table-cell/>
          <table:table-cell table:formula="of:=SUM([.BD16:.CC16])" office:value-type="float" office:value="-3789.42757766838" calcext:value-type="float">
            <text:p>-3789.42757766838</text:p>
          </table:table-cell>
          <table:table-cell table:formula="of:=[.A16]" office:value-type="float" office:value="0" calcext:value-type="float">
            <text:p>0</text:p>
          </table:table-cell>
          <table:table-cell table:number-columns-repeated="23"/>
        </table:table-row>
        <table:table-row table:style-name="ro1">
          <table:table-cell office:value-type="float" office:value="1" calcext:value-type="float">
            <text:p>1</text:p>
          </table:table-cell>
          <table:table-cell table:formula="of:=[.C16]" office:value-type="string" office:string-value="b" calcext:value-type="string">
            <text:p>b</text:p>
          </table:table-cell>
          <table:table-cell table:formula="of:=[.D16]" office:value-type="string" office:string-value="c" calcext:value-type="string">
            <text:p>c</text:p>
          </table:table-cell>
          <table:table-cell table:formula="of:=[.E16]" office:value-type="string" office:string-value="d" calcext:value-type="string">
            <text:p>d</text:p>
          </table:table-cell>
          <table:table-cell table:formula="of:=[.F16]" office:value-type="string" office:string-value="e" calcext:value-type="string">
            <text:p>e</text:p>
          </table:table-cell>
          <table:table-cell table:formula="of:=[.G16]" office:value-type="string" office:string-value="f" calcext:value-type="string">
            <text:p>f</text:p>
          </table:table-cell>
          <table:table-cell table:formula="of:=[.H16]" office:value-type="string" office:string-value="g" calcext:value-type="string">
            <text:p>g</text:p>
          </table:table-cell>
          <table:table-cell table:formula="of:=[.I16]" office:value-type="string" office:string-value="h" calcext:value-type="string">
            <text:p>h</text:p>
          </table:table-cell>
          <table:table-cell table:formula="of:=[.J16]" office:value-type="string" office:string-value="i" calcext:value-type="string">
            <text:p>i</text:p>
          </table:table-cell>
          <table:table-cell table:formula="of:=[.K16]" office:value-type="string" office:string-value="j" calcext:value-type="string">
            <text:p>j</text:p>
          </table:table-cell>
          <table:table-cell table:formula="of:=[.L16]" office:value-type="string" office:string-value="k" calcext:value-type="string">
            <text:p>k</text:p>
          </table:table-cell>
          <table:table-cell table:formula="of:=[.M16]" office:value-type="string" office:string-value="l" calcext:value-type="string">
            <text:p>l</text:p>
          </table:table-cell>
          <table:table-cell table:formula="of:=[.N16]" office:value-type="string" office:string-value="m" calcext:value-type="string">
            <text:p>m</text:p>
          </table:table-cell>
          <table:table-cell table:formula="of:=[.O16]" office:value-type="string" office:string-value="n" calcext:value-type="string">
            <text:p>n</text:p>
          </table:table-cell>
          <table:table-cell table:formula="of:=[.P16]" office:value-type="string" office:string-value="o" calcext:value-type="string">
            <text:p>o</text:p>
          </table:table-cell>
          <table:table-cell table:formula="of:=[.Q16]" office:value-type="string" office:string-value="p" calcext:value-type="string">
            <text:p>p</text:p>
          </table:table-cell>
          <table:table-cell table:formula="of:=[.R16]" office:value-type="string" office:string-value="q" calcext:value-type="string">
            <text:p>q</text:p>
          </table:table-cell>
          <table:table-cell table:formula="of:=[.S16]" office:value-type="string" office:string-value="r" calcext:value-type="string">
            <text:p>r</text:p>
          </table:table-cell>
          <table:table-cell table:formula="of:=[.T16]" office:value-type="string" office:string-value="s" calcext:value-type="string">
            <text:p>s</text:p>
          </table:table-cell>
          <table:table-cell table:formula="of:=[.U16]" office:value-type="string" office:string-value="t" calcext:value-type="string">
            <text:p>t</text:p>
          </table:table-cell>
          <table:table-cell table:formula="of:=[.V16]" office:value-type="string" office:string-value="u" calcext:value-type="string">
            <text:p>u</text:p>
          </table:table-cell>
          <table:table-cell table:formula="of:=[.W16]" office:value-type="string" office:string-value="v" calcext:value-type="string">
            <text:p>v</text:p>
          </table:table-cell>
          <table:table-cell table:formula="of:=[.X16]" office:value-type="string" office:string-value="w" calcext:value-type="string">
            <text:p>w</text:p>
          </table:table-cell>
          <table:table-cell table:formula="of:=[.Y16]" office:value-type="string" office:string-value="x" calcext:value-type="string">
            <text:p>x</text:p>
          </table:table-cell>
          <table:table-cell table:formula="of:=[.Z16]" office:value-type="string" office:string-value="y" calcext:value-type="string">
            <text:p>y</text:p>
          </table:table-cell>
          <table:table-cell table:formula="of:=[.AA16]" office:value-type="string" office:string-value="z" calcext:value-type="string">
            <text:p>z</text:p>
          </table:table-cell>
          <table:table-cell table:formula="of:=[.B16]" office:value-type="string" office:string-value="a" calcext:value-type="string">
            <text:p>a</text:p>
          </table:table-cell>
          <table:table-cell/>
          <table:table-cell table:formula="of:=LEN([.$B$2]) - LEN(SUBSTITUTE(LOWER([.$B$2]); [.B17]; &quot;&quot;))" office:value-type="float" office:value="24" calcext:value-type="float">
            <text:p>24</text:p>
          </table:table-cell>
          <table:table-cell table:formula="of:=LEN([.$B$2]) - LEN(SUBSTITUTE(LOWER([.$B$2]); [.C17]; &quot;&quot;))" office:value-type="float" office:value="58" calcext:value-type="float">
            <text:p>58</text:p>
          </table:table-cell>
          <table:table-cell table:formula="of:=LEN([.$B$2]) - LEN(SUBSTITUTE(LOWER([.$B$2]); [.D17]; &quot;&quot;))" office:value-type="float" office:value="81" calcext:value-type="float">
            <text:p>81</text:p>
          </table:table-cell>
          <table:table-cell table:formula="of:=LEN([.$B$2]) - LEN(SUBSTITUTE(LOWER([.$B$2]); [.E17]; &quot;&quot;))" office:value-type="float" office:value="2" calcext:value-type="float">
            <text:p>2</text:p>
          </table:table-cell>
          <table:table-cell table:formula="of:=LEN([.$B$2]) - LEN(SUBSTITUTE(LOWER([.$B$2]); [.F17]; &quot;&quot;))" office:value-type="float" office:value="8" calcext:value-type="float">
            <text:p>8</text:p>
          </table:table-cell>
          <table:table-cell table:formula="of:=LEN([.$B$2]) - LEN(SUBSTITUTE(LOWER([.$B$2]); [.G17]; &quot;&quot;))" office:value-type="float" office:value="30" calcext:value-type="float">
            <text:p>30</text:p>
          </table:table-cell>
          <table:table-cell table:formula="of:=LEN([.$B$2]) - LEN(SUBSTITUTE(LOWER([.$B$2]); [.H17]; &quot;&quot;))" office:value-type="float" office:value="23" calcext:value-type="float">
            <text:p>23</text:p>
          </table:table-cell>
          <table:table-cell table:formula="of:=LEN([.$B$2]) - LEN(SUBSTITUTE(LOWER([.$B$2]); [.I17]; &quot;&quot;))" office:value-type="float" office:value="69" calcext:value-type="float">
            <text:p>69</text:p>
          </table:table-cell>
          <table:table-cell table:formula="of:=LEN([.$B$2]) - LEN(SUBSTITUTE(LOWER([.$B$2]); [.J17]; &quot;&quot;))" office:value-type="float" office:value="64" calcext:value-type="float">
            <text:p>64</text:p>
          </table:table-cell>
          <table:table-cell table:formula="of:=LEN([.$B$2]) - LEN(SUBSTITUTE(LOWER([.$B$2]); [.K17]; &quot;&quot;))" office:value-type="float" office:value="12" calcext:value-type="float">
            <text:p>12</text:p>
          </table:table-cell>
          <table:table-cell table:formula="of:=LEN([.$B$2]) - LEN(SUBSTITUTE(LOWER([.$B$2]); [.L17]; &quot;&quot;))" office:value-type="float" office:value="0" calcext:value-type="float">
            <text:p>0</text:p>
          </table:table-cell>
          <table:table-cell table:formula="of:=LEN([.$B$2]) - LEN(SUBSTITUTE(LOWER([.$B$2]); [.M17]; &quot;&quot;))" office:value-type="float" office:value="54" calcext:value-type="float">
            <text:p>54</text:p>
          </table:table-cell>
          <table:table-cell table:formula="of:=LEN([.$B$2]) - LEN(SUBSTITUTE(LOWER([.$B$2]); [.N17]; &quot;&quot;))" office:value-type="float" office:value="56" calcext:value-type="float">
            <text:p>56</text:p>
          </table:table-cell>
          <table:table-cell table:formula="of:=LEN([.$B$2]) - LEN(SUBSTITUTE(LOWER([.$B$2]); [.O17]; &quot;&quot;))" office:value-type="float" office:value="78" calcext:value-type="float">
            <text:p>78</text:p>
          </table:table-cell>
          <table:table-cell table:formula="of:=LEN([.$B$2]) - LEN(SUBSTITUTE(LOWER([.$B$2]); [.P17]; &quot;&quot;))" office:value-type="float" office:value="27" calcext:value-type="float">
            <text:p>27</text:p>
          </table:table-cell>
          <table:table-cell table:formula="of:=LEN([.$B$2]) - LEN(SUBSTITUTE(LOWER([.$B$2]); [.Q17]; &quot;&quot;))" office:value-type="float" office:value="8" calcext:value-type="float">
            <text:p>8</text:p>
          </table:table-cell>
          <table:table-cell table:formula="of:=LEN([.$B$2]) - LEN(SUBSTITUTE(LOWER([.$B$2]); [.R17]; &quot;&quot;))" office:value-type="float" office:value="19" calcext:value-type="float">
            <text:p>19</text:p>
          </table:table-cell>
          <table:table-cell table:formula="of:=LEN([.$B$2]) - LEN(SUBSTITUTE(LOWER([.$B$2]); [.S17]; &quot;&quot;))" office:value-type="float" office:value="1" calcext:value-type="float">
            <text:p>1</text:p>
          </table:table-cell>
          <table:table-cell table:formula="of:=LEN([.$B$2]) - LEN(SUBSTITUTE(LOWER([.$B$2]); [.T17]; &quot;&quot;))" office:value-type="float" office:value="16" calcext:value-type="float">
            <text:p>16</text:p>
          </table:table-cell>
          <table:table-cell table:formula="of:=LEN([.$B$2]) - LEN(SUBSTITUTE(LOWER([.$B$2]); [.U17]; &quot;&quot;))" office:value-type="float" office:value="0" calcext:value-type="float">
            <text:p>0</text:p>
          </table:table-cell>
          <table:table-cell table:formula="of:=LEN([.$B$2]) - LEN(SUBSTITUTE(LOWER([.$B$2]); [.V17]; &quot;&quot;))" office:value-type="float" office:value="69" calcext:value-type="float">
            <text:p>69</text:p>
          </table:table-cell>
          <table:table-cell table:formula="of:=LEN([.$B$2]) - LEN(SUBSTITUTE(LOWER([.$B$2]); [.W17]; &quot;&quot;))" office:value-type="float" office:value="15" calcext:value-type="float">
            <text:p>15</text:p>
          </table:table-cell>
          <table:table-cell table:formula="of:=LEN([.$B$2]) - LEN(SUBSTITUTE(LOWER([.$B$2]); [.X17]; &quot;&quot;))" office:value-type="float" office:value="23" calcext:value-type="float">
            <text:p>23</text:p>
          </table:table-cell>
          <table:table-cell table:formula="of:=LEN([.$B$2]) - LEN(SUBSTITUTE(LOWER([.$B$2]); [.Y17]; &quot;&quot;))" office:value-type="float" office:value="35" calcext:value-type="float">
            <text:p>35</text:p>
          </table:table-cell>
          <table:table-cell table:formula="of:=LEN([.$B$2]) - LEN(SUBSTITUTE(LOWER([.$B$2]); [.Z17]; &quot;&quot;))" office:value-type="float" office:value="110" calcext:value-type="float">
            <text:p>110</text:p>
          </table:table-cell>
          <table:table-cell table:formula="of:=LEN([.$B$2]) - LEN(SUBSTITUTE(LOWER([.$B$2]); [.AA17]; &quot;&quot;))" office:value-type="float" office:value="12" calcext:value-type="float">
            <text:p>12</text:p>
          </table:table-cell>
          <table:table-cell/>
          <table:table-cell table:formula="of:=[.AC17]*[.B$9]" office:value-type="float" office:value="-61.1474059650024" calcext:value-type="float">
            <text:p>-61.1474059650024</text:p>
          </table:table-cell>
          <table:table-cell table:formula="of:=[.AD17]*[.C$9]" office:value-type="float" office:value="-244.272410764143" calcext:value-type="float">
            <text:p>-244.272410764143</text:p>
          </table:table-cell>
          <table:table-cell table:formula="of:=[.AE17]*[.D$9]" office:value-type="float" office:value="-307.411501732044" calcext:value-type="float">
            <text:p>-307.411501732044</text:p>
          </table:table-cell>
          <table:table-cell table:formula="of:=[.AF17]*[.E$9]" office:value-type="float" office:value="-6.30343050755226" calcext:value-type="float">
            <text:p>-6.30343050755226</text:p>
          </table:table-cell>
          <table:table-cell table:formula="of:=[.AG17]*[.F$9]" office:value-type="float" office:value="-16.8957408424246" calcext:value-type="float">
            <text:p>-16.8957408424246</text:p>
          </table:table-cell>
          <table:table-cell table:formula="of:=[.AH17]*[.G$9]" office:value-type="float" office:value="-115.067900409363" calcext:value-type="float">
            <text:p>-115.067900409363</text:p>
          </table:table-cell>
          <table:table-cell table:formula="of:=[.AI17]*[.H$9]" office:value-type="float" office:value="-91.4059750627781" calcext:value-type="float">
            <text:p>-91.4059750627781</text:p>
          </table:table-cell>
          <table:table-cell table:formula="of:=[.AJ17]*[.I$9]" office:value-type="float" office:value="-186.994003993496" calcext:value-type="float">
            <text:p>-186.994003993496</text:p>
          </table:table-cell>
          <table:table-cell table:formula="of:=[.AK17]*[.J$9]" office:value-type="float" office:value="-172.788690810399" calcext:value-type="float">
            <text:p>-172.788690810399</text:p>
          </table:table-cell>
          <table:table-cell table:formula="of:=[.AL17]*[.K$9]" office:value-type="float" office:value="-82.2580381536625" calcext:value-type="float">
            <text:p>-82.2580381536625</text:p>
          </table:table-cell>
          <table:table-cell table:formula="of:=[.AM17]*[.L$9]" office:value-type="float" office:value="-0" calcext:value-type="float">
            <text:p>0</text:p>
          </table:table-cell>
          <table:table-cell table:formula="of:=[.AN17]*[.M$9]" office:value-type="float" office:value="-172.00895638418" calcext:value-type="float">
            <text:p>-172.00895638418</text:p>
          </table:table-cell>
          <table:table-cell table:formula="of:=[.AO17]*[.N$9]" office:value-type="float" office:value="-201.255562353298" calcext:value-type="float">
            <text:p>-201.255562353298</text:p>
          </table:table-cell>
          <table:table-cell table:formula="of:=[.AP17]*[.O$9]" office:value-type="float" office:value="-210.919065357388" calcext:value-type="float">
            <text:p>-210.919065357388</text:p>
          </table:table-cell>
          <table:table-cell table:formula="of:=[.AQ17]*[.P$9]" office:value-type="float" office:value="-68.02530697721" calcext:value-type="float">
            <text:p>-68.02530697721</text:p>
          </table:table-cell>
          <table:table-cell table:formula="of:=[.AR17]*[.Q$9]" office:value-type="float" office:value="-33.062500597793" calcext:value-type="float">
            <text:p>-33.062500597793</text:p>
          </table:table-cell>
          <table:table-cell table:formula="of:=[.AS17]*[.R$9]" office:value-type="float" office:value="-133.718693447025" calcext:value-type="float">
            <text:p>-133.718693447025</text:p>
          </table:table-cell>
          <table:table-cell table:formula="of:=[.AT17]*[.S$9]" office:value-type="float" office:value="-2.82033807555745" calcext:value-type="float">
            <text:p>-2.82033807555745</text:p>
          </table:table-cell>
          <table:table-cell table:formula="of:=[.AU17]*[.T$9]" office:value-type="float" office:value="-43.8348908455493" calcext:value-type="float">
            <text:p>-43.8348908455493</text:p>
          </table:table-cell>
          <table:table-cell table:formula="of:=[.AV17]*[.U$9]" office:value-type="float" office:value="-0" calcext:value-type="float">
            <text:p>0</text:p>
          </table:table-cell>
          <table:table-cell table:formula="of:=[.AW17]*[.V$9]" office:value-type="float" office:value="-241.130179678443" calcext:value-type="float">
            <text:p>-241.130179678443</text:p>
          </table:table-cell>
          <table:table-cell table:formula="of:=[.AX17]*[.W$9]" office:value-type="float" office:value="-68.4483276884763" calcext:value-type="float">
            <text:p>-68.4483276884763</text:p>
          </table:table-cell>
          <table:table-cell table:formula="of:=[.AY17]*[.X$9]" office:value-type="float" office:value="-85.1966870867255" calcext:value-type="float">
            <text:p>-85.1966870867255</text:p>
          </table:table-cell>
          <table:table-cell table:formula="of:=[.AZ17]*[.Y$9]" office:value-type="float" office:value="-235.928124071124" calcext:value-type="float">
            <text:p>-235.928124071124</text:p>
          </table:table-cell>
          <table:table-cell table:formula="of:=[.BA17]*[.Z$9]" office:value-type="float" office:value="-415.75250805159" calcext:value-type="float">
            <text:p>-415.75250805159</text:p>
          </table:table-cell>
          <table:table-cell table:formula="of:=[.BB17]*[.AA$9]" office:value-type="float" office:value="-89.5970962220839" calcext:value-type="float">
            <text:p>-89.5970962220839</text:p>
          </table:table-cell>
          <table:table-cell/>
          <table:table-cell table:formula="of:=SUM([.BD17:.CC17])" office:value-type="float" office:value="-3286.24333507731" calcext:value-type="float">
            <text:p>-3286.24333507731</text:p>
          </table:table-cell>
          <table:table-cell table:formula="of:=[.A17]" office:value-type="float" office:value="1" calcext:value-type="float">
            <text:p>1</text:p>
          </table:table-cell>
          <table:table-cell table:number-columns-repeated="23"/>
        </table:table-row>
        <table:table-row table:style-name="ro1">
          <table:table-cell office:value-type="float" office:value="2" calcext:value-type="float">
            <text:p>2</text:p>
          </table:table-cell>
          <table:table-cell table:formula="of:=[.C17]" office:value-type="string" office:string-value="c" calcext:value-type="string">
            <text:p>c</text:p>
          </table:table-cell>
          <table:table-cell table:formula="of:=[.D17]" office:value-type="string" office:string-value="d" calcext:value-type="string">
            <text:p>d</text:p>
          </table:table-cell>
          <table:table-cell table:formula="of:=[.E17]" office:value-type="string" office:string-value="e" calcext:value-type="string">
            <text:p>e</text:p>
          </table:table-cell>
          <table:table-cell table:formula="of:=[.F17]" office:value-type="string" office:string-value="f" calcext:value-type="string">
            <text:p>f</text:p>
          </table:table-cell>
          <table:table-cell table:formula="of:=[.G17]" office:value-type="string" office:string-value="g" calcext:value-type="string">
            <text:p>g</text:p>
          </table:table-cell>
          <table:table-cell table:formula="of:=[.H17]" office:value-type="string" office:string-value="h" calcext:value-type="string">
            <text:p>h</text:p>
          </table:table-cell>
          <table:table-cell table:formula="of:=[.I17]" office:value-type="string" office:string-value="i" calcext:value-type="string">
            <text:p>i</text:p>
          </table:table-cell>
          <table:table-cell table:formula="of:=[.J17]" office:value-type="string" office:string-value="j" calcext:value-type="string">
            <text:p>j</text:p>
          </table:table-cell>
          <table:table-cell table:formula="of:=[.K17]" office:value-type="string" office:string-value="k" calcext:value-type="string">
            <text:p>k</text:p>
          </table:table-cell>
          <table:table-cell table:formula="of:=[.L17]" office:value-type="string" office:string-value="l" calcext:value-type="string">
            <text:p>l</text:p>
          </table:table-cell>
          <table:table-cell table:formula="of:=[.M17]" office:value-type="string" office:string-value="m" calcext:value-type="string">
            <text:p>m</text:p>
          </table:table-cell>
          <table:table-cell table:formula="of:=[.N17]" office:value-type="string" office:string-value="n" calcext:value-type="string">
            <text:p>n</text:p>
          </table:table-cell>
          <table:table-cell table:formula="of:=[.O17]" office:value-type="string" office:string-value="o" calcext:value-type="string">
            <text:p>o</text:p>
          </table:table-cell>
          <table:table-cell table:formula="of:=[.P17]" office:value-type="string" office:string-value="p" calcext:value-type="string">
            <text:p>p</text:p>
          </table:table-cell>
          <table:table-cell table:formula="of:=[.Q17]" office:value-type="string" office:string-value="q" calcext:value-type="string">
            <text:p>q</text:p>
          </table:table-cell>
          <table:table-cell table:formula="of:=[.R17]" office:value-type="string" office:string-value="r" calcext:value-type="string">
            <text:p>r</text:p>
          </table:table-cell>
          <table:table-cell table:formula="of:=[.S17]" office:value-type="string" office:string-value="s" calcext:value-type="string">
            <text:p>s</text:p>
          </table:table-cell>
          <table:table-cell table:formula="of:=[.T17]" office:value-type="string" office:string-value="t" calcext:value-type="string">
            <text:p>t</text:p>
          </table:table-cell>
          <table:table-cell table:formula="of:=[.U17]" office:value-type="string" office:string-value="u" calcext:value-type="string">
            <text:p>u</text:p>
          </table:table-cell>
          <table:table-cell table:formula="of:=[.V17]" office:value-type="string" office:string-value="v" calcext:value-type="string">
            <text:p>v</text:p>
          </table:table-cell>
          <table:table-cell table:formula="of:=[.W17]" office:value-type="string" office:string-value="w" calcext:value-type="string">
            <text:p>w</text:p>
          </table:table-cell>
          <table:table-cell table:formula="of:=[.X17]" office:value-type="string" office:string-value="x" calcext:value-type="string">
            <text:p>x</text:p>
          </table:table-cell>
          <table:table-cell table:formula="of:=[.Y17]" office:value-type="string" office:string-value="y" calcext:value-type="string">
            <text:p>y</text:p>
          </table:table-cell>
          <table:table-cell table:formula="of:=[.Z17]" office:value-type="string" office:string-value="z" calcext:value-type="string">
            <text:p>z</text:p>
          </table:table-cell>
          <table:table-cell table:formula="of:=[.AA17]" office:value-type="string" office:string-value="a" calcext:value-type="string">
            <text:p>a</text:p>
          </table:table-cell>
          <table:table-cell table:formula="of:=[.B17]" office:value-type="string" office:string-value="b" calcext:value-type="string">
            <text:p>b</text:p>
          </table:table-cell>
          <table:table-cell/>
          <table:table-cell table:formula="of:=LEN([.$B$2]) - LEN(SUBSTITUTE(LOWER([.$B$2]); [.B18]; &quot;&quot;))" office:value-type="float" office:value="58" calcext:value-type="float">
            <text:p>58</text:p>
          </table:table-cell>
          <table:table-cell table:formula="of:=LEN([.$B$2]) - LEN(SUBSTITUTE(LOWER([.$B$2]); [.C18]; &quot;&quot;))" office:value-type="float" office:value="81" calcext:value-type="float">
            <text:p>81</text:p>
          </table:table-cell>
          <table:table-cell table:formula="of:=LEN([.$B$2]) - LEN(SUBSTITUTE(LOWER([.$B$2]); [.D18]; &quot;&quot;))" office:value-type="float" office:value="2" calcext:value-type="float">
            <text:p>2</text:p>
          </table:table-cell>
          <table:table-cell table:formula="of:=LEN([.$B$2]) - LEN(SUBSTITUTE(LOWER([.$B$2]); [.E18]; &quot;&quot;))" office:value-type="float" office:value="8" calcext:value-type="float">
            <text:p>8</text:p>
          </table:table-cell>
          <table:table-cell table:formula="of:=LEN([.$B$2]) - LEN(SUBSTITUTE(LOWER([.$B$2]); [.F18]; &quot;&quot;))" office:value-type="float" office:value="30" calcext:value-type="float">
            <text:p>30</text:p>
          </table:table-cell>
          <table:table-cell table:formula="of:=LEN([.$B$2]) - LEN(SUBSTITUTE(LOWER([.$B$2]); [.G18]; &quot;&quot;))" office:value-type="float" office:value="23" calcext:value-type="float">
            <text:p>23</text:p>
          </table:table-cell>
          <table:table-cell table:formula="of:=LEN([.$B$2]) - LEN(SUBSTITUTE(LOWER([.$B$2]); [.H18]; &quot;&quot;))" office:value-type="float" office:value="69" calcext:value-type="float">
            <text:p>69</text:p>
          </table:table-cell>
          <table:table-cell table:formula="of:=LEN([.$B$2]) - LEN(SUBSTITUTE(LOWER([.$B$2]); [.I18]; &quot;&quot;))" office:value-type="float" office:value="64" calcext:value-type="float">
            <text:p>64</text:p>
          </table:table-cell>
          <table:table-cell table:formula="of:=LEN([.$B$2]) - LEN(SUBSTITUTE(LOWER([.$B$2]); [.J18]; &quot;&quot;))" office:value-type="float" office:value="12" calcext:value-type="float">
            <text:p>12</text:p>
          </table:table-cell>
          <table:table-cell table:formula="of:=LEN([.$B$2]) - LEN(SUBSTITUTE(LOWER([.$B$2]); [.K18]; &quot;&quot;))" office:value-type="float" office:value="0" calcext:value-type="float">
            <text:p>0</text:p>
          </table:table-cell>
          <table:table-cell table:formula="of:=LEN([.$B$2]) - LEN(SUBSTITUTE(LOWER([.$B$2]); [.L18]; &quot;&quot;))" office:value-type="float" office:value="54" calcext:value-type="float">
            <text:p>54</text:p>
          </table:table-cell>
          <table:table-cell table:formula="of:=LEN([.$B$2]) - LEN(SUBSTITUTE(LOWER([.$B$2]); [.M18]; &quot;&quot;))" office:value-type="float" office:value="56" calcext:value-type="float">
            <text:p>56</text:p>
          </table:table-cell>
          <table:table-cell table:formula="of:=LEN([.$B$2]) - LEN(SUBSTITUTE(LOWER([.$B$2]); [.N18]; &quot;&quot;))" office:value-type="float" office:value="78" calcext:value-type="float">
            <text:p>78</text:p>
          </table:table-cell>
          <table:table-cell table:formula="of:=LEN([.$B$2]) - LEN(SUBSTITUTE(LOWER([.$B$2]); [.O18]; &quot;&quot;))" office:value-type="float" office:value="27" calcext:value-type="float">
            <text:p>27</text:p>
          </table:table-cell>
          <table:table-cell table:formula="of:=LEN([.$B$2]) - LEN(SUBSTITUTE(LOWER([.$B$2]); [.P18]; &quot;&quot;))" office:value-type="float" office:value="8" calcext:value-type="float">
            <text:p>8</text:p>
          </table:table-cell>
          <table:table-cell table:formula="of:=LEN([.$B$2]) - LEN(SUBSTITUTE(LOWER([.$B$2]); [.Q18]; &quot;&quot;))" office:value-type="float" office:value="19" calcext:value-type="float">
            <text:p>19</text:p>
          </table:table-cell>
          <table:table-cell table:formula="of:=LEN([.$B$2]) - LEN(SUBSTITUTE(LOWER([.$B$2]); [.R18]; &quot;&quot;))" office:value-type="float" office:value="1" calcext:value-type="float">
            <text:p>1</text:p>
          </table:table-cell>
          <table:table-cell table:formula="of:=LEN([.$B$2]) - LEN(SUBSTITUTE(LOWER([.$B$2]); [.S18]; &quot;&quot;))" office:value-type="float" office:value="16" calcext:value-type="float">
            <text:p>16</text:p>
          </table:table-cell>
          <table:table-cell table:formula="of:=LEN([.$B$2]) - LEN(SUBSTITUTE(LOWER([.$B$2]); [.T18]; &quot;&quot;))" office:value-type="float" office:value="0" calcext:value-type="float">
            <text:p>0</text:p>
          </table:table-cell>
          <table:table-cell table:formula="of:=LEN([.$B$2]) - LEN(SUBSTITUTE(LOWER([.$B$2]); [.U18]; &quot;&quot;))" office:value-type="float" office:value="69" calcext:value-type="float">
            <text:p>69</text:p>
          </table:table-cell>
          <table:table-cell table:formula="of:=LEN([.$B$2]) - LEN(SUBSTITUTE(LOWER([.$B$2]); [.V18]; &quot;&quot;))" office:value-type="float" office:value="15" calcext:value-type="float">
            <text:p>15</text:p>
          </table:table-cell>
          <table:table-cell table:formula="of:=LEN([.$B$2]) - LEN(SUBSTITUTE(LOWER([.$B$2]); [.W18]; &quot;&quot;))" office:value-type="float" office:value="23" calcext:value-type="float">
            <text:p>23</text:p>
          </table:table-cell>
          <table:table-cell table:formula="of:=LEN([.$B$2]) - LEN(SUBSTITUTE(LOWER([.$B$2]); [.X18]; &quot;&quot;))" office:value-type="float" office:value="35" calcext:value-type="float">
            <text:p>35</text:p>
          </table:table-cell>
          <table:table-cell table:formula="of:=LEN([.$B$2]) - LEN(SUBSTITUTE(LOWER([.$B$2]); [.Y18]; &quot;&quot;))" office:value-type="float" office:value="110" calcext:value-type="float">
            <text:p>110</text:p>
          </table:table-cell>
          <table:table-cell table:formula="of:=LEN([.$B$2]) - LEN(SUBSTITUTE(LOWER([.$B$2]); [.Z18]; &quot;&quot;))" office:value-type="float" office:value="12" calcext:value-type="float">
            <text:p>12</text:p>
          </table:table-cell>
          <table:table-cell table:formula="of:=LEN([.$B$2]) - LEN(SUBSTITUTE(LOWER([.$B$2]); [.AA18]; &quot;&quot;))" office:value-type="float" office:value="24" calcext:value-type="float">
            <text:p>24</text:p>
          </table:table-cell>
          <table:table-cell/>
          <table:table-cell table:formula="of:=[.AC18]*[.B$9]" office:value-type="float" office:value="-147.772897748756" calcext:value-type="float">
            <text:p>-147.772897748756</text:p>
          </table:table-cell>
          <table:table-cell table:formula="of:=[.AD18]*[.C$9]" office:value-type="float" office:value="-341.139056411993" calcext:value-type="float">
            <text:p>-341.139056411993</text:p>
          </table:table-cell>
          <table:table-cell table:formula="of:=[.AE18]*[.D$9]" office:value-type="float" office:value="-7.59040745017392" calcext:value-type="float">
            <text:p>-7.59040745017392</text:p>
          </table:table-cell>
          <table:table-cell table:formula="of:=[.AF18]*[.E$9]" office:value-type="float" office:value="-25.213722030209" calcext:value-type="float">
            <text:p>-25.213722030209</text:p>
          </table:table-cell>
          <table:table-cell table:formula="of:=[.AG18]*[.F$9]" office:value-type="float" office:value="-63.3590281590924" calcext:value-type="float">
            <text:p>-63.3590281590924</text:p>
          </table:table-cell>
          <table:table-cell table:formula="of:=[.AH18]*[.G$9]" office:value-type="float" office:value="-88.2187236471785" calcext:value-type="float">
            <text:p>-88.2187236471785</text:p>
          </table:table-cell>
          <table:table-cell table:formula="of:=[.AI18]*[.H$9]" office:value-type="float" office:value="-274.217925188334" calcext:value-type="float">
            <text:p>-274.217925188334</text:p>
          </table:table-cell>
          <table:table-cell table:formula="of:=[.AJ18]*[.I$9]" office:value-type="float" office:value="-173.443713849039" calcext:value-type="float">
            <text:p>-173.443713849039</text:p>
          </table:table-cell>
          <table:table-cell table:formula="of:=[.AK18]*[.J$9]" office:value-type="float" office:value="-32.3978795269499" calcext:value-type="float">
            <text:p>-32.3978795269499</text:p>
          </table:table-cell>
          <table:table-cell table:formula="of:=[.AL18]*[.K$9]" office:value-type="float" office:value="-0" calcext:value-type="float">
            <text:p>0</text:p>
          </table:table-cell>
          <table:table-cell table:formula="of:=[.AM18]*[.L$9]" office:value-type="float" office:value="-256.462034161032" calcext:value-type="float">
            <text:p>-256.462034161032</text:p>
          </table:table-cell>
          <table:table-cell table:formula="of:=[.AN18]*[.M$9]" office:value-type="float" office:value="-178.379658472483" calcext:value-type="float">
            <text:p>-178.379658472483</text:p>
          </table:table-cell>
          <table:table-cell table:formula="of:=[.AO18]*[.N$9]" office:value-type="float" office:value="-280.320247563523" calcext:value-type="float">
            <text:p>-280.320247563523</text:p>
          </table:table-cell>
          <table:table-cell table:formula="of:=[.AP18]*[.O$9]" office:value-type="float" office:value="-73.0104457006345" calcext:value-type="float">
            <text:p>-73.0104457006345</text:p>
          </table:table-cell>
          <table:table-cell table:formula="of:=[.AQ18]*[.P$9]" office:value-type="float" office:value="-20.1556465117659" calcext:value-type="float">
            <text:p>-20.1556465117659</text:p>
          </table:table-cell>
          <table:table-cell table:formula="of:=[.AR18]*[.Q$9]" office:value-type="float" office:value="-78.5234389197583" calcext:value-type="float">
            <text:p>-78.5234389197583</text:p>
          </table:table-cell>
          <table:table-cell table:formula="of:=[.AS18]*[.R$9]" office:value-type="float" office:value="-7.03782597089605" calcext:value-type="float">
            <text:p>-7.03782597089605</text:p>
          </table:table-cell>
          <table:table-cell table:formula="of:=[.AT18]*[.S$9]" office:value-type="float" office:value="-45.1254092089192" calcext:value-type="float">
            <text:p>-45.1254092089192</text:p>
          </table:table-cell>
          <table:table-cell table:formula="of:=[.AU18]*[.T$9]" office:value-type="float" office:value="-0" calcext:value-type="float">
            <text:p>0</text:p>
          </table:table-cell>
          <table:table-cell table:formula="of:=[.AV18]*[.U$9]" office:value-type="float" office:value="-166.575304520066" calcext:value-type="float">
            <text:p>-166.575304520066</text:p>
          </table:table-cell>
          <table:table-cell table:formula="of:=[.AW18]*[.V$9]" office:value-type="float" office:value="-52.4196042779223" calcext:value-type="float">
            <text:p>-52.4196042779223</text:p>
          </table:table-cell>
          <table:table-cell table:formula="of:=[.AX18]*[.W$9]" office:value-type="float" office:value="-104.954102455664" calcext:value-type="float">
            <text:p>-104.954102455664</text:p>
          </table:table-cell>
          <table:table-cell table:formula="of:=[.AY18]*[.X$9]" office:value-type="float" office:value="-129.647132523278" calcext:value-type="float">
            <text:p>-129.647132523278</text:p>
          </table:table-cell>
          <table:table-cell table:formula="of:=[.AZ18]*[.Y$9]" office:value-type="float" office:value="-741.488389937819" calcext:value-type="float">
            <text:p>-741.488389937819</text:p>
          </table:table-cell>
          <table:table-cell table:formula="of:=[.BA18]*[.Z$9]" office:value-type="float" office:value="-45.3548190601734" calcext:value-type="float">
            <text:p>-45.3548190601734</text:p>
          </table:table-cell>
          <table:table-cell table:formula="of:=[.BB18]*[.AA$9]" office:value-type="float" office:value="-179.194192444168" calcext:value-type="float">
            <text:p>-179.194192444168</text:p>
          </table:table-cell>
          <table:table-cell/>
          <table:table-cell table:formula="of:=SUM([.BD18:.CC18])" office:value-type="float" office:value="-3512.00160573983" calcext:value-type="float">
            <text:p>-3512.00160573983</text:p>
          </table:table-cell>
          <table:table-cell table:formula="of:=[.A18]" office:value-type="float" office:value="2" calcext:value-type="float">
            <text:p>2</text:p>
          </table:table-cell>
          <table:table-cell table:number-columns-repeated="23"/>
        </table:table-row>
        <table:table-row table:style-name="ro1">
          <table:table-cell office:value-type="float" office:value="3" calcext:value-type="float">
            <text:p>3</text:p>
          </table:table-cell>
          <table:table-cell table:formula="of:=[.C18]" office:value-type="string" office:string-value="d" calcext:value-type="string">
            <text:p>d</text:p>
          </table:table-cell>
          <table:table-cell table:formula="of:=[.D18]" office:value-type="string" office:string-value="e" calcext:value-type="string">
            <text:p>e</text:p>
          </table:table-cell>
          <table:table-cell table:formula="of:=[.E18]" office:value-type="string" office:string-value="f" calcext:value-type="string">
            <text:p>f</text:p>
          </table:table-cell>
          <table:table-cell table:formula="of:=[.F18]" office:value-type="string" office:string-value="g" calcext:value-type="string">
            <text:p>g</text:p>
          </table:table-cell>
          <table:table-cell table:formula="of:=[.G18]" office:value-type="string" office:string-value="h" calcext:value-type="string">
            <text:p>h</text:p>
          </table:table-cell>
          <table:table-cell table:formula="of:=[.H18]" office:value-type="string" office:string-value="i" calcext:value-type="string">
            <text:p>i</text:p>
          </table:table-cell>
          <table:table-cell table:formula="of:=[.I18]" office:value-type="string" office:string-value="j" calcext:value-type="string">
            <text:p>j</text:p>
          </table:table-cell>
          <table:table-cell table:formula="of:=[.J18]" office:value-type="string" office:string-value="k" calcext:value-type="string">
            <text:p>k</text:p>
          </table:table-cell>
          <table:table-cell table:formula="of:=[.K18]" office:value-type="string" office:string-value="l" calcext:value-type="string">
            <text:p>l</text:p>
          </table:table-cell>
          <table:table-cell table:formula="of:=[.L18]" office:value-type="string" office:string-value="m" calcext:value-type="string">
            <text:p>m</text:p>
          </table:table-cell>
          <table:table-cell table:formula="of:=[.M18]" office:value-type="string" office:string-value="n" calcext:value-type="string">
            <text:p>n</text:p>
          </table:table-cell>
          <table:table-cell table:formula="of:=[.N18]" office:value-type="string" office:string-value="o" calcext:value-type="string">
            <text:p>o</text:p>
          </table:table-cell>
          <table:table-cell table:formula="of:=[.O18]" office:value-type="string" office:string-value="p" calcext:value-type="string">
            <text:p>p</text:p>
          </table:table-cell>
          <table:table-cell table:formula="of:=[.P18]" office:value-type="string" office:string-value="q" calcext:value-type="string">
            <text:p>q</text:p>
          </table:table-cell>
          <table:table-cell table:formula="of:=[.Q18]" office:value-type="string" office:string-value="r" calcext:value-type="string">
            <text:p>r</text:p>
          </table:table-cell>
          <table:table-cell table:formula="of:=[.R18]" office:value-type="string" office:string-value="s" calcext:value-type="string">
            <text:p>s</text:p>
          </table:table-cell>
          <table:table-cell table:formula="of:=[.S18]" office:value-type="string" office:string-value="t" calcext:value-type="string">
            <text:p>t</text:p>
          </table:table-cell>
          <table:table-cell table:formula="of:=[.T18]" office:value-type="string" office:string-value="u" calcext:value-type="string">
            <text:p>u</text:p>
          </table:table-cell>
          <table:table-cell table:formula="of:=[.U18]" office:value-type="string" office:string-value="v" calcext:value-type="string">
            <text:p>v</text:p>
          </table:table-cell>
          <table:table-cell table:formula="of:=[.V18]" office:value-type="string" office:string-value="w" calcext:value-type="string">
            <text:p>w</text:p>
          </table:table-cell>
          <table:table-cell table:formula="of:=[.W18]" office:value-type="string" office:string-value="x" calcext:value-type="string">
            <text:p>x</text:p>
          </table:table-cell>
          <table:table-cell table:formula="of:=[.X18]" office:value-type="string" office:string-value="y" calcext:value-type="string">
            <text:p>y</text:p>
          </table:table-cell>
          <table:table-cell table:formula="of:=[.Y18]" office:value-type="string" office:string-value="z" calcext:value-type="string">
            <text:p>z</text:p>
          </table:table-cell>
          <table:table-cell table:formula="of:=[.Z18]" office:value-type="string" office:string-value="a" calcext:value-type="string">
            <text:p>a</text:p>
          </table:table-cell>
          <table:table-cell table:formula="of:=[.AA18]" office:value-type="string" office:string-value="b" calcext:value-type="string">
            <text:p>b</text:p>
          </table:table-cell>
          <table:table-cell table:formula="of:=[.B18]" office:value-type="string" office:string-value="c" calcext:value-type="string">
            <text:p>c</text:p>
          </table:table-cell>
          <table:table-cell/>
          <table:table-cell table:formula="of:=LEN([.$B$2]) - LEN(SUBSTITUTE(LOWER([.$B$2]); [.B19]; &quot;&quot;))" office:value-type="float" office:value="81" calcext:value-type="float">
            <text:p>81</text:p>
          </table:table-cell>
          <table:table-cell table:formula="of:=LEN([.$B$2]) - LEN(SUBSTITUTE(LOWER([.$B$2]); [.C19]; &quot;&quot;))" office:value-type="float" office:value="2" calcext:value-type="float">
            <text:p>2</text:p>
          </table:table-cell>
          <table:table-cell table:formula="of:=LEN([.$B$2]) - LEN(SUBSTITUTE(LOWER([.$B$2]); [.D19]; &quot;&quot;))" office:value-type="float" office:value="8" calcext:value-type="float">
            <text:p>8</text:p>
          </table:table-cell>
          <table:table-cell table:formula="of:=LEN([.$B$2]) - LEN(SUBSTITUTE(LOWER([.$B$2]); [.E19]; &quot;&quot;))" office:value-type="float" office:value="30" calcext:value-type="float">
            <text:p>30</text:p>
          </table:table-cell>
          <table:table-cell table:formula="of:=LEN([.$B$2]) - LEN(SUBSTITUTE(LOWER([.$B$2]); [.F19]; &quot;&quot;))" office:value-type="float" office:value="23" calcext:value-type="float">
            <text:p>23</text:p>
          </table:table-cell>
          <table:table-cell table:formula="of:=LEN([.$B$2]) - LEN(SUBSTITUTE(LOWER([.$B$2]); [.G19]; &quot;&quot;))" office:value-type="float" office:value="69" calcext:value-type="float">
            <text:p>69</text:p>
          </table:table-cell>
          <table:table-cell table:formula="of:=LEN([.$B$2]) - LEN(SUBSTITUTE(LOWER([.$B$2]); [.H19]; &quot;&quot;))" office:value-type="float" office:value="64" calcext:value-type="float">
            <text:p>64</text:p>
          </table:table-cell>
          <table:table-cell table:formula="of:=LEN([.$B$2]) - LEN(SUBSTITUTE(LOWER([.$B$2]); [.I19]; &quot;&quot;))" office:value-type="float" office:value="12" calcext:value-type="float">
            <text:p>12</text:p>
          </table:table-cell>
          <table:table-cell table:formula="of:=LEN([.$B$2]) - LEN(SUBSTITUTE(LOWER([.$B$2]); [.J19]; &quot;&quot;))" office:value-type="float" office:value="0" calcext:value-type="float">
            <text:p>0</text:p>
          </table:table-cell>
          <table:table-cell table:formula="of:=LEN([.$B$2]) - LEN(SUBSTITUTE(LOWER([.$B$2]); [.K19]; &quot;&quot;))" office:value-type="float" office:value="54" calcext:value-type="float">
            <text:p>54</text:p>
          </table:table-cell>
          <table:table-cell table:formula="of:=LEN([.$B$2]) - LEN(SUBSTITUTE(LOWER([.$B$2]); [.L19]; &quot;&quot;))" office:value-type="float" office:value="56" calcext:value-type="float">
            <text:p>56</text:p>
          </table:table-cell>
          <table:table-cell table:formula="of:=LEN([.$B$2]) - LEN(SUBSTITUTE(LOWER([.$B$2]); [.M19]; &quot;&quot;))" office:value-type="float" office:value="78" calcext:value-type="float">
            <text:p>78</text:p>
          </table:table-cell>
          <table:table-cell table:formula="of:=LEN([.$B$2]) - LEN(SUBSTITUTE(LOWER([.$B$2]); [.N19]; &quot;&quot;))" office:value-type="float" office:value="27" calcext:value-type="float">
            <text:p>27</text:p>
          </table:table-cell>
          <table:table-cell table:formula="of:=LEN([.$B$2]) - LEN(SUBSTITUTE(LOWER([.$B$2]); [.O19]; &quot;&quot;))" office:value-type="float" office:value="8" calcext:value-type="float">
            <text:p>8</text:p>
          </table:table-cell>
          <table:table-cell table:formula="of:=LEN([.$B$2]) - LEN(SUBSTITUTE(LOWER([.$B$2]); [.P19]; &quot;&quot;))" office:value-type="float" office:value="19" calcext:value-type="float">
            <text:p>19</text:p>
          </table:table-cell>
          <table:table-cell table:formula="of:=LEN([.$B$2]) - LEN(SUBSTITUTE(LOWER([.$B$2]); [.Q19]; &quot;&quot;))" office:value-type="float" office:value="1" calcext:value-type="float">
            <text:p>1</text:p>
          </table:table-cell>
          <table:table-cell table:formula="of:=LEN([.$B$2]) - LEN(SUBSTITUTE(LOWER([.$B$2]); [.R19]; &quot;&quot;))" office:value-type="float" office:value="16" calcext:value-type="float">
            <text:p>16</text:p>
          </table:table-cell>
          <table:table-cell table:formula="of:=LEN([.$B$2]) - LEN(SUBSTITUTE(LOWER([.$B$2]); [.S19]; &quot;&quot;))" office:value-type="float" office:value="0" calcext:value-type="float">
            <text:p>0</text:p>
          </table:table-cell>
          <table:table-cell table:formula="of:=LEN([.$B$2]) - LEN(SUBSTITUTE(LOWER([.$B$2]); [.T19]; &quot;&quot;))" office:value-type="float" office:value="69" calcext:value-type="float">
            <text:p>69</text:p>
          </table:table-cell>
          <table:table-cell table:formula="of:=LEN([.$B$2]) - LEN(SUBSTITUTE(LOWER([.$B$2]); [.U19]; &quot;&quot;))" office:value-type="float" office:value="15" calcext:value-type="float">
            <text:p>15</text:p>
          </table:table-cell>
          <table:table-cell table:formula="of:=LEN([.$B$2]) - LEN(SUBSTITUTE(LOWER([.$B$2]); [.V19]; &quot;&quot;))" office:value-type="float" office:value="23" calcext:value-type="float">
            <text:p>23</text:p>
          </table:table-cell>
          <table:table-cell table:formula="of:=LEN([.$B$2]) - LEN(SUBSTITUTE(LOWER([.$B$2]); [.W19]; &quot;&quot;))" office:value-type="float" office:value="35" calcext:value-type="float">
            <text:p>35</text:p>
          </table:table-cell>
          <table:table-cell table:formula="of:=LEN([.$B$2]) - LEN(SUBSTITUTE(LOWER([.$B$2]); [.X19]; &quot;&quot;))" office:value-type="float" office:value="110" calcext:value-type="float">
            <text:p>110</text:p>
          </table:table-cell>
          <table:table-cell table:formula="of:=LEN([.$B$2]) - LEN(SUBSTITUTE(LOWER([.$B$2]); [.Y19]; &quot;&quot;))" office:value-type="float" office:value="12" calcext:value-type="float">
            <text:p>12</text:p>
          </table:table-cell>
          <table:table-cell table:formula="of:=LEN([.$B$2]) - LEN(SUBSTITUTE(LOWER([.$B$2]); [.Z19]; &quot;&quot;))" office:value-type="float" office:value="24" calcext:value-type="float">
            <text:p>24</text:p>
          </table:table-cell>
          <table:table-cell table:formula="of:=LEN([.$B$2]) - LEN(SUBSTITUTE(LOWER([.$B$2]); [.AA19]; &quot;&quot;))" office:value-type="float" office:value="58" calcext:value-type="float">
            <text:p>58</text:p>
          </table:table-cell>
          <table:table-cell/>
          <table:table-cell table:formula="of:=[.AC19]*[.B$9]" office:value-type="float" office:value="-206.372495131883" calcext:value-type="float">
            <text:p>-206.372495131883</text:p>
          </table:table-cell>
          <table:table-cell table:formula="of:=[.AD19]*[.C$9]" office:value-type="float" office:value="-8.4231865780739" calcext:value-type="float">
            <text:p>-8.4231865780739</text:p>
          </table:table-cell>
          <table:table-cell table:formula="of:=[.AE19]*[.D$9]" office:value-type="float" office:value="-30.3616298006957" calcext:value-type="float">
            <text:p>-30.3616298006957</text:p>
          </table:table-cell>
          <table:table-cell table:formula="of:=[.AF19]*[.E$9]" office:value-type="float" office:value="-94.5514576132839" calcext:value-type="float">
            <text:p>-94.5514576132839</text:p>
          </table:table-cell>
          <table:table-cell table:formula="of:=[.AG19]*[.F$9]" office:value-type="float" office:value="-48.5752549219708" calcext:value-type="float">
            <text:p>-48.5752549219708</text:p>
          </table:table-cell>
          <table:table-cell table:formula="of:=[.AH19]*[.G$9]" office:value-type="float" office:value="-264.656170941536" calcext:value-type="float">
            <text:p>-264.656170941536</text:p>
          </table:table-cell>
          <table:table-cell table:formula="of:=[.AI19]*[.H$9]" office:value-type="float" office:value="-254.347061044252" calcext:value-type="float">
            <text:p>-254.347061044252</text:p>
          </table:table-cell>
          <table:table-cell table:formula="of:=[.AJ19]*[.I$9]" office:value-type="float" office:value="-32.5206963466949" calcext:value-type="float">
            <text:p>-32.5206963466949</text:p>
          </table:table-cell>
          <table:table-cell table:formula="of:=[.AK19]*[.J$9]" office:value-type="float" office:value="-0" calcext:value-type="float">
            <text:p>0</text:p>
          </table:table-cell>
          <table:table-cell table:formula="of:=[.AL19]*[.K$9]" office:value-type="float" office:value="-370.161171691481" calcext:value-type="float">
            <text:p>-370.161171691481</text:p>
          </table:table-cell>
          <table:table-cell table:formula="of:=[.AM19]*[.L$9]" office:value-type="float" office:value="-265.960628018848" calcext:value-type="float">
            <text:p>-265.960628018848</text:p>
          </table:table-cell>
          <table:table-cell table:formula="of:=[.AN19]*[.M$9]" office:value-type="float" office:value="-248.457381443815" calcext:value-type="float">
            <text:p>-248.457381443815</text:p>
          </table:table-cell>
          <table:table-cell table:formula="of:=[.AO19]*[.N$9]" office:value-type="float" office:value="-97.0339318489117" calcext:value-type="float">
            <text:p>-97.0339318489117</text:p>
          </table:table-cell>
          <table:table-cell table:formula="of:=[.AP19]*[.O$9]" office:value-type="float" office:value="-21.6327246520398" calcext:value-type="float">
            <text:p>-21.6327246520398</text:p>
          </table:table-cell>
          <table:table-cell table:formula="of:=[.AQ19]*[.P$9]" office:value-type="float" office:value="-47.8696604654441" calcext:value-type="float">
            <text:p>-47.8696604654441</text:p>
          </table:table-cell>
          <table:table-cell table:formula="of:=[.AR19]*[.Q$9]" office:value-type="float" office:value="-4.13281257472412" calcext:value-type="float">
            <text:p>-4.13281257472412</text:p>
          </table:table-cell>
          <table:table-cell table:formula="of:=[.AS19]*[.R$9]" office:value-type="float" office:value="-112.605215534337" calcext:value-type="float">
            <text:p>-112.605215534337</text:p>
          </table:table-cell>
          <table:table-cell table:formula="of:=[.AT19]*[.S$9]" office:value-type="float" office:value="-0" calcext:value-type="float">
            <text:p>0</text:p>
          </table:table-cell>
          <table:table-cell table:formula="of:=[.AU19]*[.T$9]" office:value-type="float" office:value="-189.037966771431" calcext:value-type="float">
            <text:p>-189.037966771431</text:p>
          </table:table-cell>
          <table:table-cell table:formula="of:=[.AV19]*[.U$9]" office:value-type="float" office:value="-36.2120227217535" calcext:value-type="float">
            <text:p>-36.2120227217535</text:p>
          </table:table-cell>
          <table:table-cell table:formula="of:=[.AW19]*[.V$9]" office:value-type="float" office:value="-80.3767265594809" calcext:value-type="float">
            <text:p>-80.3767265594809</text:p>
          </table:table-cell>
          <table:table-cell table:formula="of:=[.AX19]*[.W$9]" office:value-type="float" office:value="-159.712764606445" calcext:value-type="float">
            <text:p>-159.712764606445</text:p>
          </table:table-cell>
          <table:table-cell table:formula="of:=[.AY19]*[.X$9]" office:value-type="float" office:value="-407.462416501731" calcext:value-type="float">
            <text:p>-407.462416501731</text:p>
          </table:table-cell>
          <table:table-cell table:formula="of:=[.AZ19]*[.Y$9]" office:value-type="float" office:value="-80.8896425386711" calcext:value-type="float">
            <text:p>-80.8896425386711</text:p>
          </table:table-cell>
          <table:table-cell table:formula="of:=[.BA19]*[.Z$9]" office:value-type="float" office:value="-90.7096381203468" calcext:value-type="float">
            <text:p>-90.7096381203468</text:p>
          </table:table-cell>
          <table:table-cell table:formula="of:=[.BB19]*[.AA$9]" office:value-type="float" office:value="-433.052631740072" calcext:value-type="float">
            <text:p>-433.052631740072</text:p>
          </table:table-cell>
          <table:table-cell/>
          <table:table-cell table:formula="of:=SUM([.BD19:.CC19])" office:value-type="float" office:value="-3585.11528816792" calcext:value-type="float">
            <text:p>-3585.11528816792</text:p>
          </table:table-cell>
          <table:table-cell table:formula="of:=[.A19]" office:value-type="float" office:value="3" calcext:value-type="float">
            <text:p>3</text:p>
          </table:table-cell>
          <table:table-cell table:number-columns-repeated="23"/>
        </table:table-row>
        <table:table-row table:style-name="ro1">
          <table:table-cell office:value-type="float" office:value="4" calcext:value-type="float">
            <text:p>4</text:p>
          </table:table-cell>
          <table:table-cell table:formula="of:=[.C19]" office:value-type="string" office:string-value="e" calcext:value-type="string">
            <text:p>e</text:p>
          </table:table-cell>
          <table:table-cell table:formula="of:=[.D19]" office:value-type="string" office:string-value="f" calcext:value-type="string">
            <text:p>f</text:p>
          </table:table-cell>
          <table:table-cell table:formula="of:=[.E19]" office:value-type="string" office:string-value="g" calcext:value-type="string">
            <text:p>g</text:p>
          </table:table-cell>
          <table:table-cell table:formula="of:=[.F19]" office:value-type="string" office:string-value="h" calcext:value-type="string">
            <text:p>h</text:p>
          </table:table-cell>
          <table:table-cell table:formula="of:=[.G19]" office:value-type="string" office:string-value="i" calcext:value-type="string">
            <text:p>i</text:p>
          </table:table-cell>
          <table:table-cell table:formula="of:=[.H19]" office:value-type="string" office:string-value="j" calcext:value-type="string">
            <text:p>j</text:p>
          </table:table-cell>
          <table:table-cell table:formula="of:=[.I19]" office:value-type="string" office:string-value="k" calcext:value-type="string">
            <text:p>k</text:p>
          </table:table-cell>
          <table:table-cell table:formula="of:=[.J19]" office:value-type="string" office:string-value="l" calcext:value-type="string">
            <text:p>l</text:p>
          </table:table-cell>
          <table:table-cell table:formula="of:=[.K19]" office:value-type="string" office:string-value="m" calcext:value-type="string">
            <text:p>m</text:p>
          </table:table-cell>
          <table:table-cell table:formula="of:=[.L19]" office:value-type="string" office:string-value="n" calcext:value-type="string">
            <text:p>n</text:p>
          </table:table-cell>
          <table:table-cell table:formula="of:=[.M19]" office:value-type="string" office:string-value="o" calcext:value-type="string">
            <text:p>o</text:p>
          </table:table-cell>
          <table:table-cell table:formula="of:=[.N19]" office:value-type="string" office:string-value="p" calcext:value-type="string">
            <text:p>p</text:p>
          </table:table-cell>
          <table:table-cell table:formula="of:=[.O19]" office:value-type="string" office:string-value="q" calcext:value-type="string">
            <text:p>q</text:p>
          </table:table-cell>
          <table:table-cell table:formula="of:=[.P19]" office:value-type="string" office:string-value="r" calcext:value-type="string">
            <text:p>r</text:p>
          </table:table-cell>
          <table:table-cell table:formula="of:=[.Q19]" office:value-type="string" office:string-value="s" calcext:value-type="string">
            <text:p>s</text:p>
          </table:table-cell>
          <table:table-cell table:formula="of:=[.R19]" office:value-type="string" office:string-value="t" calcext:value-type="string">
            <text:p>t</text:p>
          </table:table-cell>
          <table:table-cell table:formula="of:=[.S19]" office:value-type="string" office:string-value="u" calcext:value-type="string">
            <text:p>u</text:p>
          </table:table-cell>
          <table:table-cell table:formula="of:=[.T19]" office:value-type="string" office:string-value="v" calcext:value-type="string">
            <text:p>v</text:p>
          </table:table-cell>
          <table:table-cell table:formula="of:=[.U19]" office:value-type="string" office:string-value="w" calcext:value-type="string">
            <text:p>w</text:p>
          </table:table-cell>
          <table:table-cell table:formula="of:=[.V19]" office:value-type="string" office:string-value="x" calcext:value-type="string">
            <text:p>x</text:p>
          </table:table-cell>
          <table:table-cell table:formula="of:=[.W19]" office:value-type="string" office:string-value="y" calcext:value-type="string">
            <text:p>y</text:p>
          </table:table-cell>
          <table:table-cell table:formula="of:=[.X19]" office:value-type="string" office:string-value="z" calcext:value-type="string">
            <text:p>z</text:p>
          </table:table-cell>
          <table:table-cell table:formula="of:=[.Y19]" office:value-type="string" office:string-value="a" calcext:value-type="string">
            <text:p>a</text:p>
          </table:table-cell>
          <table:table-cell table:formula="of:=[.Z19]" office:value-type="string" office:string-value="b" calcext:value-type="string">
            <text:p>b</text:p>
          </table:table-cell>
          <table:table-cell table:formula="of:=[.AA19]" office:value-type="string" office:string-value="c" calcext:value-type="string">
            <text:p>c</text:p>
          </table:table-cell>
          <table:table-cell table:formula="of:=[.B19]" office:value-type="string" office:string-value="d" calcext:value-type="string">
            <text:p>d</text:p>
          </table:table-cell>
          <table:table-cell/>
          <table:table-cell table:formula="of:=LEN([.$B$2]) - LEN(SUBSTITUTE(LOWER([.$B$2]); [.B20]; &quot;&quot;))" office:value-type="float" office:value="2" calcext:value-type="float">
            <text:p>2</text:p>
          </table:table-cell>
          <table:table-cell table:formula="of:=LEN([.$B$2]) - LEN(SUBSTITUTE(LOWER([.$B$2]); [.C20]; &quot;&quot;))" office:value-type="float" office:value="8" calcext:value-type="float">
            <text:p>8</text:p>
          </table:table-cell>
          <table:table-cell table:formula="of:=LEN([.$B$2]) - LEN(SUBSTITUTE(LOWER([.$B$2]); [.D20]; &quot;&quot;))" office:value-type="float" office:value="30" calcext:value-type="float">
            <text:p>30</text:p>
          </table:table-cell>
          <table:table-cell table:formula="of:=LEN([.$B$2]) - LEN(SUBSTITUTE(LOWER([.$B$2]); [.E20]; &quot;&quot;))" office:value-type="float" office:value="23" calcext:value-type="float">
            <text:p>23</text:p>
          </table:table-cell>
          <table:table-cell table:formula="of:=LEN([.$B$2]) - LEN(SUBSTITUTE(LOWER([.$B$2]); [.F20]; &quot;&quot;))" office:value-type="float" office:value="69" calcext:value-type="float">
            <text:p>69</text:p>
          </table:table-cell>
          <table:table-cell table:formula="of:=LEN([.$B$2]) - LEN(SUBSTITUTE(LOWER([.$B$2]); [.G20]; &quot;&quot;))" office:value-type="float" office:value="64" calcext:value-type="float">
            <text:p>64</text:p>
          </table:table-cell>
          <table:table-cell table:formula="of:=LEN([.$B$2]) - LEN(SUBSTITUTE(LOWER([.$B$2]); [.H20]; &quot;&quot;))" office:value-type="float" office:value="12" calcext:value-type="float">
            <text:p>12</text:p>
          </table:table-cell>
          <table:table-cell table:formula="of:=LEN([.$B$2]) - LEN(SUBSTITUTE(LOWER([.$B$2]); [.I20]; &quot;&quot;))" office:value-type="float" office:value="0" calcext:value-type="float">
            <text:p>0</text:p>
          </table:table-cell>
          <table:table-cell table:formula="of:=LEN([.$B$2]) - LEN(SUBSTITUTE(LOWER([.$B$2]); [.J20]; &quot;&quot;))" office:value-type="float" office:value="54" calcext:value-type="float">
            <text:p>54</text:p>
          </table:table-cell>
          <table:table-cell table:formula="of:=LEN([.$B$2]) - LEN(SUBSTITUTE(LOWER([.$B$2]); [.K20]; &quot;&quot;))" office:value-type="float" office:value="56" calcext:value-type="float">
            <text:p>56</text:p>
          </table:table-cell>
          <table:table-cell table:formula="of:=LEN([.$B$2]) - LEN(SUBSTITUTE(LOWER([.$B$2]); [.L20]; &quot;&quot;))" office:value-type="float" office:value="78" calcext:value-type="float">
            <text:p>78</text:p>
          </table:table-cell>
          <table:table-cell table:formula="of:=LEN([.$B$2]) - LEN(SUBSTITUTE(LOWER([.$B$2]); [.M20]; &quot;&quot;))" office:value-type="float" office:value="27" calcext:value-type="float">
            <text:p>27</text:p>
          </table:table-cell>
          <table:table-cell table:formula="of:=LEN([.$B$2]) - LEN(SUBSTITUTE(LOWER([.$B$2]); [.N20]; &quot;&quot;))" office:value-type="float" office:value="8" calcext:value-type="float">
            <text:p>8</text:p>
          </table:table-cell>
          <table:table-cell table:formula="of:=LEN([.$B$2]) - LEN(SUBSTITUTE(LOWER([.$B$2]); [.O20]; &quot;&quot;))" office:value-type="float" office:value="19" calcext:value-type="float">
            <text:p>19</text:p>
          </table:table-cell>
          <table:table-cell table:formula="of:=LEN([.$B$2]) - LEN(SUBSTITUTE(LOWER([.$B$2]); [.P20]; &quot;&quot;))" office:value-type="float" office:value="1" calcext:value-type="float">
            <text:p>1</text:p>
          </table:table-cell>
          <table:table-cell table:formula="of:=LEN([.$B$2]) - LEN(SUBSTITUTE(LOWER([.$B$2]); [.Q20]; &quot;&quot;))" office:value-type="float" office:value="16" calcext:value-type="float">
            <text:p>16</text:p>
          </table:table-cell>
          <table:table-cell table:formula="of:=LEN([.$B$2]) - LEN(SUBSTITUTE(LOWER([.$B$2]); [.R20]; &quot;&quot;))" office:value-type="float" office:value="0" calcext:value-type="float">
            <text:p>0</text:p>
          </table:table-cell>
          <table:table-cell table:formula="of:=LEN([.$B$2]) - LEN(SUBSTITUTE(LOWER([.$B$2]); [.S20]; &quot;&quot;))" office:value-type="float" office:value="69" calcext:value-type="float">
            <text:p>69</text:p>
          </table:table-cell>
          <table:table-cell table:formula="of:=LEN([.$B$2]) - LEN(SUBSTITUTE(LOWER([.$B$2]); [.T20]; &quot;&quot;))" office:value-type="float" office:value="15" calcext:value-type="float">
            <text:p>15</text:p>
          </table:table-cell>
          <table:table-cell table:formula="of:=LEN([.$B$2]) - LEN(SUBSTITUTE(LOWER([.$B$2]); [.U20]; &quot;&quot;))" office:value-type="float" office:value="23" calcext:value-type="float">
            <text:p>23</text:p>
          </table:table-cell>
          <table:table-cell table:formula="of:=LEN([.$B$2]) - LEN(SUBSTITUTE(LOWER([.$B$2]); [.V20]; &quot;&quot;))" office:value-type="float" office:value="35" calcext:value-type="float">
            <text:p>35</text:p>
          </table:table-cell>
          <table:table-cell table:formula="of:=LEN([.$B$2]) - LEN(SUBSTITUTE(LOWER([.$B$2]); [.W20]; &quot;&quot;))" office:value-type="float" office:value="110" calcext:value-type="float">
            <text:p>110</text:p>
          </table:table-cell>
          <table:table-cell table:formula="of:=LEN([.$B$2]) - LEN(SUBSTITUTE(LOWER([.$B$2]); [.X20]; &quot;&quot;))" office:value-type="float" office:value="12" calcext:value-type="float">
            <text:p>12</text:p>
          </table:table-cell>
          <table:table-cell table:formula="of:=LEN([.$B$2]) - LEN(SUBSTITUTE(LOWER([.$B$2]); [.Y20]; &quot;&quot;))" office:value-type="float" office:value="24" calcext:value-type="float">
            <text:p>24</text:p>
          </table:table-cell>
          <table:table-cell table:formula="of:=LEN([.$B$2]) - LEN(SUBSTITUTE(LOWER([.$B$2]); [.Z20]; &quot;&quot;))" office:value-type="float" office:value="58" calcext:value-type="float">
            <text:p>58</text:p>
          </table:table-cell>
          <table:table-cell table:formula="of:=LEN([.$B$2]) - LEN(SUBSTITUTE(LOWER([.$B$2]); [.AA20]; &quot;&quot;))" office:value-type="float" office:value="81" calcext:value-type="float">
            <text:p>81</text:p>
          </table:table-cell>
          <table:table-cell/>
          <table:table-cell table:formula="of:=[.AC20]*[.B$9]" office:value-type="float" office:value="-5.0956171637502" calcext:value-type="float">
            <text:p>-5.0956171637502</text:p>
          </table:table-cell>
          <table:table-cell table:formula="of:=[.AD20]*[.C$9]" office:value-type="float" office:value="-33.6927463122956" calcext:value-type="float">
            <text:p>-33.6927463122956</text:p>
          </table:table-cell>
          <table:table-cell table:formula="of:=[.AE20]*[.D$9]" office:value-type="float" office:value="-113.856111752609" calcext:value-type="float">
            <text:p>-113.856111752609</text:p>
          </table:table-cell>
          <table:table-cell table:formula="of:=[.AF20]*[.E$9]" office:value-type="float" office:value="-72.489450836851" calcext:value-type="float">
            <text:p>-72.489450836851</text:p>
          </table:table-cell>
          <table:table-cell table:formula="of:=[.AG20]*[.F$9]" office:value-type="float" office:value="-145.725764765913" calcext:value-type="float">
            <text:p>-145.725764765913</text:p>
          </table:table-cell>
          <table:table-cell table:formula="of:=[.AH20]*[.G$9]" office:value-type="float" office:value="-245.478187539975" calcext:value-type="float">
            <text:p>-245.478187539975</text:p>
          </table:table-cell>
          <table:table-cell table:formula="of:=[.AI20]*[.H$9]" office:value-type="float" office:value="-47.6900739457973" calcext:value-type="float">
            <text:p>-47.6900739457973</text:p>
          </table:table-cell>
          <table:table-cell table:formula="of:=[.AJ20]*[.I$9]" office:value-type="float" office:value="-0" calcext:value-type="float">
            <text:p>0</text:p>
          </table:table-cell>
          <table:table-cell table:formula="of:=[.AK20]*[.J$9]" office:value-type="float" office:value="-145.790457871274" calcext:value-type="float">
            <text:p>-145.790457871274</text:p>
          </table:table-cell>
          <table:table-cell table:formula="of:=[.AL20]*[.K$9]" office:value-type="float" office:value="-383.870844717092" calcext:value-type="float">
            <text:p>-383.870844717092</text:p>
          </table:table-cell>
          <table:table-cell table:formula="of:=[.AM20]*[.L$9]" office:value-type="float" office:value="-370.445160454824" calcext:value-type="float">
            <text:p>-370.445160454824</text:p>
          </table:table-cell>
          <table:table-cell table:formula="of:=[.AN20]*[.M$9]" office:value-type="float" office:value="-86.00447819209" calcext:value-type="float">
            <text:p>-86.00447819209</text:p>
          </table:table-cell>
          <table:table-cell table:formula="of:=[.AO20]*[.N$9]" office:value-type="float" office:value="-28.7507946218998" calcext:value-type="float">
            <text:p>-28.7507946218998</text:p>
          </table:table-cell>
          <table:table-cell table:formula="of:=[.AP20]*[.O$9]" office:value-type="float" office:value="-51.3777210485946" calcext:value-type="float">
            <text:p>-51.3777210485946</text:p>
          </table:table-cell>
          <table:table-cell table:formula="of:=[.AQ20]*[.P$9]" office:value-type="float" office:value="-2.51945581397074" calcext:value-type="float">
            <text:p>-2.51945581397074</text:p>
          </table:table-cell>
          <table:table-cell table:formula="of:=[.AR20]*[.Q$9]" office:value-type="float" office:value="-66.1250011955859" calcext:value-type="float">
            <text:p>-66.1250011955859</text:p>
          </table:table-cell>
          <table:table-cell table:formula="of:=[.AS20]*[.R$9]" office:value-type="float" office:value="-0" calcext:value-type="float">
            <text:p>0</text:p>
          </table:table-cell>
          <table:table-cell table:formula="of:=[.AT20]*[.S$9]" office:value-type="float" office:value="-194.603327213464" calcext:value-type="float">
            <text:p>-194.603327213464</text:p>
          </table:table-cell>
          <table:table-cell table:formula="of:=[.AU20]*[.T$9]" office:value-type="float" office:value="-41.0952101677025" calcext:value-type="float">
            <text:p>-41.0952101677025</text:p>
          </table:table-cell>
          <table:table-cell table:formula="of:=[.AV20]*[.U$9]" office:value-type="float" office:value="-55.5251015066887" calcext:value-type="float">
            <text:p>-55.5251015066887</text:p>
          </table:table-cell>
          <table:table-cell table:formula="of:=[.AW20]*[.V$9]" office:value-type="float" office:value="-122.312409981819" calcext:value-type="float">
            <text:p>-122.312409981819</text:p>
          </table:table-cell>
          <table:table-cell table:formula="of:=[.AX20]*[.W$9]" office:value-type="float" office:value="-501.954403048826" calcext:value-type="float">
            <text:p>-501.954403048826</text:p>
          </table:table-cell>
          <table:table-cell table:formula="of:=[.AY20]*[.X$9]" office:value-type="float" office:value="-44.4504454365524" calcext:value-type="float">
            <text:p>-44.4504454365524</text:p>
          </table:table-cell>
          <table:table-cell table:formula="of:=[.AZ20]*[.Y$9]" office:value-type="float" office:value="-161.779285077342" calcext:value-type="float">
            <text:p>-161.779285077342</text:p>
          </table:table-cell>
          <table:table-cell table:formula="of:=[.BA20]*[.Z$9]" office:value-type="float" office:value="-219.214958790838" calcext:value-type="float">
            <text:p>-219.214958790838</text:p>
          </table:table-cell>
          <table:table-cell table:formula="of:=[.BB20]*[.AA$9]" office:value-type="float" office:value="-604.780399499066" calcext:value-type="float">
            <text:p>-604.780399499066</text:p>
          </table:table-cell>
          <table:table-cell/>
          <table:table-cell table:formula="of:=SUM([.BD20:.CC20])" office:value-type="float" office:value="-3744.62740695482" calcext:value-type="float">
            <text:p>-3744.62740695482</text:p>
          </table:table-cell>
          <table:table-cell table:formula="of:=[.A20]" office:value-type="float" office:value="4" calcext:value-type="float">
            <text:p>4</text:p>
          </table:table-cell>
          <table:table-cell table:number-columns-repeated="23"/>
        </table:table-row>
        <table:table-row table:style-name="ro1">
          <table:table-cell office:value-type="float" office:value="5" calcext:value-type="float">
            <text:p>5</text:p>
          </table:table-cell>
          <table:table-cell table:formula="of:=[.C20]" office:value-type="string" office:string-value="f" calcext:value-type="string">
            <text:p>f</text:p>
          </table:table-cell>
          <table:table-cell table:formula="of:=[.D20]" office:value-type="string" office:string-value="g" calcext:value-type="string">
            <text:p>g</text:p>
          </table:table-cell>
          <table:table-cell table:formula="of:=[.E20]" office:value-type="string" office:string-value="h" calcext:value-type="string">
            <text:p>h</text:p>
          </table:table-cell>
          <table:table-cell table:formula="of:=[.F20]" office:value-type="string" office:string-value="i" calcext:value-type="string">
            <text:p>i</text:p>
          </table:table-cell>
          <table:table-cell table:formula="of:=[.G20]" office:value-type="string" office:string-value="j" calcext:value-type="string">
            <text:p>j</text:p>
          </table:table-cell>
          <table:table-cell table:formula="of:=[.H20]" office:value-type="string" office:string-value="k" calcext:value-type="string">
            <text:p>k</text:p>
          </table:table-cell>
          <table:table-cell table:formula="of:=[.I20]" office:value-type="string" office:string-value="l" calcext:value-type="string">
            <text:p>l</text:p>
          </table:table-cell>
          <table:table-cell table:formula="of:=[.J20]" office:value-type="string" office:string-value="m" calcext:value-type="string">
            <text:p>m</text:p>
          </table:table-cell>
          <table:table-cell table:formula="of:=[.K20]" office:value-type="string" office:string-value="n" calcext:value-type="string">
            <text:p>n</text:p>
          </table:table-cell>
          <table:table-cell table:formula="of:=[.L20]" office:value-type="string" office:string-value="o" calcext:value-type="string">
            <text:p>o</text:p>
          </table:table-cell>
          <table:table-cell table:formula="of:=[.M20]" office:value-type="string" office:string-value="p" calcext:value-type="string">
            <text:p>p</text:p>
          </table:table-cell>
          <table:table-cell table:formula="of:=[.N20]" office:value-type="string" office:string-value="q" calcext:value-type="string">
            <text:p>q</text:p>
          </table:table-cell>
          <table:table-cell table:formula="of:=[.O20]" office:value-type="string" office:string-value="r" calcext:value-type="string">
            <text:p>r</text:p>
          </table:table-cell>
          <table:table-cell table:formula="of:=[.P20]" office:value-type="string" office:string-value="s" calcext:value-type="string">
            <text:p>s</text:p>
          </table:table-cell>
          <table:table-cell table:formula="of:=[.Q20]" office:value-type="string" office:string-value="t" calcext:value-type="string">
            <text:p>t</text:p>
          </table:table-cell>
          <table:table-cell table:formula="of:=[.R20]" office:value-type="string" office:string-value="u" calcext:value-type="string">
            <text:p>u</text:p>
          </table:table-cell>
          <table:table-cell table:formula="of:=[.S20]" office:value-type="string" office:string-value="v" calcext:value-type="string">
            <text:p>v</text:p>
          </table:table-cell>
          <table:table-cell table:formula="of:=[.T20]" office:value-type="string" office:string-value="w" calcext:value-type="string">
            <text:p>w</text:p>
          </table:table-cell>
          <table:table-cell table:formula="of:=[.U20]" office:value-type="string" office:string-value="x" calcext:value-type="string">
            <text:p>x</text:p>
          </table:table-cell>
          <table:table-cell table:formula="of:=[.V20]" office:value-type="string" office:string-value="y" calcext:value-type="string">
            <text:p>y</text:p>
          </table:table-cell>
          <table:table-cell table:formula="of:=[.W20]" office:value-type="string" office:string-value="z" calcext:value-type="string">
            <text:p>z</text:p>
          </table:table-cell>
          <table:table-cell table:formula="of:=[.X20]" office:value-type="string" office:string-value="a" calcext:value-type="string">
            <text:p>a</text:p>
          </table:table-cell>
          <table:table-cell table:formula="of:=[.Y20]" office:value-type="string" office:string-value="b" calcext:value-type="string">
            <text:p>b</text:p>
          </table:table-cell>
          <table:table-cell table:formula="of:=[.Z20]" office:value-type="string" office:string-value="c" calcext:value-type="string">
            <text:p>c</text:p>
          </table:table-cell>
          <table:table-cell table:formula="of:=[.AA20]" office:value-type="string" office:string-value="d" calcext:value-type="string">
            <text:p>d</text:p>
          </table:table-cell>
          <table:table-cell table:formula="of:=[.B20]" office:value-type="string" office:string-value="e" calcext:value-type="string">
            <text:p>e</text:p>
          </table:table-cell>
          <table:table-cell/>
          <table:table-cell table:formula="of:=LEN([.$B$2]) - LEN(SUBSTITUTE(LOWER([.$B$2]); [.B21]; &quot;&quot;))" office:value-type="float" office:value="8" calcext:value-type="float">
            <text:p>8</text:p>
          </table:table-cell>
          <table:table-cell table:formula="of:=LEN([.$B$2]) - LEN(SUBSTITUTE(LOWER([.$B$2]); [.C21]; &quot;&quot;))" office:value-type="float" office:value="30" calcext:value-type="float">
            <text:p>30</text:p>
          </table:table-cell>
          <table:table-cell table:formula="of:=LEN([.$B$2]) - LEN(SUBSTITUTE(LOWER([.$B$2]); [.D21]; &quot;&quot;))" office:value-type="float" office:value="23" calcext:value-type="float">
            <text:p>23</text:p>
          </table:table-cell>
          <table:table-cell table:formula="of:=LEN([.$B$2]) - LEN(SUBSTITUTE(LOWER([.$B$2]); [.E21]; &quot;&quot;))" office:value-type="float" office:value="69" calcext:value-type="float">
            <text:p>69</text:p>
          </table:table-cell>
          <table:table-cell table:formula="of:=LEN([.$B$2]) - LEN(SUBSTITUTE(LOWER([.$B$2]); [.F21]; &quot;&quot;))" office:value-type="float" office:value="64" calcext:value-type="float">
            <text:p>64</text:p>
          </table:table-cell>
          <table:table-cell table:formula="of:=LEN([.$B$2]) - LEN(SUBSTITUTE(LOWER([.$B$2]); [.G21]; &quot;&quot;))" office:value-type="float" office:value="12" calcext:value-type="float">
            <text:p>12</text:p>
          </table:table-cell>
          <table:table-cell table:formula="of:=LEN([.$B$2]) - LEN(SUBSTITUTE(LOWER([.$B$2]); [.H21]; &quot;&quot;))" office:value-type="float" office:value="0" calcext:value-type="float">
            <text:p>0</text:p>
          </table:table-cell>
          <table:table-cell table:formula="of:=LEN([.$B$2]) - LEN(SUBSTITUTE(LOWER([.$B$2]); [.I21]; &quot;&quot;))" office:value-type="float" office:value="54" calcext:value-type="float">
            <text:p>54</text:p>
          </table:table-cell>
          <table:table-cell table:formula="of:=LEN([.$B$2]) - LEN(SUBSTITUTE(LOWER([.$B$2]); [.J21]; &quot;&quot;))" office:value-type="float" office:value="56" calcext:value-type="float">
            <text:p>56</text:p>
          </table:table-cell>
          <table:table-cell table:formula="of:=LEN([.$B$2]) - LEN(SUBSTITUTE(LOWER([.$B$2]); [.K21]; &quot;&quot;))" office:value-type="float" office:value="78" calcext:value-type="float">
            <text:p>78</text:p>
          </table:table-cell>
          <table:table-cell table:formula="of:=LEN([.$B$2]) - LEN(SUBSTITUTE(LOWER([.$B$2]); [.L21]; &quot;&quot;))" office:value-type="float" office:value="27" calcext:value-type="float">
            <text:p>27</text:p>
          </table:table-cell>
          <table:table-cell table:formula="of:=LEN([.$B$2]) - LEN(SUBSTITUTE(LOWER([.$B$2]); [.M21]; &quot;&quot;))" office:value-type="float" office:value="8" calcext:value-type="float">
            <text:p>8</text:p>
          </table:table-cell>
          <table:table-cell table:formula="of:=LEN([.$B$2]) - LEN(SUBSTITUTE(LOWER([.$B$2]); [.N21]; &quot;&quot;))" office:value-type="float" office:value="19" calcext:value-type="float">
            <text:p>19</text:p>
          </table:table-cell>
          <table:table-cell table:formula="of:=LEN([.$B$2]) - LEN(SUBSTITUTE(LOWER([.$B$2]); [.O21]; &quot;&quot;))" office:value-type="float" office:value="1" calcext:value-type="float">
            <text:p>1</text:p>
          </table:table-cell>
          <table:table-cell table:formula="of:=LEN([.$B$2]) - LEN(SUBSTITUTE(LOWER([.$B$2]); [.P21]; &quot;&quot;))" office:value-type="float" office:value="16" calcext:value-type="float">
            <text:p>16</text:p>
          </table:table-cell>
          <table:table-cell table:formula="of:=LEN([.$B$2]) - LEN(SUBSTITUTE(LOWER([.$B$2]); [.Q21]; &quot;&quot;))" office:value-type="float" office:value="0" calcext:value-type="float">
            <text:p>0</text:p>
          </table:table-cell>
          <table:table-cell table:formula="of:=LEN([.$B$2]) - LEN(SUBSTITUTE(LOWER([.$B$2]); [.R21]; &quot;&quot;))" office:value-type="float" office:value="69" calcext:value-type="float">
            <text:p>69</text:p>
          </table:table-cell>
          <table:table-cell table:formula="of:=LEN([.$B$2]) - LEN(SUBSTITUTE(LOWER([.$B$2]); [.S21]; &quot;&quot;))" office:value-type="float" office:value="15" calcext:value-type="float">
            <text:p>15</text:p>
          </table:table-cell>
          <table:table-cell table:formula="of:=LEN([.$B$2]) - LEN(SUBSTITUTE(LOWER([.$B$2]); [.T21]; &quot;&quot;))" office:value-type="float" office:value="23" calcext:value-type="float">
            <text:p>23</text:p>
          </table:table-cell>
          <table:table-cell table:formula="of:=LEN([.$B$2]) - LEN(SUBSTITUTE(LOWER([.$B$2]); [.U21]; &quot;&quot;))" office:value-type="float" office:value="35" calcext:value-type="float">
            <text:p>35</text:p>
          </table:table-cell>
          <table:table-cell table:formula="of:=LEN([.$B$2]) - LEN(SUBSTITUTE(LOWER([.$B$2]); [.V21]; &quot;&quot;))" office:value-type="float" office:value="110" calcext:value-type="float">
            <text:p>110</text:p>
          </table:table-cell>
          <table:table-cell table:formula="of:=LEN([.$B$2]) - LEN(SUBSTITUTE(LOWER([.$B$2]); [.W21]; &quot;&quot;))" office:value-type="float" office:value="12" calcext:value-type="float">
            <text:p>12</text:p>
          </table:table-cell>
          <table:table-cell table:formula="of:=LEN([.$B$2]) - LEN(SUBSTITUTE(LOWER([.$B$2]); [.X21]; &quot;&quot;))" office:value-type="float" office:value="24" calcext:value-type="float">
            <text:p>24</text:p>
          </table:table-cell>
          <table:table-cell table:formula="of:=LEN([.$B$2]) - LEN(SUBSTITUTE(LOWER([.$B$2]); [.Y21]; &quot;&quot;))" office:value-type="float" office:value="58" calcext:value-type="float">
            <text:p>58</text:p>
          </table:table-cell>
          <table:table-cell table:formula="of:=LEN([.$B$2]) - LEN(SUBSTITUTE(LOWER([.$B$2]); [.Z21]; &quot;&quot;))" office:value-type="float" office:value="81" calcext:value-type="float">
            <text:p>81</text:p>
          </table:table-cell>
          <table:table-cell table:formula="of:=LEN([.$B$2]) - LEN(SUBSTITUTE(LOWER([.$B$2]); [.AA21]; &quot;&quot;))" office:value-type="float" office:value="2" calcext:value-type="float">
            <text:p>2</text:p>
          </table:table-cell>
          <table:table-cell/>
          <table:table-cell table:formula="of:=[.AC21]*[.B$9]" office:value-type="float" office:value="-20.3824686550008" calcext:value-type="float">
            <text:p>-20.3824686550008</text:p>
          </table:table-cell>
          <table:table-cell table:formula="of:=[.AD21]*[.C$9]" office:value-type="float" office:value="-126.347798671109" calcext:value-type="float">
            <text:p>-126.347798671109</text:p>
          </table:table-cell>
          <table:table-cell table:formula="of:=[.AE21]*[.D$9]" office:value-type="float" office:value="-87.2896856770001" calcext:value-type="float">
            <text:p>-87.2896856770001</text:p>
          </table:table-cell>
          <table:table-cell table:formula="of:=[.AF21]*[.E$9]" office:value-type="float" office:value="-217.468352510553" calcext:value-type="float">
            <text:p>-217.468352510553</text:p>
          </table:table-cell>
          <table:table-cell table:formula="of:=[.AG21]*[.F$9]" office:value-type="float" office:value="-135.165926739397" calcext:value-type="float">
            <text:p>-135.165926739397</text:p>
          </table:table-cell>
          <table:table-cell table:formula="of:=[.AH21]*[.G$9]" office:value-type="float" office:value="-46.0271601637453" calcext:value-type="float">
            <text:p>-46.0271601637453</text:p>
          </table:table-cell>
          <table:table-cell table:formula="of:=[.AI21]*[.H$9]" office:value-type="float" office:value="-0" calcext:value-type="float">
            <text:p>0</text:p>
          </table:table-cell>
          <table:table-cell table:formula="of:=[.AJ21]*[.I$9]" office:value-type="float" office:value="-146.343133560127" calcext:value-type="float">
            <text:p>-146.343133560127</text:p>
          </table:table-cell>
          <table:table-cell table:formula="of:=[.AK21]*[.J$9]" office:value-type="float" office:value="-151.190104459099" calcext:value-type="float">
            <text:p>-151.190104459099</text:p>
          </table:table-cell>
          <table:table-cell table:formula="of:=[.AL21]*[.K$9]" office:value-type="float" office:value="-534.677247998806" calcext:value-type="float">
            <text:p>-534.677247998806</text:p>
          </table:table-cell>
          <table:table-cell table:formula="of:=[.AM21]*[.L$9]" office:value-type="float" office:value="-128.231017080516" calcext:value-type="float">
            <text:p>-128.231017080516</text:p>
          </table:table-cell>
          <table:table-cell table:formula="of:=[.AN21]*[.M$9]" office:value-type="float" office:value="-25.4828083532118" calcext:value-type="float">
            <text:p>-25.4828083532118</text:p>
          </table:table-cell>
          <table:table-cell table:formula="of:=[.AO21]*[.N$9]" office:value-type="float" office:value="-68.2831372270119" calcext:value-type="float">
            <text:p>-68.2831372270119</text:p>
          </table:table-cell>
          <table:table-cell table:formula="of:=[.AP21]*[.O$9]" office:value-type="float" office:value="-2.70409058150498" calcext:value-type="float">
            <text:p>-2.70409058150498</text:p>
          </table:table-cell>
          <table:table-cell table:formula="of:=[.AQ21]*[.P$9]" office:value-type="float" office:value="-40.3112930235318" calcext:value-type="float">
            <text:p>-40.3112930235318</text:p>
          </table:table-cell>
          <table:table-cell table:formula="of:=[.AR21]*[.Q$9]" office:value-type="float" office:value="-0" calcext:value-type="float">
            <text:p>0</text:p>
          </table:table-cell>
          <table:table-cell table:formula="of:=[.AS21]*[.R$9]" office:value-type="float" office:value="-485.609991991827" calcext:value-type="float">
            <text:p>-485.609991991827</text:p>
          </table:table-cell>
          <table:table-cell table:formula="of:=[.AT21]*[.S$9]" office:value-type="float" office:value="-42.3050711333618" calcext:value-type="float">
            <text:p>-42.3050711333618</text:p>
          </table:table-cell>
          <table:table-cell table:formula="of:=[.AU21]*[.T$9]" office:value-type="float" office:value="-63.0126555904771" calcext:value-type="float">
            <text:p>-63.0126555904771</text:p>
          </table:table-cell>
          <table:table-cell table:formula="of:=[.AV21]*[.U$9]" office:value-type="float" office:value="-84.4947196840915" calcext:value-type="float">
            <text:p>-84.4947196840915</text:p>
          </table:table-cell>
          <table:table-cell table:formula="of:=[.AW21]*[.V$9]" office:value-type="float" office:value="-384.41043137143" calcext:value-type="float">
            <text:p>-384.41043137143</text:p>
          </table:table-cell>
          <table:table-cell table:formula="of:=[.AX21]*[.W$9]" office:value-type="float" office:value="-54.758662150781" calcext:value-type="float">
            <text:p>-54.758662150781</text:p>
          </table:table-cell>
          <table:table-cell table:formula="of:=[.AY21]*[.X$9]" office:value-type="float" office:value="-88.9008908731049" calcext:value-type="float">
            <text:p>-88.9008908731049</text:p>
          </table:table-cell>
          <table:table-cell table:formula="of:=[.AZ21]*[.Y$9]" office:value-type="float" office:value="-390.966605603577" calcext:value-type="float">
            <text:p>-390.966605603577</text:p>
          </table:table-cell>
          <table:table-cell table:formula="of:=[.BA21]*[.Z$9]" office:value-type="float" office:value="-306.14502865617" calcext:value-type="float">
            <text:p>-306.14502865617</text:p>
          </table:table-cell>
          <table:table-cell table:formula="of:=[.BB21]*[.AA$9]" office:value-type="float" office:value="-14.9328493703473" calcext:value-type="float">
            <text:p>-14.9328493703473</text:p>
          </table:table-cell>
          <table:table-cell/>
          <table:table-cell table:formula="of:=SUM([.BD21:.CC21])" office:value-type="float" office:value="-3645.44113112578" calcext:value-type="float">
            <text:p>-3645.44113112578</text:p>
          </table:table-cell>
          <table:table-cell table:formula="of:=[.A21]" office:value-type="float" office:value="5" calcext:value-type="float">
            <text:p>5</text:p>
          </table:table-cell>
          <table:table-cell table:number-columns-repeated="23"/>
        </table:table-row>
        <table:table-row table:style-name="ro1">
          <table:table-cell office:value-type="float" office:value="6" calcext:value-type="float">
            <text:p>6</text:p>
          </table:table-cell>
          <table:table-cell table:formula="of:=[.C21]" office:value-type="string" office:string-value="g" calcext:value-type="string">
            <text:p>g</text:p>
          </table:table-cell>
          <table:table-cell table:formula="of:=[.D21]" office:value-type="string" office:string-value="h" calcext:value-type="string">
            <text:p>h</text:p>
          </table:table-cell>
          <table:table-cell table:formula="of:=[.E21]" office:value-type="string" office:string-value="i" calcext:value-type="string">
            <text:p>i</text:p>
          </table:table-cell>
          <table:table-cell table:formula="of:=[.F21]" office:value-type="string" office:string-value="j" calcext:value-type="string">
            <text:p>j</text:p>
          </table:table-cell>
          <table:table-cell table:formula="of:=[.G21]" office:value-type="string" office:string-value="k" calcext:value-type="string">
            <text:p>k</text:p>
          </table:table-cell>
          <table:table-cell table:formula="of:=[.H21]" office:value-type="string" office:string-value="l" calcext:value-type="string">
            <text:p>l</text:p>
          </table:table-cell>
          <table:table-cell table:formula="of:=[.I21]" office:value-type="string" office:string-value="m" calcext:value-type="string">
            <text:p>m</text:p>
          </table:table-cell>
          <table:table-cell table:formula="of:=[.J21]" office:value-type="string" office:string-value="n" calcext:value-type="string">
            <text:p>n</text:p>
          </table:table-cell>
          <table:table-cell table:formula="of:=[.K21]" office:value-type="string" office:string-value="o" calcext:value-type="string">
            <text:p>o</text:p>
          </table:table-cell>
          <table:table-cell table:formula="of:=[.L21]" office:value-type="string" office:string-value="p" calcext:value-type="string">
            <text:p>p</text:p>
          </table:table-cell>
          <table:table-cell table:formula="of:=[.M21]" office:value-type="string" office:string-value="q" calcext:value-type="string">
            <text:p>q</text:p>
          </table:table-cell>
          <table:table-cell table:formula="of:=[.N21]" office:value-type="string" office:string-value="r" calcext:value-type="string">
            <text:p>r</text:p>
          </table:table-cell>
          <table:table-cell table:formula="of:=[.O21]" office:value-type="string" office:string-value="s" calcext:value-type="string">
            <text:p>s</text:p>
          </table:table-cell>
          <table:table-cell table:formula="of:=[.P21]" office:value-type="string" office:string-value="t" calcext:value-type="string">
            <text:p>t</text:p>
          </table:table-cell>
          <table:table-cell table:formula="of:=[.Q21]" office:value-type="string" office:string-value="u" calcext:value-type="string">
            <text:p>u</text:p>
          </table:table-cell>
          <table:table-cell table:formula="of:=[.R21]" office:value-type="string" office:string-value="v" calcext:value-type="string">
            <text:p>v</text:p>
          </table:table-cell>
          <table:table-cell table:formula="of:=[.S21]" office:value-type="string" office:string-value="w" calcext:value-type="string">
            <text:p>w</text:p>
          </table:table-cell>
          <table:table-cell table:formula="of:=[.T21]" office:value-type="string" office:string-value="x" calcext:value-type="string">
            <text:p>x</text:p>
          </table:table-cell>
          <table:table-cell table:formula="of:=[.U21]" office:value-type="string" office:string-value="y" calcext:value-type="string">
            <text:p>y</text:p>
          </table:table-cell>
          <table:table-cell table:formula="of:=[.V21]" office:value-type="string" office:string-value="z" calcext:value-type="string">
            <text:p>z</text:p>
          </table:table-cell>
          <table:table-cell table:formula="of:=[.W21]" office:value-type="string" office:string-value="a" calcext:value-type="string">
            <text:p>a</text:p>
          </table:table-cell>
          <table:table-cell table:formula="of:=[.X21]" office:value-type="string" office:string-value="b" calcext:value-type="string">
            <text:p>b</text:p>
          </table:table-cell>
          <table:table-cell table:formula="of:=[.Y21]" office:value-type="string" office:string-value="c" calcext:value-type="string">
            <text:p>c</text:p>
          </table:table-cell>
          <table:table-cell table:formula="of:=[.Z21]" office:value-type="string" office:string-value="d" calcext:value-type="string">
            <text:p>d</text:p>
          </table:table-cell>
          <table:table-cell table:formula="of:=[.AA21]" office:value-type="string" office:string-value="e" calcext:value-type="string">
            <text:p>e</text:p>
          </table:table-cell>
          <table:table-cell table:formula="of:=[.B21]" office:value-type="string" office:string-value="f" calcext:value-type="string">
            <text:p>f</text:p>
          </table:table-cell>
          <table:table-cell/>
          <table:table-cell table:formula="of:=LEN([.$B$2]) - LEN(SUBSTITUTE(LOWER([.$B$2]); [.B22]; &quot;&quot;))" office:value-type="float" office:value="30" calcext:value-type="float">
            <text:p>30</text:p>
          </table:table-cell>
          <table:table-cell table:formula="of:=LEN([.$B$2]) - LEN(SUBSTITUTE(LOWER([.$B$2]); [.C22]; &quot;&quot;))" office:value-type="float" office:value="23" calcext:value-type="float">
            <text:p>23</text:p>
          </table:table-cell>
          <table:table-cell table:formula="of:=LEN([.$B$2]) - LEN(SUBSTITUTE(LOWER([.$B$2]); [.D22]; &quot;&quot;))" office:value-type="float" office:value="69" calcext:value-type="float">
            <text:p>69</text:p>
          </table:table-cell>
          <table:table-cell table:formula="of:=LEN([.$B$2]) - LEN(SUBSTITUTE(LOWER([.$B$2]); [.E22]; &quot;&quot;))" office:value-type="float" office:value="64" calcext:value-type="float">
            <text:p>64</text:p>
          </table:table-cell>
          <table:table-cell table:formula="of:=LEN([.$B$2]) - LEN(SUBSTITUTE(LOWER([.$B$2]); [.F22]; &quot;&quot;))" office:value-type="float" office:value="12" calcext:value-type="float">
            <text:p>12</text:p>
          </table:table-cell>
          <table:table-cell table:formula="of:=LEN([.$B$2]) - LEN(SUBSTITUTE(LOWER([.$B$2]); [.G22]; &quot;&quot;))" office:value-type="float" office:value="0" calcext:value-type="float">
            <text:p>0</text:p>
          </table:table-cell>
          <table:table-cell table:formula="of:=LEN([.$B$2]) - LEN(SUBSTITUTE(LOWER([.$B$2]); [.H22]; &quot;&quot;))" office:value-type="float" office:value="54" calcext:value-type="float">
            <text:p>54</text:p>
          </table:table-cell>
          <table:table-cell table:formula="of:=LEN([.$B$2]) - LEN(SUBSTITUTE(LOWER([.$B$2]); [.I22]; &quot;&quot;))" office:value-type="float" office:value="56" calcext:value-type="float">
            <text:p>56</text:p>
          </table:table-cell>
          <table:table-cell table:formula="of:=LEN([.$B$2]) - LEN(SUBSTITUTE(LOWER([.$B$2]); [.J22]; &quot;&quot;))" office:value-type="float" office:value="78" calcext:value-type="float">
            <text:p>78</text:p>
          </table:table-cell>
          <table:table-cell table:formula="of:=LEN([.$B$2]) - LEN(SUBSTITUTE(LOWER([.$B$2]); [.K22]; &quot;&quot;))" office:value-type="float" office:value="27" calcext:value-type="float">
            <text:p>27</text:p>
          </table:table-cell>
          <table:table-cell table:formula="of:=LEN([.$B$2]) - LEN(SUBSTITUTE(LOWER([.$B$2]); [.L22]; &quot;&quot;))" office:value-type="float" office:value="8" calcext:value-type="float">
            <text:p>8</text:p>
          </table:table-cell>
          <table:table-cell table:formula="of:=LEN([.$B$2]) - LEN(SUBSTITUTE(LOWER([.$B$2]); [.M22]; &quot;&quot;))" office:value-type="float" office:value="19" calcext:value-type="float">
            <text:p>19</text:p>
          </table:table-cell>
          <table:table-cell table:formula="of:=LEN([.$B$2]) - LEN(SUBSTITUTE(LOWER([.$B$2]); [.N22]; &quot;&quot;))" office:value-type="float" office:value="1" calcext:value-type="float">
            <text:p>1</text:p>
          </table:table-cell>
          <table:table-cell table:formula="of:=LEN([.$B$2]) - LEN(SUBSTITUTE(LOWER([.$B$2]); [.O22]; &quot;&quot;))" office:value-type="float" office:value="16" calcext:value-type="float">
            <text:p>16</text:p>
          </table:table-cell>
          <table:table-cell table:formula="of:=LEN([.$B$2]) - LEN(SUBSTITUTE(LOWER([.$B$2]); [.P22]; &quot;&quot;))" office:value-type="float" office:value="0" calcext:value-type="float">
            <text:p>0</text:p>
          </table:table-cell>
          <table:table-cell table:formula="of:=LEN([.$B$2]) - LEN(SUBSTITUTE(LOWER([.$B$2]); [.Q22]; &quot;&quot;))" office:value-type="float" office:value="69" calcext:value-type="float">
            <text:p>69</text:p>
          </table:table-cell>
          <table:table-cell table:formula="of:=LEN([.$B$2]) - LEN(SUBSTITUTE(LOWER([.$B$2]); [.R22]; &quot;&quot;))" office:value-type="float" office:value="15" calcext:value-type="float">
            <text:p>15</text:p>
          </table:table-cell>
          <table:table-cell table:formula="of:=LEN([.$B$2]) - LEN(SUBSTITUTE(LOWER([.$B$2]); [.S22]; &quot;&quot;))" office:value-type="float" office:value="23" calcext:value-type="float">
            <text:p>23</text:p>
          </table:table-cell>
          <table:table-cell table:formula="of:=LEN([.$B$2]) - LEN(SUBSTITUTE(LOWER([.$B$2]); [.T22]; &quot;&quot;))" office:value-type="float" office:value="35" calcext:value-type="float">
            <text:p>35</text:p>
          </table:table-cell>
          <table:table-cell table:formula="of:=LEN([.$B$2]) - LEN(SUBSTITUTE(LOWER([.$B$2]); [.U22]; &quot;&quot;))" office:value-type="float" office:value="110" calcext:value-type="float">
            <text:p>110</text:p>
          </table:table-cell>
          <table:table-cell table:formula="of:=LEN([.$B$2]) - LEN(SUBSTITUTE(LOWER([.$B$2]); [.V22]; &quot;&quot;))" office:value-type="float" office:value="12" calcext:value-type="float">
            <text:p>12</text:p>
          </table:table-cell>
          <table:table-cell table:formula="of:=LEN([.$B$2]) - LEN(SUBSTITUTE(LOWER([.$B$2]); [.W22]; &quot;&quot;))" office:value-type="float" office:value="24" calcext:value-type="float">
            <text:p>24</text:p>
          </table:table-cell>
          <table:table-cell table:formula="of:=LEN([.$B$2]) - LEN(SUBSTITUTE(LOWER([.$B$2]); [.X22]; &quot;&quot;))" office:value-type="float" office:value="58" calcext:value-type="float">
            <text:p>58</text:p>
          </table:table-cell>
          <table:table-cell table:formula="of:=LEN([.$B$2]) - LEN(SUBSTITUTE(LOWER([.$B$2]); [.Y22]; &quot;&quot;))" office:value-type="float" office:value="81" calcext:value-type="float">
            <text:p>81</text:p>
          </table:table-cell>
          <table:table-cell table:formula="of:=LEN([.$B$2]) - LEN(SUBSTITUTE(LOWER([.$B$2]); [.Z22]; &quot;&quot;))" office:value-type="float" office:value="2" calcext:value-type="float">
            <text:p>2</text:p>
          </table:table-cell>
          <table:table-cell table:formula="of:=LEN([.$B$2]) - LEN(SUBSTITUTE(LOWER([.$B$2]); [.AA22]; &quot;&quot;))" office:value-type="float" office:value="8" calcext:value-type="float">
            <text:p>8</text:p>
          </table:table-cell>
          <table:table-cell/>
          <table:table-cell table:formula="of:=[.AC22]*[.B$9]" office:value-type="float" office:value="-76.434257456253" calcext:value-type="float">
            <text:p>-76.434257456253</text:p>
          </table:table-cell>
          <table:table-cell table:formula="of:=[.AD22]*[.C$9]" office:value-type="float" office:value="-96.8666456478498" calcext:value-type="float">
            <text:p>-96.8666456478498</text:p>
          </table:table-cell>
          <table:table-cell table:formula="of:=[.AE22]*[.D$9]" office:value-type="float" office:value="-261.869057031" calcext:value-type="float">
            <text:p>-261.869057031</text:p>
          </table:table-cell>
          <table:table-cell table:formula="of:=[.AF22]*[.E$9]" office:value-type="float" office:value="-201.709776241672" calcext:value-type="float">
            <text:p>-201.709776241672</text:p>
          </table:table-cell>
          <table:table-cell table:formula="of:=[.AG22]*[.F$9]" office:value-type="float" office:value="-25.343611263637" calcext:value-type="float">
            <text:p>-25.343611263637</text:p>
          </table:table-cell>
          <table:table-cell table:formula="of:=[.AH22]*[.G$9]" office:value-type="float" office:value="-0" calcext:value-type="float">
            <text:p>0</text:p>
          </table:table-cell>
          <table:table-cell table:formula="of:=[.AI22]*[.H$9]" office:value-type="float" office:value="-214.605332756088" calcext:value-type="float">
            <text:p>-214.605332756088</text:p>
          </table:table-cell>
          <table:table-cell table:formula="of:=[.AJ22]*[.I$9]" office:value-type="float" office:value="-151.763249617909" calcext:value-type="float">
            <text:p>-151.763249617909</text:p>
          </table:table-cell>
          <table:table-cell table:formula="of:=[.AK22]*[.J$9]" office:value-type="float" office:value="-210.586216925174" calcext:value-type="float">
            <text:p>-210.586216925174</text:p>
          </table:table-cell>
          <table:table-cell table:formula="of:=[.AL22]*[.K$9]" office:value-type="float" office:value="-185.080585845741" calcext:value-type="float">
            <text:p>-185.080585845741</text:p>
          </table:table-cell>
          <table:table-cell table:formula="of:=[.AM22]*[.L$9]" office:value-type="float" office:value="-37.994375431264" calcext:value-type="float">
            <text:p>-37.994375431264</text:p>
          </table:table-cell>
          <table:table-cell table:formula="of:=[.AN22]*[.M$9]" office:value-type="float" office:value="-60.5216698388781" calcext:value-type="float">
            <text:p>-60.5216698388781</text:p>
          </table:table-cell>
          <table:table-cell table:formula="of:=[.AO22]*[.N$9]" office:value-type="float" office:value="-3.59384932773747" calcext:value-type="float">
            <text:p>-3.59384932773747</text:p>
          </table:table-cell>
          <table:table-cell table:formula="of:=[.AP22]*[.O$9]" office:value-type="float" office:value="-43.2654493040797" calcext:value-type="float">
            <text:p>-43.2654493040797</text:p>
          </table:table-cell>
          <table:table-cell table:formula="of:=[.AQ22]*[.P$9]" office:value-type="float" office:value="-0" calcext:value-type="float">
            <text:p>0</text:p>
          </table:table-cell>
          <table:table-cell table:formula="of:=[.AR22]*[.Q$9]" office:value-type="float" office:value="-285.164067655964" calcext:value-type="float">
            <text:p>-285.164067655964</text:p>
          </table:table-cell>
          <table:table-cell table:formula="of:=[.AS22]*[.R$9]" office:value-type="float" office:value="-105.567389563441" calcext:value-type="float">
            <text:p>-105.567389563441</text:p>
          </table:table-cell>
          <table:table-cell table:formula="of:=[.AT22]*[.S$9]" office:value-type="float" office:value="-64.8677757378214" calcext:value-type="float">
            <text:p>-64.8677757378214</text:p>
          </table:table-cell>
          <table:table-cell table:formula="of:=[.AU22]*[.T$9]" office:value-type="float" office:value="-95.8888237246391" calcext:value-type="float">
            <text:p>-95.8888237246391</text:p>
          </table:table-cell>
          <table:table-cell table:formula="of:=[.AV22]*[.U$9]" office:value-type="float" office:value="-265.554833292859" calcext:value-type="float">
            <text:p>-265.554833292859</text:p>
          </table:table-cell>
          <table:table-cell table:formula="of:=[.AW22]*[.V$9]" office:value-type="float" office:value="-41.9356834223378" calcext:value-type="float">
            <text:p>-41.9356834223378</text:p>
          </table:table-cell>
          <table:table-cell table:formula="of:=[.AX22]*[.W$9]" office:value-type="float" office:value="-109.517324301562" calcext:value-type="float">
            <text:p>-109.517324301562</text:p>
          </table:table-cell>
          <table:table-cell table:formula="of:=[.AY22]*[.X$9]" office:value-type="float" office:value="-214.843819610003" calcext:value-type="float">
            <text:p>-214.843819610003</text:p>
          </table:table-cell>
          <table:table-cell table:formula="of:=[.AZ22]*[.Y$9]" office:value-type="float" office:value="-546.00508713603" calcext:value-type="float">
            <text:p>-546.00508713603</text:p>
          </table:table-cell>
          <table:table-cell table:formula="of:=[.BA22]*[.Z$9]" office:value-type="float" office:value="-7.5591365100289" calcext:value-type="float">
            <text:p>-7.5591365100289</text:p>
          </table:table-cell>
          <table:table-cell table:formula="of:=[.BB22]*[.AA$9]" office:value-type="float" office:value="-59.7313974813893" calcext:value-type="float">
            <text:p>-59.7313974813893</text:p>
          </table:table-cell>
          <table:table-cell/>
          <table:table-cell table:formula="of:=SUM([.BD22:.CC22])" office:value-type="float" office:value="-3366.26941512336" calcext:value-type="float">
            <text:p>-3366.26941512336</text:p>
          </table:table-cell>
          <table:table-cell table:formula="of:=[.A22]" office:value-type="float" office:value="6" calcext:value-type="float">
            <text:p>6</text:p>
          </table:table-cell>
          <table:table-cell table:number-columns-repeated="23"/>
        </table:table-row>
        <table:table-row table:style-name="ro1">
          <table:table-cell office:value-type="float" office:value="7" calcext:value-type="float">
            <text:p>7</text:p>
          </table:table-cell>
          <table:table-cell table:formula="of:=[.C22]" office:value-type="string" office:string-value="h" calcext:value-type="string">
            <text:p>h</text:p>
          </table:table-cell>
          <table:table-cell table:formula="of:=[.D22]" office:value-type="string" office:string-value="i" calcext:value-type="string">
            <text:p>i</text:p>
          </table:table-cell>
          <table:table-cell table:formula="of:=[.E22]" office:value-type="string" office:string-value="j" calcext:value-type="string">
            <text:p>j</text:p>
          </table:table-cell>
          <table:table-cell table:formula="of:=[.F22]" office:value-type="string" office:string-value="k" calcext:value-type="string">
            <text:p>k</text:p>
          </table:table-cell>
          <table:table-cell table:formula="of:=[.G22]" office:value-type="string" office:string-value="l" calcext:value-type="string">
            <text:p>l</text:p>
          </table:table-cell>
          <table:table-cell table:formula="of:=[.H22]" office:value-type="string" office:string-value="m" calcext:value-type="string">
            <text:p>m</text:p>
          </table:table-cell>
          <table:table-cell table:formula="of:=[.I22]" office:value-type="string" office:string-value="n" calcext:value-type="string">
            <text:p>n</text:p>
          </table:table-cell>
          <table:table-cell table:formula="of:=[.J22]" office:value-type="string" office:string-value="o" calcext:value-type="string">
            <text:p>o</text:p>
          </table:table-cell>
          <table:table-cell table:formula="of:=[.K22]" office:value-type="string" office:string-value="p" calcext:value-type="string">
            <text:p>p</text:p>
          </table:table-cell>
          <table:table-cell table:formula="of:=[.L22]" office:value-type="string" office:string-value="q" calcext:value-type="string">
            <text:p>q</text:p>
          </table:table-cell>
          <table:table-cell table:formula="of:=[.M22]" office:value-type="string" office:string-value="r" calcext:value-type="string">
            <text:p>r</text:p>
          </table:table-cell>
          <table:table-cell table:formula="of:=[.N22]" office:value-type="string" office:string-value="s" calcext:value-type="string">
            <text:p>s</text:p>
          </table:table-cell>
          <table:table-cell table:formula="of:=[.O22]" office:value-type="string" office:string-value="t" calcext:value-type="string">
            <text:p>t</text:p>
          </table:table-cell>
          <table:table-cell table:formula="of:=[.P22]" office:value-type="string" office:string-value="u" calcext:value-type="string">
            <text:p>u</text:p>
          </table:table-cell>
          <table:table-cell table:formula="of:=[.Q22]" office:value-type="string" office:string-value="v" calcext:value-type="string">
            <text:p>v</text:p>
          </table:table-cell>
          <table:table-cell table:formula="of:=[.R22]" office:value-type="string" office:string-value="w" calcext:value-type="string">
            <text:p>w</text:p>
          </table:table-cell>
          <table:table-cell table:formula="of:=[.S22]" office:value-type="string" office:string-value="x" calcext:value-type="string">
            <text:p>x</text:p>
          </table:table-cell>
          <table:table-cell table:formula="of:=[.T22]" office:value-type="string" office:string-value="y" calcext:value-type="string">
            <text:p>y</text:p>
          </table:table-cell>
          <table:table-cell table:formula="of:=[.U22]" office:value-type="string" office:string-value="z" calcext:value-type="string">
            <text:p>z</text:p>
          </table:table-cell>
          <table:table-cell table:formula="of:=[.V22]" office:value-type="string" office:string-value="a" calcext:value-type="string">
            <text:p>a</text:p>
          </table:table-cell>
          <table:table-cell table:formula="of:=[.W22]" office:value-type="string" office:string-value="b" calcext:value-type="string">
            <text:p>b</text:p>
          </table:table-cell>
          <table:table-cell table:formula="of:=[.X22]" office:value-type="string" office:string-value="c" calcext:value-type="string">
            <text:p>c</text:p>
          </table:table-cell>
          <table:table-cell table:formula="of:=[.Y22]" office:value-type="string" office:string-value="d" calcext:value-type="string">
            <text:p>d</text:p>
          </table:table-cell>
          <table:table-cell table:formula="of:=[.Z22]" office:value-type="string" office:string-value="e" calcext:value-type="string">
            <text:p>e</text:p>
          </table:table-cell>
          <table:table-cell table:formula="of:=[.AA22]" office:value-type="string" office:string-value="f" calcext:value-type="string">
            <text:p>f</text:p>
          </table:table-cell>
          <table:table-cell table:formula="of:=[.B22]" office:value-type="string" office:string-value="g" calcext:value-type="string">
            <text:p>g</text:p>
          </table:table-cell>
          <table:table-cell/>
          <table:table-cell table:formula="of:=LEN([.$B$2]) - LEN(SUBSTITUTE(LOWER([.$B$2]); [.B23]; &quot;&quot;))" office:value-type="float" office:value="23" calcext:value-type="float">
            <text:p>23</text:p>
          </table:table-cell>
          <table:table-cell table:formula="of:=LEN([.$B$2]) - LEN(SUBSTITUTE(LOWER([.$B$2]); [.C23]; &quot;&quot;))" office:value-type="float" office:value="69" calcext:value-type="float">
            <text:p>69</text:p>
          </table:table-cell>
          <table:table-cell table:formula="of:=LEN([.$B$2]) - LEN(SUBSTITUTE(LOWER([.$B$2]); [.D23]; &quot;&quot;))" office:value-type="float" office:value="64" calcext:value-type="float">
            <text:p>64</text:p>
          </table:table-cell>
          <table:table-cell table:formula="of:=LEN([.$B$2]) - LEN(SUBSTITUTE(LOWER([.$B$2]); [.E23]; &quot;&quot;))" office:value-type="float" office:value="12" calcext:value-type="float">
            <text:p>12</text:p>
          </table:table-cell>
          <table:table-cell table:formula="of:=LEN([.$B$2]) - LEN(SUBSTITUTE(LOWER([.$B$2]); [.F23]; &quot;&quot;))" office:value-type="float" office:value="0" calcext:value-type="float">
            <text:p>0</text:p>
          </table:table-cell>
          <table:table-cell table:formula="of:=LEN([.$B$2]) - LEN(SUBSTITUTE(LOWER([.$B$2]); [.G23]; &quot;&quot;))" office:value-type="float" office:value="54" calcext:value-type="float">
            <text:p>54</text:p>
          </table:table-cell>
          <table:table-cell table:formula="of:=LEN([.$B$2]) - LEN(SUBSTITUTE(LOWER([.$B$2]); [.H23]; &quot;&quot;))" office:value-type="float" office:value="56" calcext:value-type="float">
            <text:p>56</text:p>
          </table:table-cell>
          <table:table-cell table:formula="of:=LEN([.$B$2]) - LEN(SUBSTITUTE(LOWER([.$B$2]); [.I23]; &quot;&quot;))" office:value-type="float" office:value="78" calcext:value-type="float">
            <text:p>78</text:p>
          </table:table-cell>
          <table:table-cell table:formula="of:=LEN([.$B$2]) - LEN(SUBSTITUTE(LOWER([.$B$2]); [.J23]; &quot;&quot;))" office:value-type="float" office:value="27" calcext:value-type="float">
            <text:p>27</text:p>
          </table:table-cell>
          <table:table-cell table:formula="of:=LEN([.$B$2]) - LEN(SUBSTITUTE(LOWER([.$B$2]); [.K23]; &quot;&quot;))" office:value-type="float" office:value="8" calcext:value-type="float">
            <text:p>8</text:p>
          </table:table-cell>
          <table:table-cell table:formula="of:=LEN([.$B$2]) - LEN(SUBSTITUTE(LOWER([.$B$2]); [.L23]; &quot;&quot;))" office:value-type="float" office:value="19" calcext:value-type="float">
            <text:p>19</text:p>
          </table:table-cell>
          <table:table-cell table:formula="of:=LEN([.$B$2]) - LEN(SUBSTITUTE(LOWER([.$B$2]); [.M23]; &quot;&quot;))" office:value-type="float" office:value="1" calcext:value-type="float">
            <text:p>1</text:p>
          </table:table-cell>
          <table:table-cell table:formula="of:=LEN([.$B$2]) - LEN(SUBSTITUTE(LOWER([.$B$2]); [.N23]; &quot;&quot;))" office:value-type="float" office:value="16" calcext:value-type="float">
            <text:p>16</text:p>
          </table:table-cell>
          <table:table-cell table:formula="of:=LEN([.$B$2]) - LEN(SUBSTITUTE(LOWER([.$B$2]); [.O23]; &quot;&quot;))" office:value-type="float" office:value="0" calcext:value-type="float">
            <text:p>0</text:p>
          </table:table-cell>
          <table:table-cell table:formula="of:=LEN([.$B$2]) - LEN(SUBSTITUTE(LOWER([.$B$2]); [.P23]; &quot;&quot;))" office:value-type="float" office:value="69" calcext:value-type="float">
            <text:p>69</text:p>
          </table:table-cell>
          <table:table-cell table:formula="of:=LEN([.$B$2]) - LEN(SUBSTITUTE(LOWER([.$B$2]); [.Q23]; &quot;&quot;))" office:value-type="float" office:value="15" calcext:value-type="float">
            <text:p>15</text:p>
          </table:table-cell>
          <table:table-cell table:formula="of:=LEN([.$B$2]) - LEN(SUBSTITUTE(LOWER([.$B$2]); [.R23]; &quot;&quot;))" office:value-type="float" office:value="23" calcext:value-type="float">
            <text:p>23</text:p>
          </table:table-cell>
          <table:table-cell table:formula="of:=LEN([.$B$2]) - LEN(SUBSTITUTE(LOWER([.$B$2]); [.S23]; &quot;&quot;))" office:value-type="float" office:value="35" calcext:value-type="float">
            <text:p>35</text:p>
          </table:table-cell>
          <table:table-cell table:formula="of:=LEN([.$B$2]) - LEN(SUBSTITUTE(LOWER([.$B$2]); [.T23]; &quot;&quot;))" office:value-type="float" office:value="110" calcext:value-type="float">
            <text:p>110</text:p>
          </table:table-cell>
          <table:table-cell table:formula="of:=LEN([.$B$2]) - LEN(SUBSTITUTE(LOWER([.$B$2]); [.U23]; &quot;&quot;))" office:value-type="float" office:value="12" calcext:value-type="float">
            <text:p>12</text:p>
          </table:table-cell>
          <table:table-cell table:formula="of:=LEN([.$B$2]) - LEN(SUBSTITUTE(LOWER([.$B$2]); [.V23]; &quot;&quot;))" office:value-type="float" office:value="24" calcext:value-type="float">
            <text:p>24</text:p>
          </table:table-cell>
          <table:table-cell table:formula="of:=LEN([.$B$2]) - LEN(SUBSTITUTE(LOWER([.$B$2]); [.W23]; &quot;&quot;))" office:value-type="float" office:value="58" calcext:value-type="float">
            <text:p>58</text:p>
          </table:table-cell>
          <table:table-cell table:formula="of:=LEN([.$B$2]) - LEN(SUBSTITUTE(LOWER([.$B$2]); [.X23]; &quot;&quot;))" office:value-type="float" office:value="81" calcext:value-type="float">
            <text:p>81</text:p>
          </table:table-cell>
          <table:table-cell table:formula="of:=LEN([.$B$2]) - LEN(SUBSTITUTE(LOWER([.$B$2]); [.Y23]; &quot;&quot;))" office:value-type="float" office:value="2" calcext:value-type="float">
            <text:p>2</text:p>
          </table:table-cell>
          <table:table-cell table:formula="of:=LEN([.$B$2]) - LEN(SUBSTITUTE(LOWER([.$B$2]); [.Z23]; &quot;&quot;))" office:value-type="float" office:value="8" calcext:value-type="float">
            <text:p>8</text:p>
          </table:table-cell>
          <table:table-cell table:formula="of:=LEN([.$B$2]) - LEN(SUBSTITUTE(LOWER([.$B$2]); [.AA23]; &quot;&quot;))" office:value-type="float" office:value="30" calcext:value-type="float">
            <text:p>30</text:p>
          </table:table-cell>
          <table:table-cell/>
          <table:table-cell table:formula="of:=[.AC23]*[.B$9]" office:value-type="float" office:value="-58.5995973831273" calcext:value-type="float">
            <text:p>-58.5995973831273</text:p>
          </table:table-cell>
          <table:table-cell table:formula="of:=[.AD23]*[.C$9]" office:value-type="float" office:value="-290.59993694355" calcext:value-type="float">
            <text:p>-290.59993694355</text:p>
          </table:table-cell>
          <table:table-cell table:formula="of:=[.AE23]*[.D$9]" office:value-type="float" office:value="-242.893038405565" calcext:value-type="float">
            <text:p>-242.893038405565</text:p>
          </table:table-cell>
          <table:table-cell table:formula="of:=[.AF23]*[.E$9]" office:value-type="float" office:value="-37.8205830453136" calcext:value-type="float">
            <text:p>-37.8205830453136</text:p>
          </table:table-cell>
          <table:table-cell table:formula="of:=[.AG23]*[.F$9]" office:value-type="float" office:value="-0" calcext:value-type="float">
            <text:p>0</text:p>
          </table:table-cell>
          <table:table-cell table:formula="of:=[.AH23]*[.G$9]" office:value-type="float" office:value="-207.122220736854" calcext:value-type="float">
            <text:p>-207.122220736854</text:p>
          </table:table-cell>
          <table:table-cell table:formula="of:=[.AI23]*[.H$9]" office:value-type="float" office:value="-222.553678413721" calcext:value-type="float">
            <text:p>-222.553678413721</text:p>
          </table:table-cell>
          <table:table-cell table:formula="of:=[.AJ23]*[.I$9]" office:value-type="float" office:value="-211.384526253517" calcext:value-type="float">
            <text:p>-211.384526253517</text:p>
          </table:table-cell>
          <table:table-cell table:formula="of:=[.AK23]*[.J$9]" office:value-type="float" office:value="-72.8952289356372" calcext:value-type="float">
            <text:p>-72.8952289356372</text:p>
          </table:table-cell>
          <table:table-cell table:formula="of:=[.AL23]*[.K$9]" office:value-type="float" office:value="-54.8386921024417" calcext:value-type="float">
            <text:p>-54.8386921024417</text:p>
          </table:table-cell>
          <table:table-cell table:formula="of:=[.AM23]*[.L$9]" office:value-type="float" office:value="-90.236641649252" calcext:value-type="float">
            <text:p>-90.236641649252</text:p>
          </table:table-cell>
          <table:table-cell table:formula="of:=[.AN23]*[.M$9]" office:value-type="float" office:value="-3.18535104415148" calcext:value-type="float">
            <text:p>-3.18535104415148</text:p>
          </table:table-cell>
          <table:table-cell table:formula="of:=[.AO23]*[.N$9]" office:value-type="float" office:value="-57.5015892437995" calcext:value-type="float">
            <text:p>-57.5015892437995</text:p>
          </table:table-cell>
          <table:table-cell table:formula="of:=[.AP23]*[.O$9]" office:value-type="float" office:value="-0" calcext:value-type="float">
            <text:p>0</text:p>
          </table:table-cell>
          <table:table-cell table:formula="of:=[.AQ23]*[.P$9]" office:value-type="float" office:value="-173.842451163981" calcext:value-type="float">
            <text:p>-173.842451163981</text:p>
          </table:table-cell>
          <table:table-cell table:formula="of:=[.AR23]*[.Q$9]" office:value-type="float" office:value="-61.9921886208618" calcext:value-type="float">
            <text:p>-61.9921886208618</text:p>
          </table:table-cell>
          <table:table-cell table:formula="of:=[.AS23]*[.R$9]" office:value-type="float" office:value="-161.869997330609" calcext:value-type="float">
            <text:p>-161.869997330609</text:p>
          </table:table-cell>
          <table:table-cell table:formula="of:=[.AT23]*[.S$9]" office:value-type="float" office:value="-98.7118326445107" calcext:value-type="float">
            <text:p>-98.7118326445107</text:p>
          </table:table-cell>
          <table:table-cell table:formula="of:=[.AU23]*[.T$9]" office:value-type="float" office:value="-301.364874563151" calcext:value-type="float">
            <text:p>-301.364874563151</text:p>
          </table:table-cell>
          <table:table-cell table:formula="of:=[.AV23]*[.U$9]" office:value-type="float" office:value="-28.9696181774028" calcext:value-type="float">
            <text:p>-28.9696181774028</text:p>
          </table:table-cell>
          <table:table-cell table:formula="of:=[.AW23]*[.V$9]" office:value-type="float" office:value="-83.8713668446757" calcext:value-type="float">
            <text:p>-83.8713668446757</text:p>
          </table:table-cell>
          <table:table-cell table:formula="of:=[.AX23]*[.W$9]" office:value-type="float" office:value="-264.666867062108" calcext:value-type="float">
            <text:p>-264.666867062108</text:p>
          </table:table-cell>
          <table:table-cell table:formula="of:=[.AY23]*[.X$9]" office:value-type="float" office:value="-300.040506696729" calcext:value-type="float">
            <text:p>-300.040506696729</text:p>
          </table:table-cell>
          <table:table-cell table:formula="of:=[.AZ23]*[.Y$9]" office:value-type="float" office:value="-13.4816070897785" calcext:value-type="float">
            <text:p>-13.4816070897785</text:p>
          </table:table-cell>
          <table:table-cell table:formula="of:=[.BA23]*[.Z$9]" office:value-type="float" office:value="-30.2365460401156" calcext:value-type="float">
            <text:p>-30.2365460401156</text:p>
          </table:table-cell>
          <table:table-cell table:formula="of:=[.BB23]*[.AA$9]" office:value-type="float" office:value="-223.99274055521" calcext:value-type="float">
            <text:p>-223.99274055521</text:p>
          </table:table-cell>
          <table:table-cell/>
          <table:table-cell table:formula="of:=SUM([.BD23:.CC23])" office:value-type="float" office:value="-3292.67168094606" calcext:value-type="float">
            <text:p>-3292.67168094606</text:p>
          </table:table-cell>
          <table:table-cell table:formula="of:=[.A23]" office:value-type="float" office:value="7" calcext:value-type="float">
            <text:p>7</text:p>
          </table:table-cell>
          <table:table-cell table:number-columns-repeated="23"/>
        </table:table-row>
        <table:table-row table:style-name="ro1">
          <table:table-cell office:value-type="float" office:value="8" calcext:value-type="float">
            <text:p>8</text:p>
          </table:table-cell>
          <table:table-cell table:formula="of:=[.C23]" office:value-type="string" office:string-value="i" calcext:value-type="string">
            <text:p>i</text:p>
          </table:table-cell>
          <table:table-cell table:formula="of:=[.D23]" office:value-type="string" office:string-value="j" calcext:value-type="string">
            <text:p>j</text:p>
          </table:table-cell>
          <table:table-cell table:formula="of:=[.E23]" office:value-type="string" office:string-value="k" calcext:value-type="string">
            <text:p>k</text:p>
          </table:table-cell>
          <table:table-cell table:formula="of:=[.F23]" office:value-type="string" office:string-value="l" calcext:value-type="string">
            <text:p>l</text:p>
          </table:table-cell>
          <table:table-cell table:formula="of:=[.G23]" office:value-type="string" office:string-value="m" calcext:value-type="string">
            <text:p>m</text:p>
          </table:table-cell>
          <table:table-cell table:formula="of:=[.H23]" office:value-type="string" office:string-value="n" calcext:value-type="string">
            <text:p>n</text:p>
          </table:table-cell>
          <table:table-cell table:formula="of:=[.I23]" office:value-type="string" office:string-value="o" calcext:value-type="string">
            <text:p>o</text:p>
          </table:table-cell>
          <table:table-cell table:formula="of:=[.J23]" office:value-type="string" office:string-value="p" calcext:value-type="string">
            <text:p>p</text:p>
          </table:table-cell>
          <table:table-cell table:formula="of:=[.K23]" office:value-type="string" office:string-value="q" calcext:value-type="string">
            <text:p>q</text:p>
          </table:table-cell>
          <table:table-cell table:formula="of:=[.L23]" office:value-type="string" office:string-value="r" calcext:value-type="string">
            <text:p>r</text:p>
          </table:table-cell>
          <table:table-cell table:formula="of:=[.M23]" office:value-type="string" office:string-value="s" calcext:value-type="string">
            <text:p>s</text:p>
          </table:table-cell>
          <table:table-cell table:formula="of:=[.N23]" office:value-type="string" office:string-value="t" calcext:value-type="string">
            <text:p>t</text:p>
          </table:table-cell>
          <table:table-cell table:formula="of:=[.O23]" office:value-type="string" office:string-value="u" calcext:value-type="string">
            <text:p>u</text:p>
          </table:table-cell>
          <table:table-cell table:formula="of:=[.P23]" office:value-type="string" office:string-value="v" calcext:value-type="string">
            <text:p>v</text:p>
          </table:table-cell>
          <table:table-cell table:formula="of:=[.Q23]" office:value-type="string" office:string-value="w" calcext:value-type="string">
            <text:p>w</text:p>
          </table:table-cell>
          <table:table-cell table:formula="of:=[.R23]" office:value-type="string" office:string-value="x" calcext:value-type="string">
            <text:p>x</text:p>
          </table:table-cell>
          <table:table-cell table:formula="of:=[.S23]" office:value-type="string" office:string-value="y" calcext:value-type="string">
            <text:p>y</text:p>
          </table:table-cell>
          <table:table-cell table:formula="of:=[.T23]" office:value-type="string" office:string-value="z" calcext:value-type="string">
            <text:p>z</text:p>
          </table:table-cell>
          <table:table-cell table:formula="of:=[.U23]" office:value-type="string" office:string-value="a" calcext:value-type="string">
            <text:p>a</text:p>
          </table:table-cell>
          <table:table-cell table:formula="of:=[.V23]" office:value-type="string" office:string-value="b" calcext:value-type="string">
            <text:p>b</text:p>
          </table:table-cell>
          <table:table-cell table:formula="of:=[.W23]" office:value-type="string" office:string-value="c" calcext:value-type="string">
            <text:p>c</text:p>
          </table:table-cell>
          <table:table-cell table:formula="of:=[.X23]" office:value-type="string" office:string-value="d" calcext:value-type="string">
            <text:p>d</text:p>
          </table:table-cell>
          <table:table-cell table:formula="of:=[.Y23]" office:value-type="string" office:string-value="e" calcext:value-type="string">
            <text:p>e</text:p>
          </table:table-cell>
          <table:table-cell table:formula="of:=[.Z23]" office:value-type="string" office:string-value="f" calcext:value-type="string">
            <text:p>f</text:p>
          </table:table-cell>
          <table:table-cell table:formula="of:=[.AA23]" office:value-type="string" office:string-value="g" calcext:value-type="string">
            <text:p>g</text:p>
          </table:table-cell>
          <table:table-cell table:formula="of:=[.B23]" office:value-type="string" office:string-value="h" calcext:value-type="string">
            <text:p>h</text:p>
          </table:table-cell>
          <table:table-cell/>
          <table:table-cell table:formula="of:=LEN([.$B$2]) - LEN(SUBSTITUTE(LOWER([.$B$2]); [.B24]; &quot;&quot;))" office:value-type="float" office:value="69" calcext:value-type="float">
            <text:p>69</text:p>
          </table:table-cell>
          <table:table-cell table:formula="of:=LEN([.$B$2]) - LEN(SUBSTITUTE(LOWER([.$B$2]); [.C24]; &quot;&quot;))" office:value-type="float" office:value="64" calcext:value-type="float">
            <text:p>64</text:p>
          </table:table-cell>
          <table:table-cell table:formula="of:=LEN([.$B$2]) - LEN(SUBSTITUTE(LOWER([.$B$2]); [.D24]; &quot;&quot;))" office:value-type="float" office:value="12" calcext:value-type="float">
            <text:p>12</text:p>
          </table:table-cell>
          <table:table-cell table:formula="of:=LEN([.$B$2]) - LEN(SUBSTITUTE(LOWER([.$B$2]); [.E24]; &quot;&quot;))" office:value-type="float" office:value="0" calcext:value-type="float">
            <text:p>0</text:p>
          </table:table-cell>
          <table:table-cell table:formula="of:=LEN([.$B$2]) - LEN(SUBSTITUTE(LOWER([.$B$2]); [.F24]; &quot;&quot;))" office:value-type="float" office:value="54" calcext:value-type="float">
            <text:p>54</text:p>
          </table:table-cell>
          <table:table-cell table:formula="of:=LEN([.$B$2]) - LEN(SUBSTITUTE(LOWER([.$B$2]); [.G24]; &quot;&quot;))" office:value-type="float" office:value="56" calcext:value-type="float">
            <text:p>56</text:p>
          </table:table-cell>
          <table:table-cell table:formula="of:=LEN([.$B$2]) - LEN(SUBSTITUTE(LOWER([.$B$2]); [.H24]; &quot;&quot;))" office:value-type="float" office:value="78" calcext:value-type="float">
            <text:p>78</text:p>
          </table:table-cell>
          <table:table-cell table:formula="of:=LEN([.$B$2]) - LEN(SUBSTITUTE(LOWER([.$B$2]); [.I24]; &quot;&quot;))" office:value-type="float" office:value="27" calcext:value-type="float">
            <text:p>27</text:p>
          </table:table-cell>
          <table:table-cell table:formula="of:=LEN([.$B$2]) - LEN(SUBSTITUTE(LOWER([.$B$2]); [.J24]; &quot;&quot;))" office:value-type="float" office:value="8" calcext:value-type="float">
            <text:p>8</text:p>
          </table:table-cell>
          <table:table-cell table:formula="of:=LEN([.$B$2]) - LEN(SUBSTITUTE(LOWER([.$B$2]); [.K24]; &quot;&quot;))" office:value-type="float" office:value="19" calcext:value-type="float">
            <text:p>19</text:p>
          </table:table-cell>
          <table:table-cell table:formula="of:=LEN([.$B$2]) - LEN(SUBSTITUTE(LOWER([.$B$2]); [.L24]; &quot;&quot;))" office:value-type="float" office:value="1" calcext:value-type="float">
            <text:p>1</text:p>
          </table:table-cell>
          <table:table-cell table:formula="of:=LEN([.$B$2]) - LEN(SUBSTITUTE(LOWER([.$B$2]); [.M24]; &quot;&quot;))" office:value-type="float" office:value="16" calcext:value-type="float">
            <text:p>16</text:p>
          </table:table-cell>
          <table:table-cell table:formula="of:=LEN([.$B$2]) - LEN(SUBSTITUTE(LOWER([.$B$2]); [.N24]; &quot;&quot;))" office:value-type="float" office:value="0" calcext:value-type="float">
            <text:p>0</text:p>
          </table:table-cell>
          <table:table-cell table:formula="of:=LEN([.$B$2]) - LEN(SUBSTITUTE(LOWER([.$B$2]); [.O24]; &quot;&quot;))" office:value-type="float" office:value="69" calcext:value-type="float">
            <text:p>69</text:p>
          </table:table-cell>
          <table:table-cell table:formula="of:=LEN([.$B$2]) - LEN(SUBSTITUTE(LOWER([.$B$2]); [.P24]; &quot;&quot;))" office:value-type="float" office:value="15" calcext:value-type="float">
            <text:p>15</text:p>
          </table:table-cell>
          <table:table-cell table:formula="of:=LEN([.$B$2]) - LEN(SUBSTITUTE(LOWER([.$B$2]); [.Q24]; &quot;&quot;))" office:value-type="float" office:value="23" calcext:value-type="float">
            <text:p>23</text:p>
          </table:table-cell>
          <table:table-cell table:formula="of:=LEN([.$B$2]) - LEN(SUBSTITUTE(LOWER([.$B$2]); [.R24]; &quot;&quot;))" office:value-type="float" office:value="35" calcext:value-type="float">
            <text:p>35</text:p>
          </table:table-cell>
          <table:table-cell table:formula="of:=LEN([.$B$2]) - LEN(SUBSTITUTE(LOWER([.$B$2]); [.S24]; &quot;&quot;))" office:value-type="float" office:value="110" calcext:value-type="float">
            <text:p>110</text:p>
          </table:table-cell>
          <table:table-cell table:formula="of:=LEN([.$B$2]) - LEN(SUBSTITUTE(LOWER([.$B$2]); [.T24]; &quot;&quot;))" office:value-type="float" office:value="12" calcext:value-type="float">
            <text:p>12</text:p>
          </table:table-cell>
          <table:table-cell table:formula="of:=LEN([.$B$2]) - LEN(SUBSTITUTE(LOWER([.$B$2]); [.U24]; &quot;&quot;))" office:value-type="float" office:value="24" calcext:value-type="float">
            <text:p>24</text:p>
          </table:table-cell>
          <table:table-cell table:formula="of:=LEN([.$B$2]) - LEN(SUBSTITUTE(LOWER([.$B$2]); [.V24]; &quot;&quot;))" office:value-type="float" office:value="58" calcext:value-type="float">
            <text:p>58</text:p>
          </table:table-cell>
          <table:table-cell table:formula="of:=LEN([.$B$2]) - LEN(SUBSTITUTE(LOWER([.$B$2]); [.W24]; &quot;&quot;))" office:value-type="float" office:value="81" calcext:value-type="float">
            <text:p>81</text:p>
          </table:table-cell>
          <table:table-cell table:formula="of:=LEN([.$B$2]) - LEN(SUBSTITUTE(LOWER([.$B$2]); [.X24]; &quot;&quot;))" office:value-type="float" office:value="2" calcext:value-type="float">
            <text:p>2</text:p>
          </table:table-cell>
          <table:table-cell table:formula="of:=LEN([.$B$2]) - LEN(SUBSTITUTE(LOWER([.$B$2]); [.Y24]; &quot;&quot;))" office:value-type="float" office:value="8" calcext:value-type="float">
            <text:p>8</text:p>
          </table:table-cell>
          <table:table-cell table:formula="of:=LEN([.$B$2]) - LEN(SUBSTITUTE(LOWER([.$B$2]); [.Z24]; &quot;&quot;))" office:value-type="float" office:value="30" calcext:value-type="float">
            <text:p>30</text:p>
          </table:table-cell>
          <table:table-cell table:formula="of:=LEN([.$B$2]) - LEN(SUBSTITUTE(LOWER([.$B$2]); [.AA24]; &quot;&quot;))" office:value-type="float" office:value="23" calcext:value-type="float">
            <text:p>23</text:p>
          </table:table-cell>
          <table:table-cell/>
          <table:table-cell table:formula="of:=[.AC24]*[.B$9]" office:value-type="float" office:value="-175.798792149382" calcext:value-type="float">
            <text:p>-175.798792149382</text:p>
          </table:table-cell>
          <table:table-cell table:formula="of:=[.AD24]*[.C$9]" office:value-type="float" office:value="-269.541970498365" calcext:value-type="float">
            <text:p>-269.541970498365</text:p>
          </table:table-cell>
          <table:table-cell table:formula="of:=[.AE24]*[.D$9]" office:value-type="float" office:value="-45.5424447010435" calcext:value-type="float">
            <text:p>-45.5424447010435</text:p>
          </table:table-cell>
          <table:table-cell table:formula="of:=[.AF24]*[.E$9]" office:value-type="float" office:value="-0" calcext:value-type="float">
            <text:p>0</text:p>
          </table:table-cell>
          <table:table-cell table:formula="of:=[.AG24]*[.F$9]" office:value-type="float" office:value="-114.046250686366" calcext:value-type="float">
            <text:p>-114.046250686366</text:p>
          </table:table-cell>
          <table:table-cell table:formula="of:=[.AH24]*[.G$9]" office:value-type="float" office:value="-214.793414097478" calcext:value-type="float">
            <text:p>-214.793414097478</text:p>
          </table:table-cell>
          <table:table-cell table:formula="of:=[.AI24]*[.H$9]" office:value-type="float" office:value="-309.985480647682" calcext:value-type="float">
            <text:p>-309.985480647682</text:p>
          </table:table-cell>
          <table:table-cell table:formula="of:=[.AJ24]*[.I$9]" office:value-type="float" office:value="-73.1715667800635" calcext:value-type="float">
            <text:p>-73.1715667800635</text:p>
          </table:table-cell>
          <table:table-cell table:formula="of:=[.AK24]*[.J$9]" office:value-type="float" office:value="-21.5985863512999" calcext:value-type="float">
            <text:p>-21.5985863512999</text:p>
          </table:table-cell>
          <table:table-cell table:formula="of:=[.AL24]*[.K$9]" office:value-type="float" office:value="-130.241893743299" calcext:value-type="float">
            <text:p>-130.241893743299</text:p>
          </table:table-cell>
          <table:table-cell table:formula="of:=[.AM24]*[.L$9]" office:value-type="float" office:value="-4.749296928908" calcext:value-type="float">
            <text:p>-4.749296928908</text:p>
          </table:table-cell>
          <table:table-cell table:formula="of:=[.AN24]*[.M$9]" office:value-type="float" office:value="-50.9656167064237" calcext:value-type="float">
            <text:p>-50.9656167064237</text:p>
          </table:table-cell>
          <table:table-cell table:formula="of:=[.AO24]*[.N$9]" office:value-type="float" office:value="-0" calcext:value-type="float">
            <text:p>0</text:p>
          </table:table-cell>
          <table:table-cell table:formula="of:=[.AP24]*[.O$9]" office:value-type="float" office:value="-186.582250123844" calcext:value-type="float">
            <text:p>-186.582250123844</text:p>
          </table:table-cell>
          <table:table-cell table:formula="of:=[.AQ24]*[.P$9]" office:value-type="float" office:value="-37.7918372095611" calcext:value-type="float">
            <text:p>-37.7918372095611</text:p>
          </table:table-cell>
          <table:table-cell table:formula="of:=[.AR24]*[.Q$9]" office:value-type="float" office:value="-95.0546892186548" calcext:value-type="float">
            <text:p>-95.0546892186548</text:p>
          </table:table-cell>
          <table:table-cell table:formula="of:=[.AS24]*[.R$9]" office:value-type="float" office:value="-246.323908981362" calcext:value-type="float">
            <text:p>-246.323908981362</text:p>
          </table:table-cell>
          <table:table-cell table:formula="of:=[.AT24]*[.S$9]" office:value-type="float" office:value="-310.23718831132" calcext:value-type="float">
            <text:p>-310.23718831132</text:p>
          </table:table-cell>
          <table:table-cell table:formula="of:=[.AU24]*[.T$9]" office:value-type="float" office:value="-32.876168134162" calcext:value-type="float">
            <text:p>-32.876168134162</text:p>
          </table:table-cell>
          <table:table-cell table:formula="of:=[.AV24]*[.U$9]" office:value-type="float" office:value="-57.9392363548056" calcext:value-type="float">
            <text:p>-57.9392363548056</text:p>
          </table:table-cell>
          <table:table-cell table:formula="of:=[.AW24]*[.V$9]" office:value-type="float" office:value="-202.6891365413" calcext:value-type="float">
            <text:p>-202.6891365413</text:p>
          </table:table-cell>
          <table:table-cell table:formula="of:=[.AX24]*[.W$9]" office:value-type="float" office:value="-369.620969517772" calcext:value-type="float">
            <text:p>-369.620969517772</text:p>
          </table:table-cell>
          <table:table-cell table:formula="of:=[.AY24]*[.X$9]" office:value-type="float" office:value="-7.40840757275874" calcext:value-type="float">
            <text:p>-7.40840757275874</text:p>
          </table:table-cell>
          <table:table-cell table:formula="of:=[.AZ24]*[.Y$9]" office:value-type="float" office:value="-53.9264283591141" calcext:value-type="float">
            <text:p>-53.9264283591141</text:p>
          </table:table-cell>
          <table:table-cell table:formula="of:=[.BA24]*[.Z$9]" office:value-type="float" office:value="-113.387047650433" calcext:value-type="float">
            <text:p>-113.387047650433</text:p>
          </table:table-cell>
          <table:table-cell table:formula="of:=[.BB24]*[.AA$9]" office:value-type="float" office:value="-171.727767758994" calcext:value-type="float">
            <text:p>-171.727767758994</text:p>
          </table:table-cell>
          <table:table-cell/>
          <table:table-cell table:formula="of:=SUM([.BD24:.CC24])" office:value-type="float" office:value="-3296.00034902439" calcext:value-type="float">
            <text:p>-3296.00034902439</text:p>
          </table:table-cell>
          <table:table-cell table:formula="of:=[.A24]" office:value-type="float" office:value="8" calcext:value-type="float">
            <text:p>8</text:p>
          </table:table-cell>
          <table:table-cell table:number-columns-repeated="23"/>
        </table:table-row>
        <table:table-row table:style-name="ro1">
          <table:table-cell office:value-type="float" office:value="9" calcext:value-type="float">
            <text:p>9</text:p>
          </table:table-cell>
          <table:table-cell table:formula="of:=[.C24]" office:value-type="string" office:string-value="j" calcext:value-type="string">
            <text:p>j</text:p>
          </table:table-cell>
          <table:table-cell table:formula="of:=[.D24]" office:value-type="string" office:string-value="k" calcext:value-type="string">
            <text:p>k</text:p>
          </table:table-cell>
          <table:table-cell table:formula="of:=[.E24]" office:value-type="string" office:string-value="l" calcext:value-type="string">
            <text:p>l</text:p>
          </table:table-cell>
          <table:table-cell table:formula="of:=[.F24]" office:value-type="string" office:string-value="m" calcext:value-type="string">
            <text:p>m</text:p>
          </table:table-cell>
          <table:table-cell table:formula="of:=[.G24]" office:value-type="string" office:string-value="n" calcext:value-type="string">
            <text:p>n</text:p>
          </table:table-cell>
          <table:table-cell table:formula="of:=[.H24]" office:value-type="string" office:string-value="o" calcext:value-type="string">
            <text:p>o</text:p>
          </table:table-cell>
          <table:table-cell table:formula="of:=[.I24]" office:value-type="string" office:string-value="p" calcext:value-type="string">
            <text:p>p</text:p>
          </table:table-cell>
          <table:table-cell table:formula="of:=[.J24]" office:value-type="string" office:string-value="q" calcext:value-type="string">
            <text:p>q</text:p>
          </table:table-cell>
          <table:table-cell table:formula="of:=[.K24]" office:value-type="string" office:string-value="r" calcext:value-type="string">
            <text:p>r</text:p>
          </table:table-cell>
          <table:table-cell table:formula="of:=[.L24]" office:value-type="string" office:string-value="s" calcext:value-type="string">
            <text:p>s</text:p>
          </table:table-cell>
          <table:table-cell table:formula="of:=[.M24]" office:value-type="string" office:string-value="t" calcext:value-type="string">
            <text:p>t</text:p>
          </table:table-cell>
          <table:table-cell table:formula="of:=[.N24]" office:value-type="string" office:string-value="u" calcext:value-type="string">
            <text:p>u</text:p>
          </table:table-cell>
          <table:table-cell table:formula="of:=[.O24]" office:value-type="string" office:string-value="v" calcext:value-type="string">
            <text:p>v</text:p>
          </table:table-cell>
          <table:table-cell table:formula="of:=[.P24]" office:value-type="string" office:string-value="w" calcext:value-type="string">
            <text:p>w</text:p>
          </table:table-cell>
          <table:table-cell table:formula="of:=[.Q24]" office:value-type="string" office:string-value="x" calcext:value-type="string">
            <text:p>x</text:p>
          </table:table-cell>
          <table:table-cell table:formula="of:=[.R24]" office:value-type="string" office:string-value="y" calcext:value-type="string">
            <text:p>y</text:p>
          </table:table-cell>
          <table:table-cell table:formula="of:=[.S24]" office:value-type="string" office:string-value="z" calcext:value-type="string">
            <text:p>z</text:p>
          </table:table-cell>
          <table:table-cell table:formula="of:=[.T24]" office:value-type="string" office:string-value="a" calcext:value-type="string">
            <text:p>a</text:p>
          </table:table-cell>
          <table:table-cell table:formula="of:=[.U24]" office:value-type="string" office:string-value="b" calcext:value-type="string">
            <text:p>b</text:p>
          </table:table-cell>
          <table:table-cell table:formula="of:=[.V24]" office:value-type="string" office:string-value="c" calcext:value-type="string">
            <text:p>c</text:p>
          </table:table-cell>
          <table:table-cell table:formula="of:=[.W24]" office:value-type="string" office:string-value="d" calcext:value-type="string">
            <text:p>d</text:p>
          </table:table-cell>
          <table:table-cell table:formula="of:=[.X24]" office:value-type="string" office:string-value="e" calcext:value-type="string">
            <text:p>e</text:p>
          </table:table-cell>
          <table:table-cell table:formula="of:=[.Y24]" office:value-type="string" office:string-value="f" calcext:value-type="string">
            <text:p>f</text:p>
          </table:table-cell>
          <table:table-cell table:formula="of:=[.Z24]" office:value-type="string" office:string-value="g" calcext:value-type="string">
            <text:p>g</text:p>
          </table:table-cell>
          <table:table-cell table:formula="of:=[.AA24]" office:value-type="string" office:string-value="h" calcext:value-type="string">
            <text:p>h</text:p>
          </table:table-cell>
          <table:table-cell table:formula="of:=[.B24]" office:value-type="string" office:string-value="i" calcext:value-type="string">
            <text:p>i</text:p>
          </table:table-cell>
          <table:table-cell/>
          <table:table-cell table:formula="of:=LEN([.$B$2]) - LEN(SUBSTITUTE(LOWER([.$B$2]); [.B25]; &quot;&quot;))" office:value-type="float" office:value="64" calcext:value-type="float">
            <text:p>64</text:p>
          </table:table-cell>
          <table:table-cell table:formula="of:=LEN([.$B$2]) - LEN(SUBSTITUTE(LOWER([.$B$2]); [.C25]; &quot;&quot;))" office:value-type="float" office:value="12" calcext:value-type="float">
            <text:p>12</text:p>
          </table:table-cell>
          <table:table-cell table:formula="of:=LEN([.$B$2]) - LEN(SUBSTITUTE(LOWER([.$B$2]); [.D25]; &quot;&quot;))" office:value-type="float" office:value="0" calcext:value-type="float">
            <text:p>0</text:p>
          </table:table-cell>
          <table:table-cell table:formula="of:=LEN([.$B$2]) - LEN(SUBSTITUTE(LOWER([.$B$2]); [.E25]; &quot;&quot;))" office:value-type="float" office:value="54" calcext:value-type="float">
            <text:p>54</text:p>
          </table:table-cell>
          <table:table-cell table:formula="of:=LEN([.$B$2]) - LEN(SUBSTITUTE(LOWER([.$B$2]); [.F25]; &quot;&quot;))" office:value-type="float" office:value="56" calcext:value-type="float">
            <text:p>56</text:p>
          </table:table-cell>
          <table:table-cell table:formula="of:=LEN([.$B$2]) - LEN(SUBSTITUTE(LOWER([.$B$2]); [.G25]; &quot;&quot;))" office:value-type="float" office:value="78" calcext:value-type="float">
            <text:p>78</text:p>
          </table:table-cell>
          <table:table-cell table:formula="of:=LEN([.$B$2]) - LEN(SUBSTITUTE(LOWER([.$B$2]); [.H25]; &quot;&quot;))" office:value-type="float" office:value="27" calcext:value-type="float">
            <text:p>27</text:p>
          </table:table-cell>
          <table:table-cell table:formula="of:=LEN([.$B$2]) - LEN(SUBSTITUTE(LOWER([.$B$2]); [.I25]; &quot;&quot;))" office:value-type="float" office:value="8" calcext:value-type="float">
            <text:p>8</text:p>
          </table:table-cell>
          <table:table-cell table:formula="of:=LEN([.$B$2]) - LEN(SUBSTITUTE(LOWER([.$B$2]); [.J25]; &quot;&quot;))" office:value-type="float" office:value="19" calcext:value-type="float">
            <text:p>19</text:p>
          </table:table-cell>
          <table:table-cell table:formula="of:=LEN([.$B$2]) - LEN(SUBSTITUTE(LOWER([.$B$2]); [.K25]; &quot;&quot;))" office:value-type="float" office:value="1" calcext:value-type="float">
            <text:p>1</text:p>
          </table:table-cell>
          <table:table-cell table:formula="of:=LEN([.$B$2]) - LEN(SUBSTITUTE(LOWER([.$B$2]); [.L25]; &quot;&quot;))" office:value-type="float" office:value="16" calcext:value-type="float">
            <text:p>16</text:p>
          </table:table-cell>
          <table:table-cell table:formula="of:=LEN([.$B$2]) - LEN(SUBSTITUTE(LOWER([.$B$2]); [.M25]; &quot;&quot;))" office:value-type="float" office:value="0" calcext:value-type="float">
            <text:p>0</text:p>
          </table:table-cell>
          <table:table-cell table:formula="of:=LEN([.$B$2]) - LEN(SUBSTITUTE(LOWER([.$B$2]); [.N25]; &quot;&quot;))" office:value-type="float" office:value="69" calcext:value-type="float">
            <text:p>69</text:p>
          </table:table-cell>
          <table:table-cell table:formula="of:=LEN([.$B$2]) - LEN(SUBSTITUTE(LOWER([.$B$2]); [.O25]; &quot;&quot;))" office:value-type="float" office:value="15" calcext:value-type="float">
            <text:p>15</text:p>
          </table:table-cell>
          <table:table-cell table:formula="of:=LEN([.$B$2]) - LEN(SUBSTITUTE(LOWER([.$B$2]); [.P25]; &quot;&quot;))" office:value-type="float" office:value="23" calcext:value-type="float">
            <text:p>23</text:p>
          </table:table-cell>
          <table:table-cell table:formula="of:=LEN([.$B$2]) - LEN(SUBSTITUTE(LOWER([.$B$2]); [.Q25]; &quot;&quot;))" office:value-type="float" office:value="35" calcext:value-type="float">
            <text:p>35</text:p>
          </table:table-cell>
          <table:table-cell table:formula="of:=LEN([.$B$2]) - LEN(SUBSTITUTE(LOWER([.$B$2]); [.R25]; &quot;&quot;))" office:value-type="float" office:value="110" calcext:value-type="float">
            <text:p>110</text:p>
          </table:table-cell>
          <table:table-cell table:formula="of:=LEN([.$B$2]) - LEN(SUBSTITUTE(LOWER([.$B$2]); [.S25]; &quot;&quot;))" office:value-type="float" office:value="12" calcext:value-type="float">
            <text:p>12</text:p>
          </table:table-cell>
          <table:table-cell table:formula="of:=LEN([.$B$2]) - LEN(SUBSTITUTE(LOWER([.$B$2]); [.T25]; &quot;&quot;))" office:value-type="float" office:value="24" calcext:value-type="float">
            <text:p>24</text:p>
          </table:table-cell>
          <table:table-cell table:formula="of:=LEN([.$B$2]) - LEN(SUBSTITUTE(LOWER([.$B$2]); [.U25]; &quot;&quot;))" office:value-type="float" office:value="58" calcext:value-type="float">
            <text:p>58</text:p>
          </table:table-cell>
          <table:table-cell table:formula="of:=LEN([.$B$2]) - LEN(SUBSTITUTE(LOWER([.$B$2]); [.V25]; &quot;&quot;))" office:value-type="float" office:value="81" calcext:value-type="float">
            <text:p>81</text:p>
          </table:table-cell>
          <table:table-cell table:formula="of:=LEN([.$B$2]) - LEN(SUBSTITUTE(LOWER([.$B$2]); [.W25]; &quot;&quot;))" office:value-type="float" office:value="2" calcext:value-type="float">
            <text:p>2</text:p>
          </table:table-cell>
          <table:table-cell table:formula="of:=LEN([.$B$2]) - LEN(SUBSTITUTE(LOWER([.$B$2]); [.X25]; &quot;&quot;))" office:value-type="float" office:value="8" calcext:value-type="float">
            <text:p>8</text:p>
          </table:table-cell>
          <table:table-cell table:formula="of:=LEN([.$B$2]) - LEN(SUBSTITUTE(LOWER([.$B$2]); [.Y25]; &quot;&quot;))" office:value-type="float" office:value="30" calcext:value-type="float">
            <text:p>30</text:p>
          </table:table-cell>
          <table:table-cell table:formula="of:=LEN([.$B$2]) - LEN(SUBSTITUTE(LOWER([.$B$2]); [.Z25]; &quot;&quot;))" office:value-type="float" office:value="23" calcext:value-type="float">
            <text:p>23</text:p>
          </table:table-cell>
          <table:table-cell table:formula="of:=LEN([.$B$2]) - LEN(SUBSTITUTE(LOWER([.$B$2]); [.AA25]; &quot;&quot;))" office:value-type="float" office:value="69" calcext:value-type="float">
            <text:p>69</text:p>
          </table:table-cell>
          <table:table-cell/>
          <table:table-cell table:formula="of:=[.AC25]*[.B$9]" office:value-type="float" office:value="-163.059749240006" calcext:value-type="float">
            <text:p>-163.059749240006</text:p>
          </table:table-cell>
          <table:table-cell table:formula="of:=[.AD25]*[.C$9]" office:value-type="float" office:value="-50.5391194684434" calcext:value-type="float">
            <text:p>-50.5391194684434</text:p>
          </table:table-cell>
          <table:table-cell table:formula="of:=[.AE25]*[.D$9]" office:value-type="float" office:value="-0" calcext:value-type="float">
            <text:p>0</text:p>
          </table:table-cell>
          <table:table-cell table:formula="of:=[.AF25]*[.E$9]" office:value-type="float" office:value="-170.192623703911" calcext:value-type="float">
            <text:p>-170.192623703911</text:p>
          </table:table-cell>
          <table:table-cell table:formula="of:=[.AG25]*[.F$9]" office:value-type="float" office:value="-118.270185896972" calcext:value-type="float">
            <text:p>-118.270185896972</text:p>
          </table:table-cell>
          <table:table-cell table:formula="of:=[.AH25]*[.G$9]" office:value-type="float" office:value="-299.176541064345" calcext:value-type="float">
            <text:p>-299.176541064345</text:p>
          </table:table-cell>
          <table:table-cell table:formula="of:=[.AI25]*[.H$9]" office:value-type="float" office:value="-107.302666378044" calcext:value-type="float">
            <text:p>-107.302666378044</text:p>
          </table:table-cell>
          <table:table-cell table:formula="of:=[.AJ25]*[.I$9]" office:value-type="float" office:value="-21.6804642311299" calcext:value-type="float">
            <text:p>-21.6804642311299</text:p>
          </table:table-cell>
          <table:table-cell table:formula="of:=[.AK25]*[.J$9]" office:value-type="float" office:value="-51.2966425843373" calcext:value-type="float">
            <text:p>-51.2966425843373</text:p>
          </table:table-cell>
          <table:table-cell table:formula="of:=[.AL25]*[.K$9]" office:value-type="float" office:value="-6.85483651280521" calcext:value-type="float">
            <text:p>-6.85483651280521</text:p>
          </table:table-cell>
          <table:table-cell table:formula="of:=[.AM25]*[.L$9]" office:value-type="float" office:value="-75.988750862528" calcext:value-type="float">
            <text:p>-75.988750862528</text:p>
          </table:table-cell>
          <table:table-cell table:formula="of:=[.AN25]*[.M$9]" office:value-type="float" office:value="-0" calcext:value-type="float">
            <text:p>0</text:p>
          </table:table-cell>
          <table:table-cell table:formula="of:=[.AO25]*[.N$9]" office:value-type="float" office:value="-247.975603613885" calcext:value-type="float">
            <text:p>-247.975603613885</text:p>
          </table:table-cell>
          <table:table-cell table:formula="of:=[.AP25]*[.O$9]" office:value-type="float" office:value="-40.5613587225747" calcext:value-type="float">
            <text:p>-40.5613587225747</text:p>
          </table:table-cell>
          <table:table-cell table:formula="of:=[.AQ25]*[.P$9]" office:value-type="float" office:value="-57.947483721327" calcext:value-type="float">
            <text:p>-57.947483721327</text:p>
          </table:table-cell>
          <table:table-cell table:formula="of:=[.AR25]*[.Q$9]" office:value-type="float" office:value="-144.648440115344" calcext:value-type="float">
            <text:p>-144.648440115344</text:p>
          </table:table-cell>
          <table:table-cell table:formula="of:=[.AS25]*[.R$9]" office:value-type="float" office:value="-774.160856798565" calcext:value-type="float">
            <text:p>-774.160856798565</text:p>
          </table:table-cell>
          <table:table-cell table:formula="of:=[.AT25]*[.S$9]" office:value-type="float" office:value="-33.8440569066894" calcext:value-type="float">
            <text:p>-33.8440569066894</text:p>
          </table:table-cell>
          <table:table-cell table:formula="of:=[.AU25]*[.T$9]" office:value-type="float" office:value="-65.7523362683239" calcext:value-type="float">
            <text:p>-65.7523362683239</text:p>
          </table:table-cell>
          <table:table-cell table:formula="of:=[.AV25]*[.U$9]" office:value-type="float" office:value="-140.01982119078" calcext:value-type="float">
            <text:p>-140.01982119078</text:p>
          </table:table-cell>
          <table:table-cell table:formula="of:=[.AW25]*[.V$9]" office:value-type="float" office:value="-283.06586310078" calcext:value-type="float">
            <text:p>-283.06586310078</text:p>
          </table:table-cell>
          <table:table-cell table:formula="of:=[.AX25]*[.W$9]" office:value-type="float" office:value="-9.12644369179684" calcext:value-type="float">
            <text:p>-9.12644369179684</text:p>
          </table:table-cell>
          <table:table-cell table:formula="of:=[.AY25]*[.X$9]" office:value-type="float" office:value="-29.633630291035" calcext:value-type="float">
            <text:p>-29.633630291035</text:p>
          </table:table-cell>
          <table:table-cell table:formula="of:=[.AZ25]*[.Y$9]" office:value-type="float" office:value="-202.224106346678" calcext:value-type="float">
            <text:p>-202.224106346678</text:p>
          </table:table-cell>
          <table:table-cell table:formula="of:=[.BA25]*[.Z$9]" office:value-type="float" office:value="-86.9300698653323" calcext:value-type="float">
            <text:p>-86.9300698653323</text:p>
          </table:table-cell>
          <table:table-cell table:formula="of:=[.BB25]*[.AA$9]" office:value-type="float" office:value="-515.183303276983" calcext:value-type="float">
            <text:p>-515.183303276983</text:p>
          </table:table-cell>
          <table:table-cell/>
          <table:table-cell table:formula="of:=SUM([.BD25:.CC25])" office:value-type="float" office:value="-3695.43495385262" calcext:value-type="float">
            <text:p>-3695.43495385262</text:p>
          </table:table-cell>
          <table:table-cell table:formula="of:=[.A25]" office:value-type="float" office:value="9" calcext:value-type="float">
            <text:p>9</text:p>
          </table:table-cell>
          <table:table-cell table:number-columns-repeated="23"/>
        </table:table-row>
        <table:table-row table:style-name="ro1">
          <table:table-cell office:value-type="float" office:value="10" calcext:value-type="float">
            <text:p>10</text:p>
          </table:table-cell>
          <table:table-cell table:formula="of:=[.C25]" office:value-type="string" office:string-value="k" calcext:value-type="string">
            <text:p>k</text:p>
          </table:table-cell>
          <table:table-cell table:formula="of:=[.D25]" office:value-type="string" office:string-value="l" calcext:value-type="string">
            <text:p>l</text:p>
          </table:table-cell>
          <table:table-cell table:formula="of:=[.E25]" office:value-type="string" office:string-value="m" calcext:value-type="string">
            <text:p>m</text:p>
          </table:table-cell>
          <table:table-cell table:formula="of:=[.F25]" office:value-type="string" office:string-value="n" calcext:value-type="string">
            <text:p>n</text:p>
          </table:table-cell>
          <table:table-cell table:formula="of:=[.G25]" office:value-type="string" office:string-value="o" calcext:value-type="string">
            <text:p>o</text:p>
          </table:table-cell>
          <table:table-cell table:formula="of:=[.H25]" office:value-type="string" office:string-value="p" calcext:value-type="string">
            <text:p>p</text:p>
          </table:table-cell>
          <table:table-cell table:formula="of:=[.I25]" office:value-type="string" office:string-value="q" calcext:value-type="string">
            <text:p>q</text:p>
          </table:table-cell>
          <table:table-cell table:formula="of:=[.J25]" office:value-type="string" office:string-value="r" calcext:value-type="string">
            <text:p>r</text:p>
          </table:table-cell>
          <table:table-cell table:formula="of:=[.K25]" office:value-type="string" office:string-value="s" calcext:value-type="string">
            <text:p>s</text:p>
          </table:table-cell>
          <table:table-cell table:formula="of:=[.L25]" office:value-type="string" office:string-value="t" calcext:value-type="string">
            <text:p>t</text:p>
          </table:table-cell>
          <table:table-cell table:formula="of:=[.M25]" office:value-type="string" office:string-value="u" calcext:value-type="string">
            <text:p>u</text:p>
          </table:table-cell>
          <table:table-cell table:formula="of:=[.N25]" office:value-type="string" office:string-value="v" calcext:value-type="string">
            <text:p>v</text:p>
          </table:table-cell>
          <table:table-cell table:formula="of:=[.O25]" office:value-type="string" office:string-value="w" calcext:value-type="string">
            <text:p>w</text:p>
          </table:table-cell>
          <table:table-cell table:formula="of:=[.P25]" office:value-type="string" office:string-value="x" calcext:value-type="string">
            <text:p>x</text:p>
          </table:table-cell>
          <table:table-cell table:formula="of:=[.Q25]" office:value-type="string" office:string-value="y" calcext:value-type="string">
            <text:p>y</text:p>
          </table:table-cell>
          <table:table-cell table:formula="of:=[.R25]" office:value-type="string" office:string-value="z" calcext:value-type="string">
            <text:p>z</text:p>
          </table:table-cell>
          <table:table-cell table:formula="of:=[.S25]" office:value-type="string" office:string-value="a" calcext:value-type="string">
            <text:p>a</text:p>
          </table:table-cell>
          <table:table-cell table:formula="of:=[.T25]" office:value-type="string" office:string-value="b" calcext:value-type="string">
            <text:p>b</text:p>
          </table:table-cell>
          <table:table-cell table:formula="of:=[.U25]" office:value-type="string" office:string-value="c" calcext:value-type="string">
            <text:p>c</text:p>
          </table:table-cell>
          <table:table-cell table:formula="of:=[.V25]" office:value-type="string" office:string-value="d" calcext:value-type="string">
            <text:p>d</text:p>
          </table:table-cell>
          <table:table-cell table:formula="of:=[.W25]" office:value-type="string" office:string-value="e" calcext:value-type="string">
            <text:p>e</text:p>
          </table:table-cell>
          <table:table-cell table:formula="of:=[.X25]" office:value-type="string" office:string-value="f" calcext:value-type="string">
            <text:p>f</text:p>
          </table:table-cell>
          <table:table-cell table:formula="of:=[.Y25]" office:value-type="string" office:string-value="g" calcext:value-type="string">
            <text:p>g</text:p>
          </table:table-cell>
          <table:table-cell table:formula="of:=[.Z25]" office:value-type="string" office:string-value="h" calcext:value-type="string">
            <text:p>h</text:p>
          </table:table-cell>
          <table:table-cell table:formula="of:=[.AA25]" office:value-type="string" office:string-value="i" calcext:value-type="string">
            <text:p>i</text:p>
          </table:table-cell>
          <table:table-cell table:formula="of:=[.B25]" office:value-type="string" office:string-value="j" calcext:value-type="string">
            <text:p>j</text:p>
          </table:table-cell>
          <table:table-cell/>
          <table:table-cell table:formula="of:=LEN([.$B$2]) - LEN(SUBSTITUTE(LOWER([.$B$2]); [.B26]; &quot;&quot;))" office:value-type="float" office:value="12" calcext:value-type="float">
            <text:p>12</text:p>
          </table:table-cell>
          <table:table-cell table:formula="of:=LEN([.$B$2]) - LEN(SUBSTITUTE(LOWER([.$B$2]); [.C26]; &quot;&quot;))" office:value-type="float" office:value="0" calcext:value-type="float">
            <text:p>0</text:p>
          </table:table-cell>
          <table:table-cell table:formula="of:=LEN([.$B$2]) - LEN(SUBSTITUTE(LOWER([.$B$2]); [.D26]; &quot;&quot;))" office:value-type="float" office:value="54" calcext:value-type="float">
            <text:p>54</text:p>
          </table:table-cell>
          <table:table-cell table:formula="of:=LEN([.$B$2]) - LEN(SUBSTITUTE(LOWER([.$B$2]); [.E26]; &quot;&quot;))" office:value-type="float" office:value="56" calcext:value-type="float">
            <text:p>56</text:p>
          </table:table-cell>
          <table:table-cell table:formula="of:=LEN([.$B$2]) - LEN(SUBSTITUTE(LOWER([.$B$2]); [.F26]; &quot;&quot;))" office:value-type="float" office:value="78" calcext:value-type="float">
            <text:p>78</text:p>
          </table:table-cell>
          <table:table-cell table:formula="of:=LEN([.$B$2]) - LEN(SUBSTITUTE(LOWER([.$B$2]); [.G26]; &quot;&quot;))" office:value-type="float" office:value="27" calcext:value-type="float">
            <text:p>27</text:p>
          </table:table-cell>
          <table:table-cell table:formula="of:=LEN([.$B$2]) - LEN(SUBSTITUTE(LOWER([.$B$2]); [.H26]; &quot;&quot;))" office:value-type="float" office:value="8" calcext:value-type="float">
            <text:p>8</text:p>
          </table:table-cell>
          <table:table-cell table:formula="of:=LEN([.$B$2]) - LEN(SUBSTITUTE(LOWER([.$B$2]); [.I26]; &quot;&quot;))" office:value-type="float" office:value="19" calcext:value-type="float">
            <text:p>19</text:p>
          </table:table-cell>
          <table:table-cell table:formula="of:=LEN([.$B$2]) - LEN(SUBSTITUTE(LOWER([.$B$2]); [.J26]; &quot;&quot;))" office:value-type="float" office:value="1" calcext:value-type="float">
            <text:p>1</text:p>
          </table:table-cell>
          <table:table-cell table:formula="of:=LEN([.$B$2]) - LEN(SUBSTITUTE(LOWER([.$B$2]); [.K26]; &quot;&quot;))" office:value-type="float" office:value="16" calcext:value-type="float">
            <text:p>16</text:p>
          </table:table-cell>
          <table:table-cell table:formula="of:=LEN([.$B$2]) - LEN(SUBSTITUTE(LOWER([.$B$2]); [.L26]; &quot;&quot;))" office:value-type="float" office:value="0" calcext:value-type="float">
            <text:p>0</text:p>
          </table:table-cell>
          <table:table-cell table:formula="of:=LEN([.$B$2]) - LEN(SUBSTITUTE(LOWER([.$B$2]); [.M26]; &quot;&quot;))" office:value-type="float" office:value="69" calcext:value-type="float">
            <text:p>69</text:p>
          </table:table-cell>
          <table:table-cell table:formula="of:=LEN([.$B$2]) - LEN(SUBSTITUTE(LOWER([.$B$2]); [.N26]; &quot;&quot;))" office:value-type="float" office:value="15" calcext:value-type="float">
            <text:p>15</text:p>
          </table:table-cell>
          <table:table-cell table:formula="of:=LEN([.$B$2]) - LEN(SUBSTITUTE(LOWER([.$B$2]); [.O26]; &quot;&quot;))" office:value-type="float" office:value="23" calcext:value-type="float">
            <text:p>23</text:p>
          </table:table-cell>
          <table:table-cell table:formula="of:=LEN([.$B$2]) - LEN(SUBSTITUTE(LOWER([.$B$2]); [.P26]; &quot;&quot;))" office:value-type="float" office:value="35" calcext:value-type="float">
            <text:p>35</text:p>
          </table:table-cell>
          <table:table-cell table:formula="of:=LEN([.$B$2]) - LEN(SUBSTITUTE(LOWER([.$B$2]); [.Q26]; &quot;&quot;))" office:value-type="float" office:value="110" calcext:value-type="float">
            <text:p>110</text:p>
          </table:table-cell>
          <table:table-cell table:formula="of:=LEN([.$B$2]) - LEN(SUBSTITUTE(LOWER([.$B$2]); [.R26]; &quot;&quot;))" office:value-type="float" office:value="12" calcext:value-type="float">
            <text:p>12</text:p>
          </table:table-cell>
          <table:table-cell table:formula="of:=LEN([.$B$2]) - LEN(SUBSTITUTE(LOWER([.$B$2]); [.S26]; &quot;&quot;))" office:value-type="float" office:value="24" calcext:value-type="float">
            <text:p>24</text:p>
          </table:table-cell>
          <table:table-cell table:formula="of:=LEN([.$B$2]) - LEN(SUBSTITUTE(LOWER([.$B$2]); [.T26]; &quot;&quot;))" office:value-type="float" office:value="58" calcext:value-type="float">
            <text:p>58</text:p>
          </table:table-cell>
          <table:table-cell table:formula="of:=LEN([.$B$2]) - LEN(SUBSTITUTE(LOWER([.$B$2]); [.U26]; &quot;&quot;))" office:value-type="float" office:value="81" calcext:value-type="float">
            <text:p>81</text:p>
          </table:table-cell>
          <table:table-cell table:formula="of:=LEN([.$B$2]) - LEN(SUBSTITUTE(LOWER([.$B$2]); [.V26]; &quot;&quot;))" office:value-type="float" office:value="2" calcext:value-type="float">
            <text:p>2</text:p>
          </table:table-cell>
          <table:table-cell table:formula="of:=LEN([.$B$2]) - LEN(SUBSTITUTE(LOWER([.$B$2]); [.W26]; &quot;&quot;))" office:value-type="float" office:value="8" calcext:value-type="float">
            <text:p>8</text:p>
          </table:table-cell>
          <table:table-cell table:formula="of:=LEN([.$B$2]) - LEN(SUBSTITUTE(LOWER([.$B$2]); [.X26]; &quot;&quot;))" office:value-type="float" office:value="30" calcext:value-type="float">
            <text:p>30</text:p>
          </table:table-cell>
          <table:table-cell table:formula="of:=LEN([.$B$2]) - LEN(SUBSTITUTE(LOWER([.$B$2]); [.Y26]; &quot;&quot;))" office:value-type="float" office:value="23" calcext:value-type="float">
            <text:p>23</text:p>
          </table:table-cell>
          <table:table-cell table:formula="of:=LEN([.$B$2]) - LEN(SUBSTITUTE(LOWER([.$B$2]); [.Z26]; &quot;&quot;))" office:value-type="float" office:value="69" calcext:value-type="float">
            <text:p>69</text:p>
          </table:table-cell>
          <table:table-cell table:formula="of:=LEN([.$B$2]) - LEN(SUBSTITUTE(LOWER([.$B$2]); [.AA26]; &quot;&quot;))" office:value-type="float" office:value="64" calcext:value-type="float">
            <text:p>64</text:p>
          </table:table-cell>
          <table:table-cell/>
          <table:table-cell table:formula="of:=[.AC26]*[.B$9]" office:value-type="float" office:value="-30.5737029825012" calcext:value-type="float">
            <text:p>-30.5737029825012</text:p>
          </table:table-cell>
          <table:table-cell table:formula="of:=[.AD26]*[.C$9]" office:value-type="float" office:value="-0" calcext:value-type="float">
            <text:p>0</text:p>
          </table:table-cell>
          <table:table-cell table:formula="of:=[.AE26]*[.D$9]" office:value-type="float" office:value="-204.941001154696" calcext:value-type="float">
            <text:p>-204.941001154696</text:p>
          </table:table-cell>
          <table:table-cell table:formula="of:=[.AF26]*[.E$9]" office:value-type="float" office:value="-176.496054211463" calcext:value-type="float">
            <text:p>-176.496054211463</text:p>
          </table:table-cell>
          <table:table-cell table:formula="of:=[.AG26]*[.F$9]" office:value-type="float" office:value="-164.73347321364" calcext:value-type="float">
            <text:p>-164.73347321364</text:p>
          </table:table-cell>
          <table:table-cell table:formula="of:=[.AH26]*[.G$9]" office:value-type="float" office:value="-103.561110368427" calcext:value-type="float">
            <text:p>-103.561110368427</text:p>
          </table:table-cell>
          <table:table-cell table:formula="of:=[.AI26]*[.H$9]" office:value-type="float" office:value="-31.7933826305315" calcext:value-type="float">
            <text:p>-31.7933826305315</text:p>
          </table:table-cell>
          <table:table-cell table:formula="of:=[.AJ26]*[.I$9]" office:value-type="float" office:value="-51.4911025489336" calcext:value-type="float">
            <text:p>-51.4911025489336</text:p>
          </table:table-cell>
          <table:table-cell table:formula="of:=[.AK26]*[.J$9]" office:value-type="float" office:value="-2.69982329391249" calcext:value-type="float">
            <text:p>-2.69982329391249</text:p>
          </table:table-cell>
          <table:table-cell table:formula="of:=[.AL26]*[.K$9]" office:value-type="float" office:value="-109.677384204883" calcext:value-type="float">
            <text:p>-109.677384204883</text:p>
          </table:table-cell>
          <table:table-cell table:formula="of:=[.AM26]*[.L$9]" office:value-type="float" office:value="-0" calcext:value-type="float">
            <text:p>0</text:p>
          </table:table-cell>
          <table:table-cell table:formula="of:=[.AN26]*[.M$9]" office:value-type="float" office:value="-219.789222046452" calcext:value-type="float">
            <text:p>-219.789222046452</text:p>
          </table:table-cell>
          <table:table-cell table:formula="of:=[.AO26]*[.N$9]" office:value-type="float" office:value="-53.907739916062" calcext:value-type="float">
            <text:p>-53.907739916062</text:p>
          </table:table-cell>
          <table:table-cell table:formula="of:=[.AP26]*[.O$9]" office:value-type="float" office:value="-62.1940833746145" calcext:value-type="float">
            <text:p>-62.1940833746145</text:p>
          </table:table-cell>
          <table:table-cell table:formula="of:=[.AQ26]*[.P$9]" office:value-type="float" office:value="-88.1809534889759" calcext:value-type="float">
            <text:p>-88.1809534889759</text:p>
          </table:table-cell>
          <table:table-cell table:formula="of:=[.AR26]*[.Q$9]" office:value-type="float" office:value="-454.609383219653" calcext:value-type="float">
            <text:p>-454.609383219653</text:p>
          </table:table-cell>
          <table:table-cell table:formula="of:=[.AS26]*[.R$9]" office:value-type="float" office:value="-84.4539116507526" calcext:value-type="float">
            <text:p>-84.4539116507526</text:p>
          </table:table-cell>
          <table:table-cell table:formula="of:=[.AT26]*[.S$9]" office:value-type="float" office:value="-67.6881138133788" calcext:value-type="float">
            <text:p>-67.6881138133788</text:p>
          </table:table-cell>
          <table:table-cell table:formula="of:=[.AU26]*[.T$9]" office:value-type="float" office:value="-158.901479315116" calcext:value-type="float">
            <text:p>-158.901479315116</text:p>
          </table:table-cell>
          <table:table-cell table:formula="of:=[.AV26]*[.U$9]" office:value-type="float" office:value="-195.544922697469" calcext:value-type="float">
            <text:p>-195.544922697469</text:p>
          </table:table-cell>
          <table:table-cell table:formula="of:=[.AW26]*[.V$9]" office:value-type="float" office:value="-6.98928057038964" calcext:value-type="float">
            <text:p>-6.98928057038964</text:p>
          </table:table-cell>
          <table:table-cell table:formula="of:=[.AX26]*[.W$9]" office:value-type="float" office:value="-36.5057747671874" calcext:value-type="float">
            <text:p>-36.5057747671874</text:p>
          </table:table-cell>
          <table:table-cell table:formula="of:=[.AY26]*[.X$9]" office:value-type="float" office:value="-111.126113591381" calcext:value-type="float">
            <text:p>-111.126113591381</text:p>
          </table:table-cell>
          <table:table-cell table:formula="of:=[.AZ26]*[.Y$9]" office:value-type="float" office:value="-155.038481532453" calcext:value-type="float">
            <text:p>-155.038481532453</text:p>
          </table:table-cell>
          <table:table-cell table:formula="of:=[.BA26]*[.Z$9]" office:value-type="float" office:value="-260.790209595997" calcext:value-type="float">
            <text:p>-260.790209595997</text:p>
          </table:table-cell>
          <table:table-cell table:formula="of:=[.BB26]*[.AA$9]" office:value-type="float" office:value="-477.851179851114" calcext:value-type="float">
            <text:p>-477.851179851114</text:p>
          </table:table-cell>
          <table:table-cell/>
          <table:table-cell table:formula="of:=SUM([.BD26:.CC26])" office:value-type="float" office:value="-3309.53788403999" calcext:value-type="float">
            <text:p>-3309.53788403999</text:p>
          </table:table-cell>
          <table:table-cell table:formula="of:=[.A26]" office:value-type="float" office:value="10" calcext:value-type="float">
            <text:p>10</text:p>
          </table:table-cell>
          <table:table-cell table:number-columns-repeated="23"/>
        </table:table-row>
        <table:table-row table:style-name="ro1">
          <table:table-cell office:value-type="float" office:value="11" calcext:value-type="float">
            <text:p>11</text:p>
          </table:table-cell>
          <table:table-cell table:formula="of:=[.C26]" office:value-type="string" office:string-value="l" calcext:value-type="string">
            <text:p>l</text:p>
          </table:table-cell>
          <table:table-cell table:formula="of:=[.D26]" office:value-type="string" office:string-value="m" calcext:value-type="string">
            <text:p>m</text:p>
          </table:table-cell>
          <table:table-cell table:formula="of:=[.E26]" office:value-type="string" office:string-value="n" calcext:value-type="string">
            <text:p>n</text:p>
          </table:table-cell>
          <table:table-cell table:formula="of:=[.F26]" office:value-type="string" office:string-value="o" calcext:value-type="string">
            <text:p>o</text:p>
          </table:table-cell>
          <table:table-cell table:formula="of:=[.G26]" office:value-type="string" office:string-value="p" calcext:value-type="string">
            <text:p>p</text:p>
          </table:table-cell>
          <table:table-cell table:formula="of:=[.H26]" office:value-type="string" office:string-value="q" calcext:value-type="string">
            <text:p>q</text:p>
          </table:table-cell>
          <table:table-cell table:formula="of:=[.I26]" office:value-type="string" office:string-value="r" calcext:value-type="string">
            <text:p>r</text:p>
          </table:table-cell>
          <table:table-cell table:formula="of:=[.J26]" office:value-type="string" office:string-value="s" calcext:value-type="string">
            <text:p>s</text:p>
          </table:table-cell>
          <table:table-cell table:formula="of:=[.K26]" office:value-type="string" office:string-value="t" calcext:value-type="string">
            <text:p>t</text:p>
          </table:table-cell>
          <table:table-cell table:formula="of:=[.L26]" office:value-type="string" office:string-value="u" calcext:value-type="string">
            <text:p>u</text:p>
          </table:table-cell>
          <table:table-cell table:formula="of:=[.M26]" office:value-type="string" office:string-value="v" calcext:value-type="string">
            <text:p>v</text:p>
          </table:table-cell>
          <table:table-cell table:formula="of:=[.N26]" office:value-type="string" office:string-value="w" calcext:value-type="string">
            <text:p>w</text:p>
          </table:table-cell>
          <table:table-cell table:formula="of:=[.O26]" office:value-type="string" office:string-value="x" calcext:value-type="string">
            <text:p>x</text:p>
          </table:table-cell>
          <table:table-cell table:formula="of:=[.P26]" office:value-type="string" office:string-value="y" calcext:value-type="string">
            <text:p>y</text:p>
          </table:table-cell>
          <table:table-cell table:formula="of:=[.Q26]" office:value-type="string" office:string-value="z" calcext:value-type="string">
            <text:p>z</text:p>
          </table:table-cell>
          <table:table-cell table:formula="of:=[.R26]" office:value-type="string" office:string-value="a" calcext:value-type="string">
            <text:p>a</text:p>
          </table:table-cell>
          <table:table-cell table:formula="of:=[.S26]" office:value-type="string" office:string-value="b" calcext:value-type="string">
            <text:p>b</text:p>
          </table:table-cell>
          <table:table-cell table:formula="of:=[.T26]" office:value-type="string" office:string-value="c" calcext:value-type="string">
            <text:p>c</text:p>
          </table:table-cell>
          <table:table-cell table:formula="of:=[.U26]" office:value-type="string" office:string-value="d" calcext:value-type="string">
            <text:p>d</text:p>
          </table:table-cell>
          <table:table-cell table:formula="of:=[.V26]" office:value-type="string" office:string-value="e" calcext:value-type="string">
            <text:p>e</text:p>
          </table:table-cell>
          <table:table-cell table:formula="of:=[.W26]" office:value-type="string" office:string-value="f" calcext:value-type="string">
            <text:p>f</text:p>
          </table:table-cell>
          <table:table-cell table:formula="of:=[.X26]" office:value-type="string" office:string-value="g" calcext:value-type="string">
            <text:p>g</text:p>
          </table:table-cell>
          <table:table-cell table:formula="of:=[.Y26]" office:value-type="string" office:string-value="h" calcext:value-type="string">
            <text:p>h</text:p>
          </table:table-cell>
          <table:table-cell table:formula="of:=[.Z26]" office:value-type="string" office:string-value="i" calcext:value-type="string">
            <text:p>i</text:p>
          </table:table-cell>
          <table:table-cell table:formula="of:=[.AA26]" office:value-type="string" office:string-value="j" calcext:value-type="string">
            <text:p>j</text:p>
          </table:table-cell>
          <table:table-cell table:formula="of:=[.B26]" office:value-type="string" office:string-value="k" calcext:value-type="string">
            <text:p>k</text:p>
          </table:table-cell>
          <table:table-cell/>
          <table:table-cell table:formula="of:=LEN([.$B$2]) - LEN(SUBSTITUTE(LOWER([.$B$2]); [.B27]; &quot;&quot;))" office:value-type="float" office:value="0" calcext:value-type="float">
            <text:p>0</text:p>
          </table:table-cell>
          <table:table-cell table:formula="of:=LEN([.$B$2]) - LEN(SUBSTITUTE(LOWER([.$B$2]); [.C27]; &quot;&quot;))" office:value-type="float" office:value="54" calcext:value-type="float">
            <text:p>54</text:p>
          </table:table-cell>
          <table:table-cell table:formula="of:=LEN([.$B$2]) - LEN(SUBSTITUTE(LOWER([.$B$2]); [.D27]; &quot;&quot;))" office:value-type="float" office:value="56" calcext:value-type="float">
            <text:p>56</text:p>
          </table:table-cell>
          <table:table-cell table:formula="of:=LEN([.$B$2]) - LEN(SUBSTITUTE(LOWER([.$B$2]); [.E27]; &quot;&quot;))" office:value-type="float" office:value="78" calcext:value-type="float">
            <text:p>78</text:p>
          </table:table-cell>
          <table:table-cell table:formula="of:=LEN([.$B$2]) - LEN(SUBSTITUTE(LOWER([.$B$2]); [.F27]; &quot;&quot;))" office:value-type="float" office:value="27" calcext:value-type="float">
            <text:p>27</text:p>
          </table:table-cell>
          <table:table-cell table:formula="of:=LEN([.$B$2]) - LEN(SUBSTITUTE(LOWER([.$B$2]); [.G27]; &quot;&quot;))" office:value-type="float" office:value="8" calcext:value-type="float">
            <text:p>8</text:p>
          </table:table-cell>
          <table:table-cell table:formula="of:=LEN([.$B$2]) - LEN(SUBSTITUTE(LOWER([.$B$2]); [.H27]; &quot;&quot;))" office:value-type="float" office:value="19" calcext:value-type="float">
            <text:p>19</text:p>
          </table:table-cell>
          <table:table-cell table:formula="of:=LEN([.$B$2]) - LEN(SUBSTITUTE(LOWER([.$B$2]); [.I27]; &quot;&quot;))" office:value-type="float" office:value="1" calcext:value-type="float">
            <text:p>1</text:p>
          </table:table-cell>
          <table:table-cell table:formula="of:=LEN([.$B$2]) - LEN(SUBSTITUTE(LOWER([.$B$2]); [.J27]; &quot;&quot;))" office:value-type="float" office:value="16" calcext:value-type="float">
            <text:p>16</text:p>
          </table:table-cell>
          <table:table-cell table:formula="of:=LEN([.$B$2]) - LEN(SUBSTITUTE(LOWER([.$B$2]); [.K27]; &quot;&quot;))" office:value-type="float" office:value="0" calcext:value-type="float">
            <text:p>0</text:p>
          </table:table-cell>
          <table:table-cell table:formula="of:=LEN([.$B$2]) - LEN(SUBSTITUTE(LOWER([.$B$2]); [.L27]; &quot;&quot;))" office:value-type="float" office:value="69" calcext:value-type="float">
            <text:p>69</text:p>
          </table:table-cell>
          <table:table-cell table:formula="of:=LEN([.$B$2]) - LEN(SUBSTITUTE(LOWER([.$B$2]); [.M27]; &quot;&quot;))" office:value-type="float" office:value="15" calcext:value-type="float">
            <text:p>15</text:p>
          </table:table-cell>
          <table:table-cell table:formula="of:=LEN([.$B$2]) - LEN(SUBSTITUTE(LOWER([.$B$2]); [.N27]; &quot;&quot;))" office:value-type="float" office:value="23" calcext:value-type="float">
            <text:p>23</text:p>
          </table:table-cell>
          <table:table-cell table:formula="of:=LEN([.$B$2]) - LEN(SUBSTITUTE(LOWER([.$B$2]); [.O27]; &quot;&quot;))" office:value-type="float" office:value="35" calcext:value-type="float">
            <text:p>35</text:p>
          </table:table-cell>
          <table:table-cell table:formula="of:=LEN([.$B$2]) - LEN(SUBSTITUTE(LOWER([.$B$2]); [.P27]; &quot;&quot;))" office:value-type="float" office:value="110" calcext:value-type="float">
            <text:p>110</text:p>
          </table:table-cell>
          <table:table-cell table:formula="of:=LEN([.$B$2]) - LEN(SUBSTITUTE(LOWER([.$B$2]); [.Q27]; &quot;&quot;))" office:value-type="float" office:value="12" calcext:value-type="float">
            <text:p>12</text:p>
          </table:table-cell>
          <table:table-cell table:formula="of:=LEN([.$B$2]) - LEN(SUBSTITUTE(LOWER([.$B$2]); [.R27]; &quot;&quot;))" office:value-type="float" office:value="24" calcext:value-type="float">
            <text:p>24</text:p>
          </table:table-cell>
          <table:table-cell table:formula="of:=LEN([.$B$2]) - LEN(SUBSTITUTE(LOWER([.$B$2]); [.S27]; &quot;&quot;))" office:value-type="float" office:value="58" calcext:value-type="float">
            <text:p>58</text:p>
          </table:table-cell>
          <table:table-cell table:formula="of:=LEN([.$B$2]) - LEN(SUBSTITUTE(LOWER([.$B$2]); [.T27]; &quot;&quot;))" office:value-type="float" office:value="81" calcext:value-type="float">
            <text:p>81</text:p>
          </table:table-cell>
          <table:table-cell table:formula="of:=LEN([.$B$2]) - LEN(SUBSTITUTE(LOWER([.$B$2]); [.U27]; &quot;&quot;))" office:value-type="float" office:value="2" calcext:value-type="float">
            <text:p>2</text:p>
          </table:table-cell>
          <table:table-cell table:formula="of:=LEN([.$B$2]) - LEN(SUBSTITUTE(LOWER([.$B$2]); [.V27]; &quot;&quot;))" office:value-type="float" office:value="8" calcext:value-type="float">
            <text:p>8</text:p>
          </table:table-cell>
          <table:table-cell table:formula="of:=LEN([.$B$2]) - LEN(SUBSTITUTE(LOWER([.$B$2]); [.W27]; &quot;&quot;))" office:value-type="float" office:value="30" calcext:value-type="float">
            <text:p>30</text:p>
          </table:table-cell>
          <table:table-cell table:formula="of:=LEN([.$B$2]) - LEN(SUBSTITUTE(LOWER([.$B$2]); [.X27]; &quot;&quot;))" office:value-type="float" office:value="23" calcext:value-type="float">
            <text:p>23</text:p>
          </table:table-cell>
          <table:table-cell table:formula="of:=LEN([.$B$2]) - LEN(SUBSTITUTE(LOWER([.$B$2]); [.Y27]; &quot;&quot;))" office:value-type="float" office:value="69" calcext:value-type="float">
            <text:p>69</text:p>
          </table:table-cell>
          <table:table-cell table:formula="of:=LEN([.$B$2]) - LEN(SUBSTITUTE(LOWER([.$B$2]); [.Z27]; &quot;&quot;))" office:value-type="float" office:value="64" calcext:value-type="float">
            <text:p>64</text:p>
          </table:table-cell>
          <table:table-cell table:formula="of:=LEN([.$B$2]) - LEN(SUBSTITUTE(LOWER([.$B$2]); [.AA27]; &quot;&quot;))" office:value-type="float" office:value="12" calcext:value-type="float">
            <text:p>12</text:p>
          </table:table-cell>
          <table:table-cell/>
          <table:table-cell table:formula="of:=[.AC27]*[.B$9]" office:value-type="float" office:value="-0" calcext:value-type="float">
            <text:p>0</text:p>
          </table:table-cell>
          <table:table-cell table:formula="of:=[.AD27]*[.C$9]" office:value-type="float" office:value="-227.426037607995" calcext:value-type="float">
            <text:p>-227.426037607995</text:p>
          </table:table-cell>
          <table:table-cell table:formula="of:=[.AE27]*[.D$9]" office:value-type="float" office:value="-212.53140860487" calcext:value-type="float">
            <text:p>-212.53140860487</text:p>
          </table:table-cell>
          <table:table-cell table:formula="of:=[.AF27]*[.E$9]" office:value-type="float" office:value="-245.833789794538" calcext:value-type="float">
            <text:p>-245.833789794538</text:p>
          </table:table-cell>
          <table:table-cell table:formula="of:=[.AG27]*[.F$9]" office:value-type="float" office:value="-57.0231253431832" calcext:value-type="float">
            <text:p>-57.0231253431832</text:p>
          </table:table-cell>
          <table:table-cell table:formula="of:=[.AH27]*[.G$9]" office:value-type="float" office:value="-30.6847734424969" calcext:value-type="float">
            <text:p>-30.6847734424969</text:p>
          </table:table-cell>
          <table:table-cell table:formula="of:=[.AI27]*[.H$9]" office:value-type="float" office:value="-75.5092837475124" calcext:value-type="float">
            <text:p>-75.5092837475124</text:p>
          </table:table-cell>
          <table:table-cell table:formula="of:=[.AJ27]*[.I$9]" office:value-type="float" office:value="-2.71005802889124" calcext:value-type="float">
            <text:p>-2.71005802889124</text:p>
          </table:table-cell>
          <table:table-cell table:formula="of:=[.AK27]*[.J$9]" office:value-type="float" office:value="-43.1971727025998" calcext:value-type="float">
            <text:p>-43.1971727025998</text:p>
          </table:table-cell>
          <table:table-cell table:formula="of:=[.AL27]*[.K$9]" office:value-type="float" office:value="-0" calcext:value-type="float">
            <text:p>0</text:p>
          </table:table-cell>
          <table:table-cell table:formula="of:=[.AM27]*[.L$9]" office:value-type="float" office:value="-327.701488094652" calcext:value-type="float">
            <text:p>-327.701488094652</text:p>
          </table:table-cell>
          <table:table-cell table:formula="of:=[.AN27]*[.M$9]" office:value-type="float" office:value="-47.7802656622722" calcext:value-type="float">
            <text:p>-47.7802656622722</text:p>
          </table:table-cell>
          <table:table-cell table:formula="of:=[.AO27]*[.N$9]" office:value-type="float" office:value="-82.6585345379618" calcext:value-type="float">
            <text:p>-82.6585345379618</text:p>
          </table:table-cell>
          <table:table-cell table:formula="of:=[.AP27]*[.O$9]" office:value-type="float" office:value="-94.6431703526743" calcext:value-type="float">
            <text:p>-94.6431703526743</text:p>
          </table:table-cell>
          <table:table-cell table:formula="of:=[.AQ27]*[.P$9]" office:value-type="float" office:value="-277.140139536781" calcext:value-type="float">
            <text:p>-277.140139536781</text:p>
          </table:table-cell>
          <table:table-cell table:formula="of:=[.AR27]*[.Q$9]" office:value-type="float" office:value="-49.5937508966894" calcext:value-type="float">
            <text:p>-49.5937508966894</text:p>
          </table:table-cell>
          <table:table-cell table:formula="of:=[.AS27]*[.R$9]" office:value-type="float" office:value="-168.907823301505" calcext:value-type="float">
            <text:p>-168.907823301505</text:p>
          </table:table-cell>
          <table:table-cell table:formula="of:=[.AT27]*[.S$9]" office:value-type="float" office:value="-163.579608382332" calcext:value-type="float">
            <text:p>-163.579608382332</text:p>
          </table:table-cell>
          <table:table-cell table:formula="of:=[.AU27]*[.T$9]" office:value-type="float" office:value="-221.914134905593" calcext:value-type="float">
            <text:p>-221.914134905593</text:p>
          </table:table-cell>
          <table:table-cell table:formula="of:=[.AV27]*[.U$9]" office:value-type="float" office:value="-4.8282696962338" calcext:value-type="float">
            <text:p>-4.8282696962338</text:p>
          </table:table-cell>
          <table:table-cell table:formula="of:=[.AW27]*[.V$9]" office:value-type="float" office:value="-27.9571222815586" calcext:value-type="float">
            <text:p>-27.9571222815586</text:p>
          </table:table-cell>
          <table:table-cell table:formula="of:=[.AX27]*[.W$9]" office:value-type="float" office:value="-136.896655376953" calcext:value-type="float">
            <text:p>-136.896655376953</text:p>
          </table:table-cell>
          <table:table-cell table:formula="of:=[.AY27]*[.X$9]" office:value-type="float" office:value="-85.1966870867255" calcext:value-type="float">
            <text:p>-85.1966870867255</text:p>
          </table:table-cell>
          <table:table-cell table:formula="of:=[.AZ27]*[.Y$9]" office:value-type="float" office:value="-465.115444597359" calcext:value-type="float">
            <text:p>-465.115444597359</text:p>
          </table:table-cell>
          <table:table-cell table:formula="of:=[.BA27]*[.Z$9]" office:value-type="float" office:value="-241.892368320925" calcext:value-type="float">
            <text:p>-241.892368320925</text:p>
          </table:table-cell>
          <table:table-cell table:formula="of:=[.BB27]*[.AA$9]" office:value-type="float" office:value="-89.5970962220839" calcext:value-type="float">
            <text:p>-89.5970962220839</text:p>
          </table:table-cell>
          <table:table-cell/>
          <table:table-cell table:formula="of:=SUM([.BD27:.CC27])" office:value-type="float" office:value="-3380.31820852439" calcext:value-type="float">
            <text:p>-3380.31820852439</text:p>
          </table:table-cell>
          <table:table-cell table:formula="of:=[.A27]" office:value-type="float" office:value="11" calcext:value-type="float">
            <text:p>11</text:p>
          </table:table-cell>
          <table:table-cell table:number-columns-repeated="23"/>
        </table:table-row>
        <table:table-row table:style-name="ro1">
          <table:table-cell office:value-type="float" office:value="12" calcext:value-type="float">
            <text:p>12</text:p>
          </table:table-cell>
          <table:table-cell table:formula="of:=[.C27]" office:value-type="string" office:string-value="m" calcext:value-type="string">
            <text:p>m</text:p>
          </table:table-cell>
          <table:table-cell table:formula="of:=[.D27]" office:value-type="string" office:string-value="n" calcext:value-type="string">
            <text:p>n</text:p>
          </table:table-cell>
          <table:table-cell table:formula="of:=[.E27]" office:value-type="string" office:string-value="o" calcext:value-type="string">
            <text:p>o</text:p>
          </table:table-cell>
          <table:table-cell table:formula="of:=[.F27]" office:value-type="string" office:string-value="p" calcext:value-type="string">
            <text:p>p</text:p>
          </table:table-cell>
          <table:table-cell table:formula="of:=[.G27]" office:value-type="string" office:string-value="q" calcext:value-type="string">
            <text:p>q</text:p>
          </table:table-cell>
          <table:table-cell table:formula="of:=[.H27]" office:value-type="string" office:string-value="r" calcext:value-type="string">
            <text:p>r</text:p>
          </table:table-cell>
          <table:table-cell table:formula="of:=[.I27]" office:value-type="string" office:string-value="s" calcext:value-type="string">
            <text:p>s</text:p>
          </table:table-cell>
          <table:table-cell table:formula="of:=[.J27]" office:value-type="string" office:string-value="t" calcext:value-type="string">
            <text:p>t</text:p>
          </table:table-cell>
          <table:table-cell table:formula="of:=[.K27]" office:value-type="string" office:string-value="u" calcext:value-type="string">
            <text:p>u</text:p>
          </table:table-cell>
          <table:table-cell table:formula="of:=[.L27]" office:value-type="string" office:string-value="v" calcext:value-type="string">
            <text:p>v</text:p>
          </table:table-cell>
          <table:table-cell table:formula="of:=[.M27]" office:value-type="string" office:string-value="w" calcext:value-type="string">
            <text:p>w</text:p>
          </table:table-cell>
          <table:table-cell table:formula="of:=[.N27]" office:value-type="string" office:string-value="x" calcext:value-type="string">
            <text:p>x</text:p>
          </table:table-cell>
          <table:table-cell table:formula="of:=[.O27]" office:value-type="string" office:string-value="y" calcext:value-type="string">
            <text:p>y</text:p>
          </table:table-cell>
          <table:table-cell table:formula="of:=[.P27]" office:value-type="string" office:string-value="z" calcext:value-type="string">
            <text:p>z</text:p>
          </table:table-cell>
          <table:table-cell table:formula="of:=[.Q27]" office:value-type="string" office:string-value="a" calcext:value-type="string">
            <text:p>a</text:p>
          </table:table-cell>
          <table:table-cell table:formula="of:=[.R27]" office:value-type="string" office:string-value="b" calcext:value-type="string">
            <text:p>b</text:p>
          </table:table-cell>
          <table:table-cell table:formula="of:=[.S27]" office:value-type="string" office:string-value="c" calcext:value-type="string">
            <text:p>c</text:p>
          </table:table-cell>
          <table:table-cell table:formula="of:=[.T27]" office:value-type="string" office:string-value="d" calcext:value-type="string">
            <text:p>d</text:p>
          </table:table-cell>
          <table:table-cell table:formula="of:=[.U27]" office:value-type="string" office:string-value="e" calcext:value-type="string">
            <text:p>e</text:p>
          </table:table-cell>
          <table:table-cell table:formula="of:=[.V27]" office:value-type="string" office:string-value="f" calcext:value-type="string">
            <text:p>f</text:p>
          </table:table-cell>
          <table:table-cell table:formula="of:=[.W27]" office:value-type="string" office:string-value="g" calcext:value-type="string">
            <text:p>g</text:p>
          </table:table-cell>
          <table:table-cell table:formula="of:=[.X27]" office:value-type="string" office:string-value="h" calcext:value-type="string">
            <text:p>h</text:p>
          </table:table-cell>
          <table:table-cell table:formula="of:=[.Y27]" office:value-type="string" office:string-value="i" calcext:value-type="string">
            <text:p>i</text:p>
          </table:table-cell>
          <table:table-cell table:formula="of:=[.Z27]" office:value-type="string" office:string-value="j" calcext:value-type="string">
            <text:p>j</text:p>
          </table:table-cell>
          <table:table-cell table:formula="of:=[.AA27]" office:value-type="string" office:string-value="k" calcext:value-type="string">
            <text:p>k</text:p>
          </table:table-cell>
          <table:table-cell table:formula="of:=[.B27]" office:value-type="string" office:string-value="l" calcext:value-type="string">
            <text:p>l</text:p>
          </table:table-cell>
          <table:table-cell/>
          <table:table-cell table:formula="of:=LEN([.$B$2]) - LEN(SUBSTITUTE(LOWER([.$B$2]); [.B28]; &quot;&quot;))" office:value-type="float" office:value="54" calcext:value-type="float">
            <text:p>54</text:p>
          </table:table-cell>
          <table:table-cell table:formula="of:=LEN([.$B$2]) - LEN(SUBSTITUTE(LOWER([.$B$2]); [.C28]; &quot;&quot;))" office:value-type="float" office:value="56" calcext:value-type="float">
            <text:p>56</text:p>
          </table:table-cell>
          <table:table-cell table:formula="of:=LEN([.$B$2]) - LEN(SUBSTITUTE(LOWER([.$B$2]); [.D28]; &quot;&quot;))" office:value-type="float" office:value="78" calcext:value-type="float">
            <text:p>78</text:p>
          </table:table-cell>
          <table:table-cell table:formula="of:=LEN([.$B$2]) - LEN(SUBSTITUTE(LOWER([.$B$2]); [.E28]; &quot;&quot;))" office:value-type="float" office:value="27" calcext:value-type="float">
            <text:p>27</text:p>
          </table:table-cell>
          <table:table-cell table:formula="of:=LEN([.$B$2]) - LEN(SUBSTITUTE(LOWER([.$B$2]); [.F28]; &quot;&quot;))" office:value-type="float" office:value="8" calcext:value-type="float">
            <text:p>8</text:p>
          </table:table-cell>
          <table:table-cell table:formula="of:=LEN([.$B$2]) - LEN(SUBSTITUTE(LOWER([.$B$2]); [.G28]; &quot;&quot;))" office:value-type="float" office:value="19" calcext:value-type="float">
            <text:p>19</text:p>
          </table:table-cell>
          <table:table-cell table:formula="of:=LEN([.$B$2]) - LEN(SUBSTITUTE(LOWER([.$B$2]); [.H28]; &quot;&quot;))" office:value-type="float" office:value="1" calcext:value-type="float">
            <text:p>1</text:p>
          </table:table-cell>
          <table:table-cell table:formula="of:=LEN([.$B$2]) - LEN(SUBSTITUTE(LOWER([.$B$2]); [.I28]; &quot;&quot;))" office:value-type="float" office:value="16" calcext:value-type="float">
            <text:p>16</text:p>
          </table:table-cell>
          <table:table-cell table:formula="of:=LEN([.$B$2]) - LEN(SUBSTITUTE(LOWER([.$B$2]); [.J28]; &quot;&quot;))" office:value-type="float" office:value="0" calcext:value-type="float">
            <text:p>0</text:p>
          </table:table-cell>
          <table:table-cell table:formula="of:=LEN([.$B$2]) - LEN(SUBSTITUTE(LOWER([.$B$2]); [.K28]; &quot;&quot;))" office:value-type="float" office:value="69" calcext:value-type="float">
            <text:p>69</text:p>
          </table:table-cell>
          <table:table-cell table:formula="of:=LEN([.$B$2]) - LEN(SUBSTITUTE(LOWER([.$B$2]); [.L28]; &quot;&quot;))" office:value-type="float" office:value="15" calcext:value-type="float">
            <text:p>15</text:p>
          </table:table-cell>
          <table:table-cell table:formula="of:=LEN([.$B$2]) - LEN(SUBSTITUTE(LOWER([.$B$2]); [.M28]; &quot;&quot;))" office:value-type="float" office:value="23" calcext:value-type="float">
            <text:p>23</text:p>
          </table:table-cell>
          <table:table-cell table:formula="of:=LEN([.$B$2]) - LEN(SUBSTITUTE(LOWER([.$B$2]); [.N28]; &quot;&quot;))" office:value-type="float" office:value="35" calcext:value-type="float">
            <text:p>35</text:p>
          </table:table-cell>
          <table:table-cell table:formula="of:=LEN([.$B$2]) - LEN(SUBSTITUTE(LOWER([.$B$2]); [.O28]; &quot;&quot;))" office:value-type="float" office:value="110" calcext:value-type="float">
            <text:p>110</text:p>
          </table:table-cell>
          <table:table-cell table:formula="of:=LEN([.$B$2]) - LEN(SUBSTITUTE(LOWER([.$B$2]); [.P28]; &quot;&quot;))" office:value-type="float" office:value="12" calcext:value-type="float">
            <text:p>12</text:p>
          </table:table-cell>
          <table:table-cell table:formula="of:=LEN([.$B$2]) - LEN(SUBSTITUTE(LOWER([.$B$2]); [.Q28]; &quot;&quot;))" office:value-type="float" office:value="24" calcext:value-type="float">
            <text:p>24</text:p>
          </table:table-cell>
          <table:table-cell table:formula="of:=LEN([.$B$2]) - LEN(SUBSTITUTE(LOWER([.$B$2]); [.R28]; &quot;&quot;))" office:value-type="float" office:value="58" calcext:value-type="float">
            <text:p>58</text:p>
          </table:table-cell>
          <table:table-cell table:formula="of:=LEN([.$B$2]) - LEN(SUBSTITUTE(LOWER([.$B$2]); [.S28]; &quot;&quot;))" office:value-type="float" office:value="81" calcext:value-type="float">
            <text:p>81</text:p>
          </table:table-cell>
          <table:table-cell table:formula="of:=LEN([.$B$2]) - LEN(SUBSTITUTE(LOWER([.$B$2]); [.T28]; &quot;&quot;))" office:value-type="float" office:value="2" calcext:value-type="float">
            <text:p>2</text:p>
          </table:table-cell>
          <table:table-cell table:formula="of:=LEN([.$B$2]) - LEN(SUBSTITUTE(LOWER([.$B$2]); [.U28]; &quot;&quot;))" office:value-type="float" office:value="8" calcext:value-type="float">
            <text:p>8</text:p>
          </table:table-cell>
          <table:table-cell table:formula="of:=LEN([.$B$2]) - LEN(SUBSTITUTE(LOWER([.$B$2]); [.V28]; &quot;&quot;))" office:value-type="float" office:value="30" calcext:value-type="float">
            <text:p>30</text:p>
          </table:table-cell>
          <table:table-cell table:formula="of:=LEN([.$B$2]) - LEN(SUBSTITUTE(LOWER([.$B$2]); [.W28]; &quot;&quot;))" office:value-type="float" office:value="23" calcext:value-type="float">
            <text:p>23</text:p>
          </table:table-cell>
          <table:table-cell table:formula="of:=LEN([.$B$2]) - LEN(SUBSTITUTE(LOWER([.$B$2]); [.X28]; &quot;&quot;))" office:value-type="float" office:value="69" calcext:value-type="float">
            <text:p>69</text:p>
          </table:table-cell>
          <table:table-cell table:formula="of:=LEN([.$B$2]) - LEN(SUBSTITUTE(LOWER([.$B$2]); [.Y28]; &quot;&quot;))" office:value-type="float" office:value="64" calcext:value-type="float">
            <text:p>64</text:p>
          </table:table-cell>
          <table:table-cell table:formula="of:=LEN([.$B$2]) - LEN(SUBSTITUTE(LOWER([.$B$2]); [.Z28]; &quot;&quot;))" office:value-type="float" office:value="12" calcext:value-type="float">
            <text:p>12</text:p>
          </table:table-cell>
          <table:table-cell table:formula="of:=LEN([.$B$2]) - LEN(SUBSTITUTE(LOWER([.$B$2]); [.AA28]; &quot;&quot;))" office:value-type="float" office:value="0" calcext:value-type="float">
            <text:p>0</text:p>
          </table:table-cell>
          <table:table-cell/>
          <table:table-cell table:formula="of:=[.AC28]*[.B$9]" office:value-type="float" office:value="-137.581663421255" calcext:value-type="float">
            <text:p>-137.581663421255</text:p>
          </table:table-cell>
          <table:table-cell table:formula="of:=[.AD28]*[.C$9]" office:value-type="float" office:value="-235.849224186069" calcext:value-type="float">
            <text:p>-235.849224186069</text:p>
          </table:table-cell>
          <table:table-cell table:formula="of:=[.AE28]*[.D$9]" office:value-type="float" office:value="-296.025890556783" calcext:value-type="float">
            <text:p>-296.025890556783</text:p>
          </table:table-cell>
          <table:table-cell table:formula="of:=[.AF28]*[.E$9]" office:value-type="float" office:value="-85.0963118519555" calcext:value-type="float">
            <text:p>-85.0963118519555</text:p>
          </table:table-cell>
          <table:table-cell table:formula="of:=[.AG28]*[.F$9]" office:value-type="float" office:value="-16.8957408424246" calcext:value-type="float">
            <text:p>-16.8957408424246</text:p>
          </table:table-cell>
          <table:table-cell table:formula="of:=[.AH28]*[.G$9]" office:value-type="float" office:value="-72.8763369259301" calcext:value-type="float">
            <text:p>-72.8763369259301</text:p>
          </table:table-cell>
          <table:table-cell table:formula="of:=[.AI28]*[.H$9]" office:value-type="float" office:value="-3.97417282881644" calcext:value-type="float">
            <text:p>-3.97417282881644</text:p>
          </table:table-cell>
          <table:table-cell table:formula="of:=[.AJ28]*[.I$9]" office:value-type="float" office:value="-43.3609284622598" calcext:value-type="float">
            <text:p>-43.3609284622598</text:p>
          </table:table-cell>
          <table:table-cell table:formula="of:=[.AK28]*[.J$9]" office:value-type="float" office:value="-0" calcext:value-type="float">
            <text:p>0</text:p>
          </table:table-cell>
          <table:table-cell table:formula="of:=[.AL28]*[.K$9]" office:value-type="float" office:value="-472.98371938356" calcext:value-type="float">
            <text:p>-472.98371938356</text:p>
          </table:table-cell>
          <table:table-cell table:formula="of:=[.AM28]*[.L$9]" office:value-type="float" office:value="-71.23945393362" calcext:value-type="float">
            <text:p>-71.23945393362</text:p>
          </table:table-cell>
          <table:table-cell table:formula="of:=[.AN28]*[.M$9]" office:value-type="float" office:value="-73.263074015484" calcext:value-type="float">
            <text:p>-73.263074015484</text:p>
          </table:table-cell>
          <table:table-cell table:formula="of:=[.AO28]*[.N$9]" office:value-type="float" office:value="-125.784726470811" calcext:value-type="float">
            <text:p>-125.784726470811</text:p>
          </table:table-cell>
          <table:table-cell table:formula="of:=[.AP28]*[.O$9]" office:value-type="float" office:value="-297.449963965548" calcext:value-type="float">
            <text:p>-297.449963965548</text:p>
          </table:table-cell>
          <table:table-cell table:formula="of:=[.AQ28]*[.P$9]" office:value-type="float" office:value="-30.2334697676489" calcext:value-type="float">
            <text:p>-30.2334697676489</text:p>
          </table:table-cell>
          <table:table-cell table:formula="of:=[.AR28]*[.Q$9]" office:value-type="float" office:value="-99.1875017933789" calcext:value-type="float">
            <text:p>-99.1875017933789</text:p>
          </table:table-cell>
          <table:table-cell table:formula="of:=[.AS28]*[.R$9]" office:value-type="float" office:value="-408.193906311971" calcext:value-type="float">
            <text:p>-408.193906311971</text:p>
          </table:table-cell>
          <table:table-cell table:formula="of:=[.AT28]*[.S$9]" office:value-type="float" office:value="-228.447384120153" calcext:value-type="float">
            <text:p>-228.447384120153</text:p>
          </table:table-cell>
          <table:table-cell table:formula="of:=[.AU28]*[.T$9]" office:value-type="float" office:value="-5.47936135569366" calcext:value-type="float">
            <text:p>-5.47936135569366</text:p>
          </table:table-cell>
          <table:table-cell table:formula="of:=[.AV28]*[.U$9]" office:value-type="float" office:value="-19.3130787849352" calcext:value-type="float">
            <text:p>-19.3130787849352</text:p>
          </table:table-cell>
          <table:table-cell table:formula="of:=[.AW28]*[.V$9]" office:value-type="float" office:value="-104.839208555845" calcext:value-type="float">
            <text:p>-104.839208555845</text:p>
          </table:table-cell>
          <table:table-cell table:formula="of:=[.AX28]*[.W$9]" office:value-type="float" office:value="-104.954102455664" calcext:value-type="float">
            <text:p>-104.954102455664</text:p>
          </table:table-cell>
          <table:table-cell table:formula="of:=[.AY28]*[.X$9]" office:value-type="float" office:value="-255.590061260177" calcext:value-type="float">
            <text:p>-255.590061260177</text:p>
          </table:table-cell>
          <table:table-cell table:formula="of:=[.AZ28]*[.Y$9]" office:value-type="float" office:value="-431.411426872913" calcext:value-type="float">
            <text:p>-431.411426872913</text:p>
          </table:table-cell>
          <table:table-cell table:formula="of:=[.BA28]*[.Z$9]" office:value-type="float" office:value="-45.3548190601734" calcext:value-type="float">
            <text:p>-45.3548190601734</text:p>
          </table:table-cell>
          <table:table-cell table:formula="of:=[.BB28]*[.AA$9]" office:value-type="float" office:value="-0" calcext:value-type="float">
            <text:p>0</text:p>
          </table:table-cell>
          <table:table-cell/>
          <table:table-cell table:formula="of:=SUM([.BD28:.CC28])" office:value-type="float" office:value="-3665.38552718307" calcext:value-type="float">
            <text:p>-3665.38552718307</text:p>
          </table:table-cell>
          <table:table-cell table:formula="of:=[.A28]" office:value-type="float" office:value="12" calcext:value-type="float">
            <text:p>12</text:p>
          </table:table-cell>
          <table:table-cell table:number-columns-repeated="23"/>
        </table:table-row>
        <table:table-row table:style-name="ro1">
          <table:table-cell office:value-type="float" office:value="13" calcext:value-type="float">
            <text:p>13</text:p>
          </table:table-cell>
          <table:table-cell table:formula="of:=[.C28]" office:value-type="string" office:string-value="n" calcext:value-type="string">
            <text:p>n</text:p>
          </table:table-cell>
          <table:table-cell table:formula="of:=[.D28]" office:value-type="string" office:string-value="o" calcext:value-type="string">
            <text:p>o</text:p>
          </table:table-cell>
          <table:table-cell table:formula="of:=[.E28]" office:value-type="string" office:string-value="p" calcext:value-type="string">
            <text:p>p</text:p>
          </table:table-cell>
          <table:table-cell table:formula="of:=[.F28]" office:value-type="string" office:string-value="q" calcext:value-type="string">
            <text:p>q</text:p>
          </table:table-cell>
          <table:table-cell table:formula="of:=[.G28]" office:value-type="string" office:string-value="r" calcext:value-type="string">
            <text:p>r</text:p>
          </table:table-cell>
          <table:table-cell table:formula="of:=[.H28]" office:value-type="string" office:string-value="s" calcext:value-type="string">
            <text:p>s</text:p>
          </table:table-cell>
          <table:table-cell table:formula="of:=[.I28]" office:value-type="string" office:string-value="t" calcext:value-type="string">
            <text:p>t</text:p>
          </table:table-cell>
          <table:table-cell table:formula="of:=[.J28]" office:value-type="string" office:string-value="u" calcext:value-type="string">
            <text:p>u</text:p>
          </table:table-cell>
          <table:table-cell table:formula="of:=[.K28]" office:value-type="string" office:string-value="v" calcext:value-type="string">
            <text:p>v</text:p>
          </table:table-cell>
          <table:table-cell table:formula="of:=[.L28]" office:value-type="string" office:string-value="w" calcext:value-type="string">
            <text:p>w</text:p>
          </table:table-cell>
          <table:table-cell table:formula="of:=[.M28]" office:value-type="string" office:string-value="x" calcext:value-type="string">
            <text:p>x</text:p>
          </table:table-cell>
          <table:table-cell table:formula="of:=[.N28]" office:value-type="string" office:string-value="y" calcext:value-type="string">
            <text:p>y</text:p>
          </table:table-cell>
          <table:table-cell table:formula="of:=[.O28]" office:value-type="string" office:string-value="z" calcext:value-type="string">
            <text:p>z</text:p>
          </table:table-cell>
          <table:table-cell table:formula="of:=[.P28]" office:value-type="string" office:string-value="a" calcext:value-type="string">
            <text:p>a</text:p>
          </table:table-cell>
          <table:table-cell table:formula="of:=[.Q28]" office:value-type="string" office:string-value="b" calcext:value-type="string">
            <text:p>b</text:p>
          </table:table-cell>
          <table:table-cell table:formula="of:=[.R28]" office:value-type="string" office:string-value="c" calcext:value-type="string">
            <text:p>c</text:p>
          </table:table-cell>
          <table:table-cell table:formula="of:=[.S28]" office:value-type="string" office:string-value="d" calcext:value-type="string">
            <text:p>d</text:p>
          </table:table-cell>
          <table:table-cell table:formula="of:=[.T28]" office:value-type="string" office:string-value="e" calcext:value-type="string">
            <text:p>e</text:p>
          </table:table-cell>
          <table:table-cell table:formula="of:=[.U28]" office:value-type="string" office:string-value="f" calcext:value-type="string">
            <text:p>f</text:p>
          </table:table-cell>
          <table:table-cell table:formula="of:=[.V28]" office:value-type="string" office:string-value="g" calcext:value-type="string">
            <text:p>g</text:p>
          </table:table-cell>
          <table:table-cell table:formula="of:=[.W28]" office:value-type="string" office:string-value="h" calcext:value-type="string">
            <text:p>h</text:p>
          </table:table-cell>
          <table:table-cell table:formula="of:=[.X28]" office:value-type="string" office:string-value="i" calcext:value-type="string">
            <text:p>i</text:p>
          </table:table-cell>
          <table:table-cell table:formula="of:=[.Y28]" office:value-type="string" office:string-value="j" calcext:value-type="string">
            <text:p>j</text:p>
          </table:table-cell>
          <table:table-cell table:formula="of:=[.Z28]" office:value-type="string" office:string-value="k" calcext:value-type="string">
            <text:p>k</text:p>
          </table:table-cell>
          <table:table-cell table:formula="of:=[.AA28]" office:value-type="string" office:string-value="l" calcext:value-type="string">
            <text:p>l</text:p>
          </table:table-cell>
          <table:table-cell table:formula="of:=[.B28]" office:value-type="string" office:string-value="m" calcext:value-type="string">
            <text:p>m</text:p>
          </table:table-cell>
          <table:table-cell/>
          <table:table-cell table:formula="of:=LEN([.$B$2]) - LEN(SUBSTITUTE(LOWER([.$B$2]); [.B29]; &quot;&quot;))" office:value-type="float" office:value="56" calcext:value-type="float">
            <text:p>56</text:p>
          </table:table-cell>
          <table:table-cell table:formula="of:=LEN([.$B$2]) - LEN(SUBSTITUTE(LOWER([.$B$2]); [.C29]; &quot;&quot;))" office:value-type="float" office:value="78" calcext:value-type="float">
            <text:p>78</text:p>
          </table:table-cell>
          <table:table-cell table:formula="of:=LEN([.$B$2]) - LEN(SUBSTITUTE(LOWER([.$B$2]); [.D29]; &quot;&quot;))" office:value-type="float" office:value="27" calcext:value-type="float">
            <text:p>27</text:p>
          </table:table-cell>
          <table:table-cell table:formula="of:=LEN([.$B$2]) - LEN(SUBSTITUTE(LOWER([.$B$2]); [.E29]; &quot;&quot;))" office:value-type="float" office:value="8" calcext:value-type="float">
            <text:p>8</text:p>
          </table:table-cell>
          <table:table-cell table:formula="of:=LEN([.$B$2]) - LEN(SUBSTITUTE(LOWER([.$B$2]); [.F29]; &quot;&quot;))" office:value-type="float" office:value="19" calcext:value-type="float">
            <text:p>19</text:p>
          </table:table-cell>
          <table:table-cell table:formula="of:=LEN([.$B$2]) - LEN(SUBSTITUTE(LOWER([.$B$2]); [.G29]; &quot;&quot;))" office:value-type="float" office:value="1" calcext:value-type="float">
            <text:p>1</text:p>
          </table:table-cell>
          <table:table-cell table:formula="of:=LEN([.$B$2]) - LEN(SUBSTITUTE(LOWER([.$B$2]); [.H29]; &quot;&quot;))" office:value-type="float" office:value="16" calcext:value-type="float">
            <text:p>16</text:p>
          </table:table-cell>
          <table:table-cell table:formula="of:=LEN([.$B$2]) - LEN(SUBSTITUTE(LOWER([.$B$2]); [.I29]; &quot;&quot;))" office:value-type="float" office:value="0" calcext:value-type="float">
            <text:p>0</text:p>
          </table:table-cell>
          <table:table-cell table:formula="of:=LEN([.$B$2]) - LEN(SUBSTITUTE(LOWER([.$B$2]); [.J29]; &quot;&quot;))" office:value-type="float" office:value="69" calcext:value-type="float">
            <text:p>69</text:p>
          </table:table-cell>
          <table:table-cell table:formula="of:=LEN([.$B$2]) - LEN(SUBSTITUTE(LOWER([.$B$2]); [.K29]; &quot;&quot;))" office:value-type="float" office:value="15" calcext:value-type="float">
            <text:p>15</text:p>
          </table:table-cell>
          <table:table-cell table:formula="of:=LEN([.$B$2]) - LEN(SUBSTITUTE(LOWER([.$B$2]); [.L29]; &quot;&quot;))" office:value-type="float" office:value="23" calcext:value-type="float">
            <text:p>23</text:p>
          </table:table-cell>
          <table:table-cell table:formula="of:=LEN([.$B$2]) - LEN(SUBSTITUTE(LOWER([.$B$2]); [.M29]; &quot;&quot;))" office:value-type="float" office:value="35" calcext:value-type="float">
            <text:p>35</text:p>
          </table:table-cell>
          <table:table-cell table:formula="of:=LEN([.$B$2]) - LEN(SUBSTITUTE(LOWER([.$B$2]); [.N29]; &quot;&quot;))" office:value-type="float" office:value="110" calcext:value-type="float">
            <text:p>110</text:p>
          </table:table-cell>
          <table:table-cell table:formula="of:=LEN([.$B$2]) - LEN(SUBSTITUTE(LOWER([.$B$2]); [.O29]; &quot;&quot;))" office:value-type="float" office:value="12" calcext:value-type="float">
            <text:p>12</text:p>
          </table:table-cell>
          <table:table-cell table:formula="of:=LEN([.$B$2]) - LEN(SUBSTITUTE(LOWER([.$B$2]); [.P29]; &quot;&quot;))" office:value-type="float" office:value="24" calcext:value-type="float">
            <text:p>24</text:p>
          </table:table-cell>
          <table:table-cell table:formula="of:=LEN([.$B$2]) - LEN(SUBSTITUTE(LOWER([.$B$2]); [.Q29]; &quot;&quot;))" office:value-type="float" office:value="58" calcext:value-type="float">
            <text:p>58</text:p>
          </table:table-cell>
          <table:table-cell table:formula="of:=LEN([.$B$2]) - LEN(SUBSTITUTE(LOWER([.$B$2]); [.R29]; &quot;&quot;))" office:value-type="float" office:value="81" calcext:value-type="float">
            <text:p>81</text:p>
          </table:table-cell>
          <table:table-cell table:formula="of:=LEN([.$B$2]) - LEN(SUBSTITUTE(LOWER([.$B$2]); [.S29]; &quot;&quot;))" office:value-type="float" office:value="2" calcext:value-type="float">
            <text:p>2</text:p>
          </table:table-cell>
          <table:table-cell table:formula="of:=LEN([.$B$2]) - LEN(SUBSTITUTE(LOWER([.$B$2]); [.T29]; &quot;&quot;))" office:value-type="float" office:value="8" calcext:value-type="float">
            <text:p>8</text:p>
          </table:table-cell>
          <table:table-cell table:formula="of:=LEN([.$B$2]) - LEN(SUBSTITUTE(LOWER([.$B$2]); [.U29]; &quot;&quot;))" office:value-type="float" office:value="30" calcext:value-type="float">
            <text:p>30</text:p>
          </table:table-cell>
          <table:table-cell table:formula="of:=LEN([.$B$2]) - LEN(SUBSTITUTE(LOWER([.$B$2]); [.V29]; &quot;&quot;))" office:value-type="float" office:value="23" calcext:value-type="float">
            <text:p>23</text:p>
          </table:table-cell>
          <table:table-cell table:formula="of:=LEN([.$B$2]) - LEN(SUBSTITUTE(LOWER([.$B$2]); [.W29]; &quot;&quot;))" office:value-type="float" office:value="69" calcext:value-type="float">
            <text:p>69</text:p>
          </table:table-cell>
          <table:table-cell table:formula="of:=LEN([.$B$2]) - LEN(SUBSTITUTE(LOWER([.$B$2]); [.X29]; &quot;&quot;))" office:value-type="float" office:value="64" calcext:value-type="float">
            <text:p>64</text:p>
          </table:table-cell>
          <table:table-cell table:formula="of:=LEN([.$B$2]) - LEN(SUBSTITUTE(LOWER([.$B$2]); [.Y29]; &quot;&quot;))" office:value-type="float" office:value="12" calcext:value-type="float">
            <text:p>12</text:p>
          </table:table-cell>
          <table:table-cell table:formula="of:=LEN([.$B$2]) - LEN(SUBSTITUTE(LOWER([.$B$2]); [.Z29]; &quot;&quot;))" office:value-type="float" office:value="0" calcext:value-type="float">
            <text:p>0</text:p>
          </table:table-cell>
          <table:table-cell table:formula="of:=LEN([.$B$2]) - LEN(SUBSTITUTE(LOWER([.$B$2]); [.AA29]; &quot;&quot;))" office:value-type="float" office:value="54" calcext:value-type="float">
            <text:p>54</text:p>
          </table:table-cell>
          <table:table-cell/>
          <table:table-cell table:formula="of:=[.AC29]*[.B$9]" office:value-type="float" office:value="-142.677280585006" calcext:value-type="float">
            <text:p>-142.677280585006</text:p>
          </table:table-cell>
          <table:table-cell table:formula="of:=[.AD29]*[.C$9]" office:value-type="float" office:value="-328.504276544882" calcext:value-type="float">
            <text:p>-328.504276544882</text:p>
          </table:table-cell>
          <table:table-cell table:formula="of:=[.AE29]*[.D$9]" office:value-type="float" office:value="-102.470500577348" calcext:value-type="float">
            <text:p>-102.470500577348</text:p>
          </table:table-cell>
          <table:table-cell table:formula="of:=[.AF29]*[.E$9]" office:value-type="float" office:value="-25.213722030209" calcext:value-type="float">
            <text:p>-25.213722030209</text:p>
          </table:table-cell>
          <table:table-cell table:formula="of:=[.AG29]*[.F$9]" office:value-type="float" office:value="-40.1273845007585" calcext:value-type="float">
            <text:p>-40.1273845007585</text:p>
          </table:table-cell>
          <table:table-cell table:formula="of:=[.AH29]*[.G$9]" office:value-type="float" office:value="-3.83559668031211" calcext:value-type="float">
            <text:p>-3.83559668031211</text:p>
          </table:table-cell>
          <table:table-cell table:formula="of:=[.AI29]*[.H$9]" office:value-type="float" office:value="-63.586765261063" calcext:value-type="float">
            <text:p>-63.586765261063</text:p>
          </table:table-cell>
          <table:table-cell table:formula="of:=[.AJ29]*[.I$9]" office:value-type="float" office:value="-0" calcext:value-type="float">
            <text:p>0</text:p>
          </table:table-cell>
          <table:table-cell table:formula="of:=[.AK29]*[.J$9]" office:value-type="float" office:value="-186.287807279962" calcext:value-type="float">
            <text:p>-186.287807279962</text:p>
          </table:table-cell>
          <table:table-cell table:formula="of:=[.AL29]*[.K$9]" office:value-type="float" office:value="-102.822547692078" calcext:value-type="float">
            <text:p>-102.822547692078</text:p>
          </table:table-cell>
          <table:table-cell table:formula="of:=[.AM29]*[.L$9]" office:value-type="float" office:value="-109.233829364884" calcext:value-type="float">
            <text:p>-109.233829364884</text:p>
          </table:table-cell>
          <table:table-cell table:formula="of:=[.AN29]*[.M$9]" office:value-type="float" office:value="-111.487286545302" calcext:value-type="float">
            <text:p>-111.487286545302</text:p>
          </table:table-cell>
          <table:table-cell table:formula="of:=[.AO29]*[.N$9]" office:value-type="float" office:value="-395.323426051122" calcext:value-type="float">
            <text:p>-395.323426051122</text:p>
          </table:table-cell>
          <table:table-cell table:formula="of:=[.AP29]*[.O$9]" office:value-type="float" office:value="-32.4490869780598" calcext:value-type="float">
            <text:p>-32.4490869780598</text:p>
          </table:table-cell>
          <table:table-cell table:formula="of:=[.AQ29]*[.P$9]" office:value-type="float" office:value="-60.4669395352978" calcext:value-type="float">
            <text:p>-60.4669395352978</text:p>
          </table:table-cell>
          <table:table-cell table:formula="of:=[.AR29]*[.Q$9]" office:value-type="float" office:value="-239.703129333999" calcext:value-type="float">
            <text:p>-239.703129333999</text:p>
          </table:table-cell>
          <table:table-cell table:formula="of:=[.AS29]*[.R$9]" office:value-type="float" office:value="-570.06390364258" calcext:value-type="float">
            <text:p>-570.06390364258</text:p>
          </table:table-cell>
          <table:table-cell table:formula="of:=[.AT29]*[.S$9]" office:value-type="float" office:value="-5.6406761511149" calcext:value-type="float">
            <text:p>-5.6406761511149</text:p>
          </table:table-cell>
          <table:table-cell table:formula="of:=[.AU29]*[.T$9]" office:value-type="float" office:value="-21.9174454227746" calcext:value-type="float">
            <text:p>-21.9174454227746</text:p>
          </table:table-cell>
          <table:table-cell table:formula="of:=[.AV29]*[.U$9]" office:value-type="float" office:value="-72.424045443507" calcext:value-type="float">
            <text:p>-72.424045443507</text:p>
          </table:table-cell>
          <table:table-cell table:formula="of:=[.AW29]*[.V$9]" office:value-type="float" office:value="-80.3767265594809" calcext:value-type="float">
            <text:p>-80.3767265594809</text:p>
          </table:table-cell>
          <table:table-cell table:formula="of:=[.AX29]*[.W$9]" office:value-type="float" office:value="-314.862307366991" calcext:value-type="float">
            <text:p>-314.862307366991</text:p>
          </table:table-cell>
          <table:table-cell table:formula="of:=[.AY29]*[.X$9]" office:value-type="float" office:value="-237.06904232828" calcext:value-type="float">
            <text:p>-237.06904232828</text:p>
          </table:table-cell>
          <table:table-cell table:formula="of:=[.AZ29]*[.Y$9]" office:value-type="float" office:value="-80.8896425386711" calcext:value-type="float">
            <text:p>-80.8896425386711</text:p>
          </table:table-cell>
          <table:table-cell table:formula="of:=[.BA29]*[.Z$9]" office:value-type="float" office:value="-0" calcext:value-type="float">
            <text:p>0</text:p>
          </table:table-cell>
          <table:table-cell table:formula="of:=[.BB29]*[.AA$9]" office:value-type="float" office:value="-403.186932999378" calcext:value-type="float">
            <text:p>-403.186932999378</text:p>
          </table:table-cell>
          <table:table-cell/>
          <table:table-cell table:formula="of:=SUM([.BD29:.CC29])" office:value-type="float" office:value="-3730.62030141306" calcext:value-type="float">
            <text:p>-3730.62030141306</text:p>
          </table:table-cell>
          <table:table-cell table:formula="of:=[.A29]" office:value-type="float" office:value="13" calcext:value-type="float">
            <text:p>13</text:p>
          </table:table-cell>
          <table:table-cell table:number-columns-repeated="23"/>
        </table:table-row>
        <table:table-row table:style-name="ro1">
          <table:table-cell office:value-type="float" office:value="14" calcext:value-type="float">
            <text:p>14</text:p>
          </table:table-cell>
          <table:table-cell table:formula="of:=[.C29]" office:value-type="string" office:string-value="o" calcext:value-type="string">
            <text:p>o</text:p>
          </table:table-cell>
          <table:table-cell table:formula="of:=[.D29]" office:value-type="string" office:string-value="p" calcext:value-type="string">
            <text:p>p</text:p>
          </table:table-cell>
          <table:table-cell table:formula="of:=[.E29]" office:value-type="string" office:string-value="q" calcext:value-type="string">
            <text:p>q</text:p>
          </table:table-cell>
          <table:table-cell table:formula="of:=[.F29]" office:value-type="string" office:string-value="r" calcext:value-type="string">
            <text:p>r</text:p>
          </table:table-cell>
          <table:table-cell table:formula="of:=[.G29]" office:value-type="string" office:string-value="s" calcext:value-type="string">
            <text:p>s</text:p>
          </table:table-cell>
          <table:table-cell table:formula="of:=[.H29]" office:value-type="string" office:string-value="t" calcext:value-type="string">
            <text:p>t</text:p>
          </table:table-cell>
          <table:table-cell table:formula="of:=[.I29]" office:value-type="string" office:string-value="u" calcext:value-type="string">
            <text:p>u</text:p>
          </table:table-cell>
          <table:table-cell table:formula="of:=[.J29]" office:value-type="string" office:string-value="v" calcext:value-type="string">
            <text:p>v</text:p>
          </table:table-cell>
          <table:table-cell table:formula="of:=[.K29]" office:value-type="string" office:string-value="w" calcext:value-type="string">
            <text:p>w</text:p>
          </table:table-cell>
          <table:table-cell table:formula="of:=[.L29]" office:value-type="string" office:string-value="x" calcext:value-type="string">
            <text:p>x</text:p>
          </table:table-cell>
          <table:table-cell table:formula="of:=[.M29]" office:value-type="string" office:string-value="y" calcext:value-type="string">
            <text:p>y</text:p>
          </table:table-cell>
          <table:table-cell table:formula="of:=[.N29]" office:value-type="string" office:string-value="z" calcext:value-type="string">
            <text:p>z</text:p>
          </table:table-cell>
          <table:table-cell table:formula="of:=[.O29]" office:value-type="string" office:string-value="a" calcext:value-type="string">
            <text:p>a</text:p>
          </table:table-cell>
          <table:table-cell table:formula="of:=[.P29]" office:value-type="string" office:string-value="b" calcext:value-type="string">
            <text:p>b</text:p>
          </table:table-cell>
          <table:table-cell table:formula="of:=[.Q29]" office:value-type="string" office:string-value="c" calcext:value-type="string">
            <text:p>c</text:p>
          </table:table-cell>
          <table:table-cell table:formula="of:=[.R29]" office:value-type="string" office:string-value="d" calcext:value-type="string">
            <text:p>d</text:p>
          </table:table-cell>
          <table:table-cell table:formula="of:=[.S29]" office:value-type="string" office:string-value="e" calcext:value-type="string">
            <text:p>e</text:p>
          </table:table-cell>
          <table:table-cell table:formula="of:=[.T29]" office:value-type="string" office:string-value="f" calcext:value-type="string">
            <text:p>f</text:p>
          </table:table-cell>
          <table:table-cell table:formula="of:=[.U29]" office:value-type="string" office:string-value="g" calcext:value-type="string">
            <text:p>g</text:p>
          </table:table-cell>
          <table:table-cell table:formula="of:=[.V29]" office:value-type="string" office:string-value="h" calcext:value-type="string">
            <text:p>h</text:p>
          </table:table-cell>
          <table:table-cell table:formula="of:=[.W29]" office:value-type="string" office:string-value="i" calcext:value-type="string">
            <text:p>i</text:p>
          </table:table-cell>
          <table:table-cell table:formula="of:=[.X29]" office:value-type="string" office:string-value="j" calcext:value-type="string">
            <text:p>j</text:p>
          </table:table-cell>
          <table:table-cell table:formula="of:=[.Y29]" office:value-type="string" office:string-value="k" calcext:value-type="string">
            <text:p>k</text:p>
          </table:table-cell>
          <table:table-cell table:formula="of:=[.Z29]" office:value-type="string" office:string-value="l" calcext:value-type="string">
            <text:p>l</text:p>
          </table:table-cell>
          <table:table-cell table:formula="of:=[.AA29]" office:value-type="string" office:string-value="m" calcext:value-type="string">
            <text:p>m</text:p>
          </table:table-cell>
          <table:table-cell table:formula="of:=[.B29]" office:value-type="string" office:string-value="n" calcext:value-type="string">
            <text:p>n</text:p>
          </table:table-cell>
          <table:table-cell/>
          <table:table-cell table:formula="of:=LEN([.$B$2]) - LEN(SUBSTITUTE(LOWER([.$B$2]); [.B30]; &quot;&quot;))" office:value-type="float" office:value="78" calcext:value-type="float">
            <text:p>78</text:p>
          </table:table-cell>
          <table:table-cell table:formula="of:=LEN([.$B$2]) - LEN(SUBSTITUTE(LOWER([.$B$2]); [.C30]; &quot;&quot;))" office:value-type="float" office:value="27" calcext:value-type="float">
            <text:p>27</text:p>
          </table:table-cell>
          <table:table-cell table:formula="of:=LEN([.$B$2]) - LEN(SUBSTITUTE(LOWER([.$B$2]); [.D30]; &quot;&quot;))" office:value-type="float" office:value="8" calcext:value-type="float">
            <text:p>8</text:p>
          </table:table-cell>
          <table:table-cell table:formula="of:=LEN([.$B$2]) - LEN(SUBSTITUTE(LOWER([.$B$2]); [.E30]; &quot;&quot;))" office:value-type="float" office:value="19" calcext:value-type="float">
            <text:p>19</text:p>
          </table:table-cell>
          <table:table-cell table:formula="of:=LEN([.$B$2]) - LEN(SUBSTITUTE(LOWER([.$B$2]); [.F30]; &quot;&quot;))" office:value-type="float" office:value="1" calcext:value-type="float">
            <text:p>1</text:p>
          </table:table-cell>
          <table:table-cell table:formula="of:=LEN([.$B$2]) - LEN(SUBSTITUTE(LOWER([.$B$2]); [.G30]; &quot;&quot;))" office:value-type="float" office:value="16" calcext:value-type="float">
            <text:p>16</text:p>
          </table:table-cell>
          <table:table-cell table:formula="of:=LEN([.$B$2]) - LEN(SUBSTITUTE(LOWER([.$B$2]); [.H30]; &quot;&quot;))" office:value-type="float" office:value="0" calcext:value-type="float">
            <text:p>0</text:p>
          </table:table-cell>
          <table:table-cell table:formula="of:=LEN([.$B$2]) - LEN(SUBSTITUTE(LOWER([.$B$2]); [.I30]; &quot;&quot;))" office:value-type="float" office:value="69" calcext:value-type="float">
            <text:p>69</text:p>
          </table:table-cell>
          <table:table-cell table:formula="of:=LEN([.$B$2]) - LEN(SUBSTITUTE(LOWER([.$B$2]); [.J30]; &quot;&quot;))" office:value-type="float" office:value="15" calcext:value-type="float">
            <text:p>15</text:p>
          </table:table-cell>
          <table:table-cell table:formula="of:=LEN([.$B$2]) - LEN(SUBSTITUTE(LOWER([.$B$2]); [.K30]; &quot;&quot;))" office:value-type="float" office:value="23" calcext:value-type="float">
            <text:p>23</text:p>
          </table:table-cell>
          <table:table-cell table:formula="of:=LEN([.$B$2]) - LEN(SUBSTITUTE(LOWER([.$B$2]); [.L30]; &quot;&quot;))" office:value-type="float" office:value="35" calcext:value-type="float">
            <text:p>35</text:p>
          </table:table-cell>
          <table:table-cell table:formula="of:=LEN([.$B$2]) - LEN(SUBSTITUTE(LOWER([.$B$2]); [.M30]; &quot;&quot;))" office:value-type="float" office:value="110" calcext:value-type="float">
            <text:p>110</text:p>
          </table:table-cell>
          <table:table-cell table:formula="of:=LEN([.$B$2]) - LEN(SUBSTITUTE(LOWER([.$B$2]); [.N30]; &quot;&quot;))" office:value-type="float" office:value="12" calcext:value-type="float">
            <text:p>12</text:p>
          </table:table-cell>
          <table:table-cell table:formula="of:=LEN([.$B$2]) - LEN(SUBSTITUTE(LOWER([.$B$2]); [.O30]; &quot;&quot;))" office:value-type="float" office:value="24" calcext:value-type="float">
            <text:p>24</text:p>
          </table:table-cell>
          <table:table-cell table:formula="of:=LEN([.$B$2]) - LEN(SUBSTITUTE(LOWER([.$B$2]); [.P30]; &quot;&quot;))" office:value-type="float" office:value="58" calcext:value-type="float">
            <text:p>58</text:p>
          </table:table-cell>
          <table:table-cell table:formula="of:=LEN([.$B$2]) - LEN(SUBSTITUTE(LOWER([.$B$2]); [.Q30]; &quot;&quot;))" office:value-type="float" office:value="81" calcext:value-type="float">
            <text:p>81</text:p>
          </table:table-cell>
          <table:table-cell table:formula="of:=LEN([.$B$2]) - LEN(SUBSTITUTE(LOWER([.$B$2]); [.R30]; &quot;&quot;))" office:value-type="float" office:value="2" calcext:value-type="float">
            <text:p>2</text:p>
          </table:table-cell>
          <table:table-cell table:formula="of:=LEN([.$B$2]) - LEN(SUBSTITUTE(LOWER([.$B$2]); [.S30]; &quot;&quot;))" office:value-type="float" office:value="8" calcext:value-type="float">
            <text:p>8</text:p>
          </table:table-cell>
          <table:table-cell table:formula="of:=LEN([.$B$2]) - LEN(SUBSTITUTE(LOWER([.$B$2]); [.T30]; &quot;&quot;))" office:value-type="float" office:value="30" calcext:value-type="float">
            <text:p>30</text:p>
          </table:table-cell>
          <table:table-cell table:formula="of:=LEN([.$B$2]) - LEN(SUBSTITUTE(LOWER([.$B$2]); [.U30]; &quot;&quot;))" office:value-type="float" office:value="23" calcext:value-type="float">
            <text:p>23</text:p>
          </table:table-cell>
          <table:table-cell table:formula="of:=LEN([.$B$2]) - LEN(SUBSTITUTE(LOWER([.$B$2]); [.V30]; &quot;&quot;))" office:value-type="float" office:value="69" calcext:value-type="float">
            <text:p>69</text:p>
          </table:table-cell>
          <table:table-cell table:formula="of:=LEN([.$B$2]) - LEN(SUBSTITUTE(LOWER([.$B$2]); [.W30]; &quot;&quot;))" office:value-type="float" office:value="64" calcext:value-type="float">
            <text:p>64</text:p>
          </table:table-cell>
          <table:table-cell table:formula="of:=LEN([.$B$2]) - LEN(SUBSTITUTE(LOWER([.$B$2]); [.X30]; &quot;&quot;))" office:value-type="float" office:value="12" calcext:value-type="float">
            <text:p>12</text:p>
          </table:table-cell>
          <table:table-cell table:formula="of:=LEN([.$B$2]) - LEN(SUBSTITUTE(LOWER([.$B$2]); [.Y30]; &quot;&quot;))" office:value-type="float" office:value="0" calcext:value-type="float">
            <text:p>0</text:p>
          </table:table-cell>
          <table:table-cell table:formula="of:=LEN([.$B$2]) - LEN(SUBSTITUTE(LOWER([.$B$2]); [.Z30]; &quot;&quot;))" office:value-type="float" office:value="54" calcext:value-type="float">
            <text:p>54</text:p>
          </table:table-cell>
          <table:table-cell table:formula="of:=LEN([.$B$2]) - LEN(SUBSTITUTE(LOWER([.$B$2]); [.AA30]; &quot;&quot;))" office:value-type="float" office:value="56" calcext:value-type="float">
            <text:p>56</text:p>
          </table:table-cell>
          <table:table-cell/>
          <table:table-cell table:formula="of:=[.AC30]*[.B$9]" office:value-type="float" office:value="-198.729069386258" calcext:value-type="float">
            <text:p>-198.729069386258</text:p>
          </table:table-cell>
          <table:table-cell table:formula="of:=[.AD30]*[.C$9]" office:value-type="float" office:value="-113.713018803998" calcext:value-type="float">
            <text:p>-113.713018803998</text:p>
          </table:table-cell>
          <table:table-cell table:formula="of:=[.AE30]*[.D$9]" office:value-type="float" office:value="-30.3616298006957" calcext:value-type="float">
            <text:p>-30.3616298006957</text:p>
          </table:table-cell>
          <table:table-cell table:formula="of:=[.AF30]*[.E$9]" office:value-type="float" office:value="-59.8825898217465" calcext:value-type="float">
            <text:p>-59.8825898217465</text:p>
          </table:table-cell>
          <table:table-cell table:formula="of:=[.AG30]*[.F$9]" office:value-type="float" office:value="-2.11196760530308" calcext:value-type="float">
            <text:p>-2.11196760530308</text:p>
          </table:table-cell>
          <table:table-cell table:formula="of:=[.AH30]*[.G$9]" office:value-type="float" office:value="-61.3695468849938" calcext:value-type="float">
            <text:p>-61.3695468849938</text:p>
          </table:table-cell>
          <table:table-cell table:formula="of:=[.AI30]*[.H$9]" office:value-type="float" office:value="-0" calcext:value-type="float">
            <text:p>0</text:p>
          </table:table-cell>
          <table:table-cell table:formula="of:=[.AJ30]*[.I$9]" office:value-type="float" office:value="-186.994003993496" calcext:value-type="float">
            <text:p>-186.994003993496</text:p>
          </table:table-cell>
          <table:table-cell table:formula="of:=[.AK30]*[.J$9]" office:value-type="float" office:value="-40.4973494086874" calcext:value-type="float">
            <text:p>-40.4973494086874</text:p>
          </table:table-cell>
          <table:table-cell table:formula="of:=[.AL30]*[.K$9]" office:value-type="float" office:value="-157.66123979452" calcext:value-type="float">
            <text:p>-157.66123979452</text:p>
          </table:table-cell>
          <table:table-cell table:formula="of:=[.AM30]*[.L$9]" office:value-type="float" office:value="-166.22539251178" calcext:value-type="float">
            <text:p>-166.22539251178</text:p>
          </table:table-cell>
          <table:table-cell table:formula="of:=[.AN30]*[.M$9]" office:value-type="float" office:value="-350.388614856663" calcext:value-type="float">
            <text:p>-350.388614856663</text:p>
          </table:table-cell>
          <table:table-cell table:formula="of:=[.AO30]*[.N$9]" office:value-type="float" office:value="-43.1261919328497" calcext:value-type="float">
            <text:p>-43.1261919328497</text:p>
          </table:table-cell>
          <table:table-cell table:formula="of:=[.AP30]*[.O$9]" office:value-type="float" office:value="-64.8981739561195" calcext:value-type="float">
            <text:p>-64.8981739561195</text:p>
          </table:table-cell>
          <table:table-cell table:formula="of:=[.AQ30]*[.P$9]" office:value-type="float" office:value="-146.128437210303" calcext:value-type="float">
            <text:p>-146.128437210303</text:p>
          </table:table-cell>
          <table:table-cell table:formula="of:=[.AR30]*[.Q$9]" office:value-type="float" office:value="-334.757818552654" calcext:value-type="float">
            <text:p>-334.757818552654</text:p>
          </table:table-cell>
          <table:table-cell table:formula="of:=[.AS30]*[.R$9]" office:value-type="float" office:value="-14.0756519417921" calcext:value-type="float">
            <text:p>-14.0756519417921</text:p>
          </table:table-cell>
          <table:table-cell table:formula="of:=[.AT30]*[.S$9]" office:value-type="float" office:value="-22.5627046044596" calcext:value-type="float">
            <text:p>-22.5627046044596</text:p>
          </table:table-cell>
          <table:table-cell table:formula="of:=[.AU30]*[.T$9]" office:value-type="float" office:value="-82.1904203354049" calcext:value-type="float">
            <text:p>-82.1904203354049</text:p>
          </table:table-cell>
          <table:table-cell table:formula="of:=[.AV30]*[.U$9]" office:value-type="float" office:value="-55.5251015066887" calcext:value-type="float">
            <text:p>-55.5251015066887</text:p>
          </table:table-cell>
          <table:table-cell table:formula="of:=[.AW30]*[.V$9]" office:value-type="float" office:value="-241.130179678443" calcext:value-type="float">
            <text:p>-241.130179678443</text:p>
          </table:table-cell>
          <table:table-cell table:formula="of:=[.AX30]*[.W$9]" office:value-type="float" office:value="-292.046198137499" calcext:value-type="float">
            <text:p>-292.046198137499</text:p>
          </table:table-cell>
          <table:table-cell table:formula="of:=[.AY30]*[.X$9]" office:value-type="float" office:value="-44.4504454365524" calcext:value-type="float">
            <text:p>-44.4504454365524</text:p>
          </table:table-cell>
          <table:table-cell table:formula="of:=[.AZ30]*[.Y$9]" office:value-type="float" office:value="-0" calcext:value-type="float">
            <text:p>0</text:p>
          </table:table-cell>
          <table:table-cell table:formula="of:=[.BA30]*[.Z$9]" office:value-type="float" office:value="-204.09668577078" calcext:value-type="float">
            <text:p>-204.09668577078</text:p>
          </table:table-cell>
          <table:table-cell table:formula="of:=[.BB30]*[.AA$9]" office:value-type="float" office:value="-418.119782369725" calcext:value-type="float">
            <text:p>-418.119782369725</text:p>
          </table:table-cell>
          <table:table-cell/>
          <table:table-cell table:formula="of:=SUM([.BD30:.CC30])" office:value-type="float" office:value="-3331.04221430141" calcext:value-type="float">
            <text:p>-3331.04221430141</text:p>
          </table:table-cell>
          <table:table-cell table:formula="of:=[.A30]" office:value-type="float" office:value="14" calcext:value-type="float">
            <text:p>14</text:p>
          </table:table-cell>
          <table:table-cell table:number-columns-repeated="23"/>
        </table:table-row>
        <table:table-row table:style-name="ro1">
          <table:table-cell office:value-type="float" office:value="15" calcext:value-type="float">
            <text:p>15</text:p>
          </table:table-cell>
          <table:table-cell table:formula="of:=[.C30]" office:value-type="string" office:string-value="p" calcext:value-type="string">
            <text:p>p</text:p>
          </table:table-cell>
          <table:table-cell table:formula="of:=[.D30]" office:value-type="string" office:string-value="q" calcext:value-type="string">
            <text:p>q</text:p>
          </table:table-cell>
          <table:table-cell table:formula="of:=[.E30]" office:value-type="string" office:string-value="r" calcext:value-type="string">
            <text:p>r</text:p>
          </table:table-cell>
          <table:table-cell table:formula="of:=[.F30]" office:value-type="string" office:string-value="s" calcext:value-type="string">
            <text:p>s</text:p>
          </table:table-cell>
          <table:table-cell table:formula="of:=[.G30]" office:value-type="string" office:string-value="t" calcext:value-type="string">
            <text:p>t</text:p>
          </table:table-cell>
          <table:table-cell table:formula="of:=[.H30]" office:value-type="string" office:string-value="u" calcext:value-type="string">
            <text:p>u</text:p>
          </table:table-cell>
          <table:table-cell table:formula="of:=[.I30]" office:value-type="string" office:string-value="v" calcext:value-type="string">
            <text:p>v</text:p>
          </table:table-cell>
          <table:table-cell table:formula="of:=[.J30]" office:value-type="string" office:string-value="w" calcext:value-type="string">
            <text:p>w</text:p>
          </table:table-cell>
          <table:table-cell table:formula="of:=[.K30]" office:value-type="string" office:string-value="x" calcext:value-type="string">
            <text:p>x</text:p>
          </table:table-cell>
          <table:table-cell table:formula="of:=[.L30]" office:value-type="string" office:string-value="y" calcext:value-type="string">
            <text:p>y</text:p>
          </table:table-cell>
          <table:table-cell table:formula="of:=[.M30]" office:value-type="string" office:string-value="z" calcext:value-type="string">
            <text:p>z</text:p>
          </table:table-cell>
          <table:table-cell table:formula="of:=[.N30]" office:value-type="string" office:string-value="a" calcext:value-type="string">
            <text:p>a</text:p>
          </table:table-cell>
          <table:table-cell table:formula="of:=[.O30]" office:value-type="string" office:string-value="b" calcext:value-type="string">
            <text:p>b</text:p>
          </table:table-cell>
          <table:table-cell table:formula="of:=[.P30]" office:value-type="string" office:string-value="c" calcext:value-type="string">
            <text:p>c</text:p>
          </table:table-cell>
          <table:table-cell table:formula="of:=[.Q30]" office:value-type="string" office:string-value="d" calcext:value-type="string">
            <text:p>d</text:p>
          </table:table-cell>
          <table:table-cell table:formula="of:=[.R30]" office:value-type="string" office:string-value="e" calcext:value-type="string">
            <text:p>e</text:p>
          </table:table-cell>
          <table:table-cell table:formula="of:=[.S30]" office:value-type="string" office:string-value="f" calcext:value-type="string">
            <text:p>f</text:p>
          </table:table-cell>
          <table:table-cell table:formula="of:=[.T30]" office:value-type="string" office:string-value="g" calcext:value-type="string">
            <text:p>g</text:p>
          </table:table-cell>
          <table:table-cell table:formula="of:=[.U30]" office:value-type="string" office:string-value="h" calcext:value-type="string">
            <text:p>h</text:p>
          </table:table-cell>
          <table:table-cell table:formula="of:=[.V30]" office:value-type="string" office:string-value="i" calcext:value-type="string">
            <text:p>i</text:p>
          </table:table-cell>
          <table:table-cell table:formula="of:=[.W30]" office:value-type="string" office:string-value="j" calcext:value-type="string">
            <text:p>j</text:p>
          </table:table-cell>
          <table:table-cell table:formula="of:=[.X30]" office:value-type="string" office:string-value="k" calcext:value-type="string">
            <text:p>k</text:p>
          </table:table-cell>
          <table:table-cell table:formula="of:=[.Y30]" office:value-type="string" office:string-value="l" calcext:value-type="string">
            <text:p>l</text:p>
          </table:table-cell>
          <table:table-cell table:formula="of:=[.Z30]" office:value-type="string" office:string-value="m" calcext:value-type="string">
            <text:p>m</text:p>
          </table:table-cell>
          <table:table-cell table:formula="of:=[.AA30]" office:value-type="string" office:string-value="n" calcext:value-type="string">
            <text:p>n</text:p>
          </table:table-cell>
          <table:table-cell table:formula="of:=[.B30]" office:value-type="string" office:string-value="o" calcext:value-type="string">
            <text:p>o</text:p>
          </table:table-cell>
          <table:table-cell/>
          <table:table-cell table:formula="of:=LEN([.$B$2]) - LEN(SUBSTITUTE(LOWER([.$B$2]); [.B31]; &quot;&quot;))" office:value-type="float" office:value="27" calcext:value-type="float">
            <text:p>27</text:p>
          </table:table-cell>
          <table:table-cell table:formula="of:=LEN([.$B$2]) - LEN(SUBSTITUTE(LOWER([.$B$2]); [.C31]; &quot;&quot;))" office:value-type="float" office:value="8" calcext:value-type="float">
            <text:p>8</text:p>
          </table:table-cell>
          <table:table-cell table:formula="of:=LEN([.$B$2]) - LEN(SUBSTITUTE(LOWER([.$B$2]); [.D31]; &quot;&quot;))" office:value-type="float" office:value="19" calcext:value-type="float">
            <text:p>19</text:p>
          </table:table-cell>
          <table:table-cell table:formula="of:=LEN([.$B$2]) - LEN(SUBSTITUTE(LOWER([.$B$2]); [.E31]; &quot;&quot;))" office:value-type="float" office:value="1" calcext:value-type="float">
            <text:p>1</text:p>
          </table:table-cell>
          <table:table-cell table:formula="of:=LEN([.$B$2]) - LEN(SUBSTITUTE(LOWER([.$B$2]); [.F31]; &quot;&quot;))" office:value-type="float" office:value="16" calcext:value-type="float">
            <text:p>16</text:p>
          </table:table-cell>
          <table:table-cell table:formula="of:=LEN([.$B$2]) - LEN(SUBSTITUTE(LOWER([.$B$2]); [.G31]; &quot;&quot;))" office:value-type="float" office:value="0" calcext:value-type="float">
            <text:p>0</text:p>
          </table:table-cell>
          <table:table-cell table:formula="of:=LEN([.$B$2]) - LEN(SUBSTITUTE(LOWER([.$B$2]); [.H31]; &quot;&quot;))" office:value-type="float" office:value="69" calcext:value-type="float">
            <text:p>69</text:p>
          </table:table-cell>
          <table:table-cell table:formula="of:=LEN([.$B$2]) - LEN(SUBSTITUTE(LOWER([.$B$2]); [.I31]; &quot;&quot;))" office:value-type="float" office:value="15" calcext:value-type="float">
            <text:p>15</text:p>
          </table:table-cell>
          <table:table-cell table:formula="of:=LEN([.$B$2]) - LEN(SUBSTITUTE(LOWER([.$B$2]); [.J31]; &quot;&quot;))" office:value-type="float" office:value="23" calcext:value-type="float">
            <text:p>23</text:p>
          </table:table-cell>
          <table:table-cell table:formula="of:=LEN([.$B$2]) - LEN(SUBSTITUTE(LOWER([.$B$2]); [.K31]; &quot;&quot;))" office:value-type="float" office:value="35" calcext:value-type="float">
            <text:p>35</text:p>
          </table:table-cell>
          <table:table-cell table:formula="of:=LEN([.$B$2]) - LEN(SUBSTITUTE(LOWER([.$B$2]); [.L31]; &quot;&quot;))" office:value-type="float" office:value="110" calcext:value-type="float">
            <text:p>110</text:p>
          </table:table-cell>
          <table:table-cell table:formula="of:=LEN([.$B$2]) - LEN(SUBSTITUTE(LOWER([.$B$2]); [.M31]; &quot;&quot;))" office:value-type="float" office:value="12" calcext:value-type="float">
            <text:p>12</text:p>
          </table:table-cell>
          <table:table-cell table:formula="of:=LEN([.$B$2]) - LEN(SUBSTITUTE(LOWER([.$B$2]); [.N31]; &quot;&quot;))" office:value-type="float" office:value="24" calcext:value-type="float">
            <text:p>24</text:p>
          </table:table-cell>
          <table:table-cell table:formula="of:=LEN([.$B$2]) - LEN(SUBSTITUTE(LOWER([.$B$2]); [.O31]; &quot;&quot;))" office:value-type="float" office:value="58" calcext:value-type="float">
            <text:p>58</text:p>
          </table:table-cell>
          <table:table-cell table:formula="of:=LEN([.$B$2]) - LEN(SUBSTITUTE(LOWER([.$B$2]); [.P31]; &quot;&quot;))" office:value-type="float" office:value="81" calcext:value-type="float">
            <text:p>81</text:p>
          </table:table-cell>
          <table:table-cell table:formula="of:=LEN([.$B$2]) - LEN(SUBSTITUTE(LOWER([.$B$2]); [.Q31]; &quot;&quot;))" office:value-type="float" office:value="2" calcext:value-type="float">
            <text:p>2</text:p>
          </table:table-cell>
          <table:table-cell table:formula="of:=LEN([.$B$2]) - LEN(SUBSTITUTE(LOWER([.$B$2]); [.R31]; &quot;&quot;))" office:value-type="float" office:value="8" calcext:value-type="float">
            <text:p>8</text:p>
          </table:table-cell>
          <table:table-cell table:formula="of:=LEN([.$B$2]) - LEN(SUBSTITUTE(LOWER([.$B$2]); [.S31]; &quot;&quot;))" office:value-type="float" office:value="30" calcext:value-type="float">
            <text:p>30</text:p>
          </table:table-cell>
          <table:table-cell table:formula="of:=LEN([.$B$2]) - LEN(SUBSTITUTE(LOWER([.$B$2]); [.T31]; &quot;&quot;))" office:value-type="float" office:value="23" calcext:value-type="float">
            <text:p>23</text:p>
          </table:table-cell>
          <table:table-cell table:formula="of:=LEN([.$B$2]) - LEN(SUBSTITUTE(LOWER([.$B$2]); [.U31]; &quot;&quot;))" office:value-type="float" office:value="69" calcext:value-type="float">
            <text:p>69</text:p>
          </table:table-cell>
          <table:table-cell table:formula="of:=LEN([.$B$2]) - LEN(SUBSTITUTE(LOWER([.$B$2]); [.V31]; &quot;&quot;))" office:value-type="float" office:value="64" calcext:value-type="float">
            <text:p>64</text:p>
          </table:table-cell>
          <table:table-cell table:formula="of:=LEN([.$B$2]) - LEN(SUBSTITUTE(LOWER([.$B$2]); [.W31]; &quot;&quot;))" office:value-type="float" office:value="12" calcext:value-type="float">
            <text:p>12</text:p>
          </table:table-cell>
          <table:table-cell table:formula="of:=LEN([.$B$2]) - LEN(SUBSTITUTE(LOWER([.$B$2]); [.X31]; &quot;&quot;))" office:value-type="float" office:value="0" calcext:value-type="float">
            <text:p>0</text:p>
          </table:table-cell>
          <table:table-cell table:formula="of:=LEN([.$B$2]) - LEN(SUBSTITUTE(LOWER([.$B$2]); [.Y31]; &quot;&quot;))" office:value-type="float" office:value="54" calcext:value-type="float">
            <text:p>54</text:p>
          </table:table-cell>
          <table:table-cell table:formula="of:=LEN([.$B$2]) - LEN(SUBSTITUTE(LOWER([.$B$2]); [.Z31]; &quot;&quot;))" office:value-type="float" office:value="56" calcext:value-type="float">
            <text:p>56</text:p>
          </table:table-cell>
          <table:table-cell table:formula="of:=LEN([.$B$2]) - LEN(SUBSTITUTE(LOWER([.$B$2]); [.AA31]; &quot;&quot;))" office:value-type="float" office:value="78" calcext:value-type="float">
            <text:p>78</text:p>
          </table:table-cell>
          <table:table-cell/>
          <table:table-cell table:formula="of:=[.AC31]*[.B$9]" office:value-type="float" office:value="-68.7908317106277" calcext:value-type="float">
            <text:p>-68.7908317106277</text:p>
          </table:table-cell>
          <table:table-cell table:formula="of:=[.AD31]*[.C$9]" office:value-type="float" office:value="-33.6927463122956" calcext:value-type="float">
            <text:p>-33.6927463122956</text:p>
          </table:table-cell>
          <table:table-cell table:formula="of:=[.AE31]*[.D$9]" office:value-type="float" office:value="-72.1088707766522" calcext:value-type="float">
            <text:p>-72.1088707766522</text:p>
          </table:table-cell>
          <table:table-cell table:formula="of:=[.AF31]*[.E$9]" office:value-type="float" office:value="-3.15171525377613" calcext:value-type="float">
            <text:p>-3.15171525377613</text:p>
          </table:table-cell>
          <table:table-cell table:formula="of:=[.AG31]*[.F$9]" office:value-type="float" office:value="-33.7914816848493" calcext:value-type="float">
            <text:p>-33.7914816848493</text:p>
          </table:table-cell>
          <table:table-cell table:formula="of:=[.AH31]*[.G$9]" office:value-type="float" office:value="-0" calcext:value-type="float">
            <text:p>0</text:p>
          </table:table-cell>
          <table:table-cell table:formula="of:=[.AI31]*[.H$9]" office:value-type="float" office:value="-274.217925188334" calcext:value-type="float">
            <text:p>-274.217925188334</text:p>
          </table:table-cell>
          <table:table-cell table:formula="of:=[.AJ31]*[.I$9]" office:value-type="float" office:value="-40.6508704333686" calcext:value-type="float">
            <text:p>-40.6508704333686</text:p>
          </table:table-cell>
          <table:table-cell table:formula="of:=[.AK31]*[.J$9]" office:value-type="float" office:value="-62.0959357599873" calcext:value-type="float">
            <text:p>-62.0959357599873</text:p>
          </table:table-cell>
          <table:table-cell table:formula="of:=[.AL31]*[.K$9]" office:value-type="float" office:value="-239.919277948182" calcext:value-type="float">
            <text:p>-239.919277948182</text:p>
          </table:table-cell>
          <table:table-cell table:formula="of:=[.AM31]*[.L$9]" office:value-type="float" office:value="-522.42266217988" calcext:value-type="float">
            <text:p>-522.42266217988</text:p>
          </table:table-cell>
          <table:table-cell table:formula="of:=[.AN31]*[.M$9]" office:value-type="float" office:value="-38.2242125298178" calcext:value-type="float">
            <text:p>-38.2242125298178</text:p>
          </table:table-cell>
          <table:table-cell table:formula="of:=[.AO31]*[.N$9]" office:value-type="float" office:value="-86.2523838656993" calcext:value-type="float">
            <text:p>-86.2523838656993</text:p>
          </table:table-cell>
          <table:table-cell table:formula="of:=[.AP31]*[.O$9]" office:value-type="float" office:value="-156.837253727289" calcext:value-type="float">
            <text:p>-156.837253727289</text:p>
          </table:table-cell>
          <table:table-cell table:formula="of:=[.AQ31]*[.P$9]" office:value-type="float" office:value="-204.07592093163" calcext:value-type="float">
            <text:p>-204.07592093163</text:p>
          </table:table-cell>
          <table:table-cell table:formula="of:=[.AR31]*[.Q$9]" office:value-type="float" office:value="-8.26562514944824" calcext:value-type="float">
            <text:p>-8.26562514944824</text:p>
          </table:table-cell>
          <table:table-cell table:formula="of:=[.AS31]*[.R$9]" office:value-type="float" office:value="-56.3026077671684" calcext:value-type="float">
            <text:p>-56.3026077671684</text:p>
          </table:table-cell>
          <table:table-cell table:formula="of:=[.AT31]*[.S$9]" office:value-type="float" office:value="-84.6101422667235" calcext:value-type="float">
            <text:p>-84.6101422667235</text:p>
          </table:table-cell>
          <table:table-cell table:formula="of:=[.AU31]*[.T$9]" office:value-type="float" office:value="-63.0126555904771" calcext:value-type="float">
            <text:p>-63.0126555904771</text:p>
          </table:table-cell>
          <table:table-cell table:formula="of:=[.AV31]*[.U$9]" office:value-type="float" office:value="-166.575304520066" calcext:value-type="float">
            <text:p>-166.575304520066</text:p>
          </table:table-cell>
          <table:table-cell table:formula="of:=[.AW31]*[.V$9]" office:value-type="float" office:value="-223.656978252468" calcext:value-type="float">
            <text:p>-223.656978252468</text:p>
          </table:table-cell>
          <table:table-cell table:formula="of:=[.AX31]*[.W$9]" office:value-type="float" office:value="-54.758662150781" calcext:value-type="float">
            <text:p>-54.758662150781</text:p>
          </table:table-cell>
          <table:table-cell table:formula="of:=[.AY31]*[.X$9]" office:value-type="float" office:value="-0" calcext:value-type="float">
            <text:p>0</text:p>
          </table:table-cell>
          <table:table-cell table:formula="of:=[.AZ31]*[.Y$9]" office:value-type="float" office:value="-364.00339142402" calcext:value-type="float">
            <text:p>-364.00339142402</text:p>
          </table:table-cell>
          <table:table-cell table:formula="of:=[.BA31]*[.Z$9]" office:value-type="float" office:value="-211.655822280809" calcext:value-type="float">
            <text:p>-211.655822280809</text:p>
          </table:table-cell>
          <table:table-cell table:formula="of:=[.BB31]*[.AA$9]" office:value-type="float" office:value="-582.381125443545" calcext:value-type="float">
            <text:p>-582.381125443545</text:p>
          </table:table-cell>
          <table:table-cell/>
          <table:table-cell table:formula="of:=SUM([.BD31:.CC31])" office:value-type="float" office:value="-3651.4544031479" calcext:value-type="float">
            <text:p>-3651.4544031479</text:p>
          </table:table-cell>
          <table:table-cell table:formula="of:=[.A31]" office:value-type="float" office:value="15" calcext:value-type="float">
            <text:p>15</text:p>
          </table:table-cell>
          <table:table-cell table:number-columns-repeated="23"/>
        </table:table-row>
        <table:table-row table:style-name="ro1">
          <table:table-cell office:value-type="float" office:value="16" calcext:value-type="float">
            <text:p>16</text:p>
          </table:table-cell>
          <table:table-cell table:formula="of:=[.C31]" office:value-type="string" office:string-value="q" calcext:value-type="string">
            <text:p>q</text:p>
          </table:table-cell>
          <table:table-cell table:formula="of:=[.D31]" office:value-type="string" office:string-value="r" calcext:value-type="string">
            <text:p>r</text:p>
          </table:table-cell>
          <table:table-cell table:formula="of:=[.E31]" office:value-type="string" office:string-value="s" calcext:value-type="string">
            <text:p>s</text:p>
          </table:table-cell>
          <table:table-cell table:formula="of:=[.F31]" office:value-type="string" office:string-value="t" calcext:value-type="string">
            <text:p>t</text:p>
          </table:table-cell>
          <table:table-cell table:formula="of:=[.G31]" office:value-type="string" office:string-value="u" calcext:value-type="string">
            <text:p>u</text:p>
          </table:table-cell>
          <table:table-cell table:formula="of:=[.H31]" office:value-type="string" office:string-value="v" calcext:value-type="string">
            <text:p>v</text:p>
          </table:table-cell>
          <table:table-cell table:formula="of:=[.I31]" office:value-type="string" office:string-value="w" calcext:value-type="string">
            <text:p>w</text:p>
          </table:table-cell>
          <table:table-cell table:formula="of:=[.J31]" office:value-type="string" office:string-value="x" calcext:value-type="string">
            <text:p>x</text:p>
          </table:table-cell>
          <table:table-cell table:formula="of:=[.K31]" office:value-type="string" office:string-value="y" calcext:value-type="string">
            <text:p>y</text:p>
          </table:table-cell>
          <table:table-cell table:formula="of:=[.L31]" office:value-type="string" office:string-value="z" calcext:value-type="string">
            <text:p>z</text:p>
          </table:table-cell>
          <table:table-cell table:formula="of:=[.M31]" office:value-type="string" office:string-value="a" calcext:value-type="string">
            <text:p>a</text:p>
          </table:table-cell>
          <table:table-cell table:formula="of:=[.N31]" office:value-type="string" office:string-value="b" calcext:value-type="string">
            <text:p>b</text:p>
          </table:table-cell>
          <table:table-cell table:formula="of:=[.O31]" office:value-type="string" office:string-value="c" calcext:value-type="string">
            <text:p>c</text:p>
          </table:table-cell>
          <table:table-cell table:formula="of:=[.P31]" office:value-type="string" office:string-value="d" calcext:value-type="string">
            <text:p>d</text:p>
          </table:table-cell>
          <table:table-cell table:formula="of:=[.Q31]" office:value-type="string" office:string-value="e" calcext:value-type="string">
            <text:p>e</text:p>
          </table:table-cell>
          <table:table-cell table:formula="of:=[.R31]" office:value-type="string" office:string-value="f" calcext:value-type="string">
            <text:p>f</text:p>
          </table:table-cell>
          <table:table-cell table:formula="of:=[.S31]" office:value-type="string" office:string-value="g" calcext:value-type="string">
            <text:p>g</text:p>
          </table:table-cell>
          <table:table-cell table:formula="of:=[.T31]" office:value-type="string" office:string-value="h" calcext:value-type="string">
            <text:p>h</text:p>
          </table:table-cell>
          <table:table-cell table:formula="of:=[.U31]" office:value-type="string" office:string-value="i" calcext:value-type="string">
            <text:p>i</text:p>
          </table:table-cell>
          <table:table-cell table:formula="of:=[.V31]" office:value-type="string" office:string-value="j" calcext:value-type="string">
            <text:p>j</text:p>
          </table:table-cell>
          <table:table-cell table:formula="of:=[.W31]" office:value-type="string" office:string-value="k" calcext:value-type="string">
            <text:p>k</text:p>
          </table:table-cell>
          <table:table-cell table:formula="of:=[.X31]" office:value-type="string" office:string-value="l" calcext:value-type="string">
            <text:p>l</text:p>
          </table:table-cell>
          <table:table-cell table:formula="of:=[.Y31]" office:value-type="string" office:string-value="m" calcext:value-type="string">
            <text:p>m</text:p>
          </table:table-cell>
          <table:table-cell table:formula="of:=[.Z31]" office:value-type="string" office:string-value="n" calcext:value-type="string">
            <text:p>n</text:p>
          </table:table-cell>
          <table:table-cell table:formula="of:=[.AA31]" office:value-type="string" office:string-value="o" calcext:value-type="string">
            <text:p>o</text:p>
          </table:table-cell>
          <table:table-cell table:formula="of:=[.B31]" office:value-type="string" office:string-value="p" calcext:value-type="string">
            <text:p>p</text:p>
          </table:table-cell>
          <table:table-cell/>
          <table:table-cell table:formula="of:=LEN([.$B$2]) - LEN(SUBSTITUTE(LOWER([.$B$2]); [.B32]; &quot;&quot;))" office:value-type="float" office:value="8" calcext:value-type="float">
            <text:p>8</text:p>
          </table:table-cell>
          <table:table-cell table:formula="of:=LEN([.$B$2]) - LEN(SUBSTITUTE(LOWER([.$B$2]); [.C32]; &quot;&quot;))" office:value-type="float" office:value="19" calcext:value-type="float">
            <text:p>19</text:p>
          </table:table-cell>
          <table:table-cell table:formula="of:=LEN([.$B$2]) - LEN(SUBSTITUTE(LOWER([.$B$2]); [.D32]; &quot;&quot;))" office:value-type="float" office:value="1" calcext:value-type="float">
            <text:p>1</text:p>
          </table:table-cell>
          <table:table-cell table:formula="of:=LEN([.$B$2]) - LEN(SUBSTITUTE(LOWER([.$B$2]); [.E32]; &quot;&quot;))" office:value-type="float" office:value="16" calcext:value-type="float">
            <text:p>16</text:p>
          </table:table-cell>
          <table:table-cell table:formula="of:=LEN([.$B$2]) - LEN(SUBSTITUTE(LOWER([.$B$2]); [.F32]; &quot;&quot;))" office:value-type="float" office:value="0" calcext:value-type="float">
            <text:p>0</text:p>
          </table:table-cell>
          <table:table-cell table:formula="of:=LEN([.$B$2]) - LEN(SUBSTITUTE(LOWER([.$B$2]); [.G32]; &quot;&quot;))" office:value-type="float" office:value="69" calcext:value-type="float">
            <text:p>69</text:p>
          </table:table-cell>
          <table:table-cell table:formula="of:=LEN([.$B$2]) - LEN(SUBSTITUTE(LOWER([.$B$2]); [.H32]; &quot;&quot;))" office:value-type="float" office:value="15" calcext:value-type="float">
            <text:p>15</text:p>
          </table:table-cell>
          <table:table-cell table:formula="of:=LEN([.$B$2]) - LEN(SUBSTITUTE(LOWER([.$B$2]); [.I32]; &quot;&quot;))" office:value-type="float" office:value="23" calcext:value-type="float">
            <text:p>23</text:p>
          </table:table-cell>
          <table:table-cell table:formula="of:=LEN([.$B$2]) - LEN(SUBSTITUTE(LOWER([.$B$2]); [.J32]; &quot;&quot;))" office:value-type="float" office:value="35" calcext:value-type="float">
            <text:p>35</text:p>
          </table:table-cell>
          <table:table-cell table:formula="of:=LEN([.$B$2]) - LEN(SUBSTITUTE(LOWER([.$B$2]); [.K32]; &quot;&quot;))" office:value-type="float" office:value="110" calcext:value-type="float">
            <text:p>110</text:p>
          </table:table-cell>
          <table:table-cell table:formula="of:=LEN([.$B$2]) - LEN(SUBSTITUTE(LOWER([.$B$2]); [.L32]; &quot;&quot;))" office:value-type="float" office:value="12" calcext:value-type="float">
            <text:p>12</text:p>
          </table:table-cell>
          <table:table-cell table:formula="of:=LEN([.$B$2]) - LEN(SUBSTITUTE(LOWER([.$B$2]); [.M32]; &quot;&quot;))" office:value-type="float" office:value="24" calcext:value-type="float">
            <text:p>24</text:p>
          </table:table-cell>
          <table:table-cell table:formula="of:=LEN([.$B$2]) - LEN(SUBSTITUTE(LOWER([.$B$2]); [.N32]; &quot;&quot;))" office:value-type="float" office:value="58" calcext:value-type="float">
            <text:p>58</text:p>
          </table:table-cell>
          <table:table-cell table:formula="of:=LEN([.$B$2]) - LEN(SUBSTITUTE(LOWER([.$B$2]); [.O32]; &quot;&quot;))" office:value-type="float" office:value="81" calcext:value-type="float">
            <text:p>81</text:p>
          </table:table-cell>
          <table:table-cell table:formula="of:=LEN([.$B$2]) - LEN(SUBSTITUTE(LOWER([.$B$2]); [.P32]; &quot;&quot;))" office:value-type="float" office:value="2" calcext:value-type="float">
            <text:p>2</text:p>
          </table:table-cell>
          <table:table-cell table:formula="of:=LEN([.$B$2]) - LEN(SUBSTITUTE(LOWER([.$B$2]); [.Q32]; &quot;&quot;))" office:value-type="float" office:value="8" calcext:value-type="float">
            <text:p>8</text:p>
          </table:table-cell>
          <table:table-cell table:formula="of:=LEN([.$B$2]) - LEN(SUBSTITUTE(LOWER([.$B$2]); [.R32]; &quot;&quot;))" office:value-type="float" office:value="30" calcext:value-type="float">
            <text:p>30</text:p>
          </table:table-cell>
          <table:table-cell table:formula="of:=LEN([.$B$2]) - LEN(SUBSTITUTE(LOWER([.$B$2]); [.S32]; &quot;&quot;))" office:value-type="float" office:value="23" calcext:value-type="float">
            <text:p>23</text:p>
          </table:table-cell>
          <table:table-cell table:formula="of:=LEN([.$B$2]) - LEN(SUBSTITUTE(LOWER([.$B$2]); [.T32]; &quot;&quot;))" office:value-type="float" office:value="69" calcext:value-type="float">
            <text:p>69</text:p>
          </table:table-cell>
          <table:table-cell table:formula="of:=LEN([.$B$2]) - LEN(SUBSTITUTE(LOWER([.$B$2]); [.U32]; &quot;&quot;))" office:value-type="float" office:value="64" calcext:value-type="float">
            <text:p>64</text:p>
          </table:table-cell>
          <table:table-cell table:formula="of:=LEN([.$B$2]) - LEN(SUBSTITUTE(LOWER([.$B$2]); [.V32]; &quot;&quot;))" office:value-type="float" office:value="12" calcext:value-type="float">
            <text:p>12</text:p>
          </table:table-cell>
          <table:table-cell table:formula="of:=LEN([.$B$2]) - LEN(SUBSTITUTE(LOWER([.$B$2]); [.W32]; &quot;&quot;))" office:value-type="float" office:value="0" calcext:value-type="float">
            <text:p>0</text:p>
          </table:table-cell>
          <table:table-cell table:formula="of:=LEN([.$B$2]) - LEN(SUBSTITUTE(LOWER([.$B$2]); [.X32]; &quot;&quot;))" office:value-type="float" office:value="54" calcext:value-type="float">
            <text:p>54</text:p>
          </table:table-cell>
          <table:table-cell table:formula="of:=LEN([.$B$2]) - LEN(SUBSTITUTE(LOWER([.$B$2]); [.Y32]; &quot;&quot;))" office:value-type="float" office:value="56" calcext:value-type="float">
            <text:p>56</text:p>
          </table:table-cell>
          <table:table-cell table:formula="of:=LEN([.$B$2]) - LEN(SUBSTITUTE(LOWER([.$B$2]); [.Z32]; &quot;&quot;))" office:value-type="float" office:value="78" calcext:value-type="float">
            <text:p>78</text:p>
          </table:table-cell>
          <table:table-cell table:formula="of:=LEN([.$B$2]) - LEN(SUBSTITUTE(LOWER([.$B$2]); [.AA32]; &quot;&quot;))" office:value-type="float" office:value="27" calcext:value-type="float">
            <text:p>27</text:p>
          </table:table-cell>
          <table:table-cell/>
          <table:table-cell table:formula="of:=[.AC32]*[.B$9]" office:value-type="float" office:value="-20.3824686550008" calcext:value-type="float">
            <text:p>-20.3824686550008</text:p>
          </table:table-cell>
          <table:table-cell table:formula="of:=[.AD32]*[.C$9]" office:value-type="float" office:value="-80.020272491702" calcext:value-type="float">
            <text:p>-80.020272491702</text:p>
          </table:table-cell>
          <table:table-cell table:formula="of:=[.AE32]*[.D$9]" office:value-type="float" office:value="-3.79520372508696" calcext:value-type="float">
            <text:p>-3.79520372508696</text:p>
          </table:table-cell>
          <table:table-cell table:formula="of:=[.AF32]*[.E$9]" office:value-type="float" office:value="-50.4274440604181" calcext:value-type="float">
            <text:p>-50.4274440604181</text:p>
          </table:table-cell>
          <table:table-cell table:formula="of:=[.AG32]*[.F$9]" office:value-type="float" office:value="-0" calcext:value-type="float">
            <text:p>0</text:p>
          </table:table-cell>
          <table:table-cell table:formula="of:=[.AH32]*[.G$9]" office:value-type="float" office:value="-264.656170941536" calcext:value-type="float">
            <text:p>-264.656170941536</text:p>
          </table:table-cell>
          <table:table-cell table:formula="of:=[.AI32]*[.H$9]" office:value-type="float" office:value="-59.6125924322466" calcext:value-type="float">
            <text:p>-59.6125924322466</text:p>
          </table:table-cell>
          <table:table-cell table:formula="of:=[.AJ32]*[.I$9]" office:value-type="float" office:value="-62.3313346644985" calcext:value-type="float">
            <text:p>-62.3313346644985</text:p>
          </table:table-cell>
          <table:table-cell table:formula="of:=[.AK32]*[.J$9]" office:value-type="float" office:value="-94.4938152869372" calcext:value-type="float">
            <text:p>-94.4938152869372</text:p>
          </table:table-cell>
          <table:table-cell table:formula="of:=[.AL32]*[.K$9]" office:value-type="float" office:value="-754.032016408573" calcext:value-type="float">
            <text:p>-754.032016408573</text:p>
          </table:table-cell>
          <table:table-cell table:formula="of:=[.AM32]*[.L$9]" office:value-type="float" office:value="-56.991563146896" calcext:value-type="float">
            <text:p>-56.991563146896</text:p>
          </table:table-cell>
          <table:table-cell table:formula="of:=[.AN32]*[.M$9]" office:value-type="float" office:value="-76.4484250596355" calcext:value-type="float">
            <text:p>-76.4484250596355</text:p>
          </table:table-cell>
          <table:table-cell table:formula="of:=[.AO32]*[.N$9]" office:value-type="float" office:value="-208.443261008773" calcext:value-type="float">
            <text:p>-208.443261008773</text:p>
          </table:table-cell>
          <table:table-cell table:formula="of:=[.AP32]*[.O$9]" office:value-type="float" office:value="-219.031337101903" calcext:value-type="float">
            <text:p>-219.031337101903</text:p>
          </table:table-cell>
          <table:table-cell table:formula="of:=[.AQ32]*[.P$9]" office:value-type="float" office:value="-5.03891162794148" calcext:value-type="float">
            <text:p>-5.03891162794148</text:p>
          </table:table-cell>
          <table:table-cell table:formula="of:=[.AR32]*[.Q$9]" office:value-type="float" office:value="-33.062500597793" calcext:value-type="float">
            <text:p>-33.062500597793</text:p>
          </table:table-cell>
          <table:table-cell table:formula="of:=[.AS32]*[.R$9]" office:value-type="float" office:value="-211.134779126881" calcext:value-type="float">
            <text:p>-211.134779126881</text:p>
          </table:table-cell>
          <table:table-cell table:formula="of:=[.AT32]*[.S$9]" office:value-type="float" office:value="-64.8677757378214" calcext:value-type="float">
            <text:p>-64.8677757378214</text:p>
          </table:table-cell>
          <table:table-cell table:formula="of:=[.AU32]*[.T$9]" office:value-type="float" office:value="-189.037966771431" calcext:value-type="float">
            <text:p>-189.037966771431</text:p>
          </table:table-cell>
          <table:table-cell table:formula="of:=[.AV32]*[.U$9]" office:value-type="float" office:value="-154.504630279482" calcext:value-type="float">
            <text:p>-154.504630279482</text:p>
          </table:table-cell>
          <table:table-cell table:formula="of:=[.AW32]*[.V$9]" office:value-type="float" office:value="-41.9356834223378" calcext:value-type="float">
            <text:p>-41.9356834223378</text:p>
          </table:table-cell>
          <table:table-cell table:formula="of:=[.AX32]*[.W$9]" office:value-type="float" office:value="-0" calcext:value-type="float">
            <text:p>0</text:p>
          </table:table-cell>
          <table:table-cell table:formula="of:=[.AY32]*[.X$9]" office:value-type="float" office:value="-200.027004464486" calcext:value-type="float">
            <text:p>-200.027004464486</text:p>
          </table:table-cell>
          <table:table-cell table:formula="of:=[.AZ32]*[.Y$9]" office:value-type="float" office:value="-377.484998513799" calcext:value-type="float">
            <text:p>-377.484998513799</text:p>
          </table:table-cell>
          <table:table-cell table:formula="of:=[.BA32]*[.Z$9]" office:value-type="float" office:value="-294.806323891127" calcext:value-type="float">
            <text:p>-294.806323891127</text:p>
          </table:table-cell>
          <table:table-cell table:formula="of:=[.BB32]*[.AA$9]" office:value-type="float" office:value="-201.593466499689" calcext:value-type="float">
            <text:p>-201.593466499689</text:p>
          </table:table-cell>
          <table:table-cell/>
          <table:table-cell table:formula="of:=SUM([.BD32:.CC32])" office:value-type="float" office:value="-3724.15994591599" calcext:value-type="float">
            <text:p>-3724.15994591599</text:p>
          </table:table-cell>
          <table:table-cell table:formula="of:=[.A32]" office:value-type="float" office:value="16" calcext:value-type="float">
            <text:p>16</text:p>
          </table:table-cell>
          <table:table-cell table:number-columns-repeated="23"/>
        </table:table-row>
        <table:table-row table:style-name="ro1">
          <table:table-cell office:value-type="float" office:value="17" calcext:value-type="float">
            <text:p>17</text:p>
          </table:table-cell>
          <table:table-cell table:formula="of:=[.C32]" office:value-type="string" office:string-value="r" calcext:value-type="string">
            <text:p>r</text:p>
          </table:table-cell>
          <table:table-cell table:formula="of:=[.D32]" office:value-type="string" office:string-value="s" calcext:value-type="string">
            <text:p>s</text:p>
          </table:table-cell>
          <table:table-cell table:formula="of:=[.E32]" office:value-type="string" office:string-value="t" calcext:value-type="string">
            <text:p>t</text:p>
          </table:table-cell>
          <table:table-cell table:formula="of:=[.F32]" office:value-type="string" office:string-value="u" calcext:value-type="string">
            <text:p>u</text:p>
          </table:table-cell>
          <table:table-cell table:formula="of:=[.G32]" office:value-type="string" office:string-value="v" calcext:value-type="string">
            <text:p>v</text:p>
          </table:table-cell>
          <table:table-cell table:formula="of:=[.H32]" office:value-type="string" office:string-value="w" calcext:value-type="string">
            <text:p>w</text:p>
          </table:table-cell>
          <table:table-cell table:formula="of:=[.I32]" office:value-type="string" office:string-value="x" calcext:value-type="string">
            <text:p>x</text:p>
          </table:table-cell>
          <table:table-cell table:formula="of:=[.J32]" office:value-type="string" office:string-value="y" calcext:value-type="string">
            <text:p>y</text:p>
          </table:table-cell>
          <table:table-cell table:formula="of:=[.K32]" office:value-type="string" office:string-value="z" calcext:value-type="string">
            <text:p>z</text:p>
          </table:table-cell>
          <table:table-cell table:formula="of:=[.L32]" office:value-type="string" office:string-value="a" calcext:value-type="string">
            <text:p>a</text:p>
          </table:table-cell>
          <table:table-cell table:formula="of:=[.M32]" office:value-type="string" office:string-value="b" calcext:value-type="string">
            <text:p>b</text:p>
          </table:table-cell>
          <table:table-cell table:formula="of:=[.N32]" office:value-type="string" office:string-value="c" calcext:value-type="string">
            <text:p>c</text:p>
          </table:table-cell>
          <table:table-cell table:formula="of:=[.O32]" office:value-type="string" office:string-value="d" calcext:value-type="string">
            <text:p>d</text:p>
          </table:table-cell>
          <table:table-cell table:formula="of:=[.P32]" office:value-type="string" office:string-value="e" calcext:value-type="string">
            <text:p>e</text:p>
          </table:table-cell>
          <table:table-cell table:formula="of:=[.Q32]" office:value-type="string" office:string-value="f" calcext:value-type="string">
            <text:p>f</text:p>
          </table:table-cell>
          <table:table-cell table:formula="of:=[.R32]" office:value-type="string" office:string-value="g" calcext:value-type="string">
            <text:p>g</text:p>
          </table:table-cell>
          <table:table-cell table:formula="of:=[.S32]" office:value-type="string" office:string-value="h" calcext:value-type="string">
            <text:p>h</text:p>
          </table:table-cell>
          <table:table-cell table:formula="of:=[.T32]" office:value-type="string" office:string-value="i" calcext:value-type="string">
            <text:p>i</text:p>
          </table:table-cell>
          <table:table-cell table:formula="of:=[.U32]" office:value-type="string" office:string-value="j" calcext:value-type="string">
            <text:p>j</text:p>
          </table:table-cell>
          <table:table-cell table:formula="of:=[.V32]" office:value-type="string" office:string-value="k" calcext:value-type="string">
            <text:p>k</text:p>
          </table:table-cell>
          <table:table-cell table:formula="of:=[.W32]" office:value-type="string" office:string-value="l" calcext:value-type="string">
            <text:p>l</text:p>
          </table:table-cell>
          <table:table-cell table:formula="of:=[.X32]" office:value-type="string" office:string-value="m" calcext:value-type="string">
            <text:p>m</text:p>
          </table:table-cell>
          <table:table-cell table:formula="of:=[.Y32]" office:value-type="string" office:string-value="n" calcext:value-type="string">
            <text:p>n</text:p>
          </table:table-cell>
          <table:table-cell table:formula="of:=[.Z32]" office:value-type="string" office:string-value="o" calcext:value-type="string">
            <text:p>o</text:p>
          </table:table-cell>
          <table:table-cell table:formula="of:=[.AA32]" office:value-type="string" office:string-value="p" calcext:value-type="string">
            <text:p>p</text:p>
          </table:table-cell>
          <table:table-cell table:formula="of:=[.B32]" office:value-type="string" office:string-value="q" calcext:value-type="string">
            <text:p>q</text:p>
          </table:table-cell>
          <table:table-cell/>
          <table:table-cell table:formula="of:=LEN([.$B$2]) - LEN(SUBSTITUTE(LOWER([.$B$2]); [.B33]; &quot;&quot;))" office:value-type="float" office:value="19" calcext:value-type="float">
            <text:p>19</text:p>
          </table:table-cell>
          <table:table-cell table:formula="of:=LEN([.$B$2]) - LEN(SUBSTITUTE(LOWER([.$B$2]); [.C33]; &quot;&quot;))" office:value-type="float" office:value="1" calcext:value-type="float">
            <text:p>1</text:p>
          </table:table-cell>
          <table:table-cell table:formula="of:=LEN([.$B$2]) - LEN(SUBSTITUTE(LOWER([.$B$2]); [.D33]; &quot;&quot;))" office:value-type="float" office:value="16" calcext:value-type="float">
            <text:p>16</text:p>
          </table:table-cell>
          <table:table-cell table:formula="of:=LEN([.$B$2]) - LEN(SUBSTITUTE(LOWER([.$B$2]); [.E33]; &quot;&quot;))" office:value-type="float" office:value="0" calcext:value-type="float">
            <text:p>0</text:p>
          </table:table-cell>
          <table:table-cell table:formula="of:=LEN([.$B$2]) - LEN(SUBSTITUTE(LOWER([.$B$2]); [.F33]; &quot;&quot;))" office:value-type="float" office:value="69" calcext:value-type="float">
            <text:p>69</text:p>
          </table:table-cell>
          <table:table-cell table:formula="of:=LEN([.$B$2]) - LEN(SUBSTITUTE(LOWER([.$B$2]); [.G33]; &quot;&quot;))" office:value-type="float" office:value="15" calcext:value-type="float">
            <text:p>15</text:p>
          </table:table-cell>
          <table:table-cell table:formula="of:=LEN([.$B$2]) - LEN(SUBSTITUTE(LOWER([.$B$2]); [.H33]; &quot;&quot;))" office:value-type="float" office:value="23" calcext:value-type="float">
            <text:p>23</text:p>
          </table:table-cell>
          <table:table-cell table:formula="of:=LEN([.$B$2]) - LEN(SUBSTITUTE(LOWER([.$B$2]); [.I33]; &quot;&quot;))" office:value-type="float" office:value="35" calcext:value-type="float">
            <text:p>35</text:p>
          </table:table-cell>
          <table:table-cell table:formula="of:=LEN([.$B$2]) - LEN(SUBSTITUTE(LOWER([.$B$2]); [.J33]; &quot;&quot;))" office:value-type="float" office:value="110" calcext:value-type="float">
            <text:p>110</text:p>
          </table:table-cell>
          <table:table-cell table:formula="of:=LEN([.$B$2]) - LEN(SUBSTITUTE(LOWER([.$B$2]); [.K33]; &quot;&quot;))" office:value-type="float" office:value="12" calcext:value-type="float">
            <text:p>12</text:p>
          </table:table-cell>
          <table:table-cell table:formula="of:=LEN([.$B$2]) - LEN(SUBSTITUTE(LOWER([.$B$2]); [.L33]; &quot;&quot;))" office:value-type="float" office:value="24" calcext:value-type="float">
            <text:p>24</text:p>
          </table:table-cell>
          <table:table-cell table:formula="of:=LEN([.$B$2]) - LEN(SUBSTITUTE(LOWER([.$B$2]); [.M33]; &quot;&quot;))" office:value-type="float" office:value="58" calcext:value-type="float">
            <text:p>58</text:p>
          </table:table-cell>
          <table:table-cell table:formula="of:=LEN([.$B$2]) - LEN(SUBSTITUTE(LOWER([.$B$2]); [.N33]; &quot;&quot;))" office:value-type="float" office:value="81" calcext:value-type="float">
            <text:p>81</text:p>
          </table:table-cell>
          <table:table-cell table:formula="of:=LEN([.$B$2]) - LEN(SUBSTITUTE(LOWER([.$B$2]); [.O33]; &quot;&quot;))" office:value-type="float" office:value="2" calcext:value-type="float">
            <text:p>2</text:p>
          </table:table-cell>
          <table:table-cell table:formula="of:=LEN([.$B$2]) - LEN(SUBSTITUTE(LOWER([.$B$2]); [.P33]; &quot;&quot;))" office:value-type="float" office:value="8" calcext:value-type="float">
            <text:p>8</text:p>
          </table:table-cell>
          <table:table-cell table:formula="of:=LEN([.$B$2]) - LEN(SUBSTITUTE(LOWER([.$B$2]); [.Q33]; &quot;&quot;))" office:value-type="float" office:value="30" calcext:value-type="float">
            <text:p>30</text:p>
          </table:table-cell>
          <table:table-cell table:formula="of:=LEN([.$B$2]) - LEN(SUBSTITUTE(LOWER([.$B$2]); [.R33]; &quot;&quot;))" office:value-type="float" office:value="23" calcext:value-type="float">
            <text:p>23</text:p>
          </table:table-cell>
          <table:table-cell table:formula="of:=LEN([.$B$2]) - LEN(SUBSTITUTE(LOWER([.$B$2]); [.S33]; &quot;&quot;))" office:value-type="float" office:value="69" calcext:value-type="float">
            <text:p>69</text:p>
          </table:table-cell>
          <table:table-cell table:formula="of:=LEN([.$B$2]) - LEN(SUBSTITUTE(LOWER([.$B$2]); [.T33]; &quot;&quot;))" office:value-type="float" office:value="64" calcext:value-type="float">
            <text:p>64</text:p>
          </table:table-cell>
          <table:table-cell table:formula="of:=LEN([.$B$2]) - LEN(SUBSTITUTE(LOWER([.$B$2]); [.U33]; &quot;&quot;))" office:value-type="float" office:value="12" calcext:value-type="float">
            <text:p>12</text:p>
          </table:table-cell>
          <table:table-cell table:formula="of:=LEN([.$B$2]) - LEN(SUBSTITUTE(LOWER([.$B$2]); [.V33]; &quot;&quot;))" office:value-type="float" office:value="0" calcext:value-type="float">
            <text:p>0</text:p>
          </table:table-cell>
          <table:table-cell table:formula="of:=LEN([.$B$2]) - LEN(SUBSTITUTE(LOWER([.$B$2]); [.W33]; &quot;&quot;))" office:value-type="float" office:value="54" calcext:value-type="float">
            <text:p>54</text:p>
          </table:table-cell>
          <table:table-cell table:formula="of:=LEN([.$B$2]) - LEN(SUBSTITUTE(LOWER([.$B$2]); [.X33]; &quot;&quot;))" office:value-type="float" office:value="56" calcext:value-type="float">
            <text:p>56</text:p>
          </table:table-cell>
          <table:table-cell table:formula="of:=LEN([.$B$2]) - LEN(SUBSTITUTE(LOWER([.$B$2]); [.Y33]; &quot;&quot;))" office:value-type="float" office:value="78" calcext:value-type="float">
            <text:p>78</text:p>
          </table:table-cell>
          <table:table-cell table:formula="of:=LEN([.$B$2]) - LEN(SUBSTITUTE(LOWER([.$B$2]); [.Z33]; &quot;&quot;))" office:value-type="float" office:value="27" calcext:value-type="float">
            <text:p>27</text:p>
          </table:table-cell>
          <table:table-cell table:formula="of:=LEN([.$B$2]) - LEN(SUBSTITUTE(LOWER([.$B$2]); [.AA33]; &quot;&quot;))" office:value-type="float" office:value="8" calcext:value-type="float">
            <text:p>8</text:p>
          </table:table-cell>
          <table:table-cell/>
          <table:table-cell table:formula="of:=[.AC33]*[.B$9]" office:value-type="float" office:value="-48.4083630556269" calcext:value-type="float">
            <text:p>-48.4083630556269</text:p>
          </table:table-cell>
          <table:table-cell table:formula="of:=[.AD33]*[.C$9]" office:value-type="float" office:value="-4.21159328903695" calcext:value-type="float">
            <text:p>-4.21159328903695</text:p>
          </table:table-cell>
          <table:table-cell table:formula="of:=[.AE33]*[.D$9]" office:value-type="float" office:value="-60.7232596013914" calcext:value-type="float">
            <text:p>-60.7232596013914</text:p>
          </table:table-cell>
          <table:table-cell table:formula="of:=[.AF33]*[.E$9]" office:value-type="float" office:value="-0" calcext:value-type="float">
            <text:p>0</text:p>
          </table:table-cell>
          <table:table-cell table:formula="of:=[.AG33]*[.F$9]" office:value-type="float" office:value="-145.725764765913" calcext:value-type="float">
            <text:p>-145.725764765913</text:p>
          </table:table-cell>
          <table:table-cell table:formula="of:=[.AH33]*[.G$9]" office:value-type="float" office:value="-57.5339502046817" calcext:value-type="float">
            <text:p>-57.5339502046817</text:p>
          </table:table-cell>
          <table:table-cell table:formula="of:=[.AI33]*[.H$9]" office:value-type="float" office:value="-91.4059750627781" calcext:value-type="float">
            <text:p>-91.4059750627781</text:p>
          </table:table-cell>
          <table:table-cell table:formula="of:=[.AJ33]*[.I$9]" office:value-type="float" office:value="-94.8520310111934" calcext:value-type="float">
            <text:p>-94.8520310111934</text:p>
          </table:table-cell>
          <table:table-cell table:formula="of:=[.AK33]*[.J$9]" office:value-type="float" office:value="-296.980562330374" calcext:value-type="float">
            <text:p>-296.980562330374</text:p>
          </table:table-cell>
          <table:table-cell table:formula="of:=[.AL33]*[.K$9]" office:value-type="float" office:value="-82.2580381536625" calcext:value-type="float">
            <text:p>-82.2580381536625</text:p>
          </table:table-cell>
          <table:table-cell table:formula="of:=[.AM33]*[.L$9]" office:value-type="float" office:value="-113.983126293792" calcext:value-type="float">
            <text:p>-113.983126293792</text:p>
          </table:table-cell>
          <table:table-cell table:formula="of:=[.AN33]*[.M$9]" office:value-type="float" office:value="-184.750360560786" calcext:value-type="float">
            <text:p>-184.750360560786</text:p>
          </table:table-cell>
          <table:table-cell table:formula="of:=[.AO33]*[.N$9]" office:value-type="float" office:value="-291.101795546735" calcext:value-type="float">
            <text:p>-291.101795546735</text:p>
          </table:table-cell>
          <table:table-cell table:formula="of:=[.AP33]*[.O$9]" office:value-type="float" office:value="-5.40818116300996" calcext:value-type="float">
            <text:p>-5.40818116300996</text:p>
          </table:table-cell>
          <table:table-cell table:formula="of:=[.AQ33]*[.P$9]" office:value-type="float" office:value="-20.1556465117659" calcext:value-type="float">
            <text:p>-20.1556465117659</text:p>
          </table:table-cell>
          <table:table-cell table:formula="of:=[.AR33]*[.Q$9]" office:value-type="float" office:value="-123.984377241724" calcext:value-type="float">
            <text:p>-123.984377241724</text:p>
          </table:table-cell>
          <table:table-cell table:formula="of:=[.AS33]*[.R$9]" office:value-type="float" office:value="-161.869997330609" calcext:value-type="float">
            <text:p>-161.869997330609</text:p>
          </table:table-cell>
          <table:table-cell table:formula="of:=[.AT33]*[.S$9]" office:value-type="float" office:value="-194.603327213464" calcext:value-type="float">
            <text:p>-194.603327213464</text:p>
          </table:table-cell>
          <table:table-cell table:formula="of:=[.AU33]*[.T$9]" office:value-type="float" office:value="-175.339563382197" calcext:value-type="float">
            <text:p>-175.339563382197</text:p>
          </table:table-cell>
          <table:table-cell table:formula="of:=[.AV33]*[.U$9]" office:value-type="float" office:value="-28.9696181774028" calcext:value-type="float">
            <text:p>-28.9696181774028</text:p>
          </table:table-cell>
          <table:table-cell table:formula="of:=[.AW33]*[.V$9]" office:value-type="float" office:value="-0" calcext:value-type="float">
            <text:p>0</text:p>
          </table:table-cell>
          <table:table-cell table:formula="of:=[.AX33]*[.W$9]" office:value-type="float" office:value="-246.413979678515" calcext:value-type="float">
            <text:p>-246.413979678515</text:p>
          </table:table-cell>
          <table:table-cell table:formula="of:=[.AY33]*[.X$9]" office:value-type="float" office:value="-207.435412037245" calcext:value-type="float">
            <text:p>-207.435412037245</text:p>
          </table:table-cell>
          <table:table-cell table:formula="of:=[.AZ33]*[.Y$9]" office:value-type="float" office:value="-525.782676501362" calcext:value-type="float">
            <text:p>-525.782676501362</text:p>
          </table:table-cell>
          <table:table-cell table:formula="of:=[.BA33]*[.Z$9]" office:value-type="float" office:value="-102.04834288539" calcext:value-type="float">
            <text:p>-102.04834288539</text:p>
          </table:table-cell>
          <table:table-cell table:formula="of:=[.BB33]*[.AA$9]" office:value-type="float" office:value="-59.7313974813893" calcext:value-type="float">
            <text:p>-59.7313974813893</text:p>
          </table:table-cell>
          <table:table-cell/>
          <table:table-cell table:formula="of:=SUM([.BD33:.CC33])" office:value-type="float" office:value="-3323.67733948004" calcext:value-type="float">
            <text:p>-3323.67733948004</text:p>
          </table:table-cell>
          <table:table-cell table:formula="of:=[.A33]" office:value-type="float" office:value="17" calcext:value-type="float">
            <text:p>17</text:p>
          </table:table-cell>
          <table:table-cell table:number-columns-repeated="23"/>
        </table:table-row>
        <table:table-row table:style-name="ro1">
          <table:table-cell office:value-type="float" office:value="18" calcext:value-type="float">
            <text:p>18</text:p>
          </table:table-cell>
          <table:table-cell table:formula="of:=[.C33]" office:value-type="string" office:string-value="s" calcext:value-type="string">
            <text:p>s</text:p>
          </table:table-cell>
          <table:table-cell table:formula="of:=[.D33]" office:value-type="string" office:string-value="t" calcext:value-type="string">
            <text:p>t</text:p>
          </table:table-cell>
          <table:table-cell table:formula="of:=[.E33]" office:value-type="string" office:string-value="u" calcext:value-type="string">
            <text:p>u</text:p>
          </table:table-cell>
          <table:table-cell table:formula="of:=[.F33]" office:value-type="string" office:string-value="v" calcext:value-type="string">
            <text:p>v</text:p>
          </table:table-cell>
          <table:table-cell table:formula="of:=[.G33]" office:value-type="string" office:string-value="w" calcext:value-type="string">
            <text:p>w</text:p>
          </table:table-cell>
          <table:table-cell table:formula="of:=[.H33]" office:value-type="string" office:string-value="x" calcext:value-type="string">
            <text:p>x</text:p>
          </table:table-cell>
          <table:table-cell table:formula="of:=[.I33]" office:value-type="string" office:string-value="y" calcext:value-type="string">
            <text:p>y</text:p>
          </table:table-cell>
          <table:table-cell table:formula="of:=[.J33]" office:value-type="string" office:string-value="z" calcext:value-type="string">
            <text:p>z</text:p>
          </table:table-cell>
          <table:table-cell table:formula="of:=[.K33]" office:value-type="string" office:string-value="a" calcext:value-type="string">
            <text:p>a</text:p>
          </table:table-cell>
          <table:table-cell table:formula="of:=[.L33]" office:value-type="string" office:string-value="b" calcext:value-type="string">
            <text:p>b</text:p>
          </table:table-cell>
          <table:table-cell table:formula="of:=[.M33]" office:value-type="string" office:string-value="c" calcext:value-type="string">
            <text:p>c</text:p>
          </table:table-cell>
          <table:table-cell table:formula="of:=[.N33]" office:value-type="string" office:string-value="d" calcext:value-type="string">
            <text:p>d</text:p>
          </table:table-cell>
          <table:table-cell table:formula="of:=[.O33]" office:value-type="string" office:string-value="e" calcext:value-type="string">
            <text:p>e</text:p>
          </table:table-cell>
          <table:table-cell table:formula="of:=[.P33]" office:value-type="string" office:string-value="f" calcext:value-type="string">
            <text:p>f</text:p>
          </table:table-cell>
          <table:table-cell table:formula="of:=[.Q33]" office:value-type="string" office:string-value="g" calcext:value-type="string">
            <text:p>g</text:p>
          </table:table-cell>
          <table:table-cell table:formula="of:=[.R33]" office:value-type="string" office:string-value="h" calcext:value-type="string">
            <text:p>h</text:p>
          </table:table-cell>
          <table:table-cell table:formula="of:=[.S33]" office:value-type="string" office:string-value="i" calcext:value-type="string">
            <text:p>i</text:p>
          </table:table-cell>
          <table:table-cell table:formula="of:=[.T33]" office:value-type="string" office:string-value="j" calcext:value-type="string">
            <text:p>j</text:p>
          </table:table-cell>
          <table:table-cell table:formula="of:=[.U33]" office:value-type="string" office:string-value="k" calcext:value-type="string">
            <text:p>k</text:p>
          </table:table-cell>
          <table:table-cell table:formula="of:=[.V33]" office:value-type="string" office:string-value="l" calcext:value-type="string">
            <text:p>l</text:p>
          </table:table-cell>
          <table:table-cell table:formula="of:=[.W33]" office:value-type="string" office:string-value="m" calcext:value-type="string">
            <text:p>m</text:p>
          </table:table-cell>
          <table:table-cell table:formula="of:=[.X33]" office:value-type="string" office:string-value="n" calcext:value-type="string">
            <text:p>n</text:p>
          </table:table-cell>
          <table:table-cell table:formula="of:=[.Y33]" office:value-type="string" office:string-value="o" calcext:value-type="string">
            <text:p>o</text:p>
          </table:table-cell>
          <table:table-cell table:formula="of:=[.Z33]" office:value-type="string" office:string-value="p" calcext:value-type="string">
            <text:p>p</text:p>
          </table:table-cell>
          <table:table-cell table:formula="of:=[.AA33]" office:value-type="string" office:string-value="q" calcext:value-type="string">
            <text:p>q</text:p>
          </table:table-cell>
          <table:table-cell table:formula="of:=[.B33]" office:value-type="string" office:string-value="r" calcext:value-type="string">
            <text:p>r</text:p>
          </table:table-cell>
          <table:table-cell/>
          <table:table-cell table:formula="of:=LEN([.$B$2]) - LEN(SUBSTITUTE(LOWER([.$B$2]); [.B34]; &quot;&quot;))" office:value-type="float" office:value="1" calcext:value-type="float">
            <text:p>1</text:p>
          </table:table-cell>
          <table:table-cell table:formula="of:=LEN([.$B$2]) - LEN(SUBSTITUTE(LOWER([.$B$2]); [.C34]; &quot;&quot;))" office:value-type="float" office:value="16" calcext:value-type="float">
            <text:p>16</text:p>
          </table:table-cell>
          <table:table-cell table:formula="of:=LEN([.$B$2]) - LEN(SUBSTITUTE(LOWER([.$B$2]); [.D34]; &quot;&quot;))" office:value-type="float" office:value="0" calcext:value-type="float">
            <text:p>0</text:p>
          </table:table-cell>
          <table:table-cell table:formula="of:=LEN([.$B$2]) - LEN(SUBSTITUTE(LOWER([.$B$2]); [.E34]; &quot;&quot;))" office:value-type="float" office:value="69" calcext:value-type="float">
            <text:p>69</text:p>
          </table:table-cell>
          <table:table-cell table:formula="of:=LEN([.$B$2]) - LEN(SUBSTITUTE(LOWER([.$B$2]); [.F34]; &quot;&quot;))" office:value-type="float" office:value="15" calcext:value-type="float">
            <text:p>15</text:p>
          </table:table-cell>
          <table:table-cell table:formula="of:=LEN([.$B$2]) - LEN(SUBSTITUTE(LOWER([.$B$2]); [.G34]; &quot;&quot;))" office:value-type="float" office:value="23" calcext:value-type="float">
            <text:p>23</text:p>
          </table:table-cell>
          <table:table-cell table:formula="of:=LEN([.$B$2]) - LEN(SUBSTITUTE(LOWER([.$B$2]); [.H34]; &quot;&quot;))" office:value-type="float" office:value="35" calcext:value-type="float">
            <text:p>35</text:p>
          </table:table-cell>
          <table:table-cell table:formula="of:=LEN([.$B$2]) - LEN(SUBSTITUTE(LOWER([.$B$2]); [.I34]; &quot;&quot;))" office:value-type="float" office:value="110" calcext:value-type="float">
            <text:p>110</text:p>
          </table:table-cell>
          <table:table-cell table:formula="of:=LEN([.$B$2]) - LEN(SUBSTITUTE(LOWER([.$B$2]); [.J34]; &quot;&quot;))" office:value-type="float" office:value="12" calcext:value-type="float">
            <text:p>12</text:p>
          </table:table-cell>
          <table:table-cell table:formula="of:=LEN([.$B$2]) - LEN(SUBSTITUTE(LOWER([.$B$2]); [.K34]; &quot;&quot;))" office:value-type="float" office:value="24" calcext:value-type="float">
            <text:p>24</text:p>
          </table:table-cell>
          <table:table-cell table:formula="of:=LEN([.$B$2]) - LEN(SUBSTITUTE(LOWER([.$B$2]); [.L34]; &quot;&quot;))" office:value-type="float" office:value="58" calcext:value-type="float">
            <text:p>58</text:p>
          </table:table-cell>
          <table:table-cell table:formula="of:=LEN([.$B$2]) - LEN(SUBSTITUTE(LOWER([.$B$2]); [.M34]; &quot;&quot;))" office:value-type="float" office:value="81" calcext:value-type="float">
            <text:p>81</text:p>
          </table:table-cell>
          <table:table-cell table:formula="of:=LEN([.$B$2]) - LEN(SUBSTITUTE(LOWER([.$B$2]); [.N34]; &quot;&quot;))" office:value-type="float" office:value="2" calcext:value-type="float">
            <text:p>2</text:p>
          </table:table-cell>
          <table:table-cell table:formula="of:=LEN([.$B$2]) - LEN(SUBSTITUTE(LOWER([.$B$2]); [.O34]; &quot;&quot;))" office:value-type="float" office:value="8" calcext:value-type="float">
            <text:p>8</text:p>
          </table:table-cell>
          <table:table-cell table:formula="of:=LEN([.$B$2]) - LEN(SUBSTITUTE(LOWER([.$B$2]); [.P34]; &quot;&quot;))" office:value-type="float" office:value="30" calcext:value-type="float">
            <text:p>30</text:p>
          </table:table-cell>
          <table:table-cell table:formula="of:=LEN([.$B$2]) - LEN(SUBSTITUTE(LOWER([.$B$2]); [.Q34]; &quot;&quot;))" office:value-type="float" office:value="23" calcext:value-type="float">
            <text:p>23</text:p>
          </table:table-cell>
          <table:table-cell table:formula="of:=LEN([.$B$2]) - LEN(SUBSTITUTE(LOWER([.$B$2]); [.R34]; &quot;&quot;))" office:value-type="float" office:value="69" calcext:value-type="float">
            <text:p>69</text:p>
          </table:table-cell>
          <table:table-cell table:formula="of:=LEN([.$B$2]) - LEN(SUBSTITUTE(LOWER([.$B$2]); [.S34]; &quot;&quot;))" office:value-type="float" office:value="64" calcext:value-type="float">
            <text:p>64</text:p>
          </table:table-cell>
          <table:table-cell table:formula="of:=LEN([.$B$2]) - LEN(SUBSTITUTE(LOWER([.$B$2]); [.T34]; &quot;&quot;))" office:value-type="float" office:value="12" calcext:value-type="float">
            <text:p>12</text:p>
          </table:table-cell>
          <table:table-cell table:formula="of:=LEN([.$B$2]) - LEN(SUBSTITUTE(LOWER([.$B$2]); [.U34]; &quot;&quot;))" office:value-type="float" office:value="0" calcext:value-type="float">
            <text:p>0</text:p>
          </table:table-cell>
          <table:table-cell table:formula="of:=LEN([.$B$2]) - LEN(SUBSTITUTE(LOWER([.$B$2]); [.V34]; &quot;&quot;))" office:value-type="float" office:value="54" calcext:value-type="float">
            <text:p>54</text:p>
          </table:table-cell>
          <table:table-cell table:formula="of:=LEN([.$B$2]) - LEN(SUBSTITUTE(LOWER([.$B$2]); [.W34]; &quot;&quot;))" office:value-type="float" office:value="56" calcext:value-type="float">
            <text:p>56</text:p>
          </table:table-cell>
          <table:table-cell table:formula="of:=LEN([.$B$2]) - LEN(SUBSTITUTE(LOWER([.$B$2]); [.X34]; &quot;&quot;))" office:value-type="float" office:value="78" calcext:value-type="float">
            <text:p>78</text:p>
          </table:table-cell>
          <table:table-cell table:formula="of:=LEN([.$B$2]) - LEN(SUBSTITUTE(LOWER([.$B$2]); [.Y34]; &quot;&quot;))" office:value-type="float" office:value="27" calcext:value-type="float">
            <text:p>27</text:p>
          </table:table-cell>
          <table:table-cell table:formula="of:=LEN([.$B$2]) - LEN(SUBSTITUTE(LOWER([.$B$2]); [.Z34]; &quot;&quot;))" office:value-type="float" office:value="8" calcext:value-type="float">
            <text:p>8</text:p>
          </table:table-cell>
          <table:table-cell table:formula="of:=LEN([.$B$2]) - LEN(SUBSTITUTE(LOWER([.$B$2]); [.AA34]; &quot;&quot;))" office:value-type="float" office:value="19" calcext:value-type="float">
            <text:p>19</text:p>
          </table:table-cell>
          <table:table-cell/>
          <table:table-cell table:formula="of:=[.AC34]*[.B$9]" office:value-type="float" office:value="-2.5478085818751" calcext:value-type="float">
            <text:p>-2.5478085818751</text:p>
          </table:table-cell>
          <table:table-cell table:formula="of:=[.AD34]*[.C$9]" office:value-type="float" office:value="-67.3854926245912" calcext:value-type="float">
            <text:p>-67.3854926245912</text:p>
          </table:table-cell>
          <table:table-cell table:formula="of:=[.AE34]*[.D$9]" office:value-type="float" office:value="-0" calcext:value-type="float">
            <text:p>0</text:p>
          </table:table-cell>
          <table:table-cell table:formula="of:=[.AF34]*[.E$9]" office:value-type="float" office:value="-217.468352510553" calcext:value-type="float">
            <text:p>-217.468352510553</text:p>
          </table:table-cell>
          <table:table-cell table:formula="of:=[.AG34]*[.F$9]" office:value-type="float" office:value="-31.6795140795462" calcext:value-type="float">
            <text:p>-31.6795140795462</text:p>
          </table:table-cell>
          <table:table-cell table:formula="of:=[.AH34]*[.G$9]" office:value-type="float" office:value="-88.2187236471785" calcext:value-type="float">
            <text:p>-88.2187236471785</text:p>
          </table:table-cell>
          <table:table-cell table:formula="of:=[.AI34]*[.H$9]" office:value-type="float" office:value="-139.096049008575" calcext:value-type="float">
            <text:p>-139.096049008575</text:p>
          </table:table-cell>
          <table:table-cell table:formula="of:=[.AJ34]*[.I$9]" office:value-type="float" office:value="-298.106383178036" calcext:value-type="float">
            <text:p>-298.106383178036</text:p>
          </table:table-cell>
          <table:table-cell table:formula="of:=[.AK34]*[.J$9]" office:value-type="float" office:value="-32.3978795269499" calcext:value-type="float">
            <text:p>-32.3978795269499</text:p>
          </table:table-cell>
          <table:table-cell table:formula="of:=[.AL34]*[.K$9]" office:value-type="float" office:value="-164.516076307325" calcext:value-type="float">
            <text:p>-164.516076307325</text:p>
          </table:table-cell>
          <table:table-cell table:formula="of:=[.AM34]*[.L$9]" office:value-type="float" office:value="-275.459221876664" calcext:value-type="float">
            <text:p>-275.459221876664</text:p>
          </table:table-cell>
          <table:table-cell table:formula="of:=[.AN34]*[.M$9]" office:value-type="float" office:value="-258.01343457627" calcext:value-type="float">
            <text:p>-258.01343457627</text:p>
          </table:table-cell>
          <table:table-cell table:formula="of:=[.AO34]*[.N$9]" office:value-type="float" office:value="-7.18769865547494" calcext:value-type="float">
            <text:p>-7.18769865547494</text:p>
          </table:table-cell>
          <table:table-cell table:formula="of:=[.AP34]*[.O$9]" office:value-type="float" office:value="-21.6327246520398" calcext:value-type="float">
            <text:p>-21.6327246520398</text:p>
          </table:table-cell>
          <table:table-cell table:formula="of:=[.AQ34]*[.P$9]" office:value-type="float" office:value="-75.5836744191222" calcext:value-type="float">
            <text:p>-75.5836744191222</text:p>
          </table:table-cell>
          <table:table-cell table:formula="of:=[.AR34]*[.Q$9]" office:value-type="float" office:value="-95.0546892186548" calcext:value-type="float">
            <text:p>-95.0546892186548</text:p>
          </table:table-cell>
          <table:table-cell table:formula="of:=[.AS34]*[.R$9]" office:value-type="float" office:value="-485.609991991827" calcext:value-type="float">
            <text:p>-485.609991991827</text:p>
          </table:table-cell>
          <table:table-cell table:formula="of:=[.AT34]*[.S$9]" office:value-type="float" office:value="-180.501636835677" calcext:value-type="float">
            <text:p>-180.501636835677</text:p>
          </table:table-cell>
          <table:table-cell table:formula="of:=[.AU34]*[.T$9]" office:value-type="float" office:value="-32.876168134162" calcext:value-type="float">
            <text:p>-32.876168134162</text:p>
          </table:table-cell>
          <table:table-cell table:formula="of:=[.AV34]*[.U$9]" office:value-type="float" office:value="-0" calcext:value-type="float">
            <text:p>0</text:p>
          </table:table-cell>
          <table:table-cell table:formula="of:=[.AW34]*[.V$9]" office:value-type="float" office:value="-188.71057540052" calcext:value-type="float">
            <text:p>-188.71057540052</text:p>
          </table:table-cell>
          <table:table-cell table:formula="of:=[.AX34]*[.W$9]" office:value-type="float" office:value="-255.540423370312" calcext:value-type="float">
            <text:p>-255.540423370312</text:p>
          </table:table-cell>
          <table:table-cell table:formula="of:=[.AY34]*[.X$9]" office:value-type="float" office:value="-288.927895337591" calcext:value-type="float">
            <text:p>-288.927895337591</text:p>
          </table:table-cell>
          <table:table-cell table:formula="of:=[.AZ34]*[.Y$9]" office:value-type="float" office:value="-182.00169571201" calcext:value-type="float">
            <text:p>-182.00169571201</text:p>
          </table:table-cell>
          <table:table-cell table:formula="of:=[.BA34]*[.Z$9]" office:value-type="float" office:value="-30.2365460401156" calcext:value-type="float">
            <text:p>-30.2365460401156</text:p>
          </table:table-cell>
          <table:table-cell table:formula="of:=[.BB34]*[.AA$9]" office:value-type="float" office:value="-141.8620690183" calcext:value-type="float">
            <text:p>-141.8620690183</text:p>
          </table:table-cell>
          <table:table-cell/>
          <table:table-cell table:formula="of:=SUM([.BD34:.CC34])" office:value-type="float" office:value="-3560.61472470337" calcext:value-type="float">
            <text:p>-3560.61472470337</text:p>
          </table:table-cell>
          <table:table-cell table:formula="of:=[.A34]" office:value-type="float" office:value="18" calcext:value-type="float">
            <text:p>18</text:p>
          </table:table-cell>
          <table:table-cell table:number-columns-repeated="23"/>
        </table:table-row>
        <table:table-row table:style-name="ro1">
          <table:table-cell office:value-type="float" office:value="19" calcext:value-type="float">
            <text:p>19</text:p>
          </table:table-cell>
          <table:table-cell table:formula="of:=[.C34]" office:value-type="string" office:string-value="t" calcext:value-type="string">
            <text:p>t</text:p>
          </table:table-cell>
          <table:table-cell table:formula="of:=[.D34]" office:value-type="string" office:string-value="u" calcext:value-type="string">
            <text:p>u</text:p>
          </table:table-cell>
          <table:table-cell table:formula="of:=[.E34]" office:value-type="string" office:string-value="v" calcext:value-type="string">
            <text:p>v</text:p>
          </table:table-cell>
          <table:table-cell table:formula="of:=[.F34]" office:value-type="string" office:string-value="w" calcext:value-type="string">
            <text:p>w</text:p>
          </table:table-cell>
          <table:table-cell table:formula="of:=[.G34]" office:value-type="string" office:string-value="x" calcext:value-type="string">
            <text:p>x</text:p>
          </table:table-cell>
          <table:table-cell table:formula="of:=[.H34]" office:value-type="string" office:string-value="y" calcext:value-type="string">
            <text:p>y</text:p>
          </table:table-cell>
          <table:table-cell table:formula="of:=[.I34]" office:value-type="string" office:string-value="z" calcext:value-type="string">
            <text:p>z</text:p>
          </table:table-cell>
          <table:table-cell table:formula="of:=[.J34]" office:value-type="string" office:string-value="a" calcext:value-type="string">
            <text:p>a</text:p>
          </table:table-cell>
          <table:table-cell table:formula="of:=[.K34]" office:value-type="string" office:string-value="b" calcext:value-type="string">
            <text:p>b</text:p>
          </table:table-cell>
          <table:table-cell table:formula="of:=[.L34]" office:value-type="string" office:string-value="c" calcext:value-type="string">
            <text:p>c</text:p>
          </table:table-cell>
          <table:table-cell table:formula="of:=[.M34]" office:value-type="string" office:string-value="d" calcext:value-type="string">
            <text:p>d</text:p>
          </table:table-cell>
          <table:table-cell table:formula="of:=[.N34]" office:value-type="string" office:string-value="e" calcext:value-type="string">
            <text:p>e</text:p>
          </table:table-cell>
          <table:table-cell table:formula="of:=[.O34]" office:value-type="string" office:string-value="f" calcext:value-type="string">
            <text:p>f</text:p>
          </table:table-cell>
          <table:table-cell table:formula="of:=[.P34]" office:value-type="string" office:string-value="g" calcext:value-type="string">
            <text:p>g</text:p>
          </table:table-cell>
          <table:table-cell table:formula="of:=[.Q34]" office:value-type="string" office:string-value="h" calcext:value-type="string">
            <text:p>h</text:p>
          </table:table-cell>
          <table:table-cell table:formula="of:=[.R34]" office:value-type="string" office:string-value="i" calcext:value-type="string">
            <text:p>i</text:p>
          </table:table-cell>
          <table:table-cell table:formula="of:=[.S34]" office:value-type="string" office:string-value="j" calcext:value-type="string">
            <text:p>j</text:p>
          </table:table-cell>
          <table:table-cell table:formula="of:=[.T34]" office:value-type="string" office:string-value="k" calcext:value-type="string">
            <text:p>k</text:p>
          </table:table-cell>
          <table:table-cell table:formula="of:=[.U34]" office:value-type="string" office:string-value="l" calcext:value-type="string">
            <text:p>l</text:p>
          </table:table-cell>
          <table:table-cell table:formula="of:=[.V34]" office:value-type="string" office:string-value="m" calcext:value-type="string">
            <text:p>m</text:p>
          </table:table-cell>
          <table:table-cell table:formula="of:=[.W34]" office:value-type="string" office:string-value="n" calcext:value-type="string">
            <text:p>n</text:p>
          </table:table-cell>
          <table:table-cell table:formula="of:=[.X34]" office:value-type="string" office:string-value="o" calcext:value-type="string">
            <text:p>o</text:p>
          </table:table-cell>
          <table:table-cell table:formula="of:=[.Y34]" office:value-type="string" office:string-value="p" calcext:value-type="string">
            <text:p>p</text:p>
          </table:table-cell>
          <table:table-cell table:formula="of:=[.Z34]" office:value-type="string" office:string-value="q" calcext:value-type="string">
            <text:p>q</text:p>
          </table:table-cell>
          <table:table-cell table:formula="of:=[.AA34]" office:value-type="string" office:string-value="r" calcext:value-type="string">
            <text:p>r</text:p>
          </table:table-cell>
          <table:table-cell table:formula="of:=[.B34]" office:value-type="string" office:string-value="s" calcext:value-type="string">
            <text:p>s</text:p>
          </table:table-cell>
          <table:table-cell/>
          <table:table-cell table:formula="of:=LEN([.$B$2]) - LEN(SUBSTITUTE(LOWER([.$B$2]); [.B35]; &quot;&quot;))" office:value-type="float" office:value="16" calcext:value-type="float">
            <text:p>16</text:p>
          </table:table-cell>
          <table:table-cell table:formula="of:=LEN([.$B$2]) - LEN(SUBSTITUTE(LOWER([.$B$2]); [.C35]; &quot;&quot;))" office:value-type="float" office:value="0" calcext:value-type="float">
            <text:p>0</text:p>
          </table:table-cell>
          <table:table-cell table:formula="of:=LEN([.$B$2]) - LEN(SUBSTITUTE(LOWER([.$B$2]); [.D35]; &quot;&quot;))" office:value-type="float" office:value="69" calcext:value-type="float">
            <text:p>69</text:p>
          </table:table-cell>
          <table:table-cell table:formula="of:=LEN([.$B$2]) - LEN(SUBSTITUTE(LOWER([.$B$2]); [.E35]; &quot;&quot;))" office:value-type="float" office:value="15" calcext:value-type="float">
            <text:p>15</text:p>
          </table:table-cell>
          <table:table-cell table:formula="of:=LEN([.$B$2]) - LEN(SUBSTITUTE(LOWER([.$B$2]); [.F35]; &quot;&quot;))" office:value-type="float" office:value="23" calcext:value-type="float">
            <text:p>23</text:p>
          </table:table-cell>
          <table:table-cell table:formula="of:=LEN([.$B$2]) - LEN(SUBSTITUTE(LOWER([.$B$2]); [.G35]; &quot;&quot;))" office:value-type="float" office:value="35" calcext:value-type="float">
            <text:p>35</text:p>
          </table:table-cell>
          <table:table-cell table:formula="of:=LEN([.$B$2]) - LEN(SUBSTITUTE(LOWER([.$B$2]); [.H35]; &quot;&quot;))" office:value-type="float" office:value="110" calcext:value-type="float">
            <text:p>110</text:p>
          </table:table-cell>
          <table:table-cell table:formula="of:=LEN([.$B$2]) - LEN(SUBSTITUTE(LOWER([.$B$2]); [.I35]; &quot;&quot;))" office:value-type="float" office:value="12" calcext:value-type="float">
            <text:p>12</text:p>
          </table:table-cell>
          <table:table-cell table:formula="of:=LEN([.$B$2]) - LEN(SUBSTITUTE(LOWER([.$B$2]); [.J35]; &quot;&quot;))" office:value-type="float" office:value="24" calcext:value-type="float">
            <text:p>24</text:p>
          </table:table-cell>
          <table:table-cell table:formula="of:=LEN([.$B$2]) - LEN(SUBSTITUTE(LOWER([.$B$2]); [.K35]; &quot;&quot;))" office:value-type="float" office:value="58" calcext:value-type="float">
            <text:p>58</text:p>
          </table:table-cell>
          <table:table-cell table:formula="of:=LEN([.$B$2]) - LEN(SUBSTITUTE(LOWER([.$B$2]); [.L35]; &quot;&quot;))" office:value-type="float" office:value="81" calcext:value-type="float">
            <text:p>81</text:p>
          </table:table-cell>
          <table:table-cell table:formula="of:=LEN([.$B$2]) - LEN(SUBSTITUTE(LOWER([.$B$2]); [.M35]; &quot;&quot;))" office:value-type="float" office:value="2" calcext:value-type="float">
            <text:p>2</text:p>
          </table:table-cell>
          <table:table-cell table:formula="of:=LEN([.$B$2]) - LEN(SUBSTITUTE(LOWER([.$B$2]); [.N35]; &quot;&quot;))" office:value-type="float" office:value="8" calcext:value-type="float">
            <text:p>8</text:p>
          </table:table-cell>
          <table:table-cell table:formula="of:=LEN([.$B$2]) - LEN(SUBSTITUTE(LOWER([.$B$2]); [.O35]; &quot;&quot;))" office:value-type="float" office:value="30" calcext:value-type="float">
            <text:p>30</text:p>
          </table:table-cell>
          <table:table-cell table:formula="of:=LEN([.$B$2]) - LEN(SUBSTITUTE(LOWER([.$B$2]); [.P35]; &quot;&quot;))" office:value-type="float" office:value="23" calcext:value-type="float">
            <text:p>23</text:p>
          </table:table-cell>
          <table:table-cell table:formula="of:=LEN([.$B$2]) - LEN(SUBSTITUTE(LOWER([.$B$2]); [.Q35]; &quot;&quot;))" office:value-type="float" office:value="69" calcext:value-type="float">
            <text:p>69</text:p>
          </table:table-cell>
          <table:table-cell table:formula="of:=LEN([.$B$2]) - LEN(SUBSTITUTE(LOWER([.$B$2]); [.R35]; &quot;&quot;))" office:value-type="float" office:value="64" calcext:value-type="float">
            <text:p>64</text:p>
          </table:table-cell>
          <table:table-cell table:formula="of:=LEN([.$B$2]) - LEN(SUBSTITUTE(LOWER([.$B$2]); [.S35]; &quot;&quot;))" office:value-type="float" office:value="12" calcext:value-type="float">
            <text:p>12</text:p>
          </table:table-cell>
          <table:table-cell table:formula="of:=LEN([.$B$2]) - LEN(SUBSTITUTE(LOWER([.$B$2]); [.T35]; &quot;&quot;))" office:value-type="float" office:value="0" calcext:value-type="float">
            <text:p>0</text:p>
          </table:table-cell>
          <table:table-cell table:formula="of:=LEN([.$B$2]) - LEN(SUBSTITUTE(LOWER([.$B$2]); [.U35]; &quot;&quot;))" office:value-type="float" office:value="54" calcext:value-type="float">
            <text:p>54</text:p>
          </table:table-cell>
          <table:table-cell table:formula="of:=LEN([.$B$2]) - LEN(SUBSTITUTE(LOWER([.$B$2]); [.V35]; &quot;&quot;))" office:value-type="float" office:value="56" calcext:value-type="float">
            <text:p>56</text:p>
          </table:table-cell>
          <table:table-cell table:formula="of:=LEN([.$B$2]) - LEN(SUBSTITUTE(LOWER([.$B$2]); [.W35]; &quot;&quot;))" office:value-type="float" office:value="78" calcext:value-type="float">
            <text:p>78</text:p>
          </table:table-cell>
          <table:table-cell table:formula="of:=LEN([.$B$2]) - LEN(SUBSTITUTE(LOWER([.$B$2]); [.X35]; &quot;&quot;))" office:value-type="float" office:value="27" calcext:value-type="float">
            <text:p>27</text:p>
          </table:table-cell>
          <table:table-cell table:formula="of:=LEN([.$B$2]) - LEN(SUBSTITUTE(LOWER([.$B$2]); [.Y35]; &quot;&quot;))" office:value-type="float" office:value="8" calcext:value-type="float">
            <text:p>8</text:p>
          </table:table-cell>
          <table:table-cell table:formula="of:=LEN([.$B$2]) - LEN(SUBSTITUTE(LOWER([.$B$2]); [.Z35]; &quot;&quot;))" office:value-type="float" office:value="19" calcext:value-type="float">
            <text:p>19</text:p>
          </table:table-cell>
          <table:table-cell table:formula="of:=LEN([.$B$2]) - LEN(SUBSTITUTE(LOWER([.$B$2]); [.AA35]; &quot;&quot;))" office:value-type="float" office:value="1" calcext:value-type="float">
            <text:p>1</text:p>
          </table:table-cell>
          <table:table-cell/>
          <table:table-cell table:formula="of:=[.AC35]*[.B$9]" office:value-type="float" office:value="-40.7649373100016" calcext:value-type="float">
            <text:p>-40.7649373100016</text:p>
          </table:table-cell>
          <table:table-cell table:formula="of:=[.AD35]*[.C$9]" office:value-type="float" office:value="-0" calcext:value-type="float">
            <text:p>0</text:p>
          </table:table-cell>
          <table:table-cell table:formula="of:=[.AE35]*[.D$9]" office:value-type="float" office:value="-261.869057031" calcext:value-type="float">
            <text:p>-261.869057031</text:p>
          </table:table-cell>
          <table:table-cell table:formula="of:=[.AF35]*[.E$9]" office:value-type="float" office:value="-47.275728806642" calcext:value-type="float">
            <text:p>-47.275728806642</text:p>
          </table:table-cell>
          <table:table-cell table:formula="of:=[.AG35]*[.F$9]" office:value-type="float" office:value="-48.5752549219708" calcext:value-type="float">
            <text:p>-48.5752549219708</text:p>
          </table:table-cell>
          <table:table-cell table:formula="of:=[.AH35]*[.G$9]" office:value-type="float" office:value="-134.245883810924" calcext:value-type="float">
            <text:p>-134.245883810924</text:p>
          </table:table-cell>
          <table:table-cell table:formula="of:=[.AI35]*[.H$9]" office:value-type="float" office:value="-437.159011169808" calcext:value-type="float">
            <text:p>-437.159011169808</text:p>
          </table:table-cell>
          <table:table-cell table:formula="of:=[.AJ35]*[.I$9]" office:value-type="float" office:value="-32.5206963466949" calcext:value-type="float">
            <text:p>-32.5206963466949</text:p>
          </table:table-cell>
          <table:table-cell table:formula="of:=[.AK35]*[.J$9]" office:value-type="float" office:value="-64.7957590538998" calcext:value-type="float">
            <text:p>-64.7957590538998</text:p>
          </table:table-cell>
          <table:table-cell table:formula="of:=[.AL35]*[.K$9]" office:value-type="float" office:value="-397.580517742702" calcext:value-type="float">
            <text:p>-397.580517742702</text:p>
          </table:table-cell>
          <table:table-cell table:formula="of:=[.AM35]*[.L$9]" office:value-type="float" office:value="-384.693051241548" calcext:value-type="float">
            <text:p>-384.693051241548</text:p>
          </table:table-cell>
          <table:table-cell table:formula="of:=[.AN35]*[.M$9]" office:value-type="float" office:value="-6.37070208830296" calcext:value-type="float">
            <text:p>-6.37070208830296</text:p>
          </table:table-cell>
          <table:table-cell table:formula="of:=[.AO35]*[.N$9]" office:value-type="float" office:value="-28.7507946218998" calcext:value-type="float">
            <text:p>-28.7507946218998</text:p>
          </table:table-cell>
          <table:table-cell table:formula="of:=[.AP35]*[.O$9]" office:value-type="float" office:value="-81.1227174451494" calcext:value-type="float">
            <text:p>-81.1227174451494</text:p>
          </table:table-cell>
          <table:table-cell table:formula="of:=[.AQ35]*[.P$9]" office:value-type="float" office:value="-57.947483721327" calcext:value-type="float">
            <text:p>-57.947483721327</text:p>
          </table:table-cell>
          <table:table-cell table:formula="of:=[.AR35]*[.Q$9]" office:value-type="float" office:value="-285.164067655964" calcext:value-type="float">
            <text:p>-285.164067655964</text:p>
          </table:table-cell>
          <table:table-cell table:formula="of:=[.AS35]*[.R$9]" office:value-type="float" office:value="-450.420862137347" calcext:value-type="float">
            <text:p>-450.420862137347</text:p>
          </table:table-cell>
          <table:table-cell table:formula="of:=[.AT35]*[.S$9]" office:value-type="float" office:value="-33.8440569066894" calcext:value-type="float">
            <text:p>-33.8440569066894</text:p>
          </table:table-cell>
          <table:table-cell table:formula="of:=[.AU35]*[.T$9]" office:value-type="float" office:value="-0" calcext:value-type="float">
            <text:p>0</text:p>
          </table:table-cell>
          <table:table-cell table:formula="of:=[.AV35]*[.U$9]" office:value-type="float" office:value="-130.363281798313" calcext:value-type="float">
            <text:p>-130.363281798313</text:p>
          </table:table-cell>
          <table:table-cell table:formula="of:=[.AW35]*[.V$9]" office:value-type="float" office:value="-195.69985597091" calcext:value-type="float">
            <text:p>-195.69985597091</text:p>
          </table:table-cell>
          <table:table-cell table:formula="of:=[.AX35]*[.W$9]" office:value-type="float" office:value="-355.931303980077" calcext:value-type="float">
            <text:p>-355.931303980077</text:p>
          </table:table-cell>
          <table:table-cell table:formula="of:=[.AY35]*[.X$9]" office:value-type="float" office:value="-100.013502232243" calcext:value-type="float">
            <text:p>-100.013502232243</text:p>
          </table:table-cell>
          <table:table-cell table:formula="of:=[.AZ35]*[.Y$9]" office:value-type="float" office:value="-53.9264283591141" calcext:value-type="float">
            <text:p>-53.9264283591141</text:p>
          </table:table-cell>
          <table:table-cell table:formula="of:=[.BA35]*[.Z$9]" office:value-type="float" office:value="-71.8117968452745" calcext:value-type="float">
            <text:p>-71.8117968452745</text:p>
          </table:table-cell>
          <table:table-cell table:formula="of:=[.BB35]*[.AA$9]" office:value-type="float" office:value="-7.46642468517366" calcext:value-type="float">
            <text:p>-7.46642468517366</text:p>
          </table:table-cell>
          <table:table-cell/>
          <table:table-cell table:formula="of:=SUM([.BD35:.CC35])" office:value-type="float" office:value="-3708.31317588298" calcext:value-type="float">
            <text:p>-3708.31317588298</text:p>
          </table:table-cell>
          <table:table-cell table:formula="of:=[.A35]" office:value-type="float" office:value="19" calcext:value-type="float">
            <text:p>19</text:p>
          </table:table-cell>
          <table:table-cell table:number-columns-repeated="23"/>
        </table:table-row>
        <table:table-row table:style-name="ro1">
          <table:table-cell office:value-type="float" office:value="20" calcext:value-type="float">
            <text:p>20</text:p>
          </table:table-cell>
          <table:table-cell table:formula="of:=[.C35]" office:value-type="string" office:string-value="u" calcext:value-type="string">
            <text:p>u</text:p>
          </table:table-cell>
          <table:table-cell table:formula="of:=[.D35]" office:value-type="string" office:string-value="v" calcext:value-type="string">
            <text:p>v</text:p>
          </table:table-cell>
          <table:table-cell table:formula="of:=[.E35]" office:value-type="string" office:string-value="w" calcext:value-type="string">
            <text:p>w</text:p>
          </table:table-cell>
          <table:table-cell table:formula="of:=[.F35]" office:value-type="string" office:string-value="x" calcext:value-type="string">
            <text:p>x</text:p>
          </table:table-cell>
          <table:table-cell table:formula="of:=[.G35]" office:value-type="string" office:string-value="y" calcext:value-type="string">
            <text:p>y</text:p>
          </table:table-cell>
          <table:table-cell table:formula="of:=[.H35]" office:value-type="string" office:string-value="z" calcext:value-type="string">
            <text:p>z</text:p>
          </table:table-cell>
          <table:table-cell table:formula="of:=[.I35]" office:value-type="string" office:string-value="a" calcext:value-type="string">
            <text:p>a</text:p>
          </table:table-cell>
          <table:table-cell table:formula="of:=[.J35]" office:value-type="string" office:string-value="b" calcext:value-type="string">
            <text:p>b</text:p>
          </table:table-cell>
          <table:table-cell table:formula="of:=[.K35]" office:value-type="string" office:string-value="c" calcext:value-type="string">
            <text:p>c</text:p>
          </table:table-cell>
          <table:table-cell table:formula="of:=[.L35]" office:value-type="string" office:string-value="d" calcext:value-type="string">
            <text:p>d</text:p>
          </table:table-cell>
          <table:table-cell table:formula="of:=[.M35]" office:value-type="string" office:string-value="e" calcext:value-type="string">
            <text:p>e</text:p>
          </table:table-cell>
          <table:table-cell table:formula="of:=[.N35]" office:value-type="string" office:string-value="f" calcext:value-type="string">
            <text:p>f</text:p>
          </table:table-cell>
          <table:table-cell table:formula="of:=[.O35]" office:value-type="string" office:string-value="g" calcext:value-type="string">
            <text:p>g</text:p>
          </table:table-cell>
          <table:table-cell table:formula="of:=[.P35]" office:value-type="string" office:string-value="h" calcext:value-type="string">
            <text:p>h</text:p>
          </table:table-cell>
          <table:table-cell table:formula="of:=[.Q35]" office:value-type="string" office:string-value="i" calcext:value-type="string">
            <text:p>i</text:p>
          </table:table-cell>
          <table:table-cell table:formula="of:=[.R35]" office:value-type="string" office:string-value="j" calcext:value-type="string">
            <text:p>j</text:p>
          </table:table-cell>
          <table:table-cell table:formula="of:=[.S35]" office:value-type="string" office:string-value="k" calcext:value-type="string">
            <text:p>k</text:p>
          </table:table-cell>
          <table:table-cell table:formula="of:=[.T35]" office:value-type="string" office:string-value="l" calcext:value-type="string">
            <text:p>l</text:p>
          </table:table-cell>
          <table:table-cell table:formula="of:=[.U35]" office:value-type="string" office:string-value="m" calcext:value-type="string">
            <text:p>m</text:p>
          </table:table-cell>
          <table:table-cell table:formula="of:=[.V35]" office:value-type="string" office:string-value="n" calcext:value-type="string">
            <text:p>n</text:p>
          </table:table-cell>
          <table:table-cell table:formula="of:=[.W35]" office:value-type="string" office:string-value="o" calcext:value-type="string">
            <text:p>o</text:p>
          </table:table-cell>
          <table:table-cell table:formula="of:=[.X35]" office:value-type="string" office:string-value="p" calcext:value-type="string">
            <text:p>p</text:p>
          </table:table-cell>
          <table:table-cell table:formula="of:=[.Y35]" office:value-type="string" office:string-value="q" calcext:value-type="string">
            <text:p>q</text:p>
          </table:table-cell>
          <table:table-cell table:formula="of:=[.Z35]" office:value-type="string" office:string-value="r" calcext:value-type="string">
            <text:p>r</text:p>
          </table:table-cell>
          <table:table-cell table:formula="of:=[.AA35]" office:value-type="string" office:string-value="s" calcext:value-type="string">
            <text:p>s</text:p>
          </table:table-cell>
          <table:table-cell table:formula="of:=[.B35]" office:value-type="string" office:string-value="t" calcext:value-type="string">
            <text:p>t</text:p>
          </table:table-cell>
          <table:table-cell/>
          <table:table-cell table:formula="of:=LEN([.$B$2]) - LEN(SUBSTITUTE(LOWER([.$B$2]); [.B36]; &quot;&quot;))" office:value-type="float" office:value="0" calcext:value-type="float">
            <text:p>0</text:p>
          </table:table-cell>
          <table:table-cell table:formula="of:=LEN([.$B$2]) - LEN(SUBSTITUTE(LOWER([.$B$2]); [.C36]; &quot;&quot;))" office:value-type="float" office:value="69" calcext:value-type="float">
            <text:p>69</text:p>
          </table:table-cell>
          <table:table-cell table:formula="of:=LEN([.$B$2]) - LEN(SUBSTITUTE(LOWER([.$B$2]); [.D36]; &quot;&quot;))" office:value-type="float" office:value="15" calcext:value-type="float">
            <text:p>15</text:p>
          </table:table-cell>
          <table:table-cell table:formula="of:=LEN([.$B$2]) - LEN(SUBSTITUTE(LOWER([.$B$2]); [.E36]; &quot;&quot;))" office:value-type="float" office:value="23" calcext:value-type="float">
            <text:p>23</text:p>
          </table:table-cell>
          <table:table-cell table:formula="of:=LEN([.$B$2]) - LEN(SUBSTITUTE(LOWER([.$B$2]); [.F36]; &quot;&quot;))" office:value-type="float" office:value="35" calcext:value-type="float">
            <text:p>35</text:p>
          </table:table-cell>
          <table:table-cell table:formula="of:=LEN([.$B$2]) - LEN(SUBSTITUTE(LOWER([.$B$2]); [.G36]; &quot;&quot;))" office:value-type="float" office:value="110" calcext:value-type="float">
            <text:p>110</text:p>
          </table:table-cell>
          <table:table-cell table:formula="of:=LEN([.$B$2]) - LEN(SUBSTITUTE(LOWER([.$B$2]); [.H36]; &quot;&quot;))" office:value-type="float" office:value="12" calcext:value-type="float">
            <text:p>12</text:p>
          </table:table-cell>
          <table:table-cell table:formula="of:=LEN([.$B$2]) - LEN(SUBSTITUTE(LOWER([.$B$2]); [.I36]; &quot;&quot;))" office:value-type="float" office:value="24" calcext:value-type="float">
            <text:p>24</text:p>
          </table:table-cell>
          <table:table-cell table:formula="of:=LEN([.$B$2]) - LEN(SUBSTITUTE(LOWER([.$B$2]); [.J36]; &quot;&quot;))" office:value-type="float" office:value="58" calcext:value-type="float">
            <text:p>58</text:p>
          </table:table-cell>
          <table:table-cell table:formula="of:=LEN([.$B$2]) - LEN(SUBSTITUTE(LOWER([.$B$2]); [.K36]; &quot;&quot;))" office:value-type="float" office:value="81" calcext:value-type="float">
            <text:p>81</text:p>
          </table:table-cell>
          <table:table-cell table:formula="of:=LEN([.$B$2]) - LEN(SUBSTITUTE(LOWER([.$B$2]); [.L36]; &quot;&quot;))" office:value-type="float" office:value="2" calcext:value-type="float">
            <text:p>2</text:p>
          </table:table-cell>
          <table:table-cell table:formula="of:=LEN([.$B$2]) - LEN(SUBSTITUTE(LOWER([.$B$2]); [.M36]; &quot;&quot;))" office:value-type="float" office:value="8" calcext:value-type="float">
            <text:p>8</text:p>
          </table:table-cell>
          <table:table-cell table:formula="of:=LEN([.$B$2]) - LEN(SUBSTITUTE(LOWER([.$B$2]); [.N36]; &quot;&quot;))" office:value-type="float" office:value="30" calcext:value-type="float">
            <text:p>30</text:p>
          </table:table-cell>
          <table:table-cell table:formula="of:=LEN([.$B$2]) - LEN(SUBSTITUTE(LOWER([.$B$2]); [.O36]; &quot;&quot;))" office:value-type="float" office:value="23" calcext:value-type="float">
            <text:p>23</text:p>
          </table:table-cell>
          <table:table-cell table:formula="of:=LEN([.$B$2]) - LEN(SUBSTITUTE(LOWER([.$B$2]); [.P36]; &quot;&quot;))" office:value-type="float" office:value="69" calcext:value-type="float">
            <text:p>69</text:p>
          </table:table-cell>
          <table:table-cell table:formula="of:=LEN([.$B$2]) - LEN(SUBSTITUTE(LOWER([.$B$2]); [.Q36]; &quot;&quot;))" office:value-type="float" office:value="64" calcext:value-type="float">
            <text:p>64</text:p>
          </table:table-cell>
          <table:table-cell table:formula="of:=LEN([.$B$2]) - LEN(SUBSTITUTE(LOWER([.$B$2]); [.R36]; &quot;&quot;))" office:value-type="float" office:value="12" calcext:value-type="float">
            <text:p>12</text:p>
          </table:table-cell>
          <table:table-cell table:formula="of:=LEN([.$B$2]) - LEN(SUBSTITUTE(LOWER([.$B$2]); [.S36]; &quot;&quot;))" office:value-type="float" office:value="0" calcext:value-type="float">
            <text:p>0</text:p>
          </table:table-cell>
          <table:table-cell table:formula="of:=LEN([.$B$2]) - LEN(SUBSTITUTE(LOWER([.$B$2]); [.T36]; &quot;&quot;))" office:value-type="float" office:value="54" calcext:value-type="float">
            <text:p>54</text:p>
          </table:table-cell>
          <table:table-cell table:formula="of:=LEN([.$B$2]) - LEN(SUBSTITUTE(LOWER([.$B$2]); [.U36]; &quot;&quot;))" office:value-type="float" office:value="56" calcext:value-type="float">
            <text:p>56</text:p>
          </table:table-cell>
          <table:table-cell table:formula="of:=LEN([.$B$2]) - LEN(SUBSTITUTE(LOWER([.$B$2]); [.V36]; &quot;&quot;))" office:value-type="float" office:value="78" calcext:value-type="float">
            <text:p>78</text:p>
          </table:table-cell>
          <table:table-cell table:formula="of:=LEN([.$B$2]) - LEN(SUBSTITUTE(LOWER([.$B$2]); [.W36]; &quot;&quot;))" office:value-type="float" office:value="27" calcext:value-type="float">
            <text:p>27</text:p>
          </table:table-cell>
          <table:table-cell table:formula="of:=LEN([.$B$2]) - LEN(SUBSTITUTE(LOWER([.$B$2]); [.X36]; &quot;&quot;))" office:value-type="float" office:value="8" calcext:value-type="float">
            <text:p>8</text:p>
          </table:table-cell>
          <table:table-cell table:formula="of:=LEN([.$B$2]) - LEN(SUBSTITUTE(LOWER([.$B$2]); [.Y36]; &quot;&quot;))" office:value-type="float" office:value="19" calcext:value-type="float">
            <text:p>19</text:p>
          </table:table-cell>
          <table:table-cell table:formula="of:=LEN([.$B$2]) - LEN(SUBSTITUTE(LOWER([.$B$2]); [.Z36]; &quot;&quot;))" office:value-type="float" office:value="1" calcext:value-type="float">
            <text:p>1</text:p>
          </table:table-cell>
          <table:table-cell table:formula="of:=LEN([.$B$2]) - LEN(SUBSTITUTE(LOWER([.$B$2]); [.AA36]; &quot;&quot;))" office:value-type="float" office:value="16" calcext:value-type="float">
            <text:p>16</text:p>
          </table:table-cell>
          <table:table-cell/>
          <table:table-cell table:formula="of:=[.AC36]*[.B$9]" office:value-type="float" office:value="-0" calcext:value-type="float">
            <text:p>0</text:p>
          </table:table-cell>
          <table:table-cell table:formula="of:=[.AD36]*[.C$9]" office:value-type="float" office:value="-290.59993694355" calcext:value-type="float">
            <text:p>-290.59993694355</text:p>
          </table:table-cell>
          <table:table-cell table:formula="of:=[.AE36]*[.D$9]" office:value-type="float" office:value="-56.9280558763044" calcext:value-type="float">
            <text:p>-56.9280558763044</text:p>
          </table:table-cell>
          <table:table-cell table:formula="of:=[.AF36]*[.E$9]" office:value-type="float" office:value="-72.489450836851" calcext:value-type="float">
            <text:p>-72.489450836851</text:p>
          </table:table-cell>
          <table:table-cell table:formula="of:=[.AG36]*[.F$9]" office:value-type="float" office:value="-73.9188661856078" calcext:value-type="float">
            <text:p>-73.9188661856078</text:p>
          </table:table-cell>
          <table:table-cell table:formula="of:=[.AH36]*[.G$9]" office:value-type="float" office:value="-421.915634834332" calcext:value-type="float">
            <text:p>-421.915634834332</text:p>
          </table:table-cell>
          <table:table-cell table:formula="of:=[.AI36]*[.H$9]" office:value-type="float" office:value="-47.6900739457973" calcext:value-type="float">
            <text:p>-47.6900739457973</text:p>
          </table:table-cell>
          <table:table-cell table:formula="of:=[.AJ36]*[.I$9]" office:value-type="float" office:value="-65.0413926933898" calcext:value-type="float">
            <text:p>-65.0413926933898</text:p>
          </table:table-cell>
          <table:table-cell table:formula="of:=[.AK36]*[.J$9]" office:value-type="float" office:value="-156.589751046924" calcext:value-type="float">
            <text:p>-156.589751046924</text:p>
          </table:table-cell>
          <table:table-cell table:formula="of:=[.AL36]*[.K$9]" office:value-type="float" office:value="-555.241757537222" calcext:value-type="float">
            <text:p>-555.241757537222</text:p>
          </table:table-cell>
          <table:table-cell table:formula="of:=[.AM36]*[.L$9]" office:value-type="float" office:value="-9.498593857816" calcext:value-type="float">
            <text:p>-9.498593857816</text:p>
          </table:table-cell>
          <table:table-cell table:formula="of:=[.AN36]*[.M$9]" office:value-type="float" office:value="-25.4828083532118" calcext:value-type="float">
            <text:p>-25.4828083532118</text:p>
          </table:table-cell>
          <table:table-cell table:formula="of:=[.AO36]*[.N$9]" office:value-type="float" office:value="-107.815479832124" calcext:value-type="float">
            <text:p>-107.815479832124</text:p>
          </table:table-cell>
          <table:table-cell table:formula="of:=[.AP36]*[.O$9]" office:value-type="float" office:value="-62.1940833746145" calcext:value-type="float">
            <text:p>-62.1940833746145</text:p>
          </table:table-cell>
          <table:table-cell table:formula="of:=[.AQ36]*[.P$9]" office:value-type="float" office:value="-173.842451163981" calcext:value-type="float">
            <text:p>-173.842451163981</text:p>
          </table:table-cell>
          <table:table-cell table:formula="of:=[.AR36]*[.Q$9]" office:value-type="float" office:value="-264.500004782344" calcext:value-type="float">
            <text:p>-264.500004782344</text:p>
          </table:table-cell>
          <table:table-cell table:formula="of:=[.AS36]*[.R$9]" office:value-type="float" office:value="-84.4539116507526" calcext:value-type="float">
            <text:p>-84.4539116507526</text:p>
          </table:table-cell>
          <table:table-cell table:formula="of:=[.AT36]*[.S$9]" office:value-type="float" office:value="-0" calcext:value-type="float">
            <text:p>0</text:p>
          </table:table-cell>
          <table:table-cell table:formula="of:=[.AU36]*[.T$9]" office:value-type="float" office:value="-147.942756603729" calcext:value-type="float">
            <text:p>-147.942756603729</text:p>
          </table:table-cell>
          <table:table-cell table:formula="of:=[.AV36]*[.U$9]" office:value-type="float" office:value="-135.191551494546" calcext:value-type="float">
            <text:p>-135.191551494546</text:p>
          </table:table-cell>
          <table:table-cell table:formula="of:=[.AW36]*[.V$9]" office:value-type="float" office:value="-272.581942245196" calcext:value-type="float">
            <text:p>-272.581942245196</text:p>
          </table:table-cell>
          <table:table-cell table:formula="of:=[.AX36]*[.W$9]" office:value-type="float" office:value="-123.206989839257" calcext:value-type="float">
            <text:p>-123.206989839257</text:p>
          </table:table-cell>
          <table:table-cell table:formula="of:=[.AY36]*[.X$9]" office:value-type="float" office:value="-29.633630291035" calcext:value-type="float">
            <text:p>-29.633630291035</text:p>
          </table:table-cell>
          <table:table-cell table:formula="of:=[.AZ36]*[.Y$9]" office:value-type="float" office:value="-128.075267352896" calcext:value-type="float">
            <text:p>-128.075267352896</text:p>
          </table:table-cell>
          <table:table-cell table:formula="of:=[.BA36]*[.Z$9]" office:value-type="float" office:value="-3.77956825501445" calcext:value-type="float">
            <text:p>-3.77956825501445</text:p>
          </table:table-cell>
          <table:table-cell table:formula="of:=[.BB36]*[.AA$9]" office:value-type="float" office:value="-119.462794962779" calcext:value-type="float">
            <text:p>-119.462794962779</text:p>
          </table:table-cell>
          <table:table-cell/>
          <table:table-cell table:formula="of:=SUM([.BD36:.CC36])" office:value-type="float" office:value="-3428.07675395927" calcext:value-type="float">
            <text:p>-3428.07675395927</text:p>
          </table:table-cell>
          <table:table-cell table:formula="of:=[.A36]" office:value-type="float" office:value="20" calcext:value-type="float">
            <text:p>20</text:p>
          </table:table-cell>
          <table:table-cell table:number-columns-repeated="23"/>
        </table:table-row>
        <table:table-row table:style-name="ro1">
          <table:table-cell office:value-type="float" office:value="21" calcext:value-type="float">
            <text:p>21</text:p>
          </table:table-cell>
          <table:table-cell table:formula="of:=[.C36]" office:value-type="string" office:string-value="v" calcext:value-type="string">
            <text:p>v</text:p>
          </table:table-cell>
          <table:table-cell table:formula="of:=[.D36]" office:value-type="string" office:string-value="w" calcext:value-type="string">
            <text:p>w</text:p>
          </table:table-cell>
          <table:table-cell table:formula="of:=[.E36]" office:value-type="string" office:string-value="x" calcext:value-type="string">
            <text:p>x</text:p>
          </table:table-cell>
          <table:table-cell table:formula="of:=[.F36]" office:value-type="string" office:string-value="y" calcext:value-type="string">
            <text:p>y</text:p>
          </table:table-cell>
          <table:table-cell table:formula="of:=[.G36]" office:value-type="string" office:string-value="z" calcext:value-type="string">
            <text:p>z</text:p>
          </table:table-cell>
          <table:table-cell table:formula="of:=[.H36]" office:value-type="string" office:string-value="a" calcext:value-type="string">
            <text:p>a</text:p>
          </table:table-cell>
          <table:table-cell table:formula="of:=[.I36]" office:value-type="string" office:string-value="b" calcext:value-type="string">
            <text:p>b</text:p>
          </table:table-cell>
          <table:table-cell table:formula="of:=[.J36]" office:value-type="string" office:string-value="c" calcext:value-type="string">
            <text:p>c</text:p>
          </table:table-cell>
          <table:table-cell table:formula="of:=[.K36]" office:value-type="string" office:string-value="d" calcext:value-type="string">
            <text:p>d</text:p>
          </table:table-cell>
          <table:table-cell table:formula="of:=[.L36]" office:value-type="string" office:string-value="e" calcext:value-type="string">
            <text:p>e</text:p>
          </table:table-cell>
          <table:table-cell table:formula="of:=[.M36]" office:value-type="string" office:string-value="f" calcext:value-type="string">
            <text:p>f</text:p>
          </table:table-cell>
          <table:table-cell table:formula="of:=[.N36]" office:value-type="string" office:string-value="g" calcext:value-type="string">
            <text:p>g</text:p>
          </table:table-cell>
          <table:table-cell table:formula="of:=[.O36]" office:value-type="string" office:string-value="h" calcext:value-type="string">
            <text:p>h</text:p>
          </table:table-cell>
          <table:table-cell table:formula="of:=[.P36]" office:value-type="string" office:string-value="i" calcext:value-type="string">
            <text:p>i</text:p>
          </table:table-cell>
          <table:table-cell table:formula="of:=[.Q36]" office:value-type="string" office:string-value="j" calcext:value-type="string">
            <text:p>j</text:p>
          </table:table-cell>
          <table:table-cell table:formula="of:=[.R36]" office:value-type="string" office:string-value="k" calcext:value-type="string">
            <text:p>k</text:p>
          </table:table-cell>
          <table:table-cell table:formula="of:=[.S36]" office:value-type="string" office:string-value="l" calcext:value-type="string">
            <text:p>l</text:p>
          </table:table-cell>
          <table:table-cell table:formula="of:=[.T36]" office:value-type="string" office:string-value="m" calcext:value-type="string">
            <text:p>m</text:p>
          </table:table-cell>
          <table:table-cell table:formula="of:=[.U36]" office:value-type="string" office:string-value="n" calcext:value-type="string">
            <text:p>n</text:p>
          </table:table-cell>
          <table:table-cell table:formula="of:=[.V36]" office:value-type="string" office:string-value="o" calcext:value-type="string">
            <text:p>o</text:p>
          </table:table-cell>
          <table:table-cell table:formula="of:=[.W36]" office:value-type="string" office:string-value="p" calcext:value-type="string">
            <text:p>p</text:p>
          </table:table-cell>
          <table:table-cell table:formula="of:=[.X36]" office:value-type="string" office:string-value="q" calcext:value-type="string">
            <text:p>q</text:p>
          </table:table-cell>
          <table:table-cell table:formula="of:=[.Y36]" office:value-type="string" office:string-value="r" calcext:value-type="string">
            <text:p>r</text:p>
          </table:table-cell>
          <table:table-cell table:formula="of:=[.Z36]" office:value-type="string" office:string-value="s" calcext:value-type="string">
            <text:p>s</text:p>
          </table:table-cell>
          <table:table-cell table:formula="of:=[.AA36]" office:value-type="string" office:string-value="t" calcext:value-type="string">
            <text:p>t</text:p>
          </table:table-cell>
          <table:table-cell table:formula="of:=[.B36]" office:value-type="string" office:string-value="u" calcext:value-type="string">
            <text:p>u</text:p>
          </table:table-cell>
          <table:table-cell/>
          <table:table-cell table:formula="of:=LEN([.$B$2]) - LEN(SUBSTITUTE(LOWER([.$B$2]); [.B37]; &quot;&quot;))" office:value-type="float" office:value="69" calcext:value-type="float">
            <text:p>69</text:p>
          </table:table-cell>
          <table:table-cell table:formula="of:=LEN([.$B$2]) - LEN(SUBSTITUTE(LOWER([.$B$2]); [.C37]; &quot;&quot;))" office:value-type="float" office:value="15" calcext:value-type="float">
            <text:p>15</text:p>
          </table:table-cell>
          <table:table-cell table:formula="of:=LEN([.$B$2]) - LEN(SUBSTITUTE(LOWER([.$B$2]); [.D37]; &quot;&quot;))" office:value-type="float" office:value="23" calcext:value-type="float">
            <text:p>23</text:p>
          </table:table-cell>
          <table:table-cell table:formula="of:=LEN([.$B$2]) - LEN(SUBSTITUTE(LOWER([.$B$2]); [.E37]; &quot;&quot;))" office:value-type="float" office:value="35" calcext:value-type="float">
            <text:p>35</text:p>
          </table:table-cell>
          <table:table-cell table:formula="of:=LEN([.$B$2]) - LEN(SUBSTITUTE(LOWER([.$B$2]); [.F37]; &quot;&quot;))" office:value-type="float" office:value="110" calcext:value-type="float">
            <text:p>110</text:p>
          </table:table-cell>
          <table:table-cell table:formula="of:=LEN([.$B$2]) - LEN(SUBSTITUTE(LOWER([.$B$2]); [.G37]; &quot;&quot;))" office:value-type="float" office:value="12" calcext:value-type="float">
            <text:p>12</text:p>
          </table:table-cell>
          <table:table-cell table:formula="of:=LEN([.$B$2]) - LEN(SUBSTITUTE(LOWER([.$B$2]); [.H37]; &quot;&quot;))" office:value-type="float" office:value="24" calcext:value-type="float">
            <text:p>24</text:p>
          </table:table-cell>
          <table:table-cell table:formula="of:=LEN([.$B$2]) - LEN(SUBSTITUTE(LOWER([.$B$2]); [.I37]; &quot;&quot;))" office:value-type="float" office:value="58" calcext:value-type="float">
            <text:p>58</text:p>
          </table:table-cell>
          <table:table-cell table:formula="of:=LEN([.$B$2]) - LEN(SUBSTITUTE(LOWER([.$B$2]); [.J37]; &quot;&quot;))" office:value-type="float" office:value="81" calcext:value-type="float">
            <text:p>81</text:p>
          </table:table-cell>
          <table:table-cell table:formula="of:=LEN([.$B$2]) - LEN(SUBSTITUTE(LOWER([.$B$2]); [.K37]; &quot;&quot;))" office:value-type="float" office:value="2" calcext:value-type="float">
            <text:p>2</text:p>
          </table:table-cell>
          <table:table-cell table:formula="of:=LEN([.$B$2]) - LEN(SUBSTITUTE(LOWER([.$B$2]); [.L37]; &quot;&quot;))" office:value-type="float" office:value="8" calcext:value-type="float">
            <text:p>8</text:p>
          </table:table-cell>
          <table:table-cell table:formula="of:=LEN([.$B$2]) - LEN(SUBSTITUTE(LOWER([.$B$2]); [.M37]; &quot;&quot;))" office:value-type="float" office:value="30" calcext:value-type="float">
            <text:p>30</text:p>
          </table:table-cell>
          <table:table-cell table:formula="of:=LEN([.$B$2]) - LEN(SUBSTITUTE(LOWER([.$B$2]); [.N37]; &quot;&quot;))" office:value-type="float" office:value="23" calcext:value-type="float">
            <text:p>23</text:p>
          </table:table-cell>
          <table:table-cell table:formula="of:=LEN([.$B$2]) - LEN(SUBSTITUTE(LOWER([.$B$2]); [.O37]; &quot;&quot;))" office:value-type="float" office:value="69" calcext:value-type="float">
            <text:p>69</text:p>
          </table:table-cell>
          <table:table-cell table:formula="of:=LEN([.$B$2]) - LEN(SUBSTITUTE(LOWER([.$B$2]); [.P37]; &quot;&quot;))" office:value-type="float" office:value="64" calcext:value-type="float">
            <text:p>64</text:p>
          </table:table-cell>
          <table:table-cell table:formula="of:=LEN([.$B$2]) - LEN(SUBSTITUTE(LOWER([.$B$2]); [.Q37]; &quot;&quot;))" office:value-type="float" office:value="12" calcext:value-type="float">
            <text:p>12</text:p>
          </table:table-cell>
          <table:table-cell table:formula="of:=LEN([.$B$2]) - LEN(SUBSTITUTE(LOWER([.$B$2]); [.R37]; &quot;&quot;))" office:value-type="float" office:value="0" calcext:value-type="float">
            <text:p>0</text:p>
          </table:table-cell>
          <table:table-cell table:formula="of:=LEN([.$B$2]) - LEN(SUBSTITUTE(LOWER([.$B$2]); [.S37]; &quot;&quot;))" office:value-type="float" office:value="54" calcext:value-type="float">
            <text:p>54</text:p>
          </table:table-cell>
          <table:table-cell table:formula="of:=LEN([.$B$2]) - LEN(SUBSTITUTE(LOWER([.$B$2]); [.T37]; &quot;&quot;))" office:value-type="float" office:value="56" calcext:value-type="float">
            <text:p>56</text:p>
          </table:table-cell>
          <table:table-cell table:formula="of:=LEN([.$B$2]) - LEN(SUBSTITUTE(LOWER([.$B$2]); [.U37]; &quot;&quot;))" office:value-type="float" office:value="78" calcext:value-type="float">
            <text:p>78</text:p>
          </table:table-cell>
          <table:table-cell table:formula="of:=LEN([.$B$2]) - LEN(SUBSTITUTE(LOWER([.$B$2]); [.V37]; &quot;&quot;))" office:value-type="float" office:value="27" calcext:value-type="float">
            <text:p>27</text:p>
          </table:table-cell>
          <table:table-cell table:formula="of:=LEN([.$B$2]) - LEN(SUBSTITUTE(LOWER([.$B$2]); [.W37]; &quot;&quot;))" office:value-type="float" office:value="8" calcext:value-type="float">
            <text:p>8</text:p>
          </table:table-cell>
          <table:table-cell table:formula="of:=LEN([.$B$2]) - LEN(SUBSTITUTE(LOWER([.$B$2]); [.X37]; &quot;&quot;))" office:value-type="float" office:value="19" calcext:value-type="float">
            <text:p>19</text:p>
          </table:table-cell>
          <table:table-cell table:formula="of:=LEN([.$B$2]) - LEN(SUBSTITUTE(LOWER([.$B$2]); [.Y37]; &quot;&quot;))" office:value-type="float" office:value="1" calcext:value-type="float">
            <text:p>1</text:p>
          </table:table-cell>
          <table:table-cell table:formula="of:=LEN([.$B$2]) - LEN(SUBSTITUTE(LOWER([.$B$2]); [.Z37]; &quot;&quot;))" office:value-type="float" office:value="16" calcext:value-type="float">
            <text:p>16</text:p>
          </table:table-cell>
          <table:table-cell table:formula="of:=LEN([.$B$2]) - LEN(SUBSTITUTE(LOWER([.$B$2]); [.AA37]; &quot;&quot;))" office:value-type="float" office:value="0" calcext:value-type="float">
            <text:p>0</text:p>
          </table:table-cell>
          <table:table-cell/>
          <table:table-cell table:formula="of:=[.AC37]*[.B$9]" office:value-type="float" office:value="-175.798792149382" calcext:value-type="float">
            <text:p>-175.798792149382</text:p>
          </table:table-cell>
          <table:table-cell table:formula="of:=[.AD37]*[.C$9]" office:value-type="float" office:value="-63.1738993355542" calcext:value-type="float">
            <text:p>-63.1738993355542</text:p>
          </table:table-cell>
          <table:table-cell table:formula="of:=[.AE37]*[.D$9]" office:value-type="float" office:value="-87.2896856770001" calcext:value-type="float">
            <text:p>-87.2896856770001</text:p>
          </table:table-cell>
          <table:table-cell table:formula="of:=[.AF37]*[.E$9]" office:value-type="float" office:value="-110.310033882165" calcext:value-type="float">
            <text:p>-110.310033882165</text:p>
          </table:table-cell>
          <table:table-cell table:formula="of:=[.AG37]*[.F$9]" office:value-type="float" office:value="-232.316436583339" calcext:value-type="float">
            <text:p>-232.316436583339</text:p>
          </table:table-cell>
          <table:table-cell table:formula="of:=[.AH37]*[.G$9]" office:value-type="float" office:value="-46.0271601637453" calcext:value-type="float">
            <text:p>-46.0271601637453</text:p>
          </table:table-cell>
          <table:table-cell table:formula="of:=[.AI37]*[.H$9]" office:value-type="float" office:value="-95.3801478915946" calcext:value-type="float">
            <text:p>-95.3801478915946</text:p>
          </table:table-cell>
          <table:table-cell table:formula="of:=[.AJ37]*[.I$9]" office:value-type="float" office:value="-157.183365675692" calcext:value-type="float">
            <text:p>-157.183365675692</text:p>
          </table:table-cell>
          <table:table-cell table:formula="of:=[.AK37]*[.J$9]" office:value-type="float" office:value="-218.685686806912" calcext:value-type="float">
            <text:p>-218.685686806912</text:p>
          </table:table-cell>
          <table:table-cell table:formula="of:=[.AL37]*[.K$9]" office:value-type="float" office:value="-13.7096730256104" calcext:value-type="float">
            <text:p>-13.7096730256104</text:p>
          </table:table-cell>
          <table:table-cell table:formula="of:=[.AM37]*[.L$9]" office:value-type="float" office:value="-37.994375431264" calcext:value-type="float">
            <text:p>-37.994375431264</text:p>
          </table:table-cell>
          <table:table-cell table:formula="of:=[.AN37]*[.M$9]" office:value-type="float" office:value="-95.5605313245444" calcext:value-type="float">
            <text:p>-95.5605313245444</text:p>
          </table:table-cell>
          <table:table-cell table:formula="of:=[.AO37]*[.N$9]" office:value-type="float" office:value="-82.6585345379618" calcext:value-type="float">
            <text:p>-82.6585345379618</text:p>
          </table:table-cell>
          <table:table-cell table:formula="of:=[.AP37]*[.O$9]" office:value-type="float" office:value="-186.582250123844" calcext:value-type="float">
            <text:p>-186.582250123844</text:p>
          </table:table-cell>
          <table:table-cell table:formula="of:=[.AQ37]*[.P$9]" office:value-type="float" office:value="-161.245172094127" calcext:value-type="float">
            <text:p>-161.245172094127</text:p>
          </table:table-cell>
          <table:table-cell table:formula="of:=[.AR37]*[.Q$9]" office:value-type="float" office:value="-49.5937508966894" calcext:value-type="float">
            <text:p>-49.5937508966894</text:p>
          </table:table-cell>
          <table:table-cell table:formula="of:=[.AS37]*[.R$9]" office:value-type="float" office:value="-0" calcext:value-type="float">
            <text:p>0</text:p>
          </table:table-cell>
          <table:table-cell table:formula="of:=[.AT37]*[.S$9]" office:value-type="float" office:value="-152.298256080102" calcext:value-type="float">
            <text:p>-152.298256080102</text:p>
          </table:table-cell>
          <table:table-cell table:formula="of:=[.AU37]*[.T$9]" office:value-type="float" office:value="-153.422117959422" calcext:value-type="float">
            <text:p>-153.422117959422</text:p>
          </table:table-cell>
          <table:table-cell table:formula="of:=[.AV37]*[.U$9]" office:value-type="float" office:value="-188.302518153118" calcext:value-type="float">
            <text:p>-188.302518153118</text:p>
          </table:table-cell>
          <table:table-cell table:formula="of:=[.AW37]*[.V$9]" office:value-type="float" office:value="-94.3552877002601" calcext:value-type="float">
            <text:p>-94.3552877002601</text:p>
          </table:table-cell>
          <table:table-cell table:formula="of:=[.AX37]*[.W$9]" office:value-type="float" office:value="-36.5057747671874" calcext:value-type="float">
            <text:p>-36.5057747671874</text:p>
          </table:table-cell>
          <table:table-cell table:formula="of:=[.AY37]*[.X$9]" office:value-type="float" office:value="-70.379871941208" calcext:value-type="float">
            <text:p>-70.379871941208</text:p>
          </table:table-cell>
          <table:table-cell table:formula="of:=[.AZ37]*[.Y$9]" office:value-type="float" office:value="-6.74080354488926" calcext:value-type="float">
            <text:p>-6.74080354488926</text:p>
          </table:table-cell>
          <table:table-cell table:formula="of:=[.BA37]*[.Z$9]" office:value-type="float" office:value="-60.4730920802312" calcext:value-type="float">
            <text:p>-60.4730920802312</text:p>
          </table:table-cell>
          <table:table-cell table:formula="of:=[.BB37]*[.AA$9]" office:value-type="float" office:value="-0" calcext:value-type="float">
            <text:p>0</text:p>
          </table:table-cell>
          <table:table-cell/>
          <table:table-cell table:formula="of:=SUM([.BD37:.CC37])" office:value-type="float" office:value="-2575.98721782584" calcext:value-type="float">
            <text:p>-2575.98721782584</text:p>
          </table:table-cell>
          <table:table-cell table:formula="of:=[.A37]" office:value-type="float" office:value="21" calcext:value-type="float">
            <text:p>21</text:p>
          </table:table-cell>
          <table:table-cell table:number-columns-repeated="23"/>
        </table:table-row>
        <table:table-row table:style-name="ro1">
          <table:table-cell office:value-type="float" office:value="22" calcext:value-type="float">
            <text:p>22</text:p>
          </table:table-cell>
          <table:table-cell table:formula="of:=[.C37]" office:value-type="string" office:string-value="w" calcext:value-type="string">
            <text:p>w</text:p>
          </table:table-cell>
          <table:table-cell table:formula="of:=[.D37]" office:value-type="string" office:string-value="x" calcext:value-type="string">
            <text:p>x</text:p>
          </table:table-cell>
          <table:table-cell table:formula="of:=[.E37]" office:value-type="string" office:string-value="y" calcext:value-type="string">
            <text:p>y</text:p>
          </table:table-cell>
          <table:table-cell table:formula="of:=[.F37]" office:value-type="string" office:string-value="z" calcext:value-type="string">
            <text:p>z</text:p>
          </table:table-cell>
          <table:table-cell table:formula="of:=[.G37]" office:value-type="string" office:string-value="a" calcext:value-type="string">
            <text:p>a</text:p>
          </table:table-cell>
          <table:table-cell table:formula="of:=[.H37]" office:value-type="string" office:string-value="b" calcext:value-type="string">
            <text:p>b</text:p>
          </table:table-cell>
          <table:table-cell table:formula="of:=[.I37]" office:value-type="string" office:string-value="c" calcext:value-type="string">
            <text:p>c</text:p>
          </table:table-cell>
          <table:table-cell table:formula="of:=[.J37]" office:value-type="string" office:string-value="d" calcext:value-type="string">
            <text:p>d</text:p>
          </table:table-cell>
          <table:table-cell table:formula="of:=[.K37]" office:value-type="string" office:string-value="e" calcext:value-type="string">
            <text:p>e</text:p>
          </table:table-cell>
          <table:table-cell table:formula="of:=[.L37]" office:value-type="string" office:string-value="f" calcext:value-type="string">
            <text:p>f</text:p>
          </table:table-cell>
          <table:table-cell table:formula="of:=[.M37]" office:value-type="string" office:string-value="g" calcext:value-type="string">
            <text:p>g</text:p>
          </table:table-cell>
          <table:table-cell table:formula="of:=[.N37]" office:value-type="string" office:string-value="h" calcext:value-type="string">
            <text:p>h</text:p>
          </table:table-cell>
          <table:table-cell table:formula="of:=[.O37]" office:value-type="string" office:string-value="i" calcext:value-type="string">
            <text:p>i</text:p>
          </table:table-cell>
          <table:table-cell table:formula="of:=[.P37]" office:value-type="string" office:string-value="j" calcext:value-type="string">
            <text:p>j</text:p>
          </table:table-cell>
          <table:table-cell table:formula="of:=[.Q37]" office:value-type="string" office:string-value="k" calcext:value-type="string">
            <text:p>k</text:p>
          </table:table-cell>
          <table:table-cell table:formula="of:=[.R37]" office:value-type="string" office:string-value="l" calcext:value-type="string">
            <text:p>l</text:p>
          </table:table-cell>
          <table:table-cell table:formula="of:=[.S37]" office:value-type="string" office:string-value="m" calcext:value-type="string">
            <text:p>m</text:p>
          </table:table-cell>
          <table:table-cell table:formula="of:=[.T37]" office:value-type="string" office:string-value="n" calcext:value-type="string">
            <text:p>n</text:p>
          </table:table-cell>
          <table:table-cell table:formula="of:=[.U37]" office:value-type="string" office:string-value="o" calcext:value-type="string">
            <text:p>o</text:p>
          </table:table-cell>
          <table:table-cell table:formula="of:=[.V37]" office:value-type="string" office:string-value="p" calcext:value-type="string">
            <text:p>p</text:p>
          </table:table-cell>
          <table:table-cell table:formula="of:=[.W37]" office:value-type="string" office:string-value="q" calcext:value-type="string">
            <text:p>q</text:p>
          </table:table-cell>
          <table:table-cell table:formula="of:=[.X37]" office:value-type="string" office:string-value="r" calcext:value-type="string">
            <text:p>r</text:p>
          </table:table-cell>
          <table:table-cell table:formula="of:=[.Y37]" office:value-type="string" office:string-value="s" calcext:value-type="string">
            <text:p>s</text:p>
          </table:table-cell>
          <table:table-cell table:formula="of:=[.Z37]" office:value-type="string" office:string-value="t" calcext:value-type="string">
            <text:p>t</text:p>
          </table:table-cell>
          <table:table-cell table:formula="of:=[.AA37]" office:value-type="string" office:string-value="u" calcext:value-type="string">
            <text:p>u</text:p>
          </table:table-cell>
          <table:table-cell table:formula="of:=[.B37]" office:value-type="string" office:string-value="v" calcext:value-type="string">
            <text:p>v</text:p>
          </table:table-cell>
          <table:table-cell/>
          <table:table-cell table:formula="of:=LEN([.$B$2]) - LEN(SUBSTITUTE(LOWER([.$B$2]); [.B38]; &quot;&quot;))" office:value-type="float" office:value="15" calcext:value-type="float">
            <text:p>15</text:p>
          </table:table-cell>
          <table:table-cell table:formula="of:=LEN([.$B$2]) - LEN(SUBSTITUTE(LOWER([.$B$2]); [.C38]; &quot;&quot;))" office:value-type="float" office:value="23" calcext:value-type="float">
            <text:p>23</text:p>
          </table:table-cell>
          <table:table-cell table:formula="of:=LEN([.$B$2]) - LEN(SUBSTITUTE(LOWER([.$B$2]); [.D38]; &quot;&quot;))" office:value-type="float" office:value="35" calcext:value-type="float">
            <text:p>35</text:p>
          </table:table-cell>
          <table:table-cell table:formula="of:=LEN([.$B$2]) - LEN(SUBSTITUTE(LOWER([.$B$2]); [.E38]; &quot;&quot;))" office:value-type="float" office:value="110" calcext:value-type="float">
            <text:p>110</text:p>
          </table:table-cell>
          <table:table-cell table:formula="of:=LEN([.$B$2]) - LEN(SUBSTITUTE(LOWER([.$B$2]); [.F38]; &quot;&quot;))" office:value-type="float" office:value="12" calcext:value-type="float">
            <text:p>12</text:p>
          </table:table-cell>
          <table:table-cell table:formula="of:=LEN([.$B$2]) - LEN(SUBSTITUTE(LOWER([.$B$2]); [.G38]; &quot;&quot;))" office:value-type="float" office:value="24" calcext:value-type="float">
            <text:p>24</text:p>
          </table:table-cell>
          <table:table-cell table:formula="of:=LEN([.$B$2]) - LEN(SUBSTITUTE(LOWER([.$B$2]); [.H38]; &quot;&quot;))" office:value-type="float" office:value="58" calcext:value-type="float">
            <text:p>58</text:p>
          </table:table-cell>
          <table:table-cell table:formula="of:=LEN([.$B$2]) - LEN(SUBSTITUTE(LOWER([.$B$2]); [.I38]; &quot;&quot;))" office:value-type="float" office:value="81" calcext:value-type="float">
            <text:p>81</text:p>
          </table:table-cell>
          <table:table-cell table:formula="of:=LEN([.$B$2]) - LEN(SUBSTITUTE(LOWER([.$B$2]); [.J38]; &quot;&quot;))" office:value-type="float" office:value="2" calcext:value-type="float">
            <text:p>2</text:p>
          </table:table-cell>
          <table:table-cell table:formula="of:=LEN([.$B$2]) - LEN(SUBSTITUTE(LOWER([.$B$2]); [.K38]; &quot;&quot;))" office:value-type="float" office:value="8" calcext:value-type="float">
            <text:p>8</text:p>
          </table:table-cell>
          <table:table-cell table:formula="of:=LEN([.$B$2]) - LEN(SUBSTITUTE(LOWER([.$B$2]); [.L38]; &quot;&quot;))" office:value-type="float" office:value="30" calcext:value-type="float">
            <text:p>30</text:p>
          </table:table-cell>
          <table:table-cell table:formula="of:=LEN([.$B$2]) - LEN(SUBSTITUTE(LOWER([.$B$2]); [.M38]; &quot;&quot;))" office:value-type="float" office:value="23" calcext:value-type="float">
            <text:p>23</text:p>
          </table:table-cell>
          <table:table-cell table:formula="of:=LEN([.$B$2]) - LEN(SUBSTITUTE(LOWER([.$B$2]); [.N38]; &quot;&quot;))" office:value-type="float" office:value="69" calcext:value-type="float">
            <text:p>69</text:p>
          </table:table-cell>
          <table:table-cell table:formula="of:=LEN([.$B$2]) - LEN(SUBSTITUTE(LOWER([.$B$2]); [.O38]; &quot;&quot;))" office:value-type="float" office:value="64" calcext:value-type="float">
            <text:p>64</text:p>
          </table:table-cell>
          <table:table-cell table:formula="of:=LEN([.$B$2]) - LEN(SUBSTITUTE(LOWER([.$B$2]); [.P38]; &quot;&quot;))" office:value-type="float" office:value="12" calcext:value-type="float">
            <text:p>12</text:p>
          </table:table-cell>
          <table:table-cell table:formula="of:=LEN([.$B$2]) - LEN(SUBSTITUTE(LOWER([.$B$2]); [.Q38]; &quot;&quot;))" office:value-type="float" office:value="0" calcext:value-type="float">
            <text:p>0</text:p>
          </table:table-cell>
          <table:table-cell table:formula="of:=LEN([.$B$2]) - LEN(SUBSTITUTE(LOWER([.$B$2]); [.R38]; &quot;&quot;))" office:value-type="float" office:value="54" calcext:value-type="float">
            <text:p>54</text:p>
          </table:table-cell>
          <table:table-cell table:formula="of:=LEN([.$B$2]) - LEN(SUBSTITUTE(LOWER([.$B$2]); [.S38]; &quot;&quot;))" office:value-type="float" office:value="56" calcext:value-type="float">
            <text:p>56</text:p>
          </table:table-cell>
          <table:table-cell table:formula="of:=LEN([.$B$2]) - LEN(SUBSTITUTE(LOWER([.$B$2]); [.T38]; &quot;&quot;))" office:value-type="float" office:value="78" calcext:value-type="float">
            <text:p>78</text:p>
          </table:table-cell>
          <table:table-cell table:formula="of:=LEN([.$B$2]) - LEN(SUBSTITUTE(LOWER([.$B$2]); [.U38]; &quot;&quot;))" office:value-type="float" office:value="27" calcext:value-type="float">
            <text:p>27</text:p>
          </table:table-cell>
          <table:table-cell table:formula="of:=LEN([.$B$2]) - LEN(SUBSTITUTE(LOWER([.$B$2]); [.V38]; &quot;&quot;))" office:value-type="float" office:value="8" calcext:value-type="float">
            <text:p>8</text:p>
          </table:table-cell>
          <table:table-cell table:formula="of:=LEN([.$B$2]) - LEN(SUBSTITUTE(LOWER([.$B$2]); [.W38]; &quot;&quot;))" office:value-type="float" office:value="19" calcext:value-type="float">
            <text:p>19</text:p>
          </table:table-cell>
          <table:table-cell table:formula="of:=LEN([.$B$2]) - LEN(SUBSTITUTE(LOWER([.$B$2]); [.X38]; &quot;&quot;))" office:value-type="float" office:value="1" calcext:value-type="float">
            <text:p>1</text:p>
          </table:table-cell>
          <table:table-cell table:formula="of:=LEN([.$B$2]) - LEN(SUBSTITUTE(LOWER([.$B$2]); [.Y38]; &quot;&quot;))" office:value-type="float" office:value="16" calcext:value-type="float">
            <text:p>16</text:p>
          </table:table-cell>
          <table:table-cell table:formula="of:=LEN([.$B$2]) - LEN(SUBSTITUTE(LOWER([.$B$2]); [.Z38]; &quot;&quot;))" office:value-type="float" office:value="0" calcext:value-type="float">
            <text:p>0</text:p>
          </table:table-cell>
          <table:table-cell table:formula="of:=LEN([.$B$2]) - LEN(SUBSTITUTE(LOWER([.$B$2]); [.AA38]; &quot;&quot;))" office:value-type="float" office:value="69" calcext:value-type="float">
            <text:p>69</text:p>
          </table:table-cell>
          <table:table-cell/>
          <table:table-cell table:formula="of:=[.AC38]*[.B$9]" office:value-type="float" office:value="-38.2171287281265" calcext:value-type="float">
            <text:p>-38.2171287281265</text:p>
          </table:table-cell>
          <table:table-cell table:formula="of:=[.AD38]*[.C$9]" office:value-type="float" office:value="-96.8666456478498" calcext:value-type="float">
            <text:p>-96.8666456478498</text:p>
          </table:table-cell>
          <table:table-cell table:formula="of:=[.AE38]*[.D$9]" office:value-type="float" office:value="-132.832130378044" calcext:value-type="float">
            <text:p>-132.832130378044</text:p>
          </table:table-cell>
          <table:table-cell table:formula="of:=[.AF38]*[.E$9]" office:value-type="float" office:value="-346.688677915374" calcext:value-type="float">
            <text:p>-346.688677915374</text:p>
          </table:table-cell>
          <table:table-cell table:formula="of:=[.AG38]*[.F$9]" office:value-type="float" office:value="-25.343611263637" calcext:value-type="float">
            <text:p>-25.343611263637</text:p>
          </table:table-cell>
          <table:table-cell table:formula="of:=[.AH38]*[.G$9]" office:value-type="float" office:value="-92.0543203274906" calcext:value-type="float">
            <text:p>-92.0543203274906</text:p>
          </table:table-cell>
          <table:table-cell table:formula="of:=[.AI38]*[.H$9]" office:value-type="float" office:value="-230.502024071354" calcext:value-type="float">
            <text:p>-230.502024071354</text:p>
          </table:table-cell>
          <table:table-cell table:formula="of:=[.AJ38]*[.I$9]" office:value-type="float" office:value="-219.51470034019" calcext:value-type="float">
            <text:p>-219.51470034019</text:p>
          </table:table-cell>
          <table:table-cell table:formula="of:=[.AK38]*[.J$9]" office:value-type="float" office:value="-5.39964658782498" calcext:value-type="float">
            <text:p>-5.39964658782498</text:p>
          </table:table-cell>
          <table:table-cell table:formula="of:=[.AL38]*[.K$9]" office:value-type="float" office:value="-54.8386921024417" calcext:value-type="float">
            <text:p>-54.8386921024417</text:p>
          </table:table-cell>
          <table:table-cell table:formula="of:=[.AM38]*[.L$9]" office:value-type="float" office:value="-142.47890786724" calcext:value-type="float">
            <text:p>-142.47890786724</text:p>
          </table:table-cell>
          <table:table-cell table:formula="of:=[.AN38]*[.M$9]" office:value-type="float" office:value="-73.263074015484" calcext:value-type="float">
            <text:p>-73.263074015484</text:p>
          </table:table-cell>
          <table:table-cell table:formula="of:=[.AO38]*[.N$9]" office:value-type="float" office:value="-247.975603613885" calcext:value-type="float">
            <text:p>-247.975603613885</text:p>
          </table:table-cell>
          <table:table-cell table:formula="of:=[.AP38]*[.O$9]" office:value-type="float" office:value="-173.061797216319" calcext:value-type="float">
            <text:p>-173.061797216319</text:p>
          </table:table-cell>
          <table:table-cell table:formula="of:=[.AQ38]*[.P$9]" office:value-type="float" office:value="-30.2334697676489" calcext:value-type="float">
            <text:p>-30.2334697676489</text:p>
          </table:table-cell>
          <table:table-cell table:formula="of:=[.AR38]*[.Q$9]" office:value-type="float" office:value="-0" calcext:value-type="float">
            <text:p>0</text:p>
          </table:table-cell>
          <table:table-cell table:formula="of:=[.AS38]*[.R$9]" office:value-type="float" office:value="-380.042602428387" calcext:value-type="float">
            <text:p>-380.042602428387</text:p>
          </table:table-cell>
          <table:table-cell table:formula="of:=[.AT38]*[.S$9]" office:value-type="float" office:value="-157.938932231217" calcext:value-type="float">
            <text:p>-157.938932231217</text:p>
          </table:table-cell>
          <table:table-cell table:formula="of:=[.AU38]*[.T$9]" office:value-type="float" office:value="-213.695092872053" calcext:value-type="float">
            <text:p>-213.695092872053</text:p>
          </table:table-cell>
          <table:table-cell table:formula="of:=[.AV38]*[.U$9]" office:value-type="float" office:value="-65.1816408991563" calcext:value-type="float">
            <text:p>-65.1816408991563</text:p>
          </table:table-cell>
          <table:table-cell table:formula="of:=[.AW38]*[.V$9]" office:value-type="float" office:value="-27.9571222815586" calcext:value-type="float">
            <text:p>-27.9571222815586</text:p>
          </table:table-cell>
          <table:table-cell table:formula="of:=[.AX38]*[.W$9]" office:value-type="float" office:value="-86.70121507207" calcext:value-type="float">
            <text:p>-86.70121507207</text:p>
          </table:table-cell>
          <table:table-cell table:formula="of:=[.AY38]*[.X$9]" office:value-type="float" office:value="-3.70420378637937" calcext:value-type="float">
            <text:p>-3.70420378637937</text:p>
          </table:table-cell>
          <table:table-cell table:formula="of:=[.AZ38]*[.Y$9]" office:value-type="float" office:value="-107.852856718228" calcext:value-type="float">
            <text:p>-107.852856718228</text:p>
          </table:table-cell>
          <table:table-cell table:formula="of:=[.BA38]*[.Z$9]" office:value-type="float" office:value="-0" calcext:value-type="float">
            <text:p>0</text:p>
          </table:table-cell>
          <table:table-cell table:formula="of:=[.BB38]*[.AA$9]" office:value-type="float" office:value="-515.183303276983" calcext:value-type="float">
            <text:p>-515.183303276983</text:p>
          </table:table-cell>
          <table:table-cell/>
          <table:table-cell table:formula="of:=SUM([.BD38:.CC38])" office:value-type="float" office:value="-3467.52739940894" calcext:value-type="float">
            <text:p>-3467.52739940894</text:p>
          </table:table-cell>
          <table:table-cell table:formula="of:=[.A38]" office:value-type="float" office:value="22" calcext:value-type="float">
            <text:p>22</text:p>
          </table:table-cell>
          <table:table-cell table:number-columns-repeated="23"/>
        </table:table-row>
        <table:table-row table:style-name="ro1">
          <table:table-cell office:value-type="float" office:value="23" calcext:value-type="float">
            <text:p>23</text:p>
          </table:table-cell>
          <table:table-cell table:formula="of:=[.C38]" office:value-type="string" office:string-value="x" calcext:value-type="string">
            <text:p>x</text:p>
          </table:table-cell>
          <table:table-cell table:formula="of:=[.D38]" office:value-type="string" office:string-value="y" calcext:value-type="string">
            <text:p>y</text:p>
          </table:table-cell>
          <table:table-cell table:formula="of:=[.E38]" office:value-type="string" office:string-value="z" calcext:value-type="string">
            <text:p>z</text:p>
          </table:table-cell>
          <table:table-cell table:formula="of:=[.F38]" office:value-type="string" office:string-value="a" calcext:value-type="string">
            <text:p>a</text:p>
          </table:table-cell>
          <table:table-cell table:formula="of:=[.G38]" office:value-type="string" office:string-value="b" calcext:value-type="string">
            <text:p>b</text:p>
          </table:table-cell>
          <table:table-cell table:formula="of:=[.H38]" office:value-type="string" office:string-value="c" calcext:value-type="string">
            <text:p>c</text:p>
          </table:table-cell>
          <table:table-cell table:formula="of:=[.I38]" office:value-type="string" office:string-value="d" calcext:value-type="string">
            <text:p>d</text:p>
          </table:table-cell>
          <table:table-cell table:formula="of:=[.J38]" office:value-type="string" office:string-value="e" calcext:value-type="string">
            <text:p>e</text:p>
          </table:table-cell>
          <table:table-cell table:formula="of:=[.K38]" office:value-type="string" office:string-value="f" calcext:value-type="string">
            <text:p>f</text:p>
          </table:table-cell>
          <table:table-cell table:formula="of:=[.L38]" office:value-type="string" office:string-value="g" calcext:value-type="string">
            <text:p>g</text:p>
          </table:table-cell>
          <table:table-cell table:formula="of:=[.M38]" office:value-type="string" office:string-value="h" calcext:value-type="string">
            <text:p>h</text:p>
          </table:table-cell>
          <table:table-cell table:formula="of:=[.N38]" office:value-type="string" office:string-value="i" calcext:value-type="string">
            <text:p>i</text:p>
          </table:table-cell>
          <table:table-cell table:formula="of:=[.O38]" office:value-type="string" office:string-value="j" calcext:value-type="string">
            <text:p>j</text:p>
          </table:table-cell>
          <table:table-cell table:formula="of:=[.P38]" office:value-type="string" office:string-value="k" calcext:value-type="string">
            <text:p>k</text:p>
          </table:table-cell>
          <table:table-cell table:formula="of:=[.Q38]" office:value-type="string" office:string-value="l" calcext:value-type="string">
            <text:p>l</text:p>
          </table:table-cell>
          <table:table-cell table:formula="of:=[.R38]" office:value-type="string" office:string-value="m" calcext:value-type="string">
            <text:p>m</text:p>
          </table:table-cell>
          <table:table-cell table:formula="of:=[.S38]" office:value-type="string" office:string-value="n" calcext:value-type="string">
            <text:p>n</text:p>
          </table:table-cell>
          <table:table-cell table:formula="of:=[.T38]" office:value-type="string" office:string-value="o" calcext:value-type="string">
            <text:p>o</text:p>
          </table:table-cell>
          <table:table-cell table:formula="of:=[.U38]" office:value-type="string" office:string-value="p" calcext:value-type="string">
            <text:p>p</text:p>
          </table:table-cell>
          <table:table-cell table:formula="of:=[.V38]" office:value-type="string" office:string-value="q" calcext:value-type="string">
            <text:p>q</text:p>
          </table:table-cell>
          <table:table-cell table:formula="of:=[.W38]" office:value-type="string" office:string-value="r" calcext:value-type="string">
            <text:p>r</text:p>
          </table:table-cell>
          <table:table-cell table:formula="of:=[.X38]" office:value-type="string" office:string-value="s" calcext:value-type="string">
            <text:p>s</text:p>
          </table:table-cell>
          <table:table-cell table:formula="of:=[.Y38]" office:value-type="string" office:string-value="t" calcext:value-type="string">
            <text:p>t</text:p>
          </table:table-cell>
          <table:table-cell table:formula="of:=[.Z38]" office:value-type="string" office:string-value="u" calcext:value-type="string">
            <text:p>u</text:p>
          </table:table-cell>
          <table:table-cell table:formula="of:=[.AA38]" office:value-type="string" office:string-value="v" calcext:value-type="string">
            <text:p>v</text:p>
          </table:table-cell>
          <table:table-cell table:formula="of:=[.B38]" office:value-type="string" office:string-value="w" calcext:value-type="string">
            <text:p>w</text:p>
          </table:table-cell>
          <table:table-cell/>
          <table:table-cell table:formula="of:=LEN([.$B$2]) - LEN(SUBSTITUTE(LOWER([.$B$2]); [.B39]; &quot;&quot;))" office:value-type="float" office:value="23" calcext:value-type="float">
            <text:p>23</text:p>
          </table:table-cell>
          <table:table-cell table:formula="of:=LEN([.$B$2]) - LEN(SUBSTITUTE(LOWER([.$B$2]); [.C39]; &quot;&quot;))" office:value-type="float" office:value="35" calcext:value-type="float">
            <text:p>35</text:p>
          </table:table-cell>
          <table:table-cell table:formula="of:=LEN([.$B$2]) - LEN(SUBSTITUTE(LOWER([.$B$2]); [.D39]; &quot;&quot;))" office:value-type="float" office:value="110" calcext:value-type="float">
            <text:p>110</text:p>
          </table:table-cell>
          <table:table-cell table:formula="of:=LEN([.$B$2]) - LEN(SUBSTITUTE(LOWER([.$B$2]); [.E39]; &quot;&quot;))" office:value-type="float" office:value="12" calcext:value-type="float">
            <text:p>12</text:p>
          </table:table-cell>
          <table:table-cell table:formula="of:=LEN([.$B$2]) - LEN(SUBSTITUTE(LOWER([.$B$2]); [.F39]; &quot;&quot;))" office:value-type="float" office:value="24" calcext:value-type="float">
            <text:p>24</text:p>
          </table:table-cell>
          <table:table-cell table:formula="of:=LEN([.$B$2]) - LEN(SUBSTITUTE(LOWER([.$B$2]); [.G39]; &quot;&quot;))" office:value-type="float" office:value="58" calcext:value-type="float">
            <text:p>58</text:p>
          </table:table-cell>
          <table:table-cell table:formula="of:=LEN([.$B$2]) - LEN(SUBSTITUTE(LOWER([.$B$2]); [.H39]; &quot;&quot;))" office:value-type="float" office:value="81" calcext:value-type="float">
            <text:p>81</text:p>
          </table:table-cell>
          <table:table-cell table:formula="of:=LEN([.$B$2]) - LEN(SUBSTITUTE(LOWER([.$B$2]); [.I39]; &quot;&quot;))" office:value-type="float" office:value="2" calcext:value-type="float">
            <text:p>2</text:p>
          </table:table-cell>
          <table:table-cell table:formula="of:=LEN([.$B$2]) - LEN(SUBSTITUTE(LOWER([.$B$2]); [.J39]; &quot;&quot;))" office:value-type="float" office:value="8" calcext:value-type="float">
            <text:p>8</text:p>
          </table:table-cell>
          <table:table-cell table:formula="of:=LEN([.$B$2]) - LEN(SUBSTITUTE(LOWER([.$B$2]); [.K39]; &quot;&quot;))" office:value-type="float" office:value="30" calcext:value-type="float">
            <text:p>30</text:p>
          </table:table-cell>
          <table:table-cell table:formula="of:=LEN([.$B$2]) - LEN(SUBSTITUTE(LOWER([.$B$2]); [.L39]; &quot;&quot;))" office:value-type="float" office:value="23" calcext:value-type="float">
            <text:p>23</text:p>
          </table:table-cell>
          <table:table-cell table:formula="of:=LEN([.$B$2]) - LEN(SUBSTITUTE(LOWER([.$B$2]); [.M39]; &quot;&quot;))" office:value-type="float" office:value="69" calcext:value-type="float">
            <text:p>69</text:p>
          </table:table-cell>
          <table:table-cell table:formula="of:=LEN([.$B$2]) - LEN(SUBSTITUTE(LOWER([.$B$2]); [.N39]; &quot;&quot;))" office:value-type="float" office:value="64" calcext:value-type="float">
            <text:p>64</text:p>
          </table:table-cell>
          <table:table-cell table:formula="of:=LEN([.$B$2]) - LEN(SUBSTITUTE(LOWER([.$B$2]); [.O39]; &quot;&quot;))" office:value-type="float" office:value="12" calcext:value-type="float">
            <text:p>12</text:p>
          </table:table-cell>
          <table:table-cell table:formula="of:=LEN([.$B$2]) - LEN(SUBSTITUTE(LOWER([.$B$2]); [.P39]; &quot;&quot;))" office:value-type="float" office:value="0" calcext:value-type="float">
            <text:p>0</text:p>
          </table:table-cell>
          <table:table-cell table:formula="of:=LEN([.$B$2]) - LEN(SUBSTITUTE(LOWER([.$B$2]); [.Q39]; &quot;&quot;))" office:value-type="float" office:value="54" calcext:value-type="float">
            <text:p>54</text:p>
          </table:table-cell>
          <table:table-cell table:formula="of:=LEN([.$B$2]) - LEN(SUBSTITUTE(LOWER([.$B$2]); [.R39]; &quot;&quot;))" office:value-type="float" office:value="56" calcext:value-type="float">
            <text:p>56</text:p>
          </table:table-cell>
          <table:table-cell table:formula="of:=LEN([.$B$2]) - LEN(SUBSTITUTE(LOWER([.$B$2]); [.S39]; &quot;&quot;))" office:value-type="float" office:value="78" calcext:value-type="float">
            <text:p>78</text:p>
          </table:table-cell>
          <table:table-cell table:formula="of:=LEN([.$B$2]) - LEN(SUBSTITUTE(LOWER([.$B$2]); [.T39]; &quot;&quot;))" office:value-type="float" office:value="27" calcext:value-type="float">
            <text:p>27</text:p>
          </table:table-cell>
          <table:table-cell table:formula="of:=LEN([.$B$2]) - LEN(SUBSTITUTE(LOWER([.$B$2]); [.U39]; &quot;&quot;))" office:value-type="float" office:value="8" calcext:value-type="float">
            <text:p>8</text:p>
          </table:table-cell>
          <table:table-cell table:formula="of:=LEN([.$B$2]) - LEN(SUBSTITUTE(LOWER([.$B$2]); [.V39]; &quot;&quot;))" office:value-type="float" office:value="19" calcext:value-type="float">
            <text:p>19</text:p>
          </table:table-cell>
          <table:table-cell table:formula="of:=LEN([.$B$2]) - LEN(SUBSTITUTE(LOWER([.$B$2]); [.W39]; &quot;&quot;))" office:value-type="float" office:value="1" calcext:value-type="float">
            <text:p>1</text:p>
          </table:table-cell>
          <table:table-cell table:formula="of:=LEN([.$B$2]) - LEN(SUBSTITUTE(LOWER([.$B$2]); [.X39]; &quot;&quot;))" office:value-type="float" office:value="16" calcext:value-type="float">
            <text:p>16</text:p>
          </table:table-cell>
          <table:table-cell table:formula="of:=LEN([.$B$2]) - LEN(SUBSTITUTE(LOWER([.$B$2]); [.Y39]; &quot;&quot;))" office:value-type="float" office:value="0" calcext:value-type="float">
            <text:p>0</text:p>
          </table:table-cell>
          <table:table-cell table:formula="of:=LEN([.$B$2]) - LEN(SUBSTITUTE(LOWER([.$B$2]); [.Z39]; &quot;&quot;))" office:value-type="float" office:value="69" calcext:value-type="float">
            <text:p>69</text:p>
          </table:table-cell>
          <table:table-cell table:formula="of:=LEN([.$B$2]) - LEN(SUBSTITUTE(LOWER([.$B$2]); [.AA39]; &quot;&quot;))" office:value-type="float" office:value="15" calcext:value-type="float">
            <text:p>15</text:p>
          </table:table-cell>
          <table:table-cell/>
          <table:table-cell table:formula="of:=[.AC39]*[.B$9]" office:value-type="float" office:value="-58.5995973831273" calcext:value-type="float">
            <text:p>-58.5995973831273</text:p>
          </table:table-cell>
          <table:table-cell table:formula="of:=[.AD39]*[.C$9]" office:value-type="float" office:value="-147.405765116293" calcext:value-type="float">
            <text:p>-147.405765116293</text:p>
          </table:table-cell>
          <table:table-cell table:formula="of:=[.AE39]*[.D$9]" office:value-type="float" office:value="-417.472409759566" calcext:value-type="float">
            <text:p>-417.472409759566</text:p>
          </table:table-cell>
          <table:table-cell table:formula="of:=[.AF39]*[.E$9]" office:value-type="float" office:value="-37.8205830453136" calcext:value-type="float">
            <text:p>-37.8205830453136</text:p>
          </table:table-cell>
          <table:table-cell table:formula="of:=[.AG39]*[.F$9]" office:value-type="float" office:value="-50.6872225272739" calcext:value-type="float">
            <text:p>-50.6872225272739</text:p>
          </table:table-cell>
          <table:table-cell table:formula="of:=[.AH39]*[.G$9]" office:value-type="float" office:value="-222.464607458102" calcext:value-type="float">
            <text:p>-222.464607458102</text:p>
          </table:table-cell>
          <table:table-cell table:formula="of:=[.AI39]*[.H$9]" office:value-type="float" office:value="-321.907999134132" calcext:value-type="float">
            <text:p>-321.907999134132</text:p>
          </table:table-cell>
          <table:table-cell table:formula="of:=[.AJ39]*[.I$9]" office:value-type="float" office:value="-5.42011605778248" calcext:value-type="float">
            <text:p>-5.42011605778248</text:p>
          </table:table-cell>
          <table:table-cell table:formula="of:=[.AK39]*[.J$9]" office:value-type="float" office:value="-21.5985863512999" calcext:value-type="float">
            <text:p>-21.5985863512999</text:p>
          </table:table-cell>
          <table:table-cell table:formula="of:=[.AL39]*[.K$9]" office:value-type="float" office:value="-205.645095384156" calcext:value-type="float">
            <text:p>-205.645095384156</text:p>
          </table:table-cell>
          <table:table-cell table:formula="of:=[.AM39]*[.L$9]" office:value-type="float" office:value="-109.233829364884" calcext:value-type="float">
            <text:p>-109.233829364884</text:p>
          </table:table-cell>
          <table:table-cell table:formula="of:=[.AN39]*[.M$9]" office:value-type="float" office:value="-219.789222046452" calcext:value-type="float">
            <text:p>-219.789222046452</text:p>
          </table:table-cell>
          <table:table-cell table:formula="of:=[.AO39]*[.N$9]" office:value-type="float" office:value="-230.006356975198" calcext:value-type="float">
            <text:p>-230.006356975198</text:p>
          </table:table-cell>
          <table:table-cell table:formula="of:=[.AP39]*[.O$9]" office:value-type="float" office:value="-32.4490869780598" calcext:value-type="float">
            <text:p>-32.4490869780598</text:p>
          </table:table-cell>
          <table:table-cell table:formula="of:=[.AQ39]*[.P$9]" office:value-type="float" office:value="-0" calcext:value-type="float">
            <text:p>0</text:p>
          </table:table-cell>
          <table:table-cell table:formula="of:=[.AR39]*[.Q$9]" office:value-type="float" office:value="-223.171879035102" calcext:value-type="float">
            <text:p>-223.171879035102</text:p>
          </table:table-cell>
          <table:table-cell table:formula="of:=[.AS39]*[.R$9]" office:value-type="float" office:value="-394.118254370179" calcext:value-type="float">
            <text:p>-394.118254370179</text:p>
          </table:table-cell>
          <table:table-cell table:formula="of:=[.AT39]*[.S$9]" office:value-type="float" office:value="-219.986369893481" calcext:value-type="float">
            <text:p>-219.986369893481</text:p>
          </table:table-cell>
          <table:table-cell table:formula="of:=[.AU39]*[.T$9]" office:value-type="float" office:value="-73.9713783018644" calcext:value-type="float">
            <text:p>-73.9713783018644</text:p>
          </table:table-cell>
          <table:table-cell table:formula="of:=[.AV39]*[.U$9]" office:value-type="float" office:value="-19.3130787849352" calcext:value-type="float">
            <text:p>-19.3130787849352</text:p>
          </table:table-cell>
          <table:table-cell table:formula="of:=[.AW39]*[.V$9]" office:value-type="float" office:value="-66.3981654187016" calcext:value-type="float">
            <text:p>-66.3981654187016</text:p>
          </table:table-cell>
          <table:table-cell table:formula="of:=[.AX39]*[.W$9]" office:value-type="float" office:value="-4.56322184589842" calcext:value-type="float">
            <text:p>-4.56322184589842</text:p>
          </table:table-cell>
          <table:table-cell table:formula="of:=[.AY39]*[.X$9]" office:value-type="float" office:value="-59.2672605820699" calcext:value-type="float">
            <text:p>-59.2672605820699</text:p>
          </table:table-cell>
          <table:table-cell table:formula="of:=[.AZ39]*[.Y$9]" office:value-type="float" office:value="-0" calcext:value-type="float">
            <text:p>0</text:p>
          </table:table-cell>
          <table:table-cell table:formula="of:=[.BA39]*[.Z$9]" office:value-type="float" office:value="-260.790209595997" calcext:value-type="float">
            <text:p>-260.790209595997</text:p>
          </table:table-cell>
          <table:table-cell table:formula="of:=[.BB39]*[.AA$9]" office:value-type="float" office:value="-111.996370277605" calcext:value-type="float">
            <text:p>-111.996370277605</text:p>
          </table:table-cell>
          <table:table-cell/>
          <table:table-cell table:formula="of:=SUM([.BD39:.CC39])" office:value-type="float" office:value="-3514.07666568747" calcext:value-type="float">
            <text:p>-3514.07666568747</text:p>
          </table:table-cell>
          <table:table-cell table:formula="of:=[.A39]" office:value-type="float" office:value="23" calcext:value-type="float">
            <text:p>23</text:p>
          </table:table-cell>
          <table:table-cell table:number-columns-repeated="23"/>
        </table:table-row>
        <table:table-row table:style-name="ro1">
          <table:table-cell office:value-type="float" office:value="24" calcext:value-type="float">
            <text:p>24</text:p>
          </table:table-cell>
          <table:table-cell table:formula="of:=[.C39]" office:value-type="string" office:string-value="y" calcext:value-type="string">
            <text:p>y</text:p>
          </table:table-cell>
          <table:table-cell table:formula="of:=[.D39]" office:value-type="string" office:string-value="z" calcext:value-type="string">
            <text:p>z</text:p>
          </table:table-cell>
          <table:table-cell table:formula="of:=[.E39]" office:value-type="string" office:string-value="a" calcext:value-type="string">
            <text:p>a</text:p>
          </table:table-cell>
          <table:table-cell table:formula="of:=[.F39]" office:value-type="string" office:string-value="b" calcext:value-type="string">
            <text:p>b</text:p>
          </table:table-cell>
          <table:table-cell table:formula="of:=[.G39]" office:value-type="string" office:string-value="c" calcext:value-type="string">
            <text:p>c</text:p>
          </table:table-cell>
          <table:table-cell table:formula="of:=[.H39]" office:value-type="string" office:string-value="d" calcext:value-type="string">
            <text:p>d</text:p>
          </table:table-cell>
          <table:table-cell table:formula="of:=[.I39]" office:value-type="string" office:string-value="e" calcext:value-type="string">
            <text:p>e</text:p>
          </table:table-cell>
          <table:table-cell table:formula="of:=[.J39]" office:value-type="string" office:string-value="f" calcext:value-type="string">
            <text:p>f</text:p>
          </table:table-cell>
          <table:table-cell table:formula="of:=[.K39]" office:value-type="string" office:string-value="g" calcext:value-type="string">
            <text:p>g</text:p>
          </table:table-cell>
          <table:table-cell table:formula="of:=[.L39]" office:value-type="string" office:string-value="h" calcext:value-type="string">
            <text:p>h</text:p>
          </table:table-cell>
          <table:table-cell table:formula="of:=[.M39]" office:value-type="string" office:string-value="i" calcext:value-type="string">
            <text:p>i</text:p>
          </table:table-cell>
          <table:table-cell table:formula="of:=[.N39]" office:value-type="string" office:string-value="j" calcext:value-type="string">
            <text:p>j</text:p>
          </table:table-cell>
          <table:table-cell table:formula="of:=[.O39]" office:value-type="string" office:string-value="k" calcext:value-type="string">
            <text:p>k</text:p>
          </table:table-cell>
          <table:table-cell table:formula="of:=[.P39]" office:value-type="string" office:string-value="l" calcext:value-type="string">
            <text:p>l</text:p>
          </table:table-cell>
          <table:table-cell table:formula="of:=[.Q39]" office:value-type="string" office:string-value="m" calcext:value-type="string">
            <text:p>m</text:p>
          </table:table-cell>
          <table:table-cell table:formula="of:=[.R39]" office:value-type="string" office:string-value="n" calcext:value-type="string">
            <text:p>n</text:p>
          </table:table-cell>
          <table:table-cell table:formula="of:=[.S39]" office:value-type="string" office:string-value="o" calcext:value-type="string">
            <text:p>o</text:p>
          </table:table-cell>
          <table:table-cell table:formula="of:=[.T39]" office:value-type="string" office:string-value="p" calcext:value-type="string">
            <text:p>p</text:p>
          </table:table-cell>
          <table:table-cell table:formula="of:=[.U39]" office:value-type="string" office:string-value="q" calcext:value-type="string">
            <text:p>q</text:p>
          </table:table-cell>
          <table:table-cell table:formula="of:=[.V39]" office:value-type="string" office:string-value="r" calcext:value-type="string">
            <text:p>r</text:p>
          </table:table-cell>
          <table:table-cell table:formula="of:=[.W39]" office:value-type="string" office:string-value="s" calcext:value-type="string">
            <text:p>s</text:p>
          </table:table-cell>
          <table:table-cell table:formula="of:=[.X39]" office:value-type="string" office:string-value="t" calcext:value-type="string">
            <text:p>t</text:p>
          </table:table-cell>
          <table:table-cell table:formula="of:=[.Y39]" office:value-type="string" office:string-value="u" calcext:value-type="string">
            <text:p>u</text:p>
          </table:table-cell>
          <table:table-cell table:formula="of:=[.Z39]" office:value-type="string" office:string-value="v" calcext:value-type="string">
            <text:p>v</text:p>
          </table:table-cell>
          <table:table-cell table:formula="of:=[.AA39]" office:value-type="string" office:string-value="w" calcext:value-type="string">
            <text:p>w</text:p>
          </table:table-cell>
          <table:table-cell table:formula="of:=[.B39]" office:value-type="string" office:string-value="x" calcext:value-type="string">
            <text:p>x</text:p>
          </table:table-cell>
          <table:table-cell/>
          <table:table-cell table:formula="of:=LEN([.$B$2]) - LEN(SUBSTITUTE(LOWER([.$B$2]); [.B40]; &quot;&quot;))" office:value-type="float" office:value="35" calcext:value-type="float">
            <text:p>35</text:p>
          </table:table-cell>
          <table:table-cell table:formula="of:=LEN([.$B$2]) - LEN(SUBSTITUTE(LOWER([.$B$2]); [.C40]; &quot;&quot;))" office:value-type="float" office:value="110" calcext:value-type="float">
            <text:p>110</text:p>
          </table:table-cell>
          <table:table-cell table:formula="of:=LEN([.$B$2]) - LEN(SUBSTITUTE(LOWER([.$B$2]); [.D40]; &quot;&quot;))" office:value-type="float" office:value="12" calcext:value-type="float">
            <text:p>12</text:p>
          </table:table-cell>
          <table:table-cell table:formula="of:=LEN([.$B$2]) - LEN(SUBSTITUTE(LOWER([.$B$2]); [.E40]; &quot;&quot;))" office:value-type="float" office:value="24" calcext:value-type="float">
            <text:p>24</text:p>
          </table:table-cell>
          <table:table-cell table:formula="of:=LEN([.$B$2]) - LEN(SUBSTITUTE(LOWER([.$B$2]); [.F40]; &quot;&quot;))" office:value-type="float" office:value="58" calcext:value-type="float">
            <text:p>58</text:p>
          </table:table-cell>
          <table:table-cell table:formula="of:=LEN([.$B$2]) - LEN(SUBSTITUTE(LOWER([.$B$2]); [.G40]; &quot;&quot;))" office:value-type="float" office:value="81" calcext:value-type="float">
            <text:p>81</text:p>
          </table:table-cell>
          <table:table-cell table:formula="of:=LEN([.$B$2]) - LEN(SUBSTITUTE(LOWER([.$B$2]); [.H40]; &quot;&quot;))" office:value-type="float" office:value="2" calcext:value-type="float">
            <text:p>2</text:p>
          </table:table-cell>
          <table:table-cell table:formula="of:=LEN([.$B$2]) - LEN(SUBSTITUTE(LOWER([.$B$2]); [.I40]; &quot;&quot;))" office:value-type="float" office:value="8" calcext:value-type="float">
            <text:p>8</text:p>
          </table:table-cell>
          <table:table-cell table:formula="of:=LEN([.$B$2]) - LEN(SUBSTITUTE(LOWER([.$B$2]); [.J40]; &quot;&quot;))" office:value-type="float" office:value="30" calcext:value-type="float">
            <text:p>30</text:p>
          </table:table-cell>
          <table:table-cell table:formula="of:=LEN([.$B$2]) - LEN(SUBSTITUTE(LOWER([.$B$2]); [.K40]; &quot;&quot;))" office:value-type="float" office:value="23" calcext:value-type="float">
            <text:p>23</text:p>
          </table:table-cell>
          <table:table-cell table:formula="of:=LEN([.$B$2]) - LEN(SUBSTITUTE(LOWER([.$B$2]); [.L40]; &quot;&quot;))" office:value-type="float" office:value="69" calcext:value-type="float">
            <text:p>69</text:p>
          </table:table-cell>
          <table:table-cell table:formula="of:=LEN([.$B$2]) - LEN(SUBSTITUTE(LOWER([.$B$2]); [.M40]; &quot;&quot;))" office:value-type="float" office:value="64" calcext:value-type="float">
            <text:p>64</text:p>
          </table:table-cell>
          <table:table-cell table:formula="of:=LEN([.$B$2]) - LEN(SUBSTITUTE(LOWER([.$B$2]); [.N40]; &quot;&quot;))" office:value-type="float" office:value="12" calcext:value-type="float">
            <text:p>12</text:p>
          </table:table-cell>
          <table:table-cell table:formula="of:=LEN([.$B$2]) - LEN(SUBSTITUTE(LOWER([.$B$2]); [.O40]; &quot;&quot;))" office:value-type="float" office:value="0" calcext:value-type="float">
            <text:p>0</text:p>
          </table:table-cell>
          <table:table-cell table:formula="of:=LEN([.$B$2]) - LEN(SUBSTITUTE(LOWER([.$B$2]); [.P40]; &quot;&quot;))" office:value-type="float" office:value="54" calcext:value-type="float">
            <text:p>54</text:p>
          </table:table-cell>
          <table:table-cell table:formula="of:=LEN([.$B$2]) - LEN(SUBSTITUTE(LOWER([.$B$2]); [.Q40]; &quot;&quot;))" office:value-type="float" office:value="56" calcext:value-type="float">
            <text:p>56</text:p>
          </table:table-cell>
          <table:table-cell table:formula="of:=LEN([.$B$2]) - LEN(SUBSTITUTE(LOWER([.$B$2]); [.R40]; &quot;&quot;))" office:value-type="float" office:value="78" calcext:value-type="float">
            <text:p>78</text:p>
          </table:table-cell>
          <table:table-cell table:formula="of:=LEN([.$B$2]) - LEN(SUBSTITUTE(LOWER([.$B$2]); [.S40]; &quot;&quot;))" office:value-type="float" office:value="27" calcext:value-type="float">
            <text:p>27</text:p>
          </table:table-cell>
          <table:table-cell table:formula="of:=LEN([.$B$2]) - LEN(SUBSTITUTE(LOWER([.$B$2]); [.T40]; &quot;&quot;))" office:value-type="float" office:value="8" calcext:value-type="float">
            <text:p>8</text:p>
          </table:table-cell>
          <table:table-cell table:formula="of:=LEN([.$B$2]) - LEN(SUBSTITUTE(LOWER([.$B$2]); [.U40]; &quot;&quot;))" office:value-type="float" office:value="19" calcext:value-type="float">
            <text:p>19</text:p>
          </table:table-cell>
          <table:table-cell table:formula="of:=LEN([.$B$2]) - LEN(SUBSTITUTE(LOWER([.$B$2]); [.V40]; &quot;&quot;))" office:value-type="float" office:value="1" calcext:value-type="float">
            <text:p>1</text:p>
          </table:table-cell>
          <table:table-cell table:formula="of:=LEN([.$B$2]) - LEN(SUBSTITUTE(LOWER([.$B$2]); [.W40]; &quot;&quot;))" office:value-type="float" office:value="16" calcext:value-type="float">
            <text:p>16</text:p>
          </table:table-cell>
          <table:table-cell table:formula="of:=LEN([.$B$2]) - LEN(SUBSTITUTE(LOWER([.$B$2]); [.X40]; &quot;&quot;))" office:value-type="float" office:value="0" calcext:value-type="float">
            <text:p>0</text:p>
          </table:table-cell>
          <table:table-cell table:formula="of:=LEN([.$B$2]) - LEN(SUBSTITUTE(LOWER([.$B$2]); [.Y40]; &quot;&quot;))" office:value-type="float" office:value="69" calcext:value-type="float">
            <text:p>69</text:p>
          </table:table-cell>
          <table:table-cell table:formula="of:=LEN([.$B$2]) - LEN(SUBSTITUTE(LOWER([.$B$2]); [.Z40]; &quot;&quot;))" office:value-type="float" office:value="15" calcext:value-type="float">
            <text:p>15</text:p>
          </table:table-cell>
          <table:table-cell table:formula="of:=LEN([.$B$2]) - LEN(SUBSTITUTE(LOWER([.$B$2]); [.AA40]; &quot;&quot;))" office:value-type="float" office:value="23" calcext:value-type="float">
            <text:p>23</text:p>
          </table:table-cell>
          <table:table-cell/>
          <table:table-cell table:formula="of:=[.AC40]*[.B$9]" office:value-type="float" office:value="-89.1733003656285" calcext:value-type="float">
            <text:p>-89.1733003656285</text:p>
          </table:table-cell>
          <table:table-cell table:formula="of:=[.AD40]*[.C$9]" office:value-type="float" office:value="-463.275261794064" calcext:value-type="float">
            <text:p>-463.275261794064</text:p>
          </table:table-cell>
          <table:table-cell table:formula="of:=[.AE40]*[.D$9]" office:value-type="float" office:value="-45.5424447010435" calcext:value-type="float">
            <text:p>-45.5424447010435</text:p>
          </table:table-cell>
          <table:table-cell table:formula="of:=[.AF40]*[.E$9]" office:value-type="float" office:value="-75.6411660906271" calcext:value-type="float">
            <text:p>-75.6411660906271</text:p>
          </table:table-cell>
          <table:table-cell table:formula="of:=[.AG40]*[.F$9]" office:value-type="float" office:value="-122.494121107579" calcext:value-type="float">
            <text:p>-122.494121107579</text:p>
          </table:table-cell>
          <table:table-cell table:formula="of:=[.AH40]*[.G$9]" office:value-type="float" office:value="-310.683331105281" calcext:value-type="float">
            <text:p>-310.683331105281</text:p>
          </table:table-cell>
          <table:table-cell table:formula="of:=[.AI40]*[.H$9]" office:value-type="float" office:value="-7.94834565763288" calcext:value-type="float">
            <text:p>-7.94834565763288</text:p>
          </table:table-cell>
          <table:table-cell table:formula="of:=[.AJ40]*[.I$9]" office:value-type="float" office:value="-21.6804642311299" calcext:value-type="float">
            <text:p>-21.6804642311299</text:p>
          </table:table-cell>
          <table:table-cell table:formula="of:=[.AK40]*[.J$9]" office:value-type="float" office:value="-80.9946988173747" calcext:value-type="float">
            <text:p>-80.9946988173747</text:p>
          </table:table-cell>
          <table:table-cell table:formula="of:=[.AL40]*[.K$9]" office:value-type="float" office:value="-157.66123979452" calcext:value-type="float">
            <text:p>-157.66123979452</text:p>
          </table:table-cell>
          <table:table-cell table:formula="of:=[.AM40]*[.L$9]" office:value-type="float" office:value="-327.701488094652" calcext:value-type="float">
            <text:p>-327.701488094652</text:p>
          </table:table-cell>
          <table:table-cell table:formula="of:=[.AN40]*[.M$9]" office:value-type="float" office:value="-203.862466825695" calcext:value-type="float">
            <text:p>-203.862466825695</text:p>
          </table:table-cell>
          <table:table-cell table:formula="of:=[.AO40]*[.N$9]" office:value-type="float" office:value="-43.1261919328497" calcext:value-type="float">
            <text:p>-43.1261919328497</text:p>
          </table:table-cell>
          <table:table-cell table:formula="of:=[.AP40]*[.O$9]" office:value-type="float" office:value="-0" calcext:value-type="float">
            <text:p>0</text:p>
          </table:table-cell>
          <table:table-cell table:formula="of:=[.AQ40]*[.P$9]" office:value-type="float" office:value="-136.05061395442" calcext:value-type="float">
            <text:p>-136.05061395442</text:p>
          </table:table-cell>
          <table:table-cell table:formula="of:=[.AR40]*[.Q$9]" office:value-type="float" office:value="-231.437504184551" calcext:value-type="float">
            <text:p>-231.437504184551</text:p>
          </table:table-cell>
          <table:table-cell table:formula="of:=[.AS40]*[.R$9]" office:value-type="float" office:value="-548.950425729892" calcext:value-type="float">
            <text:p>-548.950425729892</text:p>
          </table:table-cell>
          <table:table-cell table:formula="of:=[.AT40]*[.S$9]" office:value-type="float" office:value="-76.1491280400512" calcext:value-type="float">
            <text:p>-76.1491280400512</text:p>
          </table:table-cell>
          <table:table-cell table:formula="of:=[.AU40]*[.T$9]" office:value-type="float" office:value="-21.9174454227746" calcext:value-type="float">
            <text:p>-21.9174454227746</text:p>
          </table:table-cell>
          <table:table-cell table:formula="of:=[.AV40]*[.U$9]" office:value-type="float" office:value="-45.8685621142211" calcext:value-type="float">
            <text:p>-45.8685621142211</text:p>
          </table:table-cell>
          <table:table-cell table:formula="of:=[.AW40]*[.V$9]" office:value-type="float" office:value="-3.49464028519482" calcext:value-type="float">
            <text:p>-3.49464028519482</text:p>
          </table:table-cell>
          <table:table-cell table:formula="of:=[.AX40]*[.W$9]" office:value-type="float" office:value="-73.0115495343747" calcext:value-type="float">
            <text:p>-73.0115495343747</text:p>
          </table:table-cell>
          <table:table-cell table:formula="of:=[.AY40]*[.X$9]" office:value-type="float" office:value="-0" calcext:value-type="float">
            <text:p>0</text:p>
          </table:table-cell>
          <table:table-cell table:formula="of:=[.AZ40]*[.Y$9]" office:value-type="float" office:value="-465.115444597359" calcext:value-type="float">
            <text:p>-465.115444597359</text:p>
          </table:table-cell>
          <table:table-cell table:formula="of:=[.BA40]*[.Z$9]" office:value-type="float" office:value="-56.6935238252168" calcext:value-type="float">
            <text:p>-56.6935238252168</text:p>
          </table:table-cell>
          <table:table-cell table:formula="of:=[.BB40]*[.AA$9]" office:value-type="float" office:value="-171.727767758994" calcext:value-type="float">
            <text:p>-171.727767758994</text:p>
          </table:table-cell>
          <table:table-cell/>
          <table:table-cell table:formula="of:=SUM([.BD40:.CC40])" office:value-type="float" office:value="-3780.20112596513" calcext:value-type="float">
            <text:p>-3780.20112596513</text:p>
          </table:table-cell>
          <table:table-cell table:formula="of:=[.A40]" office:value-type="float" office:value="24" calcext:value-type="float">
            <text:p>24</text:p>
          </table:table-cell>
          <table:table-cell table:number-columns-repeated="23"/>
        </table:table-row>
        <table:table-row table:style-name="ro1">
          <table:table-cell office:value-type="float" office:value="25" calcext:value-type="float">
            <text:p>25</text:p>
          </table:table-cell>
          <table:table-cell table:formula="of:=[.C40]" office:value-type="string" office:string-value="z" calcext:value-type="string">
            <text:p>z</text:p>
          </table:table-cell>
          <table:table-cell table:formula="of:=[.D40]" office:value-type="string" office:string-value="a" calcext:value-type="string">
            <text:p>a</text:p>
          </table:table-cell>
          <table:table-cell table:formula="of:=[.E40]" office:value-type="string" office:string-value="b" calcext:value-type="string">
            <text:p>b</text:p>
          </table:table-cell>
          <table:table-cell table:formula="of:=[.F40]" office:value-type="string" office:string-value="c" calcext:value-type="string">
            <text:p>c</text:p>
          </table:table-cell>
          <table:table-cell table:formula="of:=[.G40]" office:value-type="string" office:string-value="d" calcext:value-type="string">
            <text:p>d</text:p>
          </table:table-cell>
          <table:table-cell table:formula="of:=[.H40]" office:value-type="string" office:string-value="e" calcext:value-type="string">
            <text:p>e</text:p>
          </table:table-cell>
          <table:table-cell table:formula="of:=[.I40]" office:value-type="string" office:string-value="f" calcext:value-type="string">
            <text:p>f</text:p>
          </table:table-cell>
          <table:table-cell table:formula="of:=[.J40]" office:value-type="string" office:string-value="g" calcext:value-type="string">
            <text:p>g</text:p>
          </table:table-cell>
          <table:table-cell table:formula="of:=[.K40]" office:value-type="string" office:string-value="h" calcext:value-type="string">
            <text:p>h</text:p>
          </table:table-cell>
          <table:table-cell table:formula="of:=[.L40]" office:value-type="string" office:string-value="i" calcext:value-type="string">
            <text:p>i</text:p>
          </table:table-cell>
          <table:table-cell table:formula="of:=[.M40]" office:value-type="string" office:string-value="j" calcext:value-type="string">
            <text:p>j</text:p>
          </table:table-cell>
          <table:table-cell table:formula="of:=[.N40]" office:value-type="string" office:string-value="k" calcext:value-type="string">
            <text:p>k</text:p>
          </table:table-cell>
          <table:table-cell table:formula="of:=[.O40]" office:value-type="string" office:string-value="l" calcext:value-type="string">
            <text:p>l</text:p>
          </table:table-cell>
          <table:table-cell table:formula="of:=[.P40]" office:value-type="string" office:string-value="m" calcext:value-type="string">
            <text:p>m</text:p>
          </table:table-cell>
          <table:table-cell table:formula="of:=[.Q40]" office:value-type="string" office:string-value="n" calcext:value-type="string">
            <text:p>n</text:p>
          </table:table-cell>
          <table:table-cell table:formula="of:=[.R40]" office:value-type="string" office:string-value="o" calcext:value-type="string">
            <text:p>o</text:p>
          </table:table-cell>
          <table:table-cell table:formula="of:=[.S40]" office:value-type="string" office:string-value="p" calcext:value-type="string">
            <text:p>p</text:p>
          </table:table-cell>
          <table:table-cell table:formula="of:=[.T40]" office:value-type="string" office:string-value="q" calcext:value-type="string">
            <text:p>q</text:p>
          </table:table-cell>
          <table:table-cell table:formula="of:=[.U40]" office:value-type="string" office:string-value="r" calcext:value-type="string">
            <text:p>r</text:p>
          </table:table-cell>
          <table:table-cell table:formula="of:=[.V40]" office:value-type="string" office:string-value="s" calcext:value-type="string">
            <text:p>s</text:p>
          </table:table-cell>
          <table:table-cell table:formula="of:=[.W40]" office:value-type="string" office:string-value="t" calcext:value-type="string">
            <text:p>t</text:p>
          </table:table-cell>
          <table:table-cell table:formula="of:=[.X40]" office:value-type="string" office:string-value="u" calcext:value-type="string">
            <text:p>u</text:p>
          </table:table-cell>
          <table:table-cell table:formula="of:=[.Y40]" office:value-type="string" office:string-value="v" calcext:value-type="string">
            <text:p>v</text:p>
          </table:table-cell>
          <table:table-cell table:formula="of:=[.Z40]" office:value-type="string" office:string-value="w" calcext:value-type="string">
            <text:p>w</text:p>
          </table:table-cell>
          <table:table-cell table:formula="of:=[.AA40]" office:value-type="string" office:string-value="x" calcext:value-type="string">
            <text:p>x</text:p>
          </table:table-cell>
          <table:table-cell table:formula="of:=[.B40]" office:value-type="string" office:string-value="y" calcext:value-type="string">
            <text:p>y</text:p>
          </table:table-cell>
          <table:table-cell/>
          <table:table-cell table:formula="of:=LEN([.$B$2]) - LEN(SUBSTITUTE(LOWER([.$B$2]); [.B41]; &quot;&quot;))" office:value-type="float" office:value="110" calcext:value-type="float">
            <text:p>110</text:p>
          </table:table-cell>
          <table:table-cell table:formula="of:=LEN([.$B$2]) - LEN(SUBSTITUTE(LOWER([.$B$2]); [.C41]; &quot;&quot;))" office:value-type="float" office:value="12" calcext:value-type="float">
            <text:p>12</text:p>
          </table:table-cell>
          <table:table-cell table:formula="of:=LEN([.$B$2]) - LEN(SUBSTITUTE(LOWER([.$B$2]); [.D41]; &quot;&quot;))" office:value-type="float" office:value="24" calcext:value-type="float">
            <text:p>24</text:p>
          </table:table-cell>
          <table:table-cell table:formula="of:=LEN([.$B$2]) - LEN(SUBSTITUTE(LOWER([.$B$2]); [.E41]; &quot;&quot;))" office:value-type="float" office:value="58" calcext:value-type="float">
            <text:p>58</text:p>
          </table:table-cell>
          <table:table-cell table:formula="of:=LEN([.$B$2]) - LEN(SUBSTITUTE(LOWER([.$B$2]); [.F41]; &quot;&quot;))" office:value-type="float" office:value="81" calcext:value-type="float">
            <text:p>81</text:p>
          </table:table-cell>
          <table:table-cell table:formula="of:=LEN([.$B$2]) - LEN(SUBSTITUTE(LOWER([.$B$2]); [.G41]; &quot;&quot;))" office:value-type="float" office:value="2" calcext:value-type="float">
            <text:p>2</text:p>
          </table:table-cell>
          <table:table-cell table:formula="of:=LEN([.$B$2]) - LEN(SUBSTITUTE(LOWER([.$B$2]); [.H41]; &quot;&quot;))" office:value-type="float" office:value="8" calcext:value-type="float">
            <text:p>8</text:p>
          </table:table-cell>
          <table:table-cell table:formula="of:=LEN([.$B$2]) - LEN(SUBSTITUTE(LOWER([.$B$2]); [.I41]; &quot;&quot;))" office:value-type="float" office:value="30" calcext:value-type="float">
            <text:p>30</text:p>
          </table:table-cell>
          <table:table-cell table:formula="of:=LEN([.$B$2]) - LEN(SUBSTITUTE(LOWER([.$B$2]); [.J41]; &quot;&quot;))" office:value-type="float" office:value="23" calcext:value-type="float">
            <text:p>23</text:p>
          </table:table-cell>
          <table:table-cell table:formula="of:=LEN([.$B$2]) - LEN(SUBSTITUTE(LOWER([.$B$2]); [.K41]; &quot;&quot;))" office:value-type="float" office:value="69" calcext:value-type="float">
            <text:p>69</text:p>
          </table:table-cell>
          <table:table-cell table:formula="of:=LEN([.$B$2]) - LEN(SUBSTITUTE(LOWER([.$B$2]); [.L41]; &quot;&quot;))" office:value-type="float" office:value="64" calcext:value-type="float">
            <text:p>64</text:p>
          </table:table-cell>
          <table:table-cell table:formula="of:=LEN([.$B$2]) - LEN(SUBSTITUTE(LOWER([.$B$2]); [.M41]; &quot;&quot;))" office:value-type="float" office:value="12" calcext:value-type="float">
            <text:p>12</text:p>
          </table:table-cell>
          <table:table-cell table:formula="of:=LEN([.$B$2]) - LEN(SUBSTITUTE(LOWER([.$B$2]); [.N41]; &quot;&quot;))" office:value-type="float" office:value="0" calcext:value-type="float">
            <text:p>0</text:p>
          </table:table-cell>
          <table:table-cell table:formula="of:=LEN([.$B$2]) - LEN(SUBSTITUTE(LOWER([.$B$2]); [.O41]; &quot;&quot;))" office:value-type="float" office:value="54" calcext:value-type="float">
            <text:p>54</text:p>
          </table:table-cell>
          <table:table-cell table:formula="of:=LEN([.$B$2]) - LEN(SUBSTITUTE(LOWER([.$B$2]); [.P41]; &quot;&quot;))" office:value-type="float" office:value="56" calcext:value-type="float">
            <text:p>56</text:p>
          </table:table-cell>
          <table:table-cell table:formula="of:=LEN([.$B$2]) - LEN(SUBSTITUTE(LOWER([.$B$2]); [.Q41]; &quot;&quot;))" office:value-type="float" office:value="78" calcext:value-type="float">
            <text:p>78</text:p>
          </table:table-cell>
          <table:table-cell table:formula="of:=LEN([.$B$2]) - LEN(SUBSTITUTE(LOWER([.$B$2]); [.R41]; &quot;&quot;))" office:value-type="float" office:value="27" calcext:value-type="float">
            <text:p>27</text:p>
          </table:table-cell>
          <table:table-cell table:formula="of:=LEN([.$B$2]) - LEN(SUBSTITUTE(LOWER([.$B$2]); [.S41]; &quot;&quot;))" office:value-type="float" office:value="8" calcext:value-type="float">
            <text:p>8</text:p>
          </table:table-cell>
          <table:table-cell table:formula="of:=LEN([.$B$2]) - LEN(SUBSTITUTE(LOWER([.$B$2]); [.T41]; &quot;&quot;))" office:value-type="float" office:value="19" calcext:value-type="float">
            <text:p>19</text:p>
          </table:table-cell>
          <table:table-cell table:formula="of:=LEN([.$B$2]) - LEN(SUBSTITUTE(LOWER([.$B$2]); [.U41]; &quot;&quot;))" office:value-type="float" office:value="1" calcext:value-type="float">
            <text:p>1</text:p>
          </table:table-cell>
          <table:table-cell table:formula="of:=LEN([.$B$2]) - LEN(SUBSTITUTE(LOWER([.$B$2]); [.V41]; &quot;&quot;))" office:value-type="float" office:value="16" calcext:value-type="float">
            <text:p>16</text:p>
          </table:table-cell>
          <table:table-cell table:formula="of:=LEN([.$B$2]) - LEN(SUBSTITUTE(LOWER([.$B$2]); [.W41]; &quot;&quot;))" office:value-type="float" office:value="0" calcext:value-type="float">
            <text:p>0</text:p>
          </table:table-cell>
          <table:table-cell table:formula="of:=LEN([.$B$2]) - LEN(SUBSTITUTE(LOWER([.$B$2]); [.X41]; &quot;&quot;))" office:value-type="float" office:value="69" calcext:value-type="float">
            <text:p>69</text:p>
          </table:table-cell>
          <table:table-cell table:formula="of:=LEN([.$B$2]) - LEN(SUBSTITUTE(LOWER([.$B$2]); [.Y41]; &quot;&quot;))" office:value-type="float" office:value="15" calcext:value-type="float">
            <text:p>15</text:p>
          </table:table-cell>
          <table:table-cell table:formula="of:=LEN([.$B$2]) - LEN(SUBSTITUTE(LOWER([.$B$2]); [.Z41]; &quot;&quot;))" office:value-type="float" office:value="23" calcext:value-type="float">
            <text:p>23</text:p>
          </table:table-cell>
          <table:table-cell table:formula="of:=LEN([.$B$2]) - LEN(SUBSTITUTE(LOWER([.$B$2]); [.AA41]; &quot;&quot;))" office:value-type="float" office:value="35" calcext:value-type="float">
            <text:p>35</text:p>
          </table:table-cell>
          <table:table-cell/>
          <table:table-cell table:formula="of:=[.AC41]*[.B$9]" office:value-type="float" office:value="-280.258944006261" calcext:value-type="float">
            <text:p>-280.258944006261</text:p>
          </table:table-cell>
          <table:table-cell table:formula="of:=[.AD41]*[.C$9]" office:value-type="float" office:value="-50.5391194684434" calcext:value-type="float">
            <text:p>-50.5391194684434</text:p>
          </table:table-cell>
          <table:table-cell table:formula="of:=[.AE41]*[.D$9]" office:value-type="float" office:value="-91.0848894020871" calcext:value-type="float">
            <text:p>-91.0848894020871</text:p>
          </table:table-cell>
          <table:table-cell table:formula="of:=[.AF41]*[.E$9]" office:value-type="float" office:value="-182.799484719016" calcext:value-type="float">
            <text:p>-182.799484719016</text:p>
          </table:table-cell>
          <table:table-cell table:formula="of:=[.AG41]*[.F$9]" office:value-type="float" office:value="-171.069376029549" calcext:value-type="float">
            <text:p>-171.069376029549</text:p>
          </table:table-cell>
          <table:table-cell table:formula="of:=[.AH41]*[.G$9]" office:value-type="float" office:value="-7.67119336062422" calcext:value-type="float">
            <text:p>-7.67119336062422</text:p>
          </table:table-cell>
          <table:table-cell table:formula="of:=[.AI41]*[.H$9]" office:value-type="float" office:value="-31.7933826305315" calcext:value-type="float">
            <text:p>-31.7933826305315</text:p>
          </table:table-cell>
          <table:table-cell table:formula="of:=[.AJ41]*[.I$9]" office:value-type="float" office:value="-81.3017408667372" calcext:value-type="float">
            <text:p>-81.3017408667372</text:p>
          </table:table-cell>
          <table:table-cell table:formula="of:=[.AK41]*[.J$9]" office:value-type="float" office:value="-62.0959357599873" calcext:value-type="float">
            <text:p>-62.0959357599873</text:p>
          </table:table-cell>
          <table:table-cell table:formula="of:=[.AL41]*[.K$9]" office:value-type="float" office:value="-472.98371938356" calcext:value-type="float">
            <text:p>-472.98371938356</text:p>
          </table:table-cell>
          <table:table-cell table:formula="of:=[.AM41]*[.L$9]" office:value-type="float" office:value="-303.955003450112" calcext:value-type="float">
            <text:p>-303.955003450112</text:p>
          </table:table-cell>
          <table:table-cell table:formula="of:=[.AN41]*[.M$9]" office:value-type="float" office:value="-38.2242125298178" calcext:value-type="float">
            <text:p>-38.2242125298178</text:p>
          </table:table-cell>
          <table:table-cell table:formula="of:=[.AO41]*[.N$9]" office:value-type="float" office:value="-0" calcext:value-type="float">
            <text:p>0</text:p>
          </table:table-cell>
          <table:table-cell table:formula="of:=[.AP41]*[.O$9]" office:value-type="float" office:value="-146.020891401269" calcext:value-type="float">
            <text:p>-146.020891401269</text:p>
          </table:table-cell>
          <table:table-cell table:formula="of:=[.AQ41]*[.P$9]" office:value-type="float" office:value="-141.089525582361" calcext:value-type="float">
            <text:p>-141.089525582361</text:p>
          </table:table-cell>
          <table:table-cell table:formula="of:=[.AR41]*[.Q$9]" office:value-type="float" office:value="-322.359380828481" calcext:value-type="float">
            <text:p>-322.359380828481</text:p>
          </table:table-cell>
          <table:table-cell table:formula="of:=[.AS41]*[.R$9]" office:value-type="float" office:value="-190.021301214193" calcext:value-type="float">
            <text:p>-190.021301214193</text:p>
          </table:table-cell>
          <table:table-cell table:formula="of:=[.AT41]*[.S$9]" office:value-type="float" office:value="-22.5627046044596" calcext:value-type="float">
            <text:p>-22.5627046044596</text:p>
          </table:table-cell>
          <table:table-cell table:formula="of:=[.AU41]*[.T$9]" office:value-type="float" office:value="-52.0539328790898" calcext:value-type="float">
            <text:p>-52.0539328790898</text:p>
          </table:table-cell>
          <table:table-cell table:formula="of:=[.AV41]*[.U$9]" office:value-type="float" office:value="-2.4141348481169" calcext:value-type="float">
            <text:p>-2.4141348481169</text:p>
          </table:table-cell>
          <table:table-cell table:formula="of:=[.AW41]*[.V$9]" office:value-type="float" office:value="-55.9142445631171" calcext:value-type="float">
            <text:p>-55.9142445631171</text:p>
          </table:table-cell>
          <table:table-cell table:formula="of:=[.AX41]*[.W$9]" office:value-type="float" office:value="-0" calcext:value-type="float">
            <text:p>0</text:p>
          </table:table-cell>
          <table:table-cell table:formula="of:=[.AY41]*[.X$9]" office:value-type="float" office:value="-255.590061260177" calcext:value-type="float">
            <text:p>-255.590061260177</text:p>
          </table:table-cell>
          <table:table-cell table:formula="of:=[.AZ41]*[.Y$9]" office:value-type="float" office:value="-101.112053173339" calcext:value-type="float">
            <text:p>-101.112053173339</text:p>
          </table:table-cell>
          <table:table-cell table:formula="of:=[.BA41]*[.Z$9]" office:value-type="float" office:value="-86.9300698653323" calcext:value-type="float">
            <text:p>-86.9300698653323</text:p>
          </table:table-cell>
          <table:table-cell table:formula="of:=[.BB41]*[.AA$9]" office:value-type="float" office:value="-261.324863981078" calcext:value-type="float">
            <text:p>-261.324863981078</text:p>
          </table:table-cell>
          <table:table-cell/>
          <table:table-cell table:formula="of:=SUM([.BD41:.CC41])" office:value-type="float" office:value="-3411.17016580774" calcext:value-type="float">
            <text:p>-3411.17016580774</text:p>
          </table:table-cell>
          <table:table-cell table:formula="of:=[.A41]" office:value-type="float" office:value="25" calcext:value-type="float">
            <text:p>25</text:p>
          </table:table-cell>
          <table:table-cell table:number-columns-repeated="23"/>
        </table:table-row>
        <table:table-row table:style-name="ro1">
          <table:table-cell office:value-type="float" office:value="26" calcext:value-type="float">
            <text:p>26</text:p>
          </table:table-cell>
          <table:table-cell table:formula="of:=[.C41]" office:value-type="string" office:string-value="a" calcext:value-type="string">
            <text:p>a</text:p>
          </table:table-cell>
          <table:table-cell table:formula="of:=[.D41]" office:value-type="string" office:string-value="b" calcext:value-type="string">
            <text:p>b</text:p>
          </table:table-cell>
          <table:table-cell table:formula="of:=[.E41]" office:value-type="string" office:string-value="c" calcext:value-type="string">
            <text:p>c</text:p>
          </table:table-cell>
          <table:table-cell table:formula="of:=[.F41]" office:value-type="string" office:string-value="d" calcext:value-type="string">
            <text:p>d</text:p>
          </table:table-cell>
          <table:table-cell table:formula="of:=[.G41]" office:value-type="string" office:string-value="e" calcext:value-type="string">
            <text:p>e</text:p>
          </table:table-cell>
          <table:table-cell table:formula="of:=[.H41]" office:value-type="string" office:string-value="f" calcext:value-type="string">
            <text:p>f</text:p>
          </table:table-cell>
          <table:table-cell table:formula="of:=[.I41]" office:value-type="string" office:string-value="g" calcext:value-type="string">
            <text:p>g</text:p>
          </table:table-cell>
          <table:table-cell table:formula="of:=[.J41]" office:value-type="string" office:string-value="h" calcext:value-type="string">
            <text:p>h</text:p>
          </table:table-cell>
          <table:table-cell table:formula="of:=[.K41]" office:value-type="string" office:string-value="i" calcext:value-type="string">
            <text:p>i</text:p>
          </table:table-cell>
          <table:table-cell table:formula="of:=[.L41]" office:value-type="string" office:string-value="j" calcext:value-type="string">
            <text:p>j</text:p>
          </table:table-cell>
          <table:table-cell table:formula="of:=[.M41]" office:value-type="string" office:string-value="k" calcext:value-type="string">
            <text:p>k</text:p>
          </table:table-cell>
          <table:table-cell table:formula="of:=[.N41]" office:value-type="string" office:string-value="l" calcext:value-type="string">
            <text:p>l</text:p>
          </table:table-cell>
          <table:table-cell table:formula="of:=[.O41]" office:value-type="string" office:string-value="m" calcext:value-type="string">
            <text:p>m</text:p>
          </table:table-cell>
          <table:table-cell table:formula="of:=[.P41]" office:value-type="string" office:string-value="n" calcext:value-type="string">
            <text:p>n</text:p>
          </table:table-cell>
          <table:table-cell table:formula="of:=[.Q41]" office:value-type="string" office:string-value="o" calcext:value-type="string">
            <text:p>o</text:p>
          </table:table-cell>
          <table:table-cell table:formula="of:=[.R41]" office:value-type="string" office:string-value="p" calcext:value-type="string">
            <text:p>p</text:p>
          </table:table-cell>
          <table:table-cell table:formula="of:=[.S41]" office:value-type="string" office:string-value="q" calcext:value-type="string">
            <text:p>q</text:p>
          </table:table-cell>
          <table:table-cell table:formula="of:=[.T41]" office:value-type="string" office:string-value="r" calcext:value-type="string">
            <text:p>r</text:p>
          </table:table-cell>
          <table:table-cell table:formula="of:=[.U41]" office:value-type="string" office:string-value="s" calcext:value-type="string">
            <text:p>s</text:p>
          </table:table-cell>
          <table:table-cell table:formula="of:=[.V41]" office:value-type="string" office:string-value="t" calcext:value-type="string">
            <text:p>t</text:p>
          </table:table-cell>
          <table:table-cell table:formula="of:=[.W41]" office:value-type="string" office:string-value="u" calcext:value-type="string">
            <text:p>u</text:p>
          </table:table-cell>
          <table:table-cell table:formula="of:=[.X41]" office:value-type="string" office:string-value="v" calcext:value-type="string">
            <text:p>v</text:p>
          </table:table-cell>
          <table:table-cell table:formula="of:=[.Y41]" office:value-type="string" office:string-value="w" calcext:value-type="string">
            <text:p>w</text:p>
          </table:table-cell>
          <table:table-cell table:formula="of:=[.Z41]" office:value-type="string" office:string-value="x" calcext:value-type="string">
            <text:p>x</text:p>
          </table:table-cell>
          <table:table-cell table:formula="of:=[.AA41]" office:value-type="string" office:string-value="y" calcext:value-type="string">
            <text:p>y</text:p>
          </table:table-cell>
          <table:table-cell table:formula="of:=[.B41]" office:value-type="string" office:string-value="z" calcext:value-type="string">
            <text:p>z</text:p>
          </table:table-cell>
          <table:table-cell/>
          <table:table-cell table:formula="of:=LEN([.$B$2]) - LEN(SUBSTITUTE(LOWER([.$B$2]); [.B42]; &quot;&quot;))" office:value-type="float" office:value="12" calcext:value-type="float">
            <text:p>12</text:p>
          </table:table-cell>
          <table:table-cell table:formula="of:=LEN([.$B$2]) - LEN(SUBSTITUTE(LOWER([.$B$2]); [.C42]; &quot;&quot;))" office:value-type="float" office:value="24" calcext:value-type="float">
            <text:p>24</text:p>
          </table:table-cell>
          <table:table-cell table:formula="of:=LEN([.$B$2]) - LEN(SUBSTITUTE(LOWER([.$B$2]); [.D42]; &quot;&quot;))" office:value-type="float" office:value="58" calcext:value-type="float">
            <text:p>58</text:p>
          </table:table-cell>
          <table:table-cell table:formula="of:=LEN([.$B$2]) - LEN(SUBSTITUTE(LOWER([.$B$2]); [.E42]; &quot;&quot;))" office:value-type="float" office:value="81" calcext:value-type="float">
            <text:p>81</text:p>
          </table:table-cell>
          <table:table-cell table:formula="of:=LEN([.$B$2]) - LEN(SUBSTITUTE(LOWER([.$B$2]); [.F42]; &quot;&quot;))" office:value-type="float" office:value="2" calcext:value-type="float">
            <text:p>2</text:p>
          </table:table-cell>
          <table:table-cell table:formula="of:=LEN([.$B$2]) - LEN(SUBSTITUTE(LOWER([.$B$2]); [.G42]; &quot;&quot;))" office:value-type="float" office:value="8" calcext:value-type="float">
            <text:p>8</text:p>
          </table:table-cell>
          <table:table-cell table:formula="of:=LEN([.$B$2]) - LEN(SUBSTITUTE(LOWER([.$B$2]); [.H42]; &quot;&quot;))" office:value-type="float" office:value="30" calcext:value-type="float">
            <text:p>30</text:p>
          </table:table-cell>
          <table:table-cell table:formula="of:=LEN([.$B$2]) - LEN(SUBSTITUTE(LOWER([.$B$2]); [.I42]; &quot;&quot;))" office:value-type="float" office:value="23" calcext:value-type="float">
            <text:p>23</text:p>
          </table:table-cell>
          <table:table-cell table:formula="of:=LEN([.$B$2]) - LEN(SUBSTITUTE(LOWER([.$B$2]); [.J42]; &quot;&quot;))" office:value-type="float" office:value="69" calcext:value-type="float">
            <text:p>69</text:p>
          </table:table-cell>
          <table:table-cell table:formula="of:=LEN([.$B$2]) - LEN(SUBSTITUTE(LOWER([.$B$2]); [.K42]; &quot;&quot;))" office:value-type="float" office:value="64" calcext:value-type="float">
            <text:p>64</text:p>
          </table:table-cell>
          <table:table-cell table:formula="of:=LEN([.$B$2]) - LEN(SUBSTITUTE(LOWER([.$B$2]); [.L42]; &quot;&quot;))" office:value-type="float" office:value="12" calcext:value-type="float">
            <text:p>12</text:p>
          </table:table-cell>
          <table:table-cell table:formula="of:=LEN([.$B$2]) - LEN(SUBSTITUTE(LOWER([.$B$2]); [.M42]; &quot;&quot;))" office:value-type="float" office:value="0" calcext:value-type="float">
            <text:p>0</text:p>
          </table:table-cell>
          <table:table-cell table:formula="of:=LEN([.$B$2]) - LEN(SUBSTITUTE(LOWER([.$B$2]); [.N42]; &quot;&quot;))" office:value-type="float" office:value="54" calcext:value-type="float">
            <text:p>54</text:p>
          </table:table-cell>
          <table:table-cell table:formula="of:=LEN([.$B$2]) - LEN(SUBSTITUTE(LOWER([.$B$2]); [.O42]; &quot;&quot;))" office:value-type="float" office:value="56" calcext:value-type="float">
            <text:p>56</text:p>
          </table:table-cell>
          <table:table-cell table:formula="of:=LEN([.$B$2]) - LEN(SUBSTITUTE(LOWER([.$B$2]); [.P42]; &quot;&quot;))" office:value-type="float" office:value="78" calcext:value-type="float">
            <text:p>78</text:p>
          </table:table-cell>
          <table:table-cell table:formula="of:=LEN([.$B$2]) - LEN(SUBSTITUTE(LOWER([.$B$2]); [.Q42]; &quot;&quot;))" office:value-type="float" office:value="27" calcext:value-type="float">
            <text:p>27</text:p>
          </table:table-cell>
          <table:table-cell table:formula="of:=LEN([.$B$2]) - LEN(SUBSTITUTE(LOWER([.$B$2]); [.R42]; &quot;&quot;))" office:value-type="float" office:value="8" calcext:value-type="float">
            <text:p>8</text:p>
          </table:table-cell>
          <table:table-cell table:formula="of:=LEN([.$B$2]) - LEN(SUBSTITUTE(LOWER([.$B$2]); [.S42]; &quot;&quot;))" office:value-type="float" office:value="19" calcext:value-type="float">
            <text:p>19</text:p>
          </table:table-cell>
          <table:table-cell table:formula="of:=LEN([.$B$2]) - LEN(SUBSTITUTE(LOWER([.$B$2]); [.T42]; &quot;&quot;))" office:value-type="float" office:value="1" calcext:value-type="float">
            <text:p>1</text:p>
          </table:table-cell>
          <table:table-cell table:formula="of:=LEN([.$B$2]) - LEN(SUBSTITUTE(LOWER([.$B$2]); [.U42]; &quot;&quot;))" office:value-type="float" office:value="16" calcext:value-type="float">
            <text:p>16</text:p>
          </table:table-cell>
          <table:table-cell table:formula="of:=LEN([.$B$2]) - LEN(SUBSTITUTE(LOWER([.$B$2]); [.V42]; &quot;&quot;))" office:value-type="float" office:value="0" calcext:value-type="float">
            <text:p>0</text:p>
          </table:table-cell>
          <table:table-cell table:formula="of:=LEN([.$B$2]) - LEN(SUBSTITUTE(LOWER([.$B$2]); [.W42]; &quot;&quot;))" office:value-type="float" office:value="69" calcext:value-type="float">
            <text:p>69</text:p>
          </table:table-cell>
          <table:table-cell table:formula="of:=LEN([.$B$2]) - LEN(SUBSTITUTE(LOWER([.$B$2]); [.X42]; &quot;&quot;))" office:value-type="float" office:value="15" calcext:value-type="float">
            <text:p>15</text:p>
          </table:table-cell>
          <table:table-cell table:formula="of:=LEN([.$B$2]) - LEN(SUBSTITUTE(LOWER([.$B$2]); [.Y42]; &quot;&quot;))" office:value-type="float" office:value="23" calcext:value-type="float">
            <text:p>23</text:p>
          </table:table-cell>
          <table:table-cell table:formula="of:=LEN([.$B$2]) - LEN(SUBSTITUTE(LOWER([.$B$2]); [.Z42]; &quot;&quot;))" office:value-type="float" office:value="35" calcext:value-type="float">
            <text:p>35</text:p>
          </table:table-cell>
          <table:table-cell table:formula="of:=LEN([.$B$2]) - LEN(SUBSTITUTE(LOWER([.$B$2]); [.AA42]; &quot;&quot;))" office:value-type="float" office:value="110" calcext:value-type="float">
            <text:p>110</text:p>
          </table:table-cell>
          <table:table-cell/>
          <table:table-cell table:formula="of:=[.AC42]*[.B$9]" office:value-type="float" office:value="-30.5737029825012" calcext:value-type="float">
            <text:p>-30.5737029825012</text:p>
          </table:table-cell>
          <table:table-cell table:formula="of:=[.AD42]*[.C$9]" office:value-type="float" office:value="-101.078238936887" calcext:value-type="float">
            <text:p>-101.078238936887</text:p>
          </table:table-cell>
          <table:table-cell table:formula="of:=[.AE42]*[.D$9]" office:value-type="float" office:value="-220.121816055044" calcext:value-type="float">
            <text:p>-220.121816055044</text:p>
          </table:table-cell>
          <table:table-cell table:formula="of:=[.AF42]*[.E$9]" office:value-type="float" office:value="-255.288935555867" calcext:value-type="float">
            <text:p>-255.288935555867</text:p>
          </table:table-cell>
          <table:table-cell table:formula="of:=[.AG42]*[.F$9]" office:value-type="float" office:value="-4.22393521060616" calcext:value-type="float">
            <text:p>-4.22393521060616</text:p>
          </table:table-cell>
          <table:table-cell table:formula="of:=[.AH42]*[.G$9]" office:value-type="float" office:value="-30.6847734424969" calcext:value-type="float">
            <text:p>-30.6847734424969</text:p>
          </table:table-cell>
          <table:table-cell table:formula="of:=[.AI42]*[.H$9]" office:value-type="float" office:value="-119.225184864493" calcext:value-type="float">
            <text:p>-119.225184864493</text:p>
          </table:table-cell>
          <table:table-cell table:formula="of:=[.AJ42]*[.I$9]" office:value-type="float" office:value="-62.3313346644985" calcext:value-type="float">
            <text:p>-62.3313346644985</text:p>
          </table:table-cell>
          <table:table-cell table:formula="of:=[.AK42]*[.J$9]" office:value-type="float" office:value="-186.287807279962" calcext:value-type="float">
            <text:p>-186.287807279962</text:p>
          </table:table-cell>
          <table:table-cell table:formula="of:=[.AL42]*[.K$9]" office:value-type="float" office:value="-438.709536819534" calcext:value-type="float">
            <text:p>-438.709536819534</text:p>
          </table:table-cell>
          <table:table-cell table:formula="of:=[.AM42]*[.L$9]" office:value-type="float" office:value="-56.991563146896" calcext:value-type="float">
            <text:p>-56.991563146896</text:p>
          </table:table-cell>
          <table:table-cell table:formula="of:=[.AN42]*[.M$9]" office:value-type="float" office:value="-0" calcext:value-type="float">
            <text:p>0</text:p>
          </table:table-cell>
          <table:table-cell table:formula="of:=[.AO42]*[.N$9]" office:value-type="float" office:value="-194.067863697823" calcext:value-type="float">
            <text:p>-194.067863697823</text:p>
          </table:table-cell>
          <table:table-cell table:formula="of:=[.AP42]*[.O$9]" office:value-type="float" office:value="-151.429072564279" calcext:value-type="float">
            <text:p>-151.429072564279</text:p>
          </table:table-cell>
          <table:table-cell table:formula="of:=[.AQ42]*[.P$9]" office:value-type="float" office:value="-196.517553489718" calcext:value-type="float">
            <text:p>-196.517553489718</text:p>
          </table:table-cell>
          <table:table-cell table:formula="of:=[.AR42]*[.Q$9]" office:value-type="float" office:value="-111.585939517551" calcext:value-type="float">
            <text:p>-111.585939517551</text:p>
          </table:table-cell>
          <table:table-cell table:formula="of:=[.AS42]*[.R$9]" office:value-type="float" office:value="-56.3026077671684" calcext:value-type="float">
            <text:p>-56.3026077671684</text:p>
          </table:table-cell>
          <table:table-cell table:formula="of:=[.AT42]*[.S$9]" office:value-type="float" office:value="-53.5864234355916" calcext:value-type="float">
            <text:p>-53.5864234355916</text:p>
          </table:table-cell>
          <table:table-cell table:formula="of:=[.AU42]*[.T$9]" office:value-type="float" office:value="-2.73968067784683" calcext:value-type="float">
            <text:p>-2.73968067784683</text:p>
          </table:table-cell>
          <table:table-cell table:formula="of:=[.AV42]*[.U$9]" office:value-type="float" office:value="-38.6261575698704" calcext:value-type="float">
            <text:p>-38.6261575698704</text:p>
          </table:table-cell>
          <table:table-cell table:formula="of:=[.AW42]*[.V$9]" office:value-type="float" office:value="-0" calcext:value-type="float">
            <text:p>0</text:p>
          </table:table-cell>
          <table:table-cell table:formula="of:=[.AX42]*[.W$9]" office:value-type="float" office:value="-314.862307366991" calcext:value-type="float">
            <text:p>-314.862307366991</text:p>
          </table:table-cell>
          <table:table-cell table:formula="of:=[.AY42]*[.X$9]" office:value-type="float" office:value="-55.5630567956906" calcext:value-type="float">
            <text:p>-55.5630567956906</text:p>
          </table:table-cell>
          <table:table-cell table:formula="of:=[.AZ42]*[.Y$9]" office:value-type="float" office:value="-155.038481532453" calcext:value-type="float">
            <text:p>-155.038481532453</text:p>
          </table:table-cell>
          <table:table-cell table:formula="of:=[.BA42]*[.Z$9]" office:value-type="float" office:value="-132.284888925506" calcext:value-type="float">
            <text:p>-132.284888925506</text:p>
          </table:table-cell>
          <table:table-cell table:formula="of:=[.BB42]*[.AA$9]" office:value-type="float" office:value="-821.306715369103" calcext:value-type="float">
            <text:p>-821.306715369103</text:p>
          </table:table-cell>
          <table:table-cell/>
          <table:table-cell table:formula="of:=SUM([.BD42:.CC42])" office:value-type="float" office:value="-3789.42757766838" calcext:value-type="float">
            <text:p>-3789.42757766838</text:p>
          </table:table-cell>
          <table:table-cell table:formula="of:=[.A42]" office:value-type="float" office:value="26" calcext:value-type="float">
            <text:p>26</text:p>
          </table:table-cell>
          <table:table-cell table:number-columns-repeated="23"/>
        </table:table-row>
        <table:table-row table:style-name="ro1">
          <table:table-cell table:number-columns-repeated="107"/>
        </table:table-row>
        <table:table-row table:style-name="ro1">
          <table:table-cell table:style-name="Default"/>
          <table:table-cell table:number-columns-repeated="79"/>
          <table:table-cell office:value-type="string" calcext:value-type="string">
            <text:p>Hightest probability</text:p>
          </table:table-cell>
          <table:table-cell/>
          <table:table-cell table:formula="of:=MAX([.CE16:.CE42])" office:value-type="float" office:value="-2575.98721782584" calcext:value-type="float">
            <text:p>-2575.98721782584</text:p>
          </table:table-cell>
          <table:table-cell table:formula="of:=VLOOKUP([.CE44]; [.CE16:.CF42]; 2; 0)" office:value-type="float" office:value="21" calcext:value-type="float">
            <text:p>21</text:p>
          </table:table-cell>
          <table:table-cell table:number-columns-repeated="23"/>
        </table:table-row>
        <table:table-row table:style-name="ro2">
          <table:table-cell office:value-type="string" calcext:value-type="string">
            <text:p>best offset plaintext letter</text:p>
          </table:table-cell>
          <table:table-cell table:formula="of:=[.B10]" office:value-type="string" office:string-value="a" calcext:value-type="string">
            <text:p>a</text:p>
          </table:table-cell>
          <table:table-cell table:formula="of:=[.C10]" office:value-type="string" office:string-value="b" calcext:value-type="string">
            <text:p>b</text:p>
          </table:table-cell>
          <table:table-cell table:formula="of:=[.D10]" office:value-type="string" office:string-value="c" calcext:value-type="string">
            <text:p>c</text:p>
          </table:table-cell>
          <table:table-cell table:formula="of:=[.E10]" office:value-type="string" office:string-value="d" calcext:value-type="string">
            <text:p>d</text:p>
          </table:table-cell>
          <table:table-cell table:formula="of:=[.F10]" office:value-type="string" office:string-value="e" calcext:value-type="string">
            <text:p>e</text:p>
          </table:table-cell>
          <table:table-cell table:formula="of:=[.G10]" office:value-type="string" office:string-value="f" calcext:value-type="string">
            <text:p>f</text:p>
          </table:table-cell>
          <table:table-cell table:formula="of:=[.H10]" office:value-type="string" office:string-value="g" calcext:value-type="string">
            <text:p>g</text:p>
          </table:table-cell>
          <table:table-cell table:formula="of:=[.I10]" office:value-type="string" office:string-value="h" calcext:value-type="string">
            <text:p>h</text:p>
          </table:table-cell>
          <table:table-cell table:formula="of:=[.J10]" office:value-type="string" office:string-value="i" calcext:value-type="string">
            <text:p>i</text:p>
          </table:table-cell>
          <table:table-cell table:formula="of:=[.K10]" office:value-type="string" office:string-value="j" calcext:value-type="string">
            <text:p>j</text:p>
          </table:table-cell>
          <table:table-cell table:formula="of:=[.L10]" office:value-type="string" office:string-value="k" calcext:value-type="string">
            <text:p>k</text:p>
          </table:table-cell>
          <table:table-cell table:formula="of:=[.M10]" office:value-type="string" office:string-value="l" calcext:value-type="string">
            <text:p>l</text:p>
          </table:table-cell>
          <table:table-cell table:formula="of:=[.N10]" office:value-type="string" office:string-value="m" calcext:value-type="string">
            <text:p>m</text:p>
          </table:table-cell>
          <table:table-cell table:formula="of:=[.O10]" office:value-type="string" office:string-value="n" calcext:value-type="string">
            <text:p>n</text:p>
          </table:table-cell>
          <table:table-cell table:formula="of:=[.P10]" office:value-type="string" office:string-value="o" calcext:value-type="string">
            <text:p>o</text:p>
          </table:table-cell>
          <table:table-cell table:formula="of:=[.Q10]" office:value-type="string" office:string-value="p" calcext:value-type="string">
            <text:p>p</text:p>
          </table:table-cell>
          <table:table-cell table:formula="of:=[.R10]" office:value-type="string" office:string-value="q" calcext:value-type="string">
            <text:p>q</text:p>
          </table:table-cell>
          <table:table-cell table:formula="of:=[.S10]" office:value-type="string" office:string-value="r" calcext:value-type="string">
            <text:p>r</text:p>
          </table:table-cell>
          <table:table-cell table:formula="of:=[.T10]" office:value-type="string" office:string-value="s" calcext:value-type="string">
            <text:p>s</text:p>
          </table:table-cell>
          <table:table-cell table:formula="of:=[.U10]" office:value-type="string" office:string-value="t" calcext:value-type="string">
            <text:p>t</text:p>
          </table:table-cell>
          <table:table-cell table:formula="of:=[.V10]" office:value-type="string" office:string-value="u" calcext:value-type="string">
            <text:p>u</text:p>
          </table:table-cell>
          <table:table-cell table:formula="of:=[.W10]" office:value-type="string" office:string-value="v" calcext:value-type="string">
            <text:p>v</text:p>
          </table:table-cell>
          <table:table-cell table:formula="of:=[.X10]" office:value-type="string" office:string-value="w" calcext:value-type="string">
            <text:p>w</text:p>
          </table:table-cell>
          <table:table-cell table:formula="of:=[.Y10]" office:value-type="string" office:string-value="x" calcext:value-type="string">
            <text:p>x</text:p>
          </table:table-cell>
          <table:table-cell table:formula="of:=[.Z10]" office:value-type="string" office:string-value="y" calcext:value-type="string">
            <text:p>y</text:p>
          </table:table-cell>
          <table:table-cell table:formula="of:=[.AA10]" office:value-type="string" office:string-value="z" calcext:value-type="string">
            <text:p>z</text:p>
          </table:table-cell>
          <table:table-cell table:number-columns-repeated="80"/>
        </table:table-row>
        <table:table-row table:style-name="ro1">
          <table:table-cell office:value-type="string" calcext:value-type="string">
            <text:p>ciphertext letter</text:p>
          </table:table-cell>
          <table:table-cell table:formula="of:=UPPER(LOOKUP([.$B$4]; [.$A$16:.$A$42]; [.B16:.B42]))" office:value-type="string" office:string-value="V" calcext:value-type="string">
            <text:p>V</text:p>
          </table:table-cell>
          <table:table-cell table:formula="of:=UPPER(LOOKUP([.$B$4]; [.$A$16:.$A$42]; [.C16:.C42]))" office:value-type="string" office:string-value="W" calcext:value-type="string">
            <text:p>W</text:p>
          </table:table-cell>
          <table:table-cell table:formula="of:=UPPER(LOOKUP([.$B$4]; [.$A$16:.$A$42]; [.D16:.D42]))" office:value-type="string" office:string-value="X" calcext:value-type="string">
            <text:p>X</text:p>
          </table:table-cell>
          <table:table-cell table:formula="of:=UPPER(LOOKUP([.$B$4]; [.$A$16:.$A$42]; [.E16:.E42]))" office:value-type="string" office:string-value="Y" calcext:value-type="string">
            <text:p>Y</text:p>
          </table:table-cell>
          <table:table-cell table:formula="of:=UPPER(LOOKUP([.$B$4]; [.$A$16:.$A$42]; [.F16:.F42]))" office:value-type="string" office:string-value="Z" calcext:value-type="string">
            <text:p>Z</text:p>
          </table:table-cell>
          <table:table-cell table:formula="of:=UPPER(LOOKUP([.$B$4]; [.$A$16:.$A$42]; [.G16:.G42]))" office:value-type="string" office:string-value="A" calcext:value-type="string">
            <text:p>A</text:p>
          </table:table-cell>
          <table:table-cell table:formula="of:=UPPER(LOOKUP([.$B$4]; [.$A$16:.$A$42]; [.H16:.H42]))" office:value-type="string" office:string-value="B" calcext:value-type="string">
            <text:p>B</text:p>
          </table:table-cell>
          <table:table-cell table:formula="of:=UPPER(LOOKUP([.$B$4]; [.$A$16:.$A$42]; [.I16:.I42]))" office:value-type="string" office:string-value="C" calcext:value-type="string">
            <text:p>C</text:p>
          </table:table-cell>
          <table:table-cell table:formula="of:=UPPER(LOOKUP([.$B$4]; [.$A$16:.$A$42]; [.J16:.J42]))" office:value-type="string" office:string-value="D" calcext:value-type="string">
            <text:p>D</text:p>
          </table:table-cell>
          <table:table-cell table:formula="of:=UPPER(LOOKUP([.$B$4]; [.$A$16:.$A$42]; [.K16:.K42]))" office:value-type="string" office:string-value="E" calcext:value-type="string">
            <text:p>E</text:p>
          </table:table-cell>
          <table:table-cell table:formula="of:=UPPER(LOOKUP([.$B$4]; [.$A$16:.$A$42]; [.L16:.L42]))" office:value-type="string" office:string-value="F" calcext:value-type="string">
            <text:p>F</text:p>
          </table:table-cell>
          <table:table-cell table:formula="of:=UPPER(LOOKUP([.$B$4]; [.$A$16:.$A$42]; [.M16:.M42]))" office:value-type="string" office:string-value="G" calcext:value-type="string">
            <text:p>G</text:p>
          </table:table-cell>
          <table:table-cell table:formula="of:=UPPER(LOOKUP([.$B$4]; [.$A$16:.$A$42]; [.N16:.N42]))" office:value-type="string" office:string-value="H" calcext:value-type="string">
            <text:p>H</text:p>
          </table:table-cell>
          <table:table-cell table:formula="of:=UPPER(LOOKUP([.$B$4]; [.$A$16:.$A$42]; [.O16:.O42]))" office:value-type="string" office:string-value="I" calcext:value-type="string">
            <text:p>I</text:p>
          </table:table-cell>
          <table:table-cell table:formula="of:=UPPER(LOOKUP([.$B$4]; [.$A$16:.$A$42]; [.P16:.P42]))" office:value-type="string" office:string-value="J" calcext:value-type="string">
            <text:p>J</text:p>
          </table:table-cell>
          <table:table-cell table:formula="of:=UPPER(LOOKUP([.$B$4]; [.$A$16:.$A$42]; [.Q16:.Q42]))" office:value-type="string" office:string-value="K" calcext:value-type="string">
            <text:p>K</text:p>
          </table:table-cell>
          <table:table-cell table:formula="of:=UPPER(LOOKUP([.$B$4]; [.$A$16:.$A$42]; [.R16:.R42]))" office:value-type="string" office:string-value="L" calcext:value-type="string">
            <text:p>L</text:p>
          </table:table-cell>
          <table:table-cell table:formula="of:=UPPER(LOOKUP([.$B$4]; [.$A$16:.$A$42]; [.S16:.S42]))" office:value-type="string" office:string-value="M" calcext:value-type="string">
            <text:p>M</text:p>
          </table:table-cell>
          <table:table-cell table:formula="of:=UPPER(LOOKUP([.$B$4]; [.$A$16:.$A$42]; [.T16:.T42]))" office:value-type="string" office:string-value="N" calcext:value-type="string">
            <text:p>N</text:p>
          </table:table-cell>
          <table:table-cell table:formula="of:=UPPER(LOOKUP([.$B$4]; [.$A$16:.$A$42]; [.U16:.U42]))" office:value-type="string" office:string-value="O" calcext:value-type="string">
            <text:p>O</text:p>
          </table:table-cell>
          <table:table-cell table:formula="of:=UPPER(LOOKUP([.$B$4]; [.$A$16:.$A$42]; [.V16:.V42]))" office:value-type="string" office:string-value="P" calcext:value-type="string">
            <text:p>P</text:p>
          </table:table-cell>
          <table:table-cell table:formula="of:=UPPER(LOOKUP([.$B$4]; [.$A$16:.$A$42]; [.W16:.W42]))" office:value-type="string" office:string-value="Q" calcext:value-type="string">
            <text:p>Q</text:p>
          </table:table-cell>
          <table:table-cell table:formula="of:=UPPER(LOOKUP([.$B$4]; [.$A$16:.$A$42]; [.X16:.X42]))" office:value-type="string" office:string-value="R" calcext:value-type="string">
            <text:p>R</text:p>
          </table:table-cell>
          <table:table-cell table:formula="of:=UPPER(LOOKUP([.$B$4]; [.$A$16:.$A$42]; [.Y16:.Y42]))" office:value-type="string" office:string-value="S" calcext:value-type="string">
            <text:p>S</text:p>
          </table:table-cell>
          <table:table-cell table:formula="of:=UPPER(LOOKUP([.$B$4]; [.$A$16:.$A$42]; [.Z16:.Z42]))" office:value-type="string" office:string-value="T" calcext:value-type="string">
            <text:p>T</text:p>
          </table:table-cell>
          <table:table-cell table:formula="of:=UPPER(LOOKUP([.$B$4]; [.$A$16:.$A$42]; [.AA16:.AA42]))" office:value-type="string" office:string-value="U" calcext:value-type="string">
            <text:p>U</text:p>
          </table:table-cell>
          <table:table-cell table:number-columns-repeated="80"/>
        </table:table-row>
        <table:table-row table:style-name="ro1">
          <table:table-cell table:number-columns-repeated="107"/>
        </table:table-row>
        <table:table-row table:style-name="ro1">
          <table:table-cell/>
          <table:table-cell table:formula="of:=SUBSTITUTE([.$B$2]; [.B46]; [.B45])" office:value-type="string" office:string-value="HaMTaH, DO DN BMZaO OJ CZaM AMJH TJP. RZ YDY KDXF PK NJHZ XCaOOZM a XJPKGZ JA HJIOCN aBJ aIY E RaN HZIODJIZY OCZMZ OJJ, NJ RZ aGMZaYT CaQZ a ADGZ JI CZM. CZM IaHZ DN EJYDZ aIY NCZ RJMFN aN GDaDNJI WZORZZI OCZ WMDODNC GDWMaMT aIY OCZ WMDODNC HPNZPH, MZNZaMXCDIB GDIFN WZORZZI aMOZAaXON aIY DHKZMDaG MJHaI OZSON, NJ OCaO ODZN DI RDOC OCZ DIOZGGDBZIXZ TJP CaQZ WZZI MZXZDQDIB. IJOCDIB NPBBZNON OCaO NCZ CaN WZZI DIQJGQZY DI aITOCDIB NCaYT aIY NCZ CaN CZGKZY RDOC NZQZMaG DINPMaIXZ AMaPY XaNZN. NCZ CaN aI DIOZMZNODIB WaXFBMJPIY. NCZ YDY a KCY JI CPHaI HDBMaODJI NOPYDZN, HaDIGT HaOCZHaODXaG HJYZGGDIB, OCZI HJQZY JI OJ NOPYT FIJRGZYBZ HDBMaODJI RCDXC BJO CZM DIOJ OCZ WDWGDJKCDGZ XDMXPDO. aAOZM BMaYPaODIB NCZ NKZIO NJHZ ODHZ RDOC JIZ JA OCZ GJIYJI aPXODJI CJPNZN RJMFDIB JI KMJQZIaIXZ WZAJMZ OaFDIB CZM XPMMZIO KJNDODJI RDOC OCZ GDWMaMT. OCZMZ MZaGGT DN IJOCDIB NPNKDXDJPN DI CZM WaXFBMJPIY aIY D RaN DIXGDIZY OJ RMDOZ CZM JAA aN a GZaY, WPO RCZI D BJO TJPM HZNNaBZ D YZXDYZY D RaIOZY OJ HZZO CZM. D OMDZY OJ NZO OCaO PK JIGT OJ WZ OJGY OCaO NCZ DN JPO JA XJPIOMT AJM a RCDGZ. DI XaDMJ. D RDGG NZZ TJP OCZMZ. CaMMT" calcext:value-type="string">
            <text:p>HaMTaH, DO DN BMZaO OJ CZaM AMJH TJP. RZ YDY KDXF PK NJHZ XCaOOZM a XJPKGZ JA HJIOCN aBJ aIY E RaN HZIODJIZY OCZMZ OJJ, NJ RZ aGMZaYT CaQZ a ADGZ JI CZM. CZM IaHZ DN EJYDZ aIY NCZ RJMFN aN GDaDNJI WZORZZI OCZ WMDODNC GDWMaMT aIY OCZ WMDODNC HPNZPH, MZNZaMXCDIB GDIFN WZORZZI aMOZAaXON aIY DHKZMDaG MJHaI OZSON, NJ OCaO ODZN DI RDOC OCZ DIOZGGDBZIXZ TJP CaQZ WZZI MZXZDQDIB. IJOCDIB NPBBZNON OCaO NCZ CaN WZZI DIQJGQZY DI aITOCDIB NCaYT aIY NCZ CaN CZGKZY RDOC NZQZMaG DINPMaIXZ AMaPY XaNZN. NCZ CaN aI DIOZMZNODIB WaXFBMJPIY. NCZ YDY a KCY JI CPHaI HDBMaODJI NOPYDZN, HaDIGT HaOCZHaODXaG HJYZGGDIB, OCZI HJQZY JI OJ NOPYT FIJRGZYBZ HDBMaODJI RCDXC BJO CZM DIOJ OCZ WDWGDJKCDGZ XDMXPDO. aAOZM BMaYPaODIB NCZ NKZIO NJHZ ODHZ RDOC JIZ JA OCZ GJIYJI aPXODJI CJPNZN RJMFDIB JI KMJQZIaIXZ WZAJMZ OaFDIB CZM XPMMZIO KJNDODJI RDOC OCZ GDWMaMT. OCZMZ MZaGGT DN IJOCDIB NPNKDXDJPN DI CZM WaXFBMJPIY aIY D RaN DIXGDIZY OJ RMDOZ CZM JAA aN a GZaY, WPO RCZI D BJO TJPM HZNNaBZ D YZXDYZY D RaIOZY OJ HZZO CZM. D OMDZY OJ NZO OCaO PK JIGT OJ WZ OJGY OCaO NCZ DN JPO JA XJPIOMT AJM a RCDGZ. DI XaDMJ. D RDGG NZZ TJP OCZMZ. CaMMT</text:p>
          </table:table-cell>
          <table:table-cell table:formula="of:=SUBSTITUTE([.B48]; [.C46]; [.C45])" office:value-type="string" office:string-value="HaMTaH, DO DN BMZaO OJ CZaM AMJH TJP. RZ YDY KDXF PK NJHZ XCaOOZM a XJPKGZ JA HJIOCN aBJ aIY E RaN HZIODJIZY OCZMZ OJJ, NJ RZ aGMZaYT CaQZ a ADGZ JI CZM. CZM IaHZ DN EJYDZ aIY NCZ RJMFN aN GDaDNJI bZORZZI OCZ bMDODNC GDbMaMT aIY OCZ bMDODNC HPNZPH, MZNZaMXCDIB GDIFN bZORZZI aMOZAaXON aIY DHKZMDaG MJHaI OZSON, NJ OCaO ODZN DI RDOC OCZ DIOZGGDBZIXZ TJP CaQZ bZZI MZXZDQDIB. IJOCDIB NPBBZNON OCaO NCZ CaN bZZI DIQJGQZY DI aITOCDIB NCaYT aIY NCZ CaN CZGKZY RDOC NZQZMaG DINPMaIXZ AMaPY XaNZN. NCZ CaN aI DIOZMZNODIB baXFBMJPIY. NCZ YDY a KCY JI CPHaI HDBMaODJI NOPYDZN, HaDIGT HaOCZHaODXaG HJYZGGDIB, OCZI HJQZY JI OJ NOPYT FIJRGZYBZ HDBMaODJI RCDXC BJO CZM DIOJ OCZ bDbGDJKCDGZ XDMXPDO. aAOZM BMaYPaODIB NCZ NKZIO NJHZ ODHZ RDOC JIZ JA OCZ GJIYJI aPXODJI CJPNZN RJMFDIB JI KMJQZIaIXZ bZAJMZ OaFDIB CZM XPMMZIO KJNDODJI RDOC OCZ GDbMaMT. OCZMZ MZaGGT DN IJOCDIB NPNKDXDJPN DI CZM baXFBMJPIY aIY D RaN DIXGDIZY OJ RMDOZ CZM JAA aN a GZaY, bPO RCZI D BJO TJPM HZNNaBZ D YZXDYZY D RaIOZY OJ HZZO CZM. D OMDZY OJ NZO OCaO PK JIGT OJ bZ OJGY OCaO NCZ DN JPO JA XJPIOMT AJM a RCDGZ. DI XaDMJ. D RDGG NZZ TJP OCZMZ. CaMMT" calcext:value-type="string">
            <text:p>HaMTaH, DO DN BMZaO OJ CZaM AMJH TJP. RZ YDY KDXF PK NJHZ XCaOOZM a XJPKGZ JA HJIOCN aBJ aIY E RaN HZIODJIZY OCZMZ OJJ, NJ RZ aGMZaYT CaQZ a ADGZ JI CZM. CZM IaHZ DN EJYDZ aIY NCZ RJMFN aN GDaDNJI bZORZZI OCZ bMDODNC GDbMaMT aIY OCZ bMDODNC HPNZPH, MZNZaMXCDIB GDIFN bZORZZI aMOZAaXON aIY DHKZMDaG MJHaI OZSON, NJ OCaO ODZN DI RDOC OCZ DIOZGGDBZIXZ TJP CaQZ bZZI MZXZDQDIB. IJOCDIB NPBBZNON OCaO NCZ CaN bZZI DIQJGQZY DI aITOCDIB NCaYT aIY NCZ CaN CZGKZY RDOC NZQZMaG DINPMaIXZ AMaPY XaNZN. NCZ CaN aI DIOZMZNODIB baXFBMJPIY. NCZ YDY a KCY JI CPHaI HDBMaODJI NOPYDZN, HaDIGT HaOCZHaODXaG HJYZGGDIB, OCZI HJQZY JI OJ NOPYT FIJRGZYBZ HDBMaODJI RCDXC BJO CZM DIOJ OCZ bDbGDJKCDGZ XDMXPDO. aAOZM BMaYPaODIB NCZ NKZIO NJHZ ODHZ RDOC JIZ JA OCZ GJIYJI aPXODJI CJPNZN RJMFDIB JI KMJQZIaIXZ bZAJMZ OaFDIB CZM XPMMZIO KJNDODJI RDOC OCZ GDbMaMT. OCZMZ MZaGGT DN IJOCDIB NPNKDXDJPN DI CZM baXFBMJPIY aIY D RaN DIXGDIZY OJ RMDOZ CZM JAA aN a GZaY, bPO RCZI D BJO TJPM HZNNaBZ D YZXDYZY D RaIOZY OJ HZZO CZM. D OMDZY OJ NZO OCaO PK JIGT OJ bZ OJGY OCaO NCZ DN JPO JA XJPIOMT AJM a RCDGZ. DI XaDMJ. D RDGG NZZ TJP OCZMZ. CaMMT</text:p>
          </table:table-cell>
          <table:table-cell table:formula="of:=SUBSTITUTE([.C48]; [.D46]; [.D45])" office:value-type="string" office:string-value="HaMTaH, DO DN BMZaO OJ CZaM AMJH TJP. RZ YDY KDcF PK NJHZ cCaOOZM a cJPKGZ JA HJIOCN aBJ aIY E RaN HZIODJIZY OCZMZ OJJ, NJ RZ aGMZaYT CaQZ a ADGZ JI CZM. CZM IaHZ DN EJYDZ aIY NCZ RJMFN aN GDaDNJI bZORZZI OCZ bMDODNC GDbMaMT aIY OCZ bMDODNC HPNZPH, MZNZaMcCDIB GDIFN bZORZZI aMOZAacON aIY DHKZMDaG MJHaI OZSON, NJ OCaO ODZN DI RDOC OCZ DIOZGGDBZIcZ TJP CaQZ bZZI MZcZDQDIB. IJOCDIB NPBBZNON OCaO NCZ CaN bZZI DIQJGQZY DI aITOCDIB NCaYT aIY NCZ CaN CZGKZY RDOC NZQZMaG DINPMaIcZ AMaPY caNZN. NCZ CaN aI DIOZMZNODIB bacFBMJPIY. NCZ YDY a KCY JI CPHaI HDBMaODJI NOPYDZN, HaDIGT HaOCZHaODcaG HJYZGGDIB, OCZI HJQZY JI OJ NOPYT FIJRGZYBZ HDBMaODJI RCDcC BJO CZM DIOJ OCZ bDbGDJKCDGZ cDMcPDO. aAOZM BMaYPaODIB NCZ NKZIO NJHZ ODHZ RDOC JIZ JA OCZ GJIYJI aPcODJI CJPNZN RJMFDIB JI KMJQZIaIcZ bZAJMZ OaFDIB CZM cPMMZIO KJNDODJI RDOC OCZ GDbMaMT. OCZMZ MZaGGT DN IJOCDIB NPNKDcDJPN DI CZM bacFBMJPIY aIY D RaN DIcGDIZY OJ RMDOZ CZM JAA aN a GZaY, bPO RCZI D BJO TJPM HZNNaBZ D YZcDYZY D RaIOZY OJ HZZO CZM. D OMDZY OJ NZO OCaO PK JIGT OJ bZ OJGY OCaO NCZ DN JPO JA cJPIOMT AJM a RCDGZ. DI caDMJ. D RDGG NZZ TJP OCZMZ. CaMMT" calcext:value-type="string">
            <text:p>HaMTaH, DO DN BMZaO OJ CZaM AMJH TJP. RZ YDY KDcF PK NJHZ cCaOOZM a cJPKGZ JA HJIOCN aBJ aIY E RaN HZIODJIZY OCZMZ OJJ, NJ RZ aGMZaYT CaQZ a ADGZ JI CZM. CZM IaHZ DN EJYDZ aIY NCZ RJMFN aN GDaDNJI bZORZZI OCZ bMDODNC GDbMaMT aIY OCZ bMDODNC HPNZPH, MZNZaMcCDIB GDIFN bZORZZI aMOZAacON aIY DHKZMDaG MJHaI OZSON, NJ OCaO ODZN DI RDOC OCZ DIOZGGDBZIcZ TJP CaQZ bZZI MZcZDQDIB. IJOCDIB NPBBZNON OCaO NCZ CaN bZZI DIQJGQZY DI aITOCDIB NCaYT aIY NCZ CaN CZGKZY RDOC NZQZMaG DINPMaIcZ AMaPY caNZN. NCZ CaN aI DIOZMZNODIB bacFBMJPIY. NCZ YDY a KCY JI CPHaI HDBMaODJI NOPYDZN, HaDIGT HaOCZHaODcaG HJYZGGDIB, OCZI HJQZY JI OJ NOPYT FIJRGZYBZ HDBMaODJI RCDcC BJO CZM DIOJ OCZ bDbGDJKCDGZ cDMcPDO. aAOZM BMaYPaODIB NCZ NKZIO NJHZ ODHZ RDOC JIZ JA OCZ GJIYJI aPcODJI CJPNZN RJMFDIB JI KMJQZIaIcZ bZAJMZ OaFDIB CZM cPMMZIO KJNDODJI RDOC OCZ GDbMaMT. OCZMZ MZaGGT DN IJOCDIB NPNKDcDJPN DI CZM bacFBMJPIY aIY D RaN DIcGDIZY OJ RMDOZ CZM JAA aN a GZaY, bPO RCZI D BJO TJPM HZNNaBZ D YZcDYZY D RaIOZY OJ HZZO CZM. D OMDZY OJ NZO OCaO PK JIGT OJ bZ OJGY OCaO NCZ DN JPO JA cJPIOMT AJM a RCDGZ. DI caDMJ. D RDGG NZZ TJP OCZMZ. CaMMT</text:p>
          </table:table-cell>
          <table:table-cell table:formula="of:=SUBSTITUTE([.D48]; [.E46]; [.E45])" office:value-type="string" office:string-value="HaMTaH, DO DN BMZaO OJ CZaM AMJH TJP. RZ dDd KDcF PK NJHZ cCaOOZM a cJPKGZ JA HJIOCN aBJ aId E RaN HZIODJIZd OCZMZ OJJ, NJ RZ aGMZadT CaQZ a ADGZ JI CZM. CZM IaHZ DN EJdDZ aId NCZ RJMFN aN GDaDNJI bZORZZI OCZ bMDODNC GDbMaMT aId OCZ bMDODNC HPNZPH, MZNZaMcCDIB GDIFN bZORZZI aMOZAacON aId DHKZMDaG MJHaI OZSON, NJ OCaO ODZN DI RDOC OCZ DIOZGGDBZIcZ TJP CaQZ bZZI MZcZDQDIB. IJOCDIB NPBBZNON OCaO NCZ CaN bZZI DIQJGQZd DI aITOCDIB NCadT aId NCZ CaN CZGKZd RDOC NZQZMaG DINPMaIcZ AMaPd caNZN. NCZ CaN aI DIOZMZNODIB bacFBMJPId. NCZ dDd a KCd JI CPHaI HDBMaODJI NOPdDZN, HaDIGT HaOCZHaODcaG HJdZGGDIB, OCZI HJQZd JI OJ NOPdT FIJRGZdBZ HDBMaODJI RCDcC BJO CZM DIOJ OCZ bDbGDJKCDGZ cDMcPDO. aAOZM BMadPaODIB NCZ NKZIO NJHZ ODHZ RDOC JIZ JA OCZ GJIdJI aPcODJI CJPNZN RJMFDIB JI KMJQZIaIcZ bZAJMZ OaFDIB CZM cPMMZIO KJNDODJI RDOC OCZ GDbMaMT. OCZMZ MZaGGT DN IJOCDIB NPNKDcDJPN DI CZM bacFBMJPId aId D RaN DIcGDIZd OJ RMDOZ CZM JAA aN a GZad, bPO RCZI D BJO TJPM HZNNaBZ D dZcDdZd D RaIOZd OJ HZZO CZM. D OMDZd OJ NZO OCaO PK JIGT OJ bZ OJGd OCaO NCZ DN JPO JA cJPIOMT AJM a RCDGZ. DI caDMJ. D RDGG NZZ TJP OCZMZ. CaMMT" calcext:value-type="string">
            <text:p>HaMTaH, DO DN BMZaO OJ CZaM AMJH TJP. RZ dDd KDcF PK NJHZ cCaOOZM a cJPKGZ JA HJIOCN aBJ aId E RaN HZIODJIZd OCZMZ OJJ, NJ RZ aGMZadT CaQZ a ADGZ JI CZM. CZM IaHZ DN EJdDZ aId NCZ RJMFN aN GDaDNJI bZORZZI OCZ bMDODNC GDbMaMT aId OCZ bMDODNC HPNZPH, MZNZaMcCDIB GDIFN bZORZZI aMOZAacON aId DHKZMDaG MJHaI OZSON, NJ OCaO ODZN DI RDOC OCZ DIOZGGDBZIcZ TJP CaQZ bZZI MZcZDQDIB. IJOCDIB NPBBZNON OCaO NCZ CaN bZZI DIQJGQZd DI aITOCDIB NCadT aId NCZ CaN CZGKZd RDOC NZQZMaG DINPMaIcZ AMaPd caNZN. NCZ CaN aI DIOZMZNODIB bacFBMJPId. NCZ dDd a KCd JI CPHaI HDBMaODJI NOPdDZN, HaDIGT HaOCZHaODcaG HJdZGGDIB, OCZI HJQZd JI OJ NOPdT FIJRGZdBZ HDBMaODJI RCDcC BJO CZM DIOJ OCZ bDbGDJKCDGZ cDMcPDO. aAOZM BMadPaODIB NCZ NKZIO NJHZ ODHZ RDOC JIZ JA OCZ GJIdJI aPcODJI CJPNZN RJMFDIB JI KMJQZIaIcZ bZAJMZ OaFDIB CZM cPMMZIO KJNDODJI RDOC OCZ GDbMaMT. OCZMZ MZaGGT DN IJOCDIB NPNKDcDJPN DI CZM bacFBMJPId aId D RaN DIcGDIZd OJ RMDOZ CZM JAA aN a GZad, bPO RCZI D BJO TJPM HZNNaBZ D dZcDdZd D RaIOZd OJ HZZO CZM. D OMDZd OJ NZO OCaO PK JIGT OJ bZ OJGd OCaO NCZ DN JPO JA cJPIOMT AJM a RCDGZ. DI caDMJ. D RDGG NZZ TJP OCZMZ. CaMMT</text:p>
          </table:table-cell>
          <table:table-cell table:formula="of:=SUBSTITUTE([.E48]; [.F46]; [.F45])" office:value-type="string" office:string-value="HaMTaH, DO DN BMeaO OJ CeaM AMJH TJP. Re dDd KDcF PK NJHe cCaOOeM a cJPKGe JA HJIOCN aBJ aId E RaN HeIODJIed OCeMe OJJ, NJ Re aGMeadT CaQe a ADGe JI CeM. CeM IaHe DN EJdDe aId NCe RJMFN aN GDaDNJI beOReeI OCe bMDODNC GDbMaMT aId OCe bMDODNC HPNePH, MeNeaMcCDIB GDIFN beOReeI aMOeAacON aId DHKeMDaG MJHaI OeSON, NJ OCaO ODeN DI RDOC OCe DIOeGGDBeIce TJP CaQe beeI MeceDQDIB. IJOCDIB NPBBeNON OCaO NCe CaN beeI DIQJGQed DI aITOCDIB NCadT aId NCe CaN CeGKed RDOC NeQeMaG DINPMaIce AMaPd caNeN. NCe CaN aI DIOeMeNODIB bacFBMJPId. NCe dDd a KCd JI CPHaI HDBMaODJI NOPdDeN, HaDIGT HaOCeHaODcaG HJdeGGDIB, OCeI HJQed JI OJ NOPdT FIJRGedBe HDBMaODJI RCDcC BJO CeM DIOJ OCe bDbGDJKCDGe cDMcPDO. aAOeM BMadPaODIB NCe NKeIO NJHe ODHe RDOC JIe JA OCe GJIdJI aPcODJI CJPNeN RJMFDIB JI KMJQeIaIce beAJMe OaFDIB CeM cPMMeIO KJNDODJI RDOC OCe GDbMaMT. OCeMe MeaGGT DN IJOCDIB NPNKDcDJPN DI CeM bacFBMJPId aId D RaN DIcGDIed OJ RMDOe CeM JAA aN a Gead, bPO RCeI D BJO TJPM HeNNaBe D decDded D RaIOed OJ HeeO CeM. D OMDed OJ NeO OCaO PK JIGT OJ be OJGd OCaO NCe DN JPO JA cJPIOMT AJM a RCDGe. DI caDMJ. D RDGG Nee TJP OCeMe. CaMMT" calcext:value-type="string">
            <text:p>HaMTaH, DO DN BMeaO OJ CeaM AMJH TJP. Re dDd KDcF PK NJHe cCaOOeM a cJPKGe JA HJIOCN aBJ aId E RaN HeIODJIed OCeMe OJJ, NJ Re aGMeadT CaQe a ADGe JI CeM. CeM IaHe DN EJdDe aId NCe RJMFN aN GDaDNJI beOReeI OCe bMDODNC GDbMaMT aId OCe bMDODNC HPNePH, MeNeaMcCDIB GDIFN beOReeI aMOeAacON aId DHKeMDaG MJHaI OeSON, NJ OCaO ODeN DI RDOC OCe DIOeGGDBeIce TJP CaQe beeI MeceDQDIB. IJOCDIB NPBBeNON OCaO NCe CaN beeI DIQJGQed DI aITOCDIB NCadT aId NCe CaN CeGKed RDOC NeQeMaG DINPMaIce AMaPd caNeN. NCe CaN aI DIOeMeNODIB bacFBMJPId. NCe dDd a KCd JI CPHaI HDBMaODJI NOPdDeN, HaDIGT HaOCeHaODcaG HJdeGGDIB, OCeI HJQed JI OJ NOPdT FIJRGedBe HDBMaODJI RCDcC BJO CeM DIOJ OCe bDbGDJKCDGe cDMcPDO. aAOeM BMadPaODIB NCe NKeIO NJHe ODHe RDOC JIe JA OCe GJIdJI aPcODJI CJPNeN RJMFDIB JI KMJQeIaIce beAJMe OaFDIB CeM cPMMeIO KJNDODJI RDOC OCe GDbMaMT. OCeMe MeaGGT DN IJOCDIB NPNKDcDJPN DI CeM bacFBMJPId aId D RaN DIcGDIed OJ RMDOe CeM JAA aN a Gead, bPO RCeI D BJO TJPM HeNNaBe D decDded D RaIOed OJ HeeO CeM. D OMDed OJ NeO OCaO PK JIGT OJ be OJGd OCaO NCe DN JPO JA cJPIOMT AJM a RCDGe. DI caDMJ. D RDGG Nee TJP OCeMe. CaMMT</text:p>
          </table:table-cell>
          <table:table-cell table:formula="of:=SUBSTITUTE([.F48]; [.G46]; [.G45])" office:value-type="string" office:string-value="HaMTaH, DO DN BMeaO OJ CeaM fMJH TJP. Re dDd KDcF PK NJHe cCaOOeM a cJPKGe Jf HJIOCN aBJ aId E RaN HeIODJIed OCeMe OJJ, NJ Re aGMeadT CaQe a fDGe JI CeM. CeM IaHe DN EJdDe aId NCe RJMFN aN GDaDNJI beOReeI OCe bMDODNC GDbMaMT aId OCe bMDODNC HPNePH, MeNeaMcCDIB GDIFN beOReeI aMOefacON aId DHKeMDaG MJHaI OeSON, NJ OCaO ODeN DI RDOC OCe DIOeGGDBeIce TJP CaQe beeI MeceDQDIB. IJOCDIB NPBBeNON OCaO NCe CaN beeI DIQJGQed DI aITOCDIB NCadT aId NCe CaN CeGKed RDOC NeQeMaG DINPMaIce fMaPd caNeN. NCe CaN aI DIOeMeNODIB bacFBMJPId. NCe dDd a KCd JI CPHaI HDBMaODJI NOPdDeN, HaDIGT HaOCeHaODcaG HJdeGGDIB, OCeI HJQed JI OJ NOPdT FIJRGedBe HDBMaODJI RCDcC BJO CeM DIOJ OCe bDbGDJKCDGe cDMcPDO. afOeM BMadPaODIB NCe NKeIO NJHe ODHe RDOC JIe Jf OCe GJIdJI aPcODJI CJPNeN RJMFDIB JI KMJQeIaIce befJMe OaFDIB CeM cPMMeIO KJNDODJI RDOC OCe GDbMaMT. OCeMe MeaGGT DN IJOCDIB NPNKDcDJPN DI CeM bacFBMJPId aId D RaN DIcGDIed OJ RMDOe CeM Jff aN a Gead, bPO RCeI D BJO TJPM HeNNaBe D decDded D RaIOed OJ HeeO CeM. D OMDed OJ NeO OCaO PK JIGT OJ be OJGd OCaO NCe DN JPO Jf cJPIOMT fJM a RCDGe. DI caDMJ. D RDGG Nee TJP OCeMe. CaMMT" calcext:value-type="string">
            <text:p>HaMTaH, DO DN BMeaO OJ CeaM fMJH TJP. Re dDd KDcF PK NJHe cCaOOeM a cJPKGe Jf HJIOCN aBJ aId E RaN HeIODJIed OCeMe OJJ, NJ Re aGMeadT CaQe a fDGe JI CeM. CeM IaHe DN EJdDe aId NCe RJMFN aN GDaDNJI beOReeI OCe bMDODNC GDbMaMT aId OCe bMDODNC HPNePH, MeNeaMcCDIB GDIFN beOReeI aMOefacON aId DHKeMDaG MJHaI OeSON, NJ OCaO ODeN DI RDOC OCe DIOeGGDBeIce TJP CaQe beeI MeceDQDIB. IJOCDIB NPBBeNON OCaO NCe CaN beeI DIQJGQed DI aITOCDIB NCadT aId NCe CaN CeGKed RDOC NeQeMaG DINPMaIce fMaPd caNeN. NCe CaN aI DIOeMeNODIB bacFBMJPId. NCe dDd a KCd JI CPHaI HDBMaODJI NOPdDeN, HaDIGT HaOCeHaODcaG HJdeGGDIB, OCeI HJQed JI OJ NOPdT FIJRGedBe HDBMaODJI RCDcC BJO CeM DIOJ OCe bDbGDJKCDGe cDMcPDO. afOeM BMadPaODIB NCe NKeIO NJHe ODHe RDOC JIe Jf OCe GJIdJI aPcODJI CJPNeN RJMFDIB JI KMJQeIaIce befJMe OaFDIB CeM cPMMeIO KJNDODJI RDOC OCe GDbMaMT. OCeMe MeaGGT DN IJOCDIB NPNKDcDJPN DI CeM bacFBMJPId aId D RaN DIcGDIed OJ RMDOe CeM Jff aN a Gead, bPO RCeI D BJO TJPM HeNNaBe D decDded D RaIOed OJ HeeO CeM. D OMDed OJ NeO OCaO PK JIGT OJ be OJGd OCaO NCe DN JPO Jf cJPIOMT fJM a RCDGe. DI caDMJ. D RDGG Nee TJP OCeMe. CaMMT</text:p>
          </table:table-cell>
          <table:table-cell table:formula="of:=SUBSTITUTE([.G48]; [.H46]; [.H45])" office:value-type="string" office:string-value="HaMTaH, DO DN gMeaO OJ CeaM fMJH TJP. Re dDd KDcF PK NJHe cCaOOeM a cJPKGe Jf HJIOCN agJ aId E RaN HeIODJIed OCeMe OJJ, NJ Re aGMeadT CaQe a fDGe JI CeM. CeM IaHe DN EJdDe aId NCe RJMFN aN GDaDNJI beOReeI OCe bMDODNC GDbMaMT aId OCe bMDODNC HPNePH, MeNeaMcCDIg GDIFN beOReeI aMOefacON aId DHKeMDaG MJHaI OeSON, NJ OCaO ODeN DI RDOC OCe DIOeGGDgeIce TJP CaQe beeI MeceDQDIg. IJOCDIg NPggeNON OCaO NCe CaN beeI DIQJGQed DI aITOCDIg NCadT aId NCe CaN CeGKed RDOC NeQeMaG DINPMaIce fMaPd caNeN. NCe CaN aI DIOeMeNODIg bacFgMJPId. NCe dDd a KCd JI CPHaI HDgMaODJI NOPdDeN, HaDIGT HaOCeHaODcaG HJdeGGDIg, OCeI HJQed JI OJ NOPdT FIJRGedge HDgMaODJI RCDcC gJO CeM DIOJ OCe bDbGDJKCDGe cDMcPDO. afOeM gMadPaODIg NCe NKeIO NJHe ODHe RDOC JIe Jf OCe GJIdJI aPcODJI CJPNeN RJMFDIg JI KMJQeIaIce befJMe OaFDIg CeM cPMMeIO KJNDODJI RDOC OCe GDbMaMT. OCeMe MeaGGT DN IJOCDIg NPNKDcDJPN DI CeM bacFgMJPId aId D RaN DIcGDIed OJ RMDOe CeM Jff aN a Gead, bPO RCeI D gJO TJPM HeNNage D decDded D RaIOed OJ HeeO CeM. D OMDed OJ NeO OCaO PK JIGT OJ be OJGd OCaO NCe DN JPO Jf cJPIOMT fJM a RCDGe. DI caDMJ. D RDGG Nee TJP OCeMe. CaMMT" calcext:value-type="string">
            <text:p>HaMTaH, DO DN gMeaO OJ CeaM fMJH TJP. Re dDd KDcF PK NJHe cCaOOeM a cJPKGe Jf HJIOCN agJ aId E RaN HeIODJIed OCeMe OJJ, NJ Re aGMeadT CaQe a fDGe JI CeM. CeM IaHe DN EJdDe aId NCe RJMFN aN GDaDNJI beOReeI OCe bMDODNC GDbMaMT aId OCe bMDODNC HPNePH, MeNeaMcCDIg GDIFN beOReeI aMOefacON aId DHKeMDaG MJHaI OeSON, NJ OCaO ODeN DI RDOC OCe DIOeGGDgeIce TJP CaQe beeI MeceDQDIg. IJOCDIg NPggeNON OCaO NCe CaN beeI DIQJGQed DI aITOCDIg NCadT aId NCe CaN CeGKed RDOC NeQeMaG DINPMaIce fMaPd caNeN. NCe CaN aI DIOeMeNODIg bacFgMJPId. NCe dDd a KCd JI CPHaI HDgMaODJI NOPdDeN, HaDIGT HaOCeHaODcaG HJdeGGDIg, OCeI HJQed JI OJ NOPdT FIJRGedge HDgMaODJI RCDcC gJO CeM DIOJ OCe bDbGDJKCDGe cDMcPDO. afOeM gMadPaODIg NCe NKeIO NJHe ODHe RDOC JIe Jf OCe GJIdJI aPcODJI CJPNeN RJMFDIg JI KMJQeIaIce befJMe OaFDIg CeM cPMMeIO KJNDODJI RDOC OCe GDbMaMT. OCeMe MeaGGT DN IJOCDIg NPNKDcDJPN DI CeM bacFgMJPId aId D RaN DIcGDIed OJ RMDOe CeM Jff aN a Gead, bPO RCeI D gJO TJPM HeNNage D decDded D RaIOed OJ HeeO CeM. D OMDed OJ NeO OCaO PK JIGT OJ be OJGd OCaO NCe DN JPO Jf cJPIOMT fJM a RCDGe. DI caDMJ. D RDGG Nee TJP OCeMe. CaMMT</text:p>
          </table:table-cell>
          <table:table-cell table:formula="of:=SUBSTITUTE([.H48]; [.I46]; [.I45])" office:value-type="string" office:string-value="HaMTaH, DO DN gMeaO OJ heaM fMJH TJP. Re dDd KDcF PK NJHe chaOOeM a cJPKGe Jf HJIOhN agJ aId E RaN HeIODJIed OheMe OJJ, NJ Re aGMeadT haQe a fDGe JI heM. heM IaHe DN EJdDe aId Nhe RJMFN aN GDaDNJI beOReeI Ohe bMDODNh GDbMaMT aId Ohe bMDODNh HPNePH, MeNeaMchDIg GDIFN beOReeI aMOefacON aId DHKeMDaG MJHaI OeSON, NJ OhaO ODeN DI RDOh Ohe DIOeGGDgeIce TJP haQe beeI MeceDQDIg. IJOhDIg NPggeNON OhaO Nhe haN beeI DIQJGQed DI aITOhDIg NhadT aId Nhe haN heGKed RDOh NeQeMaG DINPMaIce fMaPd caNeN. Nhe haN aI DIOeMeNODIg bacFgMJPId. Nhe dDd a Khd JI hPHaI HDgMaODJI NOPdDeN, HaDIGT HaOheHaODcaG HJdeGGDIg, OheI HJQed JI OJ NOPdT FIJRGedge HDgMaODJI RhDch gJO heM DIOJ Ohe bDbGDJKhDGe cDMcPDO. afOeM gMadPaODIg Nhe NKeIO NJHe ODHe RDOh JIe Jf Ohe GJIdJI aPcODJI hJPNeN RJMFDIg JI KMJQeIaIce befJMe OaFDIg heM cPMMeIO KJNDODJI RDOh Ohe GDbMaMT. OheMe MeaGGT DN IJOhDIg NPNKDcDJPN DI heM bacFgMJPId aId D RaN DIcGDIed OJ RMDOe heM Jff aN a Gead, bPO RheI D gJO TJPM HeNNage D decDded D RaIOed OJ HeeO heM. D OMDed OJ NeO OhaO PK JIGT OJ be OJGd OhaO Nhe DN JPO Jf cJPIOMT fJM a RhDGe. DI caDMJ. D RDGG Nee TJP OheMe. haMMT" calcext:value-type="string">
            <text:p>HaMTaH, DO DN gMeaO OJ heaM fMJH TJP. Re dDd KDcF PK NJHe chaOOeM a cJPKGe Jf HJIOhN agJ aId E RaN HeIODJIed OheMe OJJ, NJ Re aGMeadT haQe a fDGe JI heM. heM IaHe DN EJdDe aId Nhe RJMFN aN GDaDNJI beOReeI Ohe bMDODNh GDbMaMT aId Ohe bMDODNh HPNePH, MeNeaMchDIg GDIFN beOReeI aMOefacON aId DHKeMDaG MJHaI OeSON, NJ OhaO ODeN DI RDOh Ohe DIOeGGDgeIce TJP haQe beeI MeceDQDIg. IJOhDIg NPggeNON OhaO Nhe haN beeI DIQJGQed DI aITOhDIg NhadT aId Nhe haN heGKed RDOh NeQeMaG DINPMaIce fMaPd caNeN. Nhe haN aI DIOeMeNODIg bacFgMJPId. Nhe dDd a Khd JI hPHaI HDgMaODJI NOPdDeN, HaDIGT HaOheHaODcaG HJdeGGDIg, OheI HJQed JI OJ NOPdT FIJRGedge HDgMaODJI RhDch gJO heM DIOJ Ohe bDbGDJKhDGe cDMcPDO. afOeM gMadPaODIg Nhe NKeIO NJHe ODHe RDOh JIe Jf Ohe GJIdJI aPcODJI hJPNeN RJMFDIg JI KMJQeIaIce befJMe OaFDIg heM cPMMeIO KJNDODJI RDOh Ohe GDbMaMT. OheMe MeaGGT DN IJOhDIg NPNKDcDJPN DI heM bacFgMJPId aId D RaN DIcGDIed OJ RMDOe heM Jff aN a Gead, bPO RheI D gJO TJPM HeNNage D decDded D RaIOed OJ HeeO heM. D OMDed OJ NeO OhaO PK JIGT OJ be OJGd OhaO Nhe DN JPO Jf cJPIOMT fJM a RhDGe. DI caDMJ. D RDGG Nee TJP OheMe. haMMT</text:p>
          </table:table-cell>
          <table:table-cell table:formula="of:=SUBSTITUTE([.I48]; [.J46]; [.J45])" office:value-type="string" office:string-value="HaMTaH, iO iN gMeaO OJ heaM fMJH TJP. Re did KicF PK NJHe chaOOeM a cJPKGe Jf HJIOhN agJ aId E RaN HeIOiJIed OheMe OJJ, NJ Re aGMeadT haQe a fiGe JI heM. heM IaHe iN E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 calcext:value-type="string">
            <text:p>HaMTaH, iO iN gMeaO OJ heaM fMJH TJP. Re did KicF PK NJHe chaOOeM a cJPKGe Jf HJIOhN agJ aId E RaN HeIOiJIed OheMe OJJ, NJ Re aGMeadT haQe a fiGe JI heM. heM IaHe iN E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text:p>
          </table:table-cell>
          <table:table-cell table:formula="of:=SUBSTITUTE([.J48]; [.K46]; [.K45])" office:value-type="string" office:string-value="HaMTaH, iO iN gMeaO OJ heaM fMJH TJP. Re did KicF PK NJHe chaOOeM a cJPKGe Jf HJIOhN agJ aId j RaN HeIOiJIed OheMe OJJ, NJ Re aGMeadT haQe a fiGe JI heM. heM IaHe iN j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 calcext:value-type="string">
            <text:p>HaMTaH, iO iN gMeaO OJ heaM fMJH TJP. Re did KicF PK NJHe chaOOeM a cJPKGe Jf HJIOhN agJ aId j RaN HeIOiJIed OheMe OJJ, NJ Re aGMeadT haQe a fiGe JI heM. heM IaHe iN j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text:p>
          </table:table-cell>
          <table:table-cell table:formula="of:=SUBSTITUTE([.K48]; [.L46]; [.L45])" office:value-type="string" office:string-value="HaMTaH, iO iN gMeaO OJ heaM fMJH TJP. Re did Kick PK NJHe chaOOeM a cJPKGe Jf HJIOhN agJ aId j RaN HeIOiJIed OheMe OJJ, NJ Re aGMeadT haQe a fiGe JI heM. heM IaHe iN jJdie aId Nhe RJMkN aN GiaiNJI beOReeI Ohe bMiOiNh GibMaMT aId Ohe bMiOiNh HPNePH, MeNeaMchiIg GiIkN beOReeI aMOefacON aId iHKeMiaG MJHaI OeSON, NJ OhaO OieN iI RiOh Ohe iIOeGGigeIce TJP haQe beeI MeceiQiIg. IJOhiIg NPggeNON OhaO Nhe haN beeI iIQJGQed iI aITOhiIg NhadT aId Nhe haN heGKed RiOh NeQeMaG iINPMaIce fMaPd caNeN. Nhe haN aI iIOeMeNOiIg backgMJPId. Nhe did a Khd JI hPHaI HigMaOiJI NOPdieN, HaiIGT HaOheHaOicaG HJdeGGiIg, OheI HJQed JI OJ NOPdT kIJRGedge HigMaOiJI Rhich gJO heM iIOJ Ohe bibGiJKhiGe ciMcPiO. afOeM gMadPaOiIg Nhe NKeIO NJHe OiHe RiOh JIe Jf Ohe GJIdJI aPcOiJI hJPNeN RJMkiIg JI KMJQeIaIce befJMe OakiIg heM cPMMeIO KJNiOiJI RiOh Ohe GibMaMT. OheMe MeaGGT iN IJOhiIg NPNKiciJPN iI heM backgMJPId aId i RaN iIcGiIed OJ RMiOe heM Jff aN a Gead, bPO RheI i gJO TJPM HeNNage i decided i RaIOed OJ HeeO heM. i OMied OJ NeO OhaO PK JIGT OJ be OJGd OhaO Nhe iN JPO Jf cJPIOMT fJM a RhiGe. iI caiMJ. i RiGG Nee TJP OheMe. haMMT" calcext:value-type="string">
            <text:p>HaMTaH, iO iN gMeaO OJ heaM fMJH TJP. Re did Kick PK NJHe chaOOeM a cJPKGe Jf HJIOhN agJ aId j RaN HeIOiJIed OheMe OJJ, NJ Re aGMeadT haQe a fiGe JI heM. heM IaHe iN jJdie aId Nhe RJMkN aN GiaiNJI beOReeI Ohe bMiOiNh GibMaMT aId Ohe bMiOiNh HPNePH, MeNeaMchiIg GiIkN beOReeI aMOefacON aId iHKeMiaG MJHaI OeSON, NJ OhaO OieN iI RiOh Ohe iIOeGGigeIce TJP haQe beeI MeceiQiIg. IJOhiIg NPggeNON OhaO Nhe haN beeI iIQJGQed iI aITOhiIg NhadT aId Nhe haN heGKed RiOh NeQeMaG iINPMaIce fMaPd caNeN. Nhe haN aI iIOeMeNOiIg backgMJPId. Nhe did a Khd JI hPHaI HigMaOiJI NOPdieN, HaiIGT HaOheHaOicaG HJdeGGiIg, OheI HJQed JI OJ NOPdT kIJRGedge HigMaOiJI Rhich gJO heM iIOJ Ohe bibGiJKhiGe ciMcPiO. afOeM gMadPaOiIg Nhe NKeIO NJHe OiHe RiOh JIe Jf Ohe GJIdJI aPcOiJI hJPNeN RJMkiIg JI KMJQeIaIce befJMe OakiIg heM cPMMeIO KJNiOiJI RiOh Ohe GibMaMT. OheMe MeaGGT iN IJOhiIg NPNKiciJPN iI heM backgMJPId aId i RaN iIcGiIed OJ RMiOe heM Jff aN a Gead, bPO RheI i gJO TJPM HeNNage i decided i RaIOed OJ HeeO heM. i OMied OJ NeO OhaO PK JIGT OJ be OJGd OhaO Nhe iN JPO Jf cJPIOMT fJM a RhiGe. iI caiMJ. i RiGG Nee TJP OheMe. haMMT</text:p>
          </table:table-cell>
          <table:table-cell table:formula="of:=SUBSTITUTE([.L48]; [.M46]; [.M45])" office:value-type="string" office:string-value="HaMTaH, iO iN gMeaO OJ heaM fMJH TJP. Re did Kick PK NJHe chaOOeM a cJPKle Jf HJIOhN agJ aId j RaN HeIOiJIed OheMe OJJ, NJ Re alMeadT haQe a file JI heM. heM IaHe iN jJdie aId Nhe RJMkN aN liaiNJI beOReeI Ohe bMiOiNh libMaMT aId Ohe bMiOiNh HPNePH, MeNeaMchiIg liIkN beOReeI aMOefacON aId iHKeMial MJHaI OeSON, NJ OhaO OieN iI RiOh Ohe iIOelligeIce TJP haQe beeI MeceiQiIg. IJOhiIg NPggeNON OhaO Nhe haN beeI iIQJlQed iI aITOhiIg NhadT aId Nhe haN helKed RiOh NeQeMal iINPMaIce fMaPd caNeN. Nhe haN aI iIOeMeNOiIg backgMJPId. Nhe did a Khd JI hPHaI HigMaOiJI NOPdieN, HaiIlT HaOheHaOical HJdelliIg, OheI HJQed JI OJ NOPdT kIJRledge HigMaOiJI Rhich gJO heM iIOJ Ohe bibliJKhile ciMcPiO. afOeM gMadPaOiIg Nhe NKeIO NJHe OiHe RiOh JIe Jf Ohe lJIdJI aPcOiJI hJPNeN RJMkiIg JI KMJQeIaIce befJMe OakiIg heM cPMMeIO KJNiOiJI RiOh Ohe libMaMT. OheMe MeallT iN IJOhiIg NPNKiciJPN iI heM backgMJPId aId i RaN iIcliIed OJ RMiOe heM Jff aN a lead, bPO RheI i gJO TJPM HeNNage i decided i RaIOed OJ HeeO heM. i OMied OJ NeO OhaO PK JIlT OJ be OJld OhaO Nhe iN JPO Jf cJPIOMT fJM a Rhile. iI caiMJ. i Rill Nee TJP OheMe. haMMT" calcext:value-type="string">
            <text:p>HaMTaH, iO iN gMeaO OJ heaM fMJH TJP. Re did Kick PK NJHe chaOOeM a cJPKle Jf HJIOhN agJ aId j RaN HeIOiJIed OheMe OJJ, NJ Re alMeadT haQe a file JI heM. heM IaHe iN jJdie aId Nhe RJMkN aN liaiNJI beOReeI Ohe bMiOiNh libMaMT aId Ohe bMiOiNh HPNePH, MeNeaMchiIg liIkN beOReeI aMOefacON aId iHKeMial MJHaI OeSON, NJ OhaO OieN iI RiOh Ohe iIOelligeIce TJP haQe beeI MeceiQiIg. IJOhiIg NPggeNON OhaO Nhe haN beeI iIQJlQed iI aITOhiIg NhadT aId Nhe haN helKed RiOh NeQeMal iINPMaIce fMaPd caNeN. Nhe haN aI iIOeMeNOiIg backgMJPId. Nhe did a Khd JI hPHaI HigMaOiJI NOPdieN, HaiIlT HaOheHaOical HJdelliIg, OheI HJQed JI OJ NOPdT kIJRledge HigMaOiJI Rhich gJO heM iIOJ Ohe bibliJKhile ciMcPiO. afOeM gMadPaOiIg Nhe NKeIO NJHe OiHe RiOh JIe Jf Ohe lJIdJI aPcOiJI hJPNeN RJMkiIg JI KMJQeIaIce befJMe OakiIg heM cPMMeIO KJNiOiJI RiOh Ohe libMaMT. OheMe MeallT iN IJOhiIg NPNKiciJPN iI heM backgMJPId aId i RaN iIcliIed OJ RMiOe heM Jff aN a lead, bPO RheI i gJO TJPM HeNNage i decided i RaIOed OJ HeeO heM. i OMied OJ NeO OhaO PK JIlT OJ be OJld OhaO Nhe iN JPO Jf cJPIOMT fJM a Rhile. iI caiMJ. i Rill Nee TJP OheMe. haMMT</text:p>
          </table:table-cell>
          <table:table-cell table:formula="of:=SUBSTITUTE([.M48]; [.N46]; [.N45])" office:value-type="string" office:string-value="maMTam, iO iN gMeaO OJ heaM fMJm TJP. Re did Kick PK NJme chaOOeM a cJPKle Jf mJIOhN agJ aId j RaN meIOiJIed OheMe OJJ, NJ Re alMeadT haQe a file JI heM. heM Iame iN jJdie aId Nhe RJMkN aN liaiNJI beOReeI Ohe bMiOiNh libMaMT aId Ohe bMiOiNh mPNePm, MeNeaMchiIg liIkN beOReeI aMOefacON aId imKeMial MJmaI OeSON, NJ OhaO OieN iI RiOh Ohe iIOelligeIce TJP haQe beeI MeceiQiIg. IJOhiIg NPggeNON OhaO Nhe haN beeI iIQJlQed iI aITOhiIg NhadT aId Nhe haN helKed RiOh NeQeMal iINPMaIce fMaPd caNeN. Nhe haN aI iIOeMeNOiIg backgMJPId. Nhe did a Khd JI hPmaI migMaOiJI NOPdieN, maiIlT maOhemaOical mJdelliIg, OheI mJQed JI OJ NOPdT kIJRledge migMaOiJI Rhich gJO heM iIOJ Ohe bibliJKhile ciMcPiO. afOeM gMadPaOiIg Nhe NKeIO NJme Oime RiOh JIe Jf Ohe lJIdJI aPcOiJI hJPNeN RJMkiIg JI KMJQeIaIce befJMe OakiIg heM cPMMeIO KJNiOiJI RiOh Ohe libMaMT. OheMe MeallT iN IJOhiIg NPNKiciJPN iI heM backgMJPId aId i RaN iIcliIed OJ RMiOe heM Jff aN a lead, bPO RheI i gJO TJPM meNNage i decided i RaIOed OJ meeO heM. i OMied OJ NeO OhaO PK JIlT OJ be OJld OhaO Nhe iN JPO Jf cJPIOMT fJM a Rhile. iI caiMJ. i Rill Nee TJP OheMe. haMMT" calcext:value-type="string">
            <text:p>maMTam, iO iN gMeaO OJ heaM fMJm TJP. Re did Kick PK NJme chaOOeM a cJPKle Jf mJIOhN agJ aId j RaN meIOiJIed OheMe OJJ, NJ Re alMeadT haQe a file JI heM. heM Iame iN jJdie aId Nhe RJMkN aN liaiNJI beOReeI Ohe bMiOiNh libMaMT aId Ohe bMiOiNh mPNePm, MeNeaMchiIg liIkN beOReeI aMOefacON aId imKeMial MJmaI OeSON, NJ OhaO OieN iI RiOh Ohe iIOelligeIce TJP haQe beeI MeceiQiIg. IJOhiIg NPggeNON OhaO Nhe haN beeI iIQJlQed iI aITOhiIg NhadT aId Nhe haN helKed RiOh NeQeMal iINPMaIce fMaPd caNeN. Nhe haN aI iIOeMeNOiIg backgMJPId. Nhe did a Khd JI hPmaI migMaOiJI NOPdieN, maiIlT maOhemaOical mJdelliIg, OheI mJQed JI OJ NOPdT kIJRledge migMaOiJI Rhich gJO heM iIOJ Ohe bibliJKhile ciMcPiO. afOeM gMadPaOiIg Nhe NKeIO NJme Oime RiOh JIe Jf Ohe lJIdJI aPcOiJI hJPNeN RJMkiIg JI KMJQeIaIce befJMe OakiIg heM cPMMeIO KJNiOiJI RiOh Ohe libMaMT. OheMe MeallT iN IJOhiIg NPNKiciJPN iI heM backgMJPId aId i RaN iIcliIed OJ RMiOe heM Jff aN a lead, bPO RheI i gJO TJPM meNNage i decided i RaIOed OJ meeO heM. i OMied OJ NeO OhaO PK JIlT OJ be OJld OhaO Nhe iN JPO Jf cJPIOMT fJM a Rhile. iI caiMJ. i Rill Nee TJP OheMe. haMMT</text:p>
          </table:table-cell>
          <table:table-cell table:formula="of:=SUBSTITUTE([.N48]; [.O46]; [.O45])" office:value-type="string" office:string-value="maMTam, iO iN gMeaO OJ heaM fMJm TJP. Re did Kick PK NJme chaOOeM a cJPKle Jf mJnOhN agJ and j RaN menOiJned OheMe OJJ, NJ Re alMeadT haQe a file Jn heM. heM name iN jJdie and Nhe RJMkN aN liaiNJn beOReen Ohe bMiOiNh libMaMT and Ohe bMiOiNh mPNePm, MeNeaMching linkN beOReen aMOefacON and imKeMial MJman OeSON, NJ OhaO OieN in RiOh Ohe inOelligence TJP haQe been MeceiQing. nJOhing NPggeNON OhaO Nhe haN been inQJlQed in anTOhing NhadT and Nhe haN helKed RiOh NeQeMal inNPMance fMaPd caNeN. Nhe haN an inOeMeNOing backgMJPnd. Nhe did a Khd Jn hPman migMaOiJn NOPdieN, mainlT maOhemaOical mJdelling, Ohen mJQed Jn OJ NOPdT knJRledge migMaOiJn Rhich gJO heM inOJ Ohe bibliJKhile ciMcPiO. afOeM gMadPaOing Nhe NKenO NJme Oime RiOh Jne Jf Ohe lJndJn aPcOiJn hJPNeN RJMking Jn KMJQenance befJMe Oaking heM cPMMenO KJNiOiJn RiOh Ohe libMaMT. OheMe MeallT iN nJOhing NPNKiciJPN in heM backgMJPnd and i RaN inclined OJ RMiOe heM Jff aN a lead, bPO Rhen i gJO TJPM meNNage i decided i RanOed OJ meeO heM. i OMied OJ NeO OhaO PK JnlT OJ be OJld OhaO Nhe iN JPO Jf cJPnOMT fJM a Rhile. in caiMJ. i Rill Nee TJP OheMe. haMMT" calcext:value-type="string">
            <text:p>maMTam, iO iN gMeaO OJ heaM fMJm TJP. Re did Kick PK NJme chaOOeM a cJPKle Jf mJnOhN agJ and j RaN menOiJned OheMe OJJ, NJ Re alMeadT haQe a file Jn heM. heM name iN jJdie and Nhe RJMkN aN liaiNJn beOReen Ohe bMiOiNh libMaMT and Ohe bMiOiNh mPNePm, MeNeaMching linkN beOReen aMOefacON and imKeMial MJman OeSON, NJ OhaO OieN in RiOh Ohe inOelligence TJP haQe been MeceiQing. nJOhing NPggeNON OhaO Nhe haN been inQJlQed in anTOhing NhadT and Nhe haN helKed RiOh NeQeMal inNPMance fMaPd caNeN. Nhe haN an inOeMeNOing backgMJPnd. Nhe did a Khd Jn hPman migMaOiJn NOPdieN, mainlT maOhemaOical mJdelling, Ohen mJQed Jn OJ NOPdT knJRledge migMaOiJn Rhich gJO heM inOJ Ohe bibliJKhile ciMcPiO. afOeM gMadPaOing Nhe NKenO NJme Oime RiOh Jne Jf Ohe lJndJn aPcOiJn hJPNeN RJMking Jn KMJQenance befJMe Oaking heM cPMMenO KJNiOiJn RiOh Ohe libMaMT. OheMe MeallT iN nJOhing NPNKiciJPN in heM backgMJPnd and i RaN inclined OJ RMiOe heM Jff aN a lead, bPO Rhen i gJO TJPM meNNage i decided i RanOed OJ meeO heM. i OMied OJ NeO OhaO PK JnlT OJ be OJld OhaO Nhe iN JPO Jf cJPnOMT fJM a Rhile. in caiMJ. i Rill Nee TJP OheMe. haMMT</text:p>
          </table:table-cell>
          <table:table-cell table:formula="of:=SUBSTITUTE([.O48]; [.P46]; [.P45])" office:value-type="string" office:string-value="maMTam, iO iN gMeaO Oo heaM fMom ToP. Re did Kick PK Nome chaOOeM a coPKle of monOhN ago and j RaN menOioned OheMe Ooo, No Re alMeadT haQe a file on heM. heM name iN jodie and Nhe RoMkN aN liaiNon beOReen Ohe bMiOiNh libMaMT and Ohe bMiOiNh mPNePm, MeNeaMching linkN beOReen aMOefacON and imKeMial Moman OeSON, No OhaO OieN in RiOh Ohe inOelligence ToP haQe been MeceiQing. noOhing NPggeNON OhaO Nhe haN been inQolQed in anTOhing NhadT and Nhe haN helKed RiOh NeQeMal inNPMance fMaPd caNeN. Nhe haN an inOeMeNOing backgMoPnd. Nhe did a Khd on hPman migMaOion NOPdieN, mainlT maOhemaOical modelling, Ohen moQed on Oo NOPdT knoRledge migMaOion Rhich goO heM inOo Ohe biblioKhile ciMcPiO. afOeM gMadPaOing Nhe NKenO Nome Oime RiOh one of Ohe london aPcOion hoPNeN RoMking on KMoQenance befoMe Oaking heM cPMMenO KoNiOion RiOh Ohe libMaMT. OheMe MeallT iN noOhing NPNKicioPN in heM backgMoPnd and i RaN inclined Oo RMiOe heM off aN a lead, bPO Rhen i goO ToPM meNNage i decided i RanOed Oo meeO heM. i OMied Oo NeO OhaO PK onlT Oo be Oold OhaO Nhe iN oPO of coPnOMT foM a Rhile. in caiMo. i Rill Nee ToP OheMe. haMMT" calcext:value-type="string">
            <text:p>maMTam, iO iN gMeaO Oo heaM fMom ToP. Re did Kick PK Nome chaOOeM a coPKle of monOhN ago and j RaN menOioned OheMe Ooo, No Re alMeadT haQe a file on heM. heM name iN jodie and Nhe RoMkN aN liaiNon beOReen Ohe bMiOiNh libMaMT and Ohe bMiOiNh mPNePm, MeNeaMching linkN beOReen aMOefacON and imKeMial Moman OeSON, No OhaO OieN in RiOh Ohe inOelligence ToP haQe been MeceiQing. noOhing NPggeNON OhaO Nhe haN been inQolQed in anTOhing NhadT and Nhe haN helKed RiOh NeQeMal inNPMance fMaPd caNeN. Nhe haN an inOeMeNOing backgMoPnd. Nhe did a Khd on hPman migMaOion NOPdieN, mainlT maOhemaOical modelling, Ohen moQed on Oo NOPdT knoRledge migMaOion Rhich goO heM inOo Ohe biblioKhile ciMcPiO. afOeM gMadPaOing Nhe NKenO Nome Oime RiOh one of Ohe london aPcOion hoPNeN RoMking on KMoQenance befoMe Oaking heM cPMMenO KoNiOion RiOh Ohe libMaMT. OheMe MeallT iN noOhing NPNKicioPN in heM backgMoPnd and i RaN inclined Oo RMiOe heM off aN a lead, bPO Rhen i goO ToPM meNNage i decided i RanOed Oo meeO heM. i OMied Oo NeO OhaO PK onlT Oo be Oold OhaO Nhe iN oPO of coPnOMT foM a Rhile. in caiMo. i Rill Nee ToP OheMe. haMMT</text:p>
          </table:table-cell>
          <table:table-cell table:formula="of:=SUBSTITUTE([.P48]; [.Q46]; [.Q45])" office:value-type="string" office:string-value="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 calcext:value-type="string">
            <text:p>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text:p>
          </table:table-cell>
          <table:table-cell table:formula="of:=SUBSTITUTE([.Q48]; [.R46]; [.R45])" office:value-type="string" office:string-value="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 calcext:value-type="string">
            <text:p>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text:p>
          </table:table-cell>
          <table:table-cell table:formula="of:=SUBSTITUTE([.R48]; [.S46]; [.S45])" office:value-type="string" office:string-value="marTam, iO iN greaO Oo hear from ToP. Re did pick Pp Nome chaOOer a coPple of monOhN ago and j RaN menOioned Ohere Ooo, No Re alreadT haQe a file on her. her name iN jodie and Nhe RorkN aN liaiNon beOReen Ohe briOiNh librarT and Ohe briOiNh mPNePm, reNearching linkN beOReen arOefacON and imperial roman OeSON, No OhaO OieN in RiOh Ohe inOelligence ToP haQe been receiQing. noOhing NPggeNON OhaO Nhe haN been inQolQed in anTOhing NhadT and Nhe haN helped RiOh NeQeral inNPrance fraPd caNeN. Nhe haN an inOereNOing backgroPnd. Nhe did a phd on hPman migraOion NOPdieN, mainlT maOhemaOical modelling, Ohen moQed on Oo NOPdT knoRledge migraOion Rhich goO her inOo Ohe bibliophile circPiO. afOer gradPaOing Nhe NpenO Nome Oime RiOh one of Ohe london aPcOion hoPNeN Rorking on proQenance before Oaking her cPrrenO poNiOion RiOh Ohe librarT. Ohere reallT iN noOhing NPNpicioPN in her backgroPnd and i RaN inclined Oo RriOe her off aN a lead, bPO Rhen i goO ToPr meNNage i decided i RanOed Oo meeO her. i Oried Oo NeO OhaO Pp onlT Oo be Oold OhaO Nhe iN oPO of coPnOrT for a Rhile. in cairo. i Rill Nee ToP Ohere. harrT" calcext:value-type="string">
            <text:p>marTam, iO iN greaO Oo hear from ToP. Re did pick Pp Nome chaOOer a coPple of monOhN ago and j RaN menOioned Ohere Ooo, No Re alreadT haQe a file on her. her name iN jodie and Nhe RorkN aN liaiNon beOReen Ohe briOiNh librarT and Ohe briOiNh mPNePm, reNearching linkN beOReen arOefacON and imperial roman OeSON, No OhaO OieN in RiOh Ohe inOelligence ToP haQe been receiQing. noOhing NPggeNON OhaO Nhe haN been inQolQed in anTOhing NhadT and Nhe haN helped RiOh NeQeral inNPrance fraPd caNeN. Nhe haN an inOereNOing backgroPnd. Nhe did a phd on hPman migraOion NOPdieN, mainlT maOhemaOical modelling, Ohen moQed on Oo NOPdT knoRledge migraOion Rhich goO her inOo Ohe bibliophile circPiO. afOer gradPaOing Nhe NpenO Nome Oime RiOh one of Ohe london aPcOion hoPNeN Rorking on proQenance before Oaking her cPrrenO poNiOion RiOh Ohe librarT. Ohere reallT iN noOhing NPNpicioPN in her backgroPnd and i RaN inclined Oo RriOe her off aN a lead, bPO Rhen i goO ToPr meNNage i decided i RanOed Oo meeO her. i Oried Oo NeO OhaO Pp onlT Oo be Oold OhaO Nhe iN oPO of coPnOrT for a Rhile. in cairo. i Rill Nee ToP Ohere. harrT</text:p>
          </table:table-cell>
          <table:table-cell table:formula="of:=SUBSTITUTE([.S48]; [.T46]; [.T45])" office:value-type="string" office:string-value="marTam, iO is greaO Oo hear from ToP. Re did pick Pp some chaOOer a coPple of monOhs ago and j Ras menOioned Ohere Ooo, so Re alreadT haQe a file on her. her name is jodie and she Rorks as liaison beOReen Ohe briOish librarT and Ohe briOish mPsePm, researching links beOReen arOefacOs and imperial roman OeSOs, so OhaO Oies in RiOh Ohe inOelligence ToP haQe been receiQing. noOhing sPggesOs OhaO she has been inQolQed in anTOhing shadT and she has helped RiOh seQeral insPrance fraPd cases. she has an inOeresOing backgroPnd. she did a phd on hPman migraOion sOPdies, mainlT maOhemaOical modelling, Ohen moQed on Oo sOPdT knoRledge migraOion Rhich goO her inOo Ohe bibliophile circPiO. afOer gradPaOing she spenO some Oime RiOh one of Ohe london aPcOion hoPses Rorking on proQenance before Oaking her cPrrenO posiOion RiOh Ohe librarT. Ohere reallT is noOhing sPspicioPs in her backgroPnd and i Ras inclined Oo RriOe her off as a lead, bPO Rhen i goO ToPr message i decided i RanOed Oo meeO her. i Oried Oo seO OhaO Pp onlT Oo be Oold OhaO she is oPO of coPnOrT for a Rhile. in cairo. i Rill see ToP Ohere. harrT" calcext:value-type="string">
            <text:p>marTam, iO is greaO Oo hear from ToP. Re did pick Pp some chaOOer a coPple of monOhs ago and j Ras menOioned Ohere Ooo, so Re alreadT haQe a file on her. her name is jodie and she Rorks as liaison beOReen Ohe briOish librarT and Ohe briOish mPsePm, researching links beOReen arOefacOs and imperial roman OeSOs, so OhaO Oies in RiOh Ohe inOelligence ToP haQe been receiQing. noOhing sPggesOs OhaO she has been inQolQed in anTOhing shadT and she has helped RiOh seQeral insPrance fraPd cases. she has an inOeresOing backgroPnd. she did a phd on hPman migraOion sOPdies, mainlT maOhemaOical modelling, Ohen moQed on Oo sOPdT knoRledge migraOion Rhich goO her inOo Ohe bibliophile circPiO. afOer gradPaOing she spenO some Oime RiOh one of Ohe london aPcOion hoPses Rorking on proQenance before Oaking her cPrrenO posiOion RiOh Ohe librarT. Ohere reallT is noOhing sPspicioPs in her backgroPnd and i Ras inclined Oo RriOe her off as a lead, bPO Rhen i goO ToPr message i decided i RanOed Oo meeO her. i Oried Oo seO OhaO Pp onlT Oo be Oold OhaO she is oPO of coPnOrT for a Rhile. in cairo. i Rill see ToP Ohere. harrT</text:p>
          </table:table-cell>
          <table:table-cell table:formula="of:=SUBSTITUTE([.T48]; [.U46]; [.U45])" office:value-type="string" office:string-value="marTam, it is great to hear from ToP. Re did pick Pp some chatter a coPple of months ago and j Ras mentioned there too, so Re alreadT haQe a file on her. her name is jodie and she Rorks as liaison betReen the british librarT and the british mPsePm, researching links betReen artefacts and imperial roman teSts, so that ties in Rith the intelligence ToP haQe been receiQing. nothing sPggests that she has been inQolQed in anTthing shadT and she has helped Rith seQeral insPrance fraPd cases. she has an interesting backgroPnd. she did a phd on hPman migration stPdies, mainlT mathematical modelling, then moQed on to stPdT knoRledge migration Rhich got her into the bibliophile circPit. after gradPating she spent some time Rith one of the london aPction hoPses Rorking on proQenance before taking her cPrrent position Rith the librarT. there reallT is nothing sPspicioPs in her backgroPnd and i Ras inclined to Rrite her off as a lead, bPt Rhen i got ToPr message i decided i Ranted to meet her. i tried to set that Pp onlT to be told that she is oPt of coPntrT for a Rhile. in cairo. i Rill see ToP there. harrT" calcext:value-type="string">
            <text:p>marTam, it is great to hear from ToP. Re did pick Pp some chatter a coPple of months ago and j Ras mentioned there too, so Re alreadT haQe a file on her. her name is jodie and she Rorks as liaison betReen the british librarT and the british mPsePm, researching links betReen artefacts and imperial roman teSts, so that ties in Rith the intelligence ToP haQe been receiQing. nothing sPggests that she has been inQolQed in anTthing shadT and she has helped Rith seQeral insPrance fraPd cases. she has an interesting backgroPnd. she did a phd on hPman migration stPdies, mainlT mathematical modelling, then moQed on to stPdT knoRledge migration Rhich got her into the bibliophile circPit. after gradPating she spent some time Rith one of the london aPction hoPses Rorking on proQenance before taking her cPrrent position Rith the librarT. there reallT is nothing sPspicioPs in her backgroPnd and i Ras inclined to Rrite her off as a lead, bPt Rhen i got ToPr message i decided i Ranted to meet her. i tried to set that Pp onlT to be told that she is oPt of coPntrT for a Rhile. in cairo. i Rill see ToP there. harrT</text:p>
          </table:table-cell>
          <table:table-cell table:formula="of:=SUBSTITUTE([.U48]; [.V46]; [.V45])" office:value-type="string" office:string-value="marTam, it is great to hear from Tou. Re did pick up some chatter a couple of months ago and j Ras mentioned there too, so Re alreadT haQe a file on her. her name is jodie and she Rorks as liaison betReen the british librarT and the british museum, researching links betReen artefacts and imperial roman teSts, so that ties in Rith the intelligence Tou haQe been receiQing. nothing suggests that she has been inQolQed in anTthing shadT and she has helped Rith seQeral insurance fraud cases. she has an interesting background. she did a phd on human migration studies, mainlT mathematical modelling, then moQed on to studT knoRledge migration Rhich got her into the bibliophile circuit. after graduating she spent some time Rith one of the london auction houses Rorking on proQ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 calcext:value-type="string">
            <text:p>marTam, it is great to hear from Tou. Re did pick up some chatter a couple of months ago and j Ras mentioned there too, so Re alreadT haQe a file on her. her name is jodie and she Rorks as liaison betReen the british librarT and the british museum, researching links betReen artefacts and imperial roman teSts, so that ties in Rith the intelligence Tou haQe been receiQing. nothing suggests that she has been inQolQed in anTthing shadT and she has helped Rith seQeral insurance fraud cases. she has an interesting background. she did a phd on human migration studies, mainlT mathematical modelling, then moQed on to studT knoRledge migration Rhich got her into the bibliophile circuit. after graduating she spent some time Rith one of the london auction houses Rorking on proQ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text:p>
          </table:table-cell>
          <table:table-cell table:formula="of:=SUBSTITUTE([.V48]; [.W46]; [.W45])" office:value-type="string" office:string-value="marTam, it is great to hear from Tou. Re did pick up some chatter a couple of months ago and j Ras mentioned there too, so Re alreadT have a file on her. her name is jodie and she Rorks as liaison betReen the british librarT and the british museum, researching links betReen artefacts and imperial roman teSts, so that ties in Rith the intelligence Tou have been receiving. nothing suggests that she has been involved in anTthing shadT and she has helped Rith several insurance fraud cases. she has an interesting background. she did a phd on human migration studies, mainlT mathematical modelling, then moved on to studT knoRledge migration Rhich got her into the bibliophile circuit. after graduating she spent some time Rith one of the london auction houses Rorking on prov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 calcext:value-type="string">
            <text:p>marTam, it is great to hear from Tou. Re did pick up some chatter a couple of months ago and j Ras mentioned there too, so Re alreadT have a file on her. her name is jodie and she Rorks as liaison betReen the british librarT and the british museum, researching links betReen artefacts and imperial roman teSts, so that ties in Rith the intelligence Tou have been receiving. nothing suggests that she has been involved in anTthing shadT and she has helped Rith several insurance fraud cases. she has an interesting background. she did a phd on human migration studies, mainlT mathematical modelling, then moved on to studT knoRledge migration Rhich got her into the bibliophile circuit. after graduating she spent some time Rith one of the london auction houses Rorking on prov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text:p>
          </table:table-cell>
          <table:table-cell table:formula="of:=SUBSTITUTE([.W48]; [.X46]; [.X45])" office:value-type="string" office:string-value="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S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 calcext:value-type="string">
            <text:p>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S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text:p>
          </table:table-cell>
          <table:table-cell table:formula="of:=SUBSTITUTE([.X48]; [.Y46]; [.Y45])" office:value-type="string" office:string-value="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x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 calcext:value-type="string">
            <text:p>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x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text:p>
          </table:table-cell>
          <table:table-cell table:formula="of:=SUBSTITUTE([.Y48]; [.Z46]; [.Z45])" office:value-type="string" office:string-value="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 calcext:value-type="string">
            <text:p>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text:p>
          </table:table-cell>
          <table:table-cell table:formula="of:=SUBSTITUTE([.Z48]; [.AA46]; [.AA45])" office:value-type="string" office:string-value="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 calcext:value-type="string">
            <text:p>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text:p>
          </table:table-cell>
          <table:table-cell table:number-columns-repeated="80"/>
        </table:table-row>
        <table:table-row table:style-name="ro1" table:number-rows-repeated="1048527">
          <table:table-cell table:number-columns-repeated="107"/>
        </table:table-row>
        <table:table-row table:style-name="ro1">
          <table:table-cell table:number-columns-repeated="107"/>
        </table:table-row>
      </table:table>
      <table:table table:name="Sheet2" table:style-name="ta1">
        <table:table-column table:style-name="co4" table:number-columns-repeated="7" table:default-cell-style-name="Default"/>
        <table:table-column table:style-name="co4" table:number-columns-repeated="2" table:default-cell-style-name="ce3"/>
        <table:table-column table:style-name="co4" table:number-columns-repeated="27" table:default-cell-style-name="Default"/>
        <table:table-row table:style-name="ro1" table:number-rows-repeated="2">
          <table:table-cell table:number-columns-repeated="7"/>
          <table:table-cell table:style-name="Default" table:number-columns-repeated="2"/>
          <table:table-cell table:number-columns-repeated="27"/>
        </table:table-row>
        <table:table-row table:style-name="ro1">
          <table:table-cell table:number-columns-repeated="3"/>
          <table:table-cell office:value-type="string" calcext:value-type="string">
            <text:p>Letter</text:p>
          </table:table-cell>
          <table:table-cell office:value-type="string" calcext:value-type="string">
            <text:p>Sample count</text:p>
          </table:table-cell>
          <table:table-cell/>
          <table:table-cell office:value-type="string" calcext:value-type="string">
            <text:p>ln(P(letter)</text:p>
          </table:table-cell>
          <table:table-cell table:style-name="Default" office:value-type="string" calcext:value-type="string">
            <text:p>log10(P(letter))</text:p>
          </table:table-cell>
          <table:table-cell table:style-name="Default"/>
          <table:table-cell table:number-columns-repeated="27"/>
        </table:table-row>
        <table:table-row table:style-name="ro1">
          <table:table-cell table:number-columns-repeated="7"/>
          <table:table-cell table:style-name="Default" table:number-columns-repeated="2"/>
          <table:table-cell table:number-columns-repeated="27"/>
        </table:table-row>
        <table:table-row table:style-name="ro1">
          <table:table-cell table:number-columns-repeated="3"/>
          <table:table-cell office:value-type="string" calcext:value-type="string">
            <text:p>a</text:p>
          </table:table-cell>
          <table:table-cell office:value-type="float" office:value="489107" calcext:value-type="float">
            <text:p>489107</text:p>
          </table:table-cell>
          <table:table-cell/>
          <table:table-cell table:formula="of:=LN([.E5]/SUM([.E$5:.E$30]))" office:value-type="float" office:value="-2.5478085818751" calcext:value-type="float">
            <text:p>-2.5478085818751</text:p>
          </table:table-cell>
          <table:table-cell table:formula="of:=LOG10([.E5]/SUM([.E$5:.E$30]))" office:value-type="float" office:value="-1.1064992080541" calcext:value-type="float">
            <text:p>-1.1064992080541</text:p>
          </table:table-cell>
          <table:table-cell table:number-columns-repeated="28"/>
        </table:table-row>
        <table:table-row table:style-name="ro1">
          <table:table-cell table:number-columns-repeated="3"/>
          <table:table-cell office:value-type="string" calcext:value-type="string">
            <text:p>b</text:p>
          </table:table-cell>
          <table:table-cell office:value-type="float" office:value="92647" calcext:value-type="float">
            <text:p>92647</text:p>
          </table:table-cell>
          <table:table-cell/>
          <table:table-cell table:formula="of:=LN([.E6]/SUM([.E$5:.E$30]))" office:value-type="float" office:value="-4.21159328903695" calcext:value-type="float">
            <text:p>-4.21159328903695</text:p>
          </table:table-cell>
          <table:table-cell table:formula="of:=LOG10([.E6]/SUM([.E$5:.E$30]))" office:value-type="float" office:value="-1.82907172544951" calcext:value-type="float">
            <text:p>-1.82907172544951</text:p>
          </table:table-cell>
          <table:table-cell table:number-columns-repeated="28"/>
        </table:table-row>
        <table:table-row table:style-name="ro1">
          <table:table-cell table:number-columns-repeated="3"/>
          <table:table-cell office:value-type="string" calcext:value-type="string">
            <text:p>c</text:p>
          </table:table-cell>
          <table:table-cell office:value-type="float" office:value="140497" calcext:value-type="float">
            <text:p>140497</text:p>
          </table:table-cell>
          <table:table-cell/>
          <table:table-cell table:formula="of:=LN([.E7]/SUM([.E$5:.E$30]))" office:value-type="float" office:value="-3.79520372508696" calcext:value-type="float">
            <text:p>-3.79520372508696</text:p>
          </table:table-cell>
          <table:table-cell table:formula="of:=LOG10([.E7]/SUM([.E$5:.E$30]))" office:value-type="float" office:value="-1.64823603550393" calcext:value-type="float">
            <text:p>-1.64823603550393</text:p>
          </table:table-cell>
          <table:table-cell table:number-columns-repeated="28"/>
        </table:table-row>
        <table:table-row table:style-name="ro1">
          <table:table-cell table:number-columns-repeated="3"/>
          <table:table-cell office:value-type="string" calcext:value-type="string">
            <text:p>d</text:p>
          </table:table-cell>
          <table:table-cell office:value-type="float" office:value="267381" calcext:value-type="float">
            <text:p>267381</text:p>
          </table:table-cell>
          <table:table-cell/>
          <table:table-cell table:formula="of:=LN([.E8]/SUM([.E$5:.E$30]))" office:value-type="float" office:value="-3.15171525377613" calcext:value-type="float">
            <text:p>-3.15171525377613</text:p>
          </table:table-cell>
          <table:table-cell table:formula="of:=LOG10([.E8]/SUM([.E$5:.E$30]))" office:value-type="float" office:value="-1.36877254324528" calcext:value-type="float">
            <text:p>-1.36877254324528</text:p>
          </table:table-cell>
          <table:table-cell/>
          <table:table-cell office:value-type="string" calcext:value-type="string">
            <text:p>ln</text:p>
          </table:table-cell>
          <table:table-cell office:value-type="float" office:value="-2.5478085818751" calcext:value-type="float">
            <text:p>-2.5478085818751</text:p>
          </table:table-cell>
          <table:table-cell office:value-type="float" office:value="-4.21159328903695" calcext:value-type="float">
            <text:p>-4.21159328903695</text:p>
          </table:table-cell>
          <table:table-cell office:value-type="float" office:value="-3.79520372508696" calcext:value-type="float">
            <text:p>-3.79520372508696</text:p>
          </table:table-cell>
          <table:table-cell office:value-type="float" office:value="-3.15171525377613" calcext:value-type="float">
            <text:p>-3.15171525377613</text:p>
          </table:table-cell>
          <table:table-cell office:value-type="float" office:value="-2.11196760530308" calcext:value-type="float">
            <text:p>-2.11196760530308</text:p>
          </table:table-cell>
          <table:table-cell office:value-type="float" office:value="-3.83559668031211" calcext:value-type="float">
            <text:p>-3.83559668031211</text:p>
          </table:table-cell>
          <table:table-cell office:value-type="float" office:value="-3.97417282881644" calcext:value-type="float">
            <text:p>-3.97417282881644</text:p>
          </table:table-cell>
          <table:table-cell office:value-type="float" office:value="-2.71005802889124" calcext:value-type="float">
            <text:p>-2.71005802889124</text:p>
          </table:table-cell>
          <table:table-cell office:value-type="float" office:value="-2.69982329391249" calcext:value-type="float">
            <text:p>-2.69982329391249</text:p>
          </table:table-cell>
          <table:table-cell office:value-type="float" office:value="-6.85483651280521" calcext:value-type="float">
            <text:p>-6.85483651280521</text:p>
          </table:table-cell>
          <table:table-cell office:value-type="float" office:value="-4.749296928908" calcext:value-type="float">
            <text:p>-4.749296928908</text:p>
          </table:table-cell>
          <table:table-cell office:value-type="float" office:value="-3.18535104415148" calcext:value-type="float">
            <text:p>-3.18535104415148</text:p>
          </table:table-cell>
          <table:table-cell office:value-type="float" office:value="-3.59384932773747" calcext:value-type="float">
            <text:p>-3.59384932773747</text:p>
          </table:table-cell>
          <table:table-cell office:value-type="float" office:value="-2.70409058150498" calcext:value-type="float">
            <text:p>-2.70409058150498</text:p>
          </table:table-cell>
          <table:table-cell office:value-type="float" office:value="-2.51945581397074" calcext:value-type="float">
            <text:p>-2.51945581397074</text:p>
          </table:table-cell>
          <table:table-cell office:value-type="float" office:value="-4.13281257472412" calcext:value-type="float">
            <text:p>-4.13281257472412</text:p>
          </table:table-cell>
          <table:table-cell office:value-type="float" office:value="-7.03782597089605" calcext:value-type="float">
            <text:p>-7.03782597089605</text:p>
          </table:table-cell>
          <table:table-cell office:value-type="float" office:value="-2.82033807555745" calcext:value-type="float">
            <text:p>-2.82033807555745</text:p>
          </table:table-cell>
          <table:table-cell office:value-type="float" office:value="-2.73968067784683" calcext:value-type="float">
            <text:p>-2.73968067784683</text:p>
          </table:table-cell>
          <table:table-cell office:value-type="float" office:value="-2.4141348481169" calcext:value-type="float">
            <text:p>-2.4141348481169</text:p>
          </table:table-cell>
          <table:table-cell office:value-type="float" office:value="-3.49464028519482" calcext:value-type="float">
            <text:p>-3.49464028519482</text:p>
          </table:table-cell>
          <table:table-cell office:value-type="float" office:value="-4.56322184589842" calcext:value-type="float">
            <text:p>-4.56322184589842</text:p>
          </table:table-cell>
          <table:table-cell office:value-type="float" office:value="-3.70420378637937" calcext:value-type="float">
            <text:p>-3.70420378637937</text:p>
          </table:table-cell>
          <table:table-cell office:value-type="float" office:value="-6.74080354488926" calcext:value-type="float">
            <text:p>-6.74080354488926</text:p>
          </table:table-cell>
          <table:table-cell office:value-type="float" office:value="-3.77956825501445" calcext:value-type="float">
            <text:p>-3.77956825501445</text:p>
          </table:table-cell>
          <table:table-cell office:value-type="float" office:value="-7.46642468517366" calcext:value-type="float">
            <text:p>-7.46642468517366</text:p>
          </table:table-cell>
        </table:table-row>
        <table:table-row table:style-name="ro1">
          <table:table-cell table:number-columns-repeated="3"/>
          <table:table-cell office:value-type="string" calcext:value-type="string">
            <text:p>e</text:p>
          </table:table-cell>
          <table:table-cell office:value-type="float" office:value="756288" calcext:value-type="float">
            <text:p>756288</text:p>
          </table:table-cell>
          <table:table-cell/>
          <table:table-cell table:formula="of:=LN([.E9]/SUM([.E$5:.E$30]))" office:value-type="float" office:value="-2.11196760530308" calcext:value-type="float">
            <text:p>-2.11196760530308</text:p>
          </table:table-cell>
          <table:table-cell table:formula="of:=LOG10([.E9]/SUM([.E$5:.E$30]))" office:value-type="float" office:value="-0.917215876941552" calcext:value-type="float">
            <text:p>-0.917215876941552</text:p>
          </table:table-cell>
          <table:table-cell/>
          <table:table-cell office:value-type="string" calcext:value-type="string">
            <text:p>log10</text:p>
          </table:table-cell>
          <table:table-cell office:value-type="float" office:value="-1.1064992080541" calcext:value-type="float">
            <text:p>-1.1064992080541</text:p>
          </table:table-cell>
          <table:table-cell office:value-type="float" office:value="-1.82907172544951" calcext:value-type="float">
            <text:p>-1.82907172544951</text:p>
          </table:table-cell>
          <table:table-cell office:value-type="float" office:value="-1.64823603550393" calcext:value-type="float">
            <text:p>-1.64823603550393</text:p>
          </table:table-cell>
          <table:table-cell office:value-type="float" office:value="-1.36877254324528" calcext:value-type="float">
            <text:p>-1.36877254324528</text:p>
          </table:table-cell>
          <table:table-cell office:value-type="float" office:value="-0.917215876941552" calcext:value-type="float">
            <text:p>-0.917215876941552</text:p>
          </table:table-cell>
          <table:table-cell office:value-type="float" office:value="-1.66577847306598" calcext:value-type="float">
            <text:p>-1.66577847306598</text:p>
          </table:table-cell>
          <table:table-cell office:value-type="float" office:value="-1.72596132968482" calcext:value-type="float">
            <text:p>-1.72596132968482</text:p>
          </table:table-cell>
          <table:table-cell office:value-type="float" office:value="-1.17696324758507" calcext:value-type="float">
            <text:p>-1.17696324758507</text:p>
          </table:table-cell>
          <table:table-cell office:value-type="float" office:value="-1.17251835866006" calcext:value-type="float">
            <text:p>-1.17251835866006</text:p>
          </table:table-cell>
          <table:table-cell office:value-type="float" office:value="-2.97701767186023" calcext:value-type="float">
            <text:p>-2.97701767186023</text:p>
          </table:table-cell>
          <table:table-cell office:value-type="float" office:value="-2.06259344914481" calcext:value-type="float">
            <text:p>-2.06259344914481</text:p>
          </table:table-cell>
          <table:table-cell office:value-type="float" office:value="-1.38338038139975" calcext:value-type="float">
            <text:p>-1.38338038139975</text:p>
          </table:table-cell>
          <table:table-cell office:value-type="float" office:value="-1.56078893182809" calcext:value-type="float">
            <text:p>-1.56078893182809</text:p>
          </table:table-cell>
          <table:table-cell office:value-type="float" office:value="-1.17437161811417" calcext:value-type="float">
            <text:p>-1.17437161811417</text:p>
          </table:table-cell>
          <table:table-cell office:value-type="float" office:value="-1.09418575740656" calcext:value-type="float">
            <text:p>-1.09418575740656</text:p>
          </table:table-cell>
          <table:table-cell office:value-type="float" office:value="-1.79485769594305" calcext:value-type="float">
            <text:p>-1.79485769594305</text:p>
          </table:table-cell>
          <table:table-cell office:value-type="float" office:value="-3.05648898375555" calcext:value-type="float">
            <text:p>-3.05648898375555</text:p>
          </table:table-cell>
          <table:table-cell office:value-type="float" office:value="-1.22485726331624" calcext:value-type="float">
            <text:p>-1.22485726331624</text:p>
          </table:table-cell>
          <table:table-cell office:value-type="float" office:value="-1.18982820056584" calcext:value-type="float">
            <text:p>-1.18982820056584</text:p>
          </table:table-cell>
          <table:table-cell office:value-type="float" office:value="-1.04844544310752" calcext:value-type="float">
            <text:p>-1.04844544310752</text:p>
          </table:table-cell>
          <table:table-cell office:value-type="float" office:value="-1.51770299209692" calcext:value-type="float">
            <text:p>-1.51770299209692</text:p>
          </table:table-cell>
          <table:table-cell office:value-type="float" office:value="-1.98178206737405" calcext:value-type="float">
            <text:p>-1.98178206737405</text:p>
          </table:table-cell>
          <table:table-cell office:value-type="float" office:value="-1.60871526426969" calcext:value-type="float">
            <text:p>-1.60871526426969</text:p>
          </table:table-cell>
          <table:table-cell office:value-type="float" office:value="-2.92749378313928" calcext:value-type="float">
            <text:p>-2.92749378313928</text:p>
          </table:table-cell>
          <table:table-cell office:value-type="float" office:value="-1.64144563712948" calcext:value-type="float">
            <text:p>-1.64144563712948</text:p>
          </table:table-cell>
          <table:table-cell office:value-type="float" office:value="-3.24262704031714" calcext:value-type="float">
            <text:p>-3.24262704031714</text:p>
          </table:table-cell>
        </table:table-row>
        <table:table-row table:style-name="ro1">
          <table:table-cell table:number-columns-repeated="3"/>
          <table:table-cell office:value-type="string" calcext:value-type="string">
            <text:p>f</text:p>
          </table:table-cell>
          <table:table-cell office:value-type="float" office:value="134935" calcext:value-type="float">
            <text:p>134935</text:p>
          </table:table-cell>
          <table:table-cell/>
          <table:table-cell table:formula="of:=LN([.E10]/SUM([.E$5:.E$30]))" office:value-type="float" office:value="-3.83559668031211" calcext:value-type="float">
            <text:p>-3.83559668031211</text:p>
          </table:table-cell>
          <table:table-cell table:formula="of:=LOG10([.E10]/SUM([.E$5:.E$30]))" office:value-type="float" office:value="-1.66577847306598" calcext:value-type="float">
            <text:p>-1.66577847306598</text:p>
          </table:table-cell>
          <table:table-cell table:number-columns-repeated="28"/>
        </table:table-row>
        <table:table-row table:style-name="ro1">
          <table:table-cell table:number-columns-repeated="3"/>
          <table:table-cell office:value-type="string" calcext:value-type="string">
            <text:p>g</text:p>
          </table:table-cell>
          <table:table-cell office:value-type="float" office:value="117474" calcext:value-type="float">
            <text:p>117474</text:p>
          </table:table-cell>
          <table:table-cell/>
          <table:table-cell table:formula="of:=LN([.E11]/SUM([.E$5:.E$30]))" office:value-type="float" office:value="-3.97417282881644" calcext:value-type="float">
            <text:p>-3.97417282881644</text:p>
          </table:table-cell>
          <table:table-cell table:formula="of:=LOG10([.E11]/SUM([.E$5:.E$30]))" office:value-type="float" office:value="-1.72596132968482" calcext:value-type="float">
            <text:p>-1.72596132968482</text:p>
          </table:table-cell>
          <table:table-cell table:number-columns-repeated="28"/>
        </table:table-row>
        <table:table-row table:style-name="ro1">
          <table:table-cell table:number-columns-repeated="3"/>
          <table:table-cell office:value-type="string" calcext:value-type="string">
            <text:p>h</text:p>
          </table:table-cell>
          <table:table-cell office:value-type="float" office:value="415853" calcext:value-type="float">
            <text:p>415853</text:p>
          </table:table-cell>
          <table:table-cell/>
          <table:table-cell table:formula="of:=LN([.E12]/SUM([.E$5:.E$30]))" office:value-type="float" office:value="-2.71005802889124" calcext:value-type="float">
            <text:p>-2.71005802889124</text:p>
          </table:table-cell>
          <table:table-cell table:formula="of:=LOG10([.E12]/SUM([.E$5:.E$30]))" office:value-type="float" office:value="-1.17696324758507" calcext:value-type="float">
            <text:p>-1.17696324758507</text:p>
          </table:table-cell>
          <table:table-cell table:number-columns-repeated="28"/>
        </table:table-row>
        <table:table-row table:style-name="ro1">
          <table:table-cell table:number-columns-repeated="3"/>
          <table:table-cell office:value-type="string" calcext:value-type="string">
            <text:p>i</text:p>
          </table:table-cell>
          <table:table-cell office:value-type="float" office:value="420131" calcext:value-type="float">
            <text:p>420131</text:p>
          </table:table-cell>
          <table:table-cell/>
          <table:table-cell table:formula="of:=LN([.E13]/SUM([.E$5:.E$30]))" office:value-type="float" office:value="-2.69982329391249" calcext:value-type="float">
            <text:p>-2.69982329391249</text:p>
          </table:table-cell>
          <table:table-cell table:formula="of:=LOG10([.E13]/SUM([.E$5:.E$30]))" office:value-type="float" office:value="-1.17251835866006" calcext:value-type="float">
            <text:p>-1.17251835866006</text:p>
          </table:table-cell>
          <table:table-cell table:number-columns-repeated="28"/>
        </table:table-row>
        <table:table-row table:style-name="ro1">
          <table:table-cell table:number-columns-repeated="3"/>
          <table:table-cell office:value-type="string" calcext:value-type="string">
            <text:p>j</text:p>
          </table:table-cell>
          <table:table-cell office:value-type="float" office:value="6590" calcext:value-type="float">
            <text:p>6590</text:p>
          </table:table-cell>
          <table:table-cell/>
          <table:table-cell table:formula="of:=LN([.E14]/SUM([.E$5:.E$30]))" office:value-type="float" office:value="-6.85483651280521" calcext:value-type="float">
            <text:p>-6.85483651280521</text:p>
          </table:table-cell>
          <table:table-cell table:formula="of:=LOG10([.E14]/SUM([.E$5:.E$30]))" office:value-type="float" office:value="-2.97701767186023" calcext:value-type="float">
            <text:p>-2.97701767186023</text:p>
          </table:table-cell>
          <table:table-cell table:number-columns-repeated="28"/>
        </table:table-row>
        <table:table-row table:style-name="ro1">
          <table:table-cell table:number-columns-repeated="3"/>
          <table:table-cell office:value-type="string" calcext:value-type="string">
            <text:p>k</text:p>
          </table:table-cell>
          <table:table-cell office:value-type="float" office:value="54114" calcext:value-type="float">
            <text:p>54114</text:p>
          </table:table-cell>
          <table:table-cell/>
          <table:table-cell table:formula="of:=LN([.E15]/SUM([.E$5:.E$30]))" office:value-type="float" office:value="-4.749296928908" calcext:value-type="float">
            <text:p>-4.749296928908</text:p>
          </table:table-cell>
          <table:table-cell table:formula="of:=LOG10([.E15]/SUM([.E$5:.E$30]))" office:value-type="float" office:value="-2.06259344914481" calcext:value-type="float">
            <text:p>-2.06259344914481</text:p>
          </table:table-cell>
          <table:table-cell table:number-columns-repeated="28"/>
        </table:table-row>
        <table:table-row table:style-name="ro1">
          <table:table-cell table:number-columns-repeated="3"/>
          <table:table-cell office:value-type="string" calcext:value-type="string">
            <text:p>l</text:p>
          </table:table-cell>
          <table:table-cell office:value-type="float" office:value="258537" calcext:value-type="float">
            <text:p>258537</text:p>
          </table:table-cell>
          <table:table-cell/>
          <table:table-cell table:formula="of:=LN([.E16]/SUM([.E$5:.E$30]))" office:value-type="float" office:value="-3.18535104415148" calcext:value-type="float">
            <text:p>-3.18535104415148</text:p>
          </table:table-cell>
          <table:table-cell table:formula="of:=LOG10([.E16]/SUM([.E$5:.E$30]))" office:value-type="float" office:value="-1.38338038139975" calcext:value-type="float">
            <text:p>-1.38338038139975</text:p>
          </table:table-cell>
          <table:table-cell table:number-columns-repeated="28"/>
        </table:table-row>
        <table:table-row table:style-name="ro1">
          <table:table-cell table:number-columns-repeated="3"/>
          <table:table-cell office:value-type="string" calcext:value-type="string">
            <text:p>m</text:p>
          </table:table-cell>
          <table:table-cell office:value-type="float" office:value="171836" calcext:value-type="float">
            <text:p>171836</text:p>
          </table:table-cell>
          <table:table-cell/>
          <table:table-cell table:formula="of:=LN([.E17]/SUM([.E$5:.E$30]))" office:value-type="float" office:value="-3.59384932773747" calcext:value-type="float">
            <text:p>-3.59384932773747</text:p>
          </table:table-cell>
          <table:table-cell table:formula="of:=LOG10([.E17]/SUM([.E$5:.E$30]))" office:value-type="float" office:value="-1.56078893182809" calcext:value-type="float">
            <text:p>-1.56078893182809</text:p>
          </table:table-cell>
          <table:table-cell table:number-columns-repeated="28"/>
        </table:table-row>
        <table:table-row table:style-name="ro1">
          <table:table-cell table:number-columns-repeated="3"/>
          <table:table-cell office:value-type="string" calcext:value-type="string">
            <text:p>n</text:p>
          </table:table-cell>
          <table:table-cell office:value-type="float" office:value="418342" calcext:value-type="float">
            <text:p>418342</text:p>
          </table:table-cell>
          <table:table-cell/>
          <table:table-cell table:formula="of:=LN([.E18]/SUM([.E$5:.E$30]))" office:value-type="float" office:value="-2.70409058150498" calcext:value-type="float">
            <text:p>-2.70409058150498</text:p>
          </table:table-cell>
          <table:table-cell table:formula="of:=LOG10([.E18]/SUM([.E$5:.E$30]))" office:value-type="float" office:value="-1.17437161811417" calcext:value-type="float">
            <text:p>-1.17437161811417</text:p>
          </table:table-cell>
          <table:table-cell table:number-columns-repeated="28"/>
        </table:table-row>
        <table:table-row table:style-name="ro1">
          <table:table-cell table:number-columns-repeated="3"/>
          <table:table-cell office:value-type="string" calcext:value-type="string">
            <text:p>o</text:p>
          </table:table-cell>
          <table:table-cell office:value-type="float" office:value="503173" calcext:value-type="float">
            <text:p>503173</text:p>
          </table:table-cell>
          <table:table-cell/>
          <table:table-cell table:formula="of:=LN([.E19]/SUM([.E$5:.E$30]))" office:value-type="float" office:value="-2.51945581397074" calcext:value-type="float">
            <text:p>-2.51945581397074</text:p>
          </table:table-cell>
          <table:table-cell table:formula="of:=LOG10([.E19]/SUM([.E$5:.E$30]))" office:value-type="float" office:value="-1.09418575740656" calcext:value-type="float">
            <text:p>-1.09418575740656</text:p>
          </table:table-cell>
          <table:table-cell table:number-columns-repeated="28"/>
        </table:table-row>
        <table:table-row table:style-name="ro1">
          <table:table-cell table:number-columns-repeated="3"/>
          <table:table-cell office:value-type="string" calcext:value-type="string">
            <text:p>p</text:p>
          </table:table-cell>
          <table:table-cell office:value-type="float" office:value="100241" calcext:value-type="float">
            <text:p>100241</text:p>
          </table:table-cell>
          <table:table-cell/>
          <table:table-cell table:formula="of:=LN([.E20]/SUM([.E$5:.E$30]))" office:value-type="float" office:value="-4.13281257472412" calcext:value-type="float">
            <text:p>-4.13281257472412</text:p>
          </table:table-cell>
          <table:table-cell table:formula="of:=LOG10([.E20]/SUM([.E$5:.E$30]))" office:value-type="float" office:value="-1.79485769594305" calcext:value-type="float">
            <text:p>-1.79485769594305</text:p>
          </table:table-cell>
          <table:table-cell table:number-columns-repeated="28"/>
        </table:table-row>
        <table:table-row table:style-name="ro1">
          <table:table-cell table:number-columns-repeated="3"/>
          <table:table-cell office:value-type="string" calcext:value-type="string">
            <text:p>q</text:p>
          </table:table-cell>
          <table:table-cell office:value-type="float" office:value="5488" calcext:value-type="float">
            <text:p>5488</text:p>
          </table:table-cell>
          <table:table-cell/>
          <table:table-cell table:formula="of:=LN([.E21]/SUM([.E$5:.E$30]))" office:value-type="float" office:value="-7.03782597089605" calcext:value-type="float">
            <text:p>-7.03782597089605</text:p>
          </table:table-cell>
          <table:table-cell table:formula="of:=LOG10([.E21]/SUM([.E$5:.E$30]))" office:value-type="float" office:value="-3.05648898375555" calcext:value-type="float">
            <text:p>-3.05648898375555</text:p>
          </table:table-cell>
          <table:table-cell table:number-columns-repeated="28"/>
        </table:table-row>
        <table:table-row table:style-name="ro1">
          <table:table-cell table:number-columns-repeated="3"/>
          <table:table-cell office:value-type="string" calcext:value-type="string">
            <text:p>r</text:p>
          </table:table-cell>
          <table:table-cell office:value-type="float" office:value="372431" calcext:value-type="float">
            <text:p>372431</text:p>
          </table:table-cell>
          <table:table-cell/>
          <table:table-cell table:formula="of:=LN([.E22]/SUM([.E$5:.E$30]))" office:value-type="float" office:value="-2.82033807555745" calcext:value-type="float">
            <text:p>-2.82033807555745</text:p>
          </table:table-cell>
          <table:table-cell table:formula="of:=LOG10([.E22]/SUM([.E$5:.E$30]))" office:value-type="float" office:value="-1.22485726331624" calcext:value-type="float">
            <text:p>-1.22485726331624</text:p>
          </table:table-cell>
          <table:table-cell table:number-columns-repeated="28"/>
        </table:table-row>
        <table:table-row table:style-name="ro1">
          <table:table-cell table:number-columns-repeated="3"/>
          <table:table-cell office:value-type="string" calcext:value-type="string">
            <text:p>s</text:p>
          </table:table-cell>
          <table:table-cell office:value-type="float" office:value="403715" calcext:value-type="float">
            <text:p>403715</text:p>
          </table:table-cell>
          <table:table-cell/>
          <table:table-cell table:formula="of:=LN([.E23]/SUM([.E$5:.E$30]))" office:value-type="float" office:value="-2.73968067784683" calcext:value-type="float">
            <text:p>-2.73968067784683</text:p>
          </table:table-cell>
          <table:table-cell table:formula="of:=LOG10([.E23]/SUM([.E$5:.E$30]))" office:value-type="float" office:value="-1.18982820056584" calcext:value-type="float">
            <text:p>-1.18982820056584</text:p>
          </table:table-cell>
          <table:table-cell table:number-columns-repeated="28"/>
        </table:table-row>
        <table:table-row table:style-name="ro1">
          <table:table-cell table:number-columns-repeated="3"/>
          <table:table-cell office:value-type="string" calcext:value-type="string">
            <text:p>t</text:p>
          </table:table-cell>
          <table:table-cell office:value-type="float" office:value="559059" calcext:value-type="float">
            <text:p>559059</text:p>
          </table:table-cell>
          <table:table-cell/>
          <table:table-cell table:formula="of:=LN([.E24]/SUM([.E$5:.E$30]))" office:value-type="float" office:value="-2.4141348481169" calcext:value-type="float">
            <text:p>-2.4141348481169</text:p>
          </table:table-cell>
          <table:table-cell table:formula="of:=LOG10([.E24]/SUM([.E$5:.E$30]))" office:value-type="float" office:value="-1.04844544310752" calcext:value-type="float">
            <text:p>-1.04844544310752</text:p>
          </table:table-cell>
          <table:table-cell table:number-columns-repeated="28"/>
        </table:table-row>
        <table:table-row table:style-name="ro1">
          <table:table-cell table:number-columns-repeated="3"/>
          <table:table-cell office:value-type="string" calcext:value-type="string">
            <text:p>u</text:p>
          </table:table-cell>
          <table:table-cell office:value-type="float" office:value="189758" calcext:value-type="float">
            <text:p>189758</text:p>
          </table:table-cell>
          <table:table-cell/>
          <table:table-cell table:formula="of:=LN([.E25]/SUM([.E$5:.E$30]))" office:value-type="float" office:value="-3.49464028519482" calcext:value-type="float">
            <text:p>-3.49464028519482</text:p>
          </table:table-cell>
          <table:table-cell table:formula="of:=LOG10([.E25]/SUM([.E$5:.E$30]))" office:value-type="float" office:value="-1.51770299209692" calcext:value-type="float">
            <text:p>-1.51770299209692</text:p>
          </table:table-cell>
          <table:table-cell table:number-columns-repeated="28"/>
        </table:table-row>
        <table:table-row table:style-name="ro1">
          <table:table-cell table:number-columns-repeated="3"/>
          <table:table-cell office:value-type="string" calcext:value-type="string">
            <text:p>v</text:p>
          </table:table-cell>
          <table:table-cell office:value-type="float" office:value="65181" calcext:value-type="float">
            <text:p>65181</text:p>
          </table:table-cell>
          <table:table-cell/>
          <table:table-cell table:formula="of:=LN([.E26]/SUM([.E$5:.E$30]))" office:value-type="float" office:value="-4.56322184589842" calcext:value-type="float">
            <text:p>-4.56322184589842</text:p>
          </table:table-cell>
          <table:table-cell table:formula="of:=LOG10([.E26]/SUM([.E$5:.E$30]))" office:value-type="float" office:value="-1.98178206737405" calcext:value-type="float">
            <text:p>-1.98178206737405</text:p>
          </table:table-cell>
          <table:table-cell table:number-columns-repeated="28"/>
        </table:table-row>
        <table:table-row table:style-name="ro1">
          <table:table-cell table:number-columns-repeated="3"/>
          <table:table-cell office:value-type="string" calcext:value-type="string">
            <text:p>w</text:p>
          </table:table-cell>
          <table:table-cell office:value-type="float" office:value="153882" calcext:value-type="float">
            <text:p>153882</text:p>
          </table:table-cell>
          <table:table-cell/>
          <table:table-cell table:formula="of:=LN([.E27]/SUM([.E$5:.E$30]))" office:value-type="float" office:value="-3.70420378637937" calcext:value-type="float">
            <text:p>-3.70420378637937</text:p>
          </table:table-cell>
          <table:table-cell table:formula="of:=LOG10([.E27]/SUM([.E$5:.E$30]))" office:value-type="float" office:value="-1.60871526426969" calcext:value-type="float">
            <text:p>-1.60871526426969</text:p>
          </table:table-cell>
          <table:table-cell table:number-columns-repeated="28"/>
        </table:table-row>
        <table:table-row table:style-name="ro1">
          <table:table-cell table:number-columns-repeated="3"/>
          <table:table-cell office:value-type="string" calcext:value-type="string">
            <text:p>x</text:p>
          </table:table-cell>
          <table:table-cell office:value-type="float" office:value="7386" calcext:value-type="float">
            <text:p>7386</text:p>
          </table:table-cell>
          <table:table-cell/>
          <table:table-cell table:formula="of:=LN([.E28]/SUM([.E$5:.E$30]))" office:value-type="float" office:value="-6.74080354488926" calcext:value-type="float">
            <text:p>-6.74080354488926</text:p>
          </table:table-cell>
          <table:table-cell table:formula="of:=LOG10([.E28]/SUM([.E$5:.E$30]))" office:value-type="float" office:value="-2.92749378313928" calcext:value-type="float">
            <text:p>-2.92749378313928</text:p>
          </table:table-cell>
          <table:table-cell table:number-columns-repeated="28"/>
        </table:table-row>
        <table:table-row table:style-name="ro1">
          <table:table-cell table:number-columns-repeated="3"/>
          <table:table-cell office:value-type="string" calcext:value-type="string">
            <text:p>y</text:p>
          </table:table-cell>
          <table:table-cell office:value-type="float" office:value="142711" calcext:value-type="float">
            <text:p>142711</text:p>
          </table:table-cell>
          <table:table-cell/>
          <table:table-cell table:formula="of:=LN([.E29]/SUM([.E$5:.E$30]))" office:value-type="float" office:value="-3.77956825501445" calcext:value-type="float">
            <text:p>-3.77956825501445</text:p>
          </table:table-cell>
          <table:table-cell table:formula="of:=LOG10([.E29]/SUM([.E$5:.E$30]))" office:value-type="float" office:value="-1.64144563712948" calcext:value-type="float">
            <text:p>-1.64144563712948</text:p>
          </table:table-cell>
          <table:table-cell table:number-columns-repeated="28"/>
        </table:table-row>
        <table:table-row table:style-name="ro1">
          <table:table-cell table:number-columns-repeated="3"/>
          <table:table-cell office:value-type="string" calcext:value-type="string">
            <text:p>z</text:p>
          </table:table-cell>
          <table:table-cell office:value-type="float" office:value="3575" calcext:value-type="float">
            <text:p>3575</text:p>
          </table:table-cell>
          <table:table-cell/>
          <table:table-cell table:formula="of:=LN([.E30]/SUM([.E$5:.E$30]))" office:value-type="float" office:value="-7.46642468517366" calcext:value-type="float">
            <text:p>-7.46642468517366</text:p>
          </table:table-cell>
          <table:table-cell table:formula="of:=LOG10([.E30]/SUM([.E$5:.E$30]))" office:value-type="float" office:value="-3.24262704031714" calcext:value-type="float">
            <text:p>-3.24262704031714</text:p>
          </table:table-cell>
          <table:table-cell table:number-columns-repeated="28"/>
        </table:table-row>
        <table:table-row table:style-name="ro1">
          <table:table-cell table:number-columns-repeated="7"/>
          <table:table-cell table:style-name="Default" table:number-columns-repeated="2"/>
          <table:table-cell table:number-columns-repeated="27"/>
        </table:table-row>
        <table:table-row table:style-name="ro1">
          <table:table-cell table:number-columns-repeated="4"/>
          <table:table-cell table:formula="of:=SUM([.E5:.E30])" office:value-type="float" office:value="6250332" calcext:value-type="float">
            <text:p>6250332</text:p>
          </table:table-cell>
          <table:table-cell table:number-columns-repeated="2"/>
          <table:table-cell table:style-name="Default" table:number-columns-repeated="2"/>
          <table:table-cell table:number-columns-repeated="2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8">00/00/0000</text:date>, <text:time style:data-style-name="N2" text:time-value="11:48:45.9228633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il Smith</meta:initial-creator>
    <meta:creation-date>2017-10-05T08:50:25.161686229</meta:creation-date>
    <dc:date>2017-10-08T12:03:07.616644746</dc:date>
    <dc:creator>Neil Smith</dc:creator>
    <meta:editing-duration>PT15H17M1S</meta:editing-duration>
    <meta:editing-cycles>7</meta:editing-cycles>
    <meta:generator>LibreOffice/5.3.1.2$Linux_X86_64 LibreOffice_project/30m0$Build-2</meta:generator>
    <meta:document-statistic meta:table-count="2" meta:cell-count="2576" meta:object-count="0"/>
  </office:meta>
</office:document-meta>
</file>